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Helv" svg:font-family="Helv"/>
    <style:font-face style:name="Calibri" svg:font-family="Calibri" style:font-family-generic="swiss"/>
    <style:font-face style:name="MS Sans Serif" svg:font-family="'MS Sans Serif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756in"/>
    </style:style>
    <style:style style:name="co2" style:family="table-column">
      <style:table-column-properties fo:break-before="auto" style:column-width="0.6272in"/>
    </style:style>
    <style:style style:name="co3" style:family="table-column">
      <style:table-column-properties fo:break-before="auto" style:column-width="1.8543in"/>
    </style:style>
    <style:style style:name="co4" style:family="table-column">
      <style:table-column-properties fo:break-before="auto" style:column-width="1.0681in"/>
    </style:style>
    <style:style style:name="co5" style:family="table-column">
      <style:table-column-properties fo:break-before="auto" style:column-width="1.0362in"/>
    </style:style>
    <style:style style:name="co6" style:family="table-column">
      <style:table-column-properties fo:break-before="auto" style:column-width="1.0035in"/>
    </style:style>
    <style:style style:name="co7" style:family="table-column">
      <style:table-column-properties fo:break-before="auto" style:column-width="1.8972in"/>
    </style:style>
    <style:style style:name="co8" style:family="table-column">
      <style:table-column-properties fo:break-before="auto" style:column-width="0.7665in"/>
    </style:style>
    <style:style style:name="co9" style:family="table-column">
      <style:table-column-properties fo:break-before="auto" style:column-width="0.4866in"/>
    </style:style>
    <style:style style:name="co10" style:family="table-column">
      <style:table-column-properties fo:break-before="auto" style:column-width="0.7134in"/>
    </style:style>
    <style:style style:name="co11" style:family="table-column">
      <style:table-column-properties fo:break-before="auto" style:column-width="0.6055in"/>
    </style:style>
    <style:style style:name="co12" style:family="table-column">
      <style:table-column-properties fo:break-before="auto" style:column-width="0.8528in"/>
    </style:style>
    <style:style style:name="co13" style:family="table-column">
      <style:table-column-properties fo:break-before="auto" style:column-width="0.8425in"/>
    </style:style>
    <style:style style:name="co14" style:family="table-column">
      <style:table-column-properties fo:break-before="auto" style:column-width="0.5299in"/>
    </style:style>
    <style:style style:name="co15" style:family="table-column">
      <style:table-column-properties fo:break-before="auto" style:column-width="0.5728in"/>
    </style:style>
    <style:style style:name="co16" style:family="table-column">
      <style:table-column-properties fo:break-before="auto" style:column-width="0.6374in"/>
    </style:style>
    <style:style style:name="co17" style:family="table-column">
      <style:table-column-properties fo:break-before="auto" style:column-width="0.7236in"/>
    </style:style>
    <style:style style:name="co18" style:family="table-column">
      <style:table-column-properties fo:break-before="auto" style:column-width="0.8957in"/>
    </style:style>
    <style:style style:name="co19" style:family="table-column">
      <style:table-column-properties fo:break-before="auto" style:column-width="1.2189in"/>
    </style:style>
    <style:style style:name="co20" style:family="table-column">
      <style:table-column-properties fo:break-before="auto" style:column-width="0.8638in"/>
    </style:style>
    <style:style style:name="co21" style:family="table-column">
      <style:table-column-properties fo:break-before="auto" style:column-width="0.8925in"/>
    </style:style>
    <style:style style:name="ro1" style:family="table-row">
      <style:table-row-properties style:row-height="0.2291in" fo:break-before="auto" style:use-optimal-row-height="true"/>
    </style:style>
    <style:style style:name="ro2" style:family="table-row">
      <style:table-row-properties style:row-height="0.2189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945in" fo:break-before="auto" style:use-optimal-row-height="true"/>
    </style:style>
    <style:style style:name="ro5" style:family="table-row">
      <style:table-row-properties style:row-height="0.2398in" fo:break-before="auto" style:use-optimal-row-height="false"/>
    </style:style>
    <style:style style:name="ro6" style:family="table-row">
      <style:table-row-properties style:row-height="0.198in" fo:break-before="auto" style:use-optimal-row-height="false"/>
    </style:style>
    <style:style style:name="ro7" style:family="table-row">
      <style:table-row-properties style:row-height="0.1874in" fo:break-before="auto" style:use-optimal-row-height="false"/>
    </style:style>
    <style:style style:name="ro8" style:family="table-row">
      <style:table-row-properties style:row-height="0.16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Normal_5f_SKEMAPLAN.E94" style:data-style-name="N10116">
      <style:table-cell-properties fo:border-bottom="none" style:diagonal-bl-tr="none" style:diagonal-tl-br="none" fo:background-color="transparent" fo:border-left="0.0413in double #101010" style:border-line-width-left="0.0138in 0.0138in 0.0138in" fo:border-right="0.0413in double #101010" style:border-line-width-right="0.0138in 0.0138in 0.0138in" style:rotation-align="none" fo:border-top="0.0413in double #101010" style:border-line-width-top="0.0138in 0.0138in 0.0138in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Normal_5f_SKEMAPLAN.E94" style:data-style-name="N40">
      <style:table-cell-properties style:diagonal-bl-tr="none" style:diagonal-tl-br="none" fo:background-color="transparent" fo:border="0.0413in double #101010" style:border-line-width="0.0138in 0.0138in 0.0138in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Normal_5f_SKEMAPLAN.E94" style:data-style-name="N1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Normal_5f_SKEMAPLAN.E94" style:data-style-name="N1">
      <style:table-cell-properties fo:background-color="transparent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Normal_5f_SKEMAPLAN.E94" style:data-style-name="N1">
      <style:table-cell-properties fo:border-bottom="0.0346in solid #10101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Normal_5f_SKEMAPLAN.E94" style:data-style-name="N1">
      <style:table-cell-properties fo:border-bottom="none" style:diagonal-bl-tr="none" style:diagonal-tl-br="none" fo:background-color="transparent" fo:border-left="0.0346in solid #101010" fo:border-right="none" style:rotation-align="none" fo:border-top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Normal_5f_SKEMAPLAN.E94" style:data-style-name="N1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name-asian="DejaVu Sans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Normal_5f_SKEMAPLAN.E94" style:data-style-name="N1">
      <style:table-cell-properties fo:border-bottom="none" style:diagonal-bl-tr="none" style:diagonal-tl-br="none" fo:background-color="transparent" fo:border-left="0.0346in solid #101010" fo:border-right="none" style:rotation-align="none" fo:border-top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name-asian="DejaVu Sans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Normal_5f_SKEMAPLAN.E94" style:data-style-name="N1">
      <style:table-cell-properties fo:background-color="transparent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Normal_5f_SKEMAPLAN.E94" style:data-style-name="N1">
      <style:table-cell-properties fo:border-bottom="0.0346in solid #101010" style:diagonal-bl-tr="none" style:diagonal-tl-br="none" fo:background-color="transparent" fo:border-left="0.0346in solid #101010" fo:border-right="none" style:rotation-align="none" fo:border-top="0.0346in solid #10101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 style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Normal_5f_SKEMAPLAN.E94" style:data-style-name="N1">
      <style:table-cell-properties fo:border-bottom="0.0346in solid #101010" style:diagonal-bl-tr="none" style:diagonal-tl-br="none" fo:background-color="transparent" fo:border-left="none" fo:border-right="none" style:rotation-align="none" fo:border-top="0.0346in solid #10101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Normal_5f_SKEMAPLAN.E94" style:data-style-name="N1">
      <style:table-cell-properties fo:border-bottom="none" style:diagonal-bl-tr="none" style:diagonal-tl-br="none" fo:background-color="transparent" fo:border-left="0.0346in solid #101010" fo:border-right="none" style:rotation-align="none" fo:border-top="non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Normal_5f_SKEMAPLAN.E94" style:data-style-name="N1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style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Normal_5f_SKEMAPLAN.E94" style:data-style-name="N1">
      <style:table-cell-properties fo:border-bottom="none" style:diagonal-bl-tr="none" style:diagonal-tl-br="none" fo:background-color="transparent" fo:border-left="none" fo:border-right="none" style:rotation-align="none" fo:border-top="0.0346in solid #10101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Normal_5f_SKEMAPLAN.E94" style:data-style-name="N40">
      <style:table-cell-properties fo:border-bottom="0.0413in double #101010" style:border-line-width-bottom="0.0138in 0.0138in 0.0138in" style:diagonal-bl-tr="none" style:diagonal-tl-br="none" fo:background-color="transparent" fo:border-left="0.0413in double #101010" style:border-line-width-left="0.0138in 0.0138in 0.0138in" fo:border-right="0.0413in double #101010" style:border-line-width-right="0.0138in 0.0138in 0.0138in" style:rotation-align="none" fo:border-top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_31_000-sep_20__28_2_20_dec_29__5f_SKEMAPLAN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Normal_5f_SKEMAPLAN.E94" style:data-style-name="N10116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Normal_5f_SKEMAPLAN.E94" style:data-style-name="N40">
      <style:table-cell-properties fo:border-bottom="0.0413in double #101010" style:border-line-width-bottom="0.0138in 0.0138in 0.0138in" style:diagonal-bl-tr="none" style:diagonal-tl-br="none" fo:background-color="transparent" fo:border-left="none" fo:border-right="none" style:rotation-align="none" fo:border-top="0.0413in double #101010" style:border-line-width-top="0.0138in 0.0138in 0.0138in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Normal_5f_SKEMAPLAN.E94" style:data-style-name="N40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Normal_5f_SKEMAPLAN.E94" style:data-style-name="N1">
      <style:table-cell-properties fo:border-bottom="none" style:diagonal-bl-tr="none" style:diagonal-tl-br="none" fo:background-color="transparent" fo:border-left="0.0138in solid #101010" fo:border-right="none" style:rotation-align="none" fo:border-top="0.0346in solid #10101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Normal_5f_SKEMAPLAN.E94" style:data-style-name="N1">
      <style:table-cell-properties fo:border-bottom="0.0413in double #101010" style:border-line-width-bottom="0.0138in 0.0138in 0.0138in" style:diagonal-bl-tr="none" style:diagonal-tl-br="none" fo:background-color="transparent" fo:border-left="0.0138in solid #101010" fo:border-right="none" style:rotation-align="none" fo:border-top="0.0413in double #101010" style:border-line-width-top="0.0138in 0.0138in 0.0138in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Normal_5f_SKEMAPLAN.E94" style:data-style-name="N1">
      <style:table-cell-properties style:diagonal-bl-tr="none" style:diagonal-tl-br="none" fo:background-color="transparent" fo:border="none" style:rotation-align="none"/>
      <style:text-properties fo:color="#0080c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Normal_5f_SKEMAPLAN.E94" style:data-style-name="N1">
      <style:table-cell-properties fo:border-bottom="none" style:diagonal-bl-tr="none" style:diagonal-tl-br="none" fo:background-color="transparent" fo:border-left="0.0138in solid #101010" fo:border-right="none" style:rotation-align="none" fo:border-top="none"/>
      <style:text-properties fo:color="#0080c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Normal_5f_SKEMAPLAN.E94" style:data-style-name="N1">
      <style:table-cell-properties fo:border-bottom="0.0346in solid #101010" style:diagonal-bl-tr="none" style:diagonal-tl-br="none" fo:background-color="transparent" fo:border-left="0.0138in solid #101010" fo:border-right="none" style:rotation-align="none" fo:border-top="0.0346in solid #101010"/>
      <style:text-properties fo:color="#0080c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Normal_5f_SKEMAPLAN.E94" style:data-style-name="N1">
      <style:table-cell-properties fo:border-bottom="0.0346in solid #101010" style:diagonal-bl-tr="none" style:diagonal-tl-br="none" fo:background-color="transparent" fo:border-left="0.0138in solid #101010" fo:border-right="none" style:rotation-align="none" fo:border-top="0.0346in solid #10101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Normal_5f_SKEMAPLAN.E94" style:data-style-name="N1">
      <style:table-cell-properties fo:border-bottom="none" style:diagonal-bl-tr="none" style:diagonal-tl-br="none" fo:background-color="transparent" fo:border-left="0.0138in solid #101010" fo:border-right="none" style:rotation-align="none" fo:border-top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Normal_5f_SKEMAPLAN.E94" style:data-style-name="N1">
      <style:table-cell-properties fo:border-bottom="0.0346in solid #101010" style:diagonal-bl-tr="none" style:diagonal-tl-br="none" fo:background-color="transparent" fo:border-left="0.0138in solid #101010" fo:border-right="none" style:rotation-align="none" fo:border-top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Normal_5f_SKEMAPLAN.E94" style:data-style-name="N1">
      <style:table-cell-properties fo:background-color="#e3e3e3" style:diagonal-bl-tr="none" style:diagonal-tl-br="none" fo:border="none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Normal_5f_SKEMAPLAN.E94" style:data-style-name="N1">
      <style:table-cell-properties fo:background-color="#a6caf0" style:diagonal-bl-tr="none" style:diagonal-tl-br="none" fo:border="none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Normal_5f_SKEMAPLAN.E94" style:data-style-name="N2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Normal_5f_SKEMAPLAN.E94" style:data-style-name="N1">
      <style:table-cell-properties fo:border-bottom="0.0413in double #101010" style:border-line-width-bottom="0.0138in 0.0138in 0.0138in" style:diagonal-bl-tr="none" style:diagonal-tl-br="none" fo:background-color="transparent" fo:border-left="none" fo:border-right="none" style:rotation-align="none" fo:border-top="0.0413in double #101010" style:border-line-width-top="0.0138in 0.0138in 0.0138in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Normal_5f_SKEMAPLAN.E94" style:data-style-name="N1">
      <style:table-cell-properties style:glyph-orientation-vertical="0" fo:border-bottom="0.0346in solid #10101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Normal_5f_SKEMAPLAN.E94" style:data-style-name="N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Normal_5f_SKEMAPLAN.E94" style:data-style-name="N2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Normal_5f_SKEMAPLAN.E94" style:data-style-name="N1">
      <style:table-cell-properties style:glyph-orientation-vertical="0" fo:border-bottom="0.0413in double #101010" style:border-line-width-bottom="0.0138in 0.0138in 0.0138in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413in double #101010" style:border-line-width-top="0.0138in 0.0138in 0.0138in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Normal_5f_SKEMAPLAN.E94" style:data-style-name="N1">
      <style:table-cell-properties fo:border-bottom="0.0346in solid #101010" style:cell-protect="protected formula-hidden" style:print-content="true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Normal_5f_SKEMAPLAN.E94" style:data-style-name="N1">
      <style:table-cell-properties style:cell-protect="protected formula-hidden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Normal_5f_SKEMAPLAN.E94" style:data-style-name="N2">
      <style:table-cell-properties fo:border-bottom="0.0346in solid #101010" style:diagonal-bl-tr="none" style:diagonal-tl-br="none" fo:background-color="transparent" fo:border-left="none" fo:border-right="none" style:rotation-align="none" fo:border-top="0.0346in solid #10101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Normal_5f_SKEMAPLAN.E94" style:data-style-name="N1">
      <style:table-cell-properties fo:border-bottom="0.0138in solid #101010" style:diagonal-bl-tr="none" style:diagonal-tl-br="none" fo:background-color="transparent" fo:border-left="none" fo:border-right="none" style:rotation-align="none" fo:border-top="0.0346in solid #10101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Normal_5f_SKEMAPLAN.E94" style:data-style-name="N1">
      <style:table-cell-properties fo:border-bottom="none" style:diagonal-bl-tr="none" style:diagonal-tl-br="none" fo:background-color="transparent" fo:border-left="none" fo:border-right="none" style:rotation-align="none" fo:border-top="0.0346in solid #10101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Normal_5f_SKEMAPLAN.E94" style:data-style-name="N1">
      <style:table-cell-properties fo:border-bottom="0.0413in double #101010" style:border-line-width-bottom="0.0138in 0.0138in 0.0138in" style:diagonal-bl-tr="none" style:diagonal-tl-br="none" fo:background-color="transparent" fo:border-left="none" fo:border-right="none" style:rotation-align="none" fo:border-top="0.0413in double #101010" style:border-line-width-top="0.0138in 0.0138in 0.013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Normal_5f_SKEMAPLAN.E94" style:data-style-name="N1">
      <style:table-cell-properties fo:background-color="transparent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Normal_5f_SKEMAPLAN">
      <style:table-cell-properties fo:background-color="transparent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Normal_5f_SKEMAPLAN.E94" style:data-style-name="N1">
      <style:table-cell-properties fo:border-bottom="0.0346in solid #101010" style:cell-protect="protected formula-hidden" style:print-content="true" style:diagonal-bl-tr="none" style:diagonal-tl-br="none" fo:background-color="transparent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Normal_5f_SKEMAPLAN.E94" style:data-style-name="N1">
      <style:table-cell-properties style:cell-protect="protected formula-hidden" style:print-content="true" style:diagonal-bl-tr="none" style:diagonal-tl-br="none" fo:background-color="transparent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Normal_5f_SKEMAPLAN.E94" style:data-style-name="N1">
      <style:table-cell-properties fo:background-color="transparent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Normal_5f_SKEMAPLAN.E94" style:data-style-name="N1">
      <style:table-cell-properties fo:border-bottom="0.0346in solid #101010" style:diagonal-bl-tr="none" style:diagonal-tl-br="none" fo:background-color="transparent" fo:border-left="none" fo:border-right="none" style:rotation-align="none" fo:border-top="0.0346in solid #10101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Normal_5f_SKEMAPLAN.E94" style:data-style-name="N1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Normal_5f_SKEMAPLAN.E94" style:data-style-name="N155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Normal_5f_SKEMAPLAN.E94" style:data-style-name="N1">
      <style:table-cell-properties fo:border-bottom="0.0346in solid #101010" style:diagonal-bl-tr="none" style:diagonal-tl-br="none" fo:background-color="transparent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Normal_5f_SKEMAPLAN.E94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46in solid #101010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Normal_5f_SKEMAPLAN.E94" style:data-style-name="N0">
      <style:table-cell-properties style:glyph-orientation-vertical="0" fo:border-bottom="0.0413in double #101010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413in double #101010" style:border-line-width-top="0.0138in 0.0138in 0.0138in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Normal_5f_SKEMAPLAN.E94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Normal_5f_SKEMAPLAN.E94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Normal_5f_SKEMAPLAN.E94" style:data-style-name="N0">
      <style:table-cell-properties style:glyph-orientation-vertical="0" fo:border-bottom="0.0346in solid #101010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Normal_5f_SKEMAPLAN.E94" style:data-style-name="N0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Normal_5f_SKEMAPLAN.E94" style:data-style-name="N0">
      <style:table-cell-properties style:glyph-orientation-vertical="0" fo:border-bottom="0.0346in solid #10101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46in solid #101010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Normal_5f_SKEMAPLAN.E94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Normal_5f_SKEMAPLAN.E94" style:data-style-name="N0">
      <style:table-cell-properties style:glyph-orientation-vertical="0" fo:border-bottom="0.0346in solid #10101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Normal_5f_SKEMAPLAN.E94" style:data-style-name="N2">
      <style:table-cell-properties fo:border-bottom="none" style:diagonal-bl-tr="none" style:diagonal-tl-br="none" fo:background-color="transparent" fo:border-left="none" fo:border-right="none" style:rotation-align="none" fo:border-top="0.0346in solid #10101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Normal_5f_SKEMAPLAN.E94" style:data-style-name="N2">
      <style:table-cell-properties fo:border-bottom="0.0413in double #101010" style:border-line-width-bottom="0.0138in 0.0138in 0.0138in" style:diagonal-bl-tr="none" style:diagonal-tl-br="none" fo:background-color="transparent" fo:border-left="none" fo:border-right="none" style:rotation-align="none" fo:border-top="0.0413in double #101010" style:border-line-width-top="0.0138in 0.0138in 0.013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Normal_5f_SKEMAPLAN.E94" style:data-style-name="N2">
      <style:table-cell-properties fo:background-color="transparent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Normal_5f_SKEMAPLAN.E94" style:data-style-name="N2">
      <style:table-cell-properties fo:border-bottom="0.0346in solid #101010" style:cell-protect="protected formula-hidden" style:print-content="true" style:diagonal-bl-tr="none" style:diagonal-tl-br="none" fo:background-color="transparent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Normal_5f_SKEMAPLAN.E94" style:data-style-name="N2">
      <style:table-cell-properties style:cell-protect="protected formula-hidden" style:print-content="true" style:diagonal-bl-tr="none" style:diagonal-tl-br="none" fo:background-color="transparent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Normal_5f_SKEMAPLAN.E94" style:data-style-name="N2">
      <style:table-cell-properties fo:border-bottom="0.0346in solid #101010" style:diagonal-bl-tr="none" style:diagonal-tl-br="none" fo:background-color="transparent" fo:border-left="none" fo:border-right="none" style:rotation-align="none" fo:border-top="0.0346in solid #10101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Normal_5f_SKEMAPLAN.E94" style:data-style-name="N2">
      <style:table-cell-properties fo:border-bottom="0.0346in solid #101010" style:diagonal-bl-tr="none" style:diagonal-tl-br="none" fo:background-color="transparent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Normal_5f_SKEMAPLAN.E94" style:data-style-name="N154">
      <style:table-cell-properties fo:border-bottom="none" style:diagonal-bl-tr="none" style:diagonal-tl-br="none" fo:background-color="transparent" fo:border-left="none" fo:border-right="none" style:rotation-align="none" fo:border-top="0.0346in solid #10101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" style:family="table-cell" style:parent-style-name="Normal_5f_SKEMAPLAN.E94" style:data-style-name="N154">
      <style:table-cell-properties fo:border-bottom="0.0413in double #101010" style:border-line-width-bottom="0.0138in 0.0138in 0.0138in" style:diagonal-bl-tr="none" style:diagonal-tl-br="none" fo:background-color="transparent" fo:border-left="none" fo:border-right="none" style:rotation-align="none" fo:border-top="0.0413in double #101010" style:border-line-width-top="0.0138in 0.0138in 0.0138in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Normal_5f_SKEMAPLAN.E94" style:data-style-name="N154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Normal_5f_SKEMAPLAN.E94" style:data-style-name="N154">
      <style:table-cell-properties fo:background-color="transparent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Normal_5f_SKEMAPLAN.E94" style:data-style-name="N154">
      <style:table-cell-properties fo:border-bottom="0.0346in solid #101010" style:cell-protect="protected formula-hidden" style:print-content="true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Normal_5f_SKEMAPLAN.E94" style:data-style-name="N154">
      <style:table-cell-properties style:cell-protect="protected formula-hidden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Normal_5f_SKEMAPLAN.E94" style:data-style-name="N154">
      <style:table-cell-properties fo:border-bottom="0.0346in solid #101010" style:diagonal-bl-tr="none" style:diagonal-tl-br="none" fo:background-color="transparent" fo:border-left="none" fo:border-right="none" style:rotation-align="none" fo:border-top="0.0346in solid #10101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Normal_5f_SKEMAPLAN.E94" style:data-style-name="N154">
      <style:table-cell-properties fo:border-bottom="0.0346in solid #10101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Normal_5f_SKEMAPLAN.E94" style:data-style-name="N154">
      <style:table-cell-properties fo:border-bottom="none" style:diagonal-bl-tr="none" style:diagonal-tl-br="none" fo:background-color="transparent" fo:border-left="none" fo:border-right="0.0138in solid #101010" style:rotation-align="none" fo:border-top="0.0346in solid #10101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Normal_5f_SKEMAPLAN.E94" style:data-style-name="N154">
      <style:table-cell-properties fo:border-bottom="none" style:diagonal-bl-tr="none" style:diagonal-tl-br="none" fo:background-color="transparent" fo:border-left="none" fo:border-right="0.0138in solid #101010" style:rotation-align="none" fo:border-top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Normal_5f_SKEMAPLAN.E94" style:data-style-name="N154">
      <style:table-cell-properties style:glyph-orientation-vertical="0" fo:border-bottom="0.0346in solid #10101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Normal_5f_SKEMAPLAN.E94" style:data-style-name="N1">
      <style:table-cell-properties fo:border-bottom="none" style:diagonal-bl-tr="none" style:diagonal-tl-br="none" fo:background-color="transparent" fo:border-left="0.0138in solid #101010" fo:border-right="0.0138in solid #101010" style:rotation-align="none" fo:border-top="0.0346in solid #10101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Normal_5f_SKEMAPLAN.E94" style:data-style-name="N1">
      <style:table-cell-properties fo:border-bottom="0.0413in double #101010" style:border-line-width-bottom="0.0138in 0.0138in 0.0138in" style:diagonal-bl-tr="none" style:diagonal-tl-br="none" fo:background-color="transparent" fo:border-left="0.0138in solid #101010" fo:border-right="0.0138in solid #101010" style:rotation-align="none" fo:border-top="0.0413in double #101010" style:border-line-width-top="0.0138in 0.0138in 0.0138in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Normal_5f_SKEMAPLAN.E94" style:data-style-name="N1">
      <style:table-cell-properties fo:border-bottom="none" style:diagonal-bl-tr="none" style:diagonal-tl-br="none" fo:background-color="transparent" fo:border-left="0.0138in solid #101010" fo:border-right="0.0138in solid #101010" style:rotation-align="none" fo:border-top="0.0138in solid #101010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4" style:family="table-cell" style:parent-style-name="Normal_5f_SKEMAPLAN.E94" style:data-style-name="N1">
      <style:table-cell-properties fo:border-bottom="0.0346in solid #101010" style:diagonal-bl-tr="none" style:diagonal-tl-br="none" fo:background-color="transparent" fo:border-left="0.0138in solid #101010" fo:border-right="0.0138in solid #101010" style:rotation-align="none" fo:border-top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Normal_5f_SKEMAPLAN.E94" style:data-style-name="N154">
      <style:table-cell-properties fo:border-bottom="none" style:diagonal-bl-tr="none" style:diagonal-tl-br="none" fo:background-color="transparent" fo:border-left="0.0346in solid #101010" fo:border-right="none" style:rotation-align="none" fo:border-top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6" style:family="table-cell" style:parent-style-name="Normal_5f_SKEMAPLAN.E94" style:data-style-name="N154">
      <style:table-cell-properties fo:border-bottom="0.0346in solid #101010" style:diagonal-bl-tr="none" style:diagonal-tl-br="none" fo:background-color="transparent" fo:border-left="0.0346in solid #101010" fo:border-right="none" style:rotation-align="none" fo:border-top="0.0346in solid #10101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7" style:family="table-cell" style:parent-style-name="Normal_5f_SKEMAPLAN.E94" style:data-style-name="N154">
      <style:table-cell-properties fo:border-bottom="none" style:diagonal-bl-tr="none" style:diagonal-tl-br="none" fo:background-color="transparent" fo:border-left="0.0346in solid #101010" fo:border-right="none" style:rotation-align="none" fo:border-top="0.0346in solid #10101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8" style:family="table-cell" style:parent-style-name="Normal_5f_SKEMAPLAN.E94" style:data-style-name="N154">
      <style:table-cell-properties fo:border-bottom="0.0346in solid #101010" style:diagonal-bl-tr="none" style:diagonal-tl-br="none" fo:background-color="transparent" fo:border-left="0.0346in solid #101010" fo:border-right="none" style:rotation-align="none" fo:border-top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9" style:family="table-cell" style:parent-style-name="Normal_5f_SKEMAPLAN.E94" style:data-style-name="N1">
      <style:table-cell-properties fo:border-bottom="0.0346in solid #101010" style:diagonal-bl-tr="none" style:diagonal-tl-br="none" fo:background-color="transparent" fo:border-left="0.0138in solid #101010" fo:border-right="0.0138in solid #101010" style:rotation-align="none" fo:border-top="0.0138in solid #10101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0" style:family="table-cell" style:parent-style-name="Normal_5f_SKEMAPLAN.E94" style:data-style-name="N1">
      <style:table-cell-properties fo:border-bottom="none" style:diagonal-bl-tr="none" style:diagonal-tl-br="none" fo:background-color="transparent" fo:border-left="0.0138in solid #101010" fo:border-right="none" style:rotation-align="none" fo:border-top="0.0138in solid #101010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1" style:family="table-cell" style:parent-style-name="Normal_5f_SKEMAPLAN.E94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138in solid #101010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2" style:family="table-cell" style:parent-style-name="Normal_5f_SKEMAPLAN.E94" style:data-style-name="N1">
      <style:table-cell-properties fo:border-bottom="none" style:diagonal-bl-tr="none" style:diagonal-tl-br="none" fo:background-color="transparent" fo:border-left="none" fo:border-right="none" style:rotation-align="none" fo:border-top="0.0138in solid #101010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3" style:family="table-cell" style:parent-style-name="Normal_5f_SKEMAPLAN.E94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4" style:family="table-cell" style:parent-style-name="Normal_5f_SKEMAPLAN.E94" style:data-style-name="N1">
      <style:table-cell-properties fo:border-bottom="none" style:diagonal-bl-tr="none" style:diagonal-tl-br="none" fo:background-color="transparent" fo:border-left="0.0138in dashed #101010" fo:border-right="0.0138in solid #101010" style:rotation-align="none" fo:border-top="0.0138in solid #10101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5" style:family="table-cell" style:parent-style-name="Normal_5f_SKEMAPLAN.E94" style:data-style-name="N1">
      <style:table-cell-properties fo:border-bottom="none" style:diagonal-bl-tr="none" style:diagonal-tl-br="none" fo:background-color="transparent" fo:border-left="0.0138in dashed #101010" fo:border-right="0.0138in solid #10101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6" style:family="table-cell" style:parent-style-name="Normal_5f_SKEMAPLAN.E94" style:data-style-name="N1">
      <style:table-cell-properties fo:border-bottom="none" style:diagonal-bl-tr="none" style:diagonal-tl-br="none" fo:background-color="transparent" fo:border-left="0.0138in solid #101010" fo:border-right="none" style:rotation-align="none" fo:border-top="non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7" style:family="table-cell" style:parent-style-name="Normal_5f_SKEMAPLAN.E94" style:data-style-name="N1">
      <style:table-cell-properties fo:border-bottom="none" style:diagonal-bl-tr="none" style:diagonal-tl-br="none" fo:background-color="transparent" fo:border-left="none" fo:border-right="0.0008in solid #101010" style:rotation-align="none" fo:border-top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8" style:family="table-cell" style:parent-style-name="Normal_5f_SKEMAPLAN.E94" style:data-style-name="N1">
      <style:table-cell-properties fo:border-bottom="none" fo:background-color="#a6caf0" style:diagonal-bl-tr="none" style:diagonal-tl-br="none" fo:border-left="none" fo:border-right="none" style:rotation-align="none" fo:border-top="0.0346in solid #10101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Normal_5f_SKEMAPLAN.E94" style:data-style-name="N1">
      <style:table-cell-properties fo:border-bottom="0.0413in double #101010" style:border-line-width-bottom="0.0138in 0.0138in 0.0138in" fo:background-color="#a6caf0" style:diagonal-bl-tr="none" style:diagonal-tl-br="none" fo:border-left="0.0138in solid #101010" fo:border-right="none" style:rotation-align="none" fo:border-top="0.0413in double #101010" style:border-line-width-top="0.0138in 0.0138in 0.0138in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0" style:family="table-cell" style:parent-style-name="Normal_5f_SKEMAPLAN.E94" style:data-style-name="N1">
      <style:table-cell-properties style:glyph-orientation-vertical="0" fo:border-bottom="none" fo:background-color="#a6caf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101010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1" style:family="table-cell" style:parent-style-name="Normal_5f_SKEMAPLAN.E94" style:data-style-name="N1">
      <style:table-cell-properties fo:border-bottom="0.0346in solid #101010" fo:background-color="#a6caf0" style:diagonal-bl-tr="none" style:diagonal-tl-br="none" fo:border-left="0.0138in solid #101010" fo:border-right="none" style:rotation-align="none" fo:border-top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2" style:family="table-cell" style:parent-style-name="Normal_5f_SKEMAPLAN.E94" style:data-style-name="N1">
      <style:table-cell-properties fo:background-color="#a6caf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3" style:family="table-cell" style:parent-style-name="Normal_5f_SKEMAPLAN.E94" style:data-style-name="N1">
      <style:table-cell-properties fo:border-bottom="0.0346in solid #101010" fo:background-color="#a6caf0" style:diagonal-bl-tr="none" style:diagonal-tl-br="none" fo:border-left="none" fo:border-right="none" style:rotation-align="none" fo:border-top="0.0346in solid #10101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4" style:family="table-cell" style:parent-style-name="Normal_5f_SKEMAPLAN.E94" style:data-style-name="N1">
      <style:table-cell-properties fo:background-color="#a0e0e0" style:diagonal-bl-tr="none" style:diagonal-tl-br="none" fo:border="none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5" style:family="table-cell" style:parent-style-name="Normal_5f_SKEMAPLAN.E94" style:data-style-name="N1">
      <style:table-cell-properties fo:border-bottom="0.0346in solid #101010" fo:background-color="#a0e0e0" style:diagonal-bl-tr="none" style:diagonal-tl-br="none" fo:border-left="0.0138in solid #101010" fo:border-right="none" style:rotation-align="none" fo:border-top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Normal_5f_SKEMAPLAN.E94" style:data-style-name="N1">
      <style:table-cell-properties fo:border-bottom="none" fo:background-color="#a0e0e0" style:diagonal-bl-tr="none" style:diagonal-tl-br="none" fo:border-left="none" fo:border-right="none" style:rotation-align="none" fo:border-top="0.0346in solid #10101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7" style:family="table-cell" style:parent-style-name="Normal_5f_SKEMAPLAN.E94" style:data-style-name="N1">
      <style:table-cell-properties fo:background-color="#a0e0e0" style:diagonal-bl-tr="none" style:diagonal-tl-br="none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8" style:family="table-cell" style:parent-style-name="Normal_5f_SKEMAPLAN.E94" style:data-style-name="N1">
      <style:table-cell-properties fo:border-bottom="0.0346in solid #101010" fo:background-color="#a0e0e0" style:diagonal-bl-tr="none" style:diagonal-tl-br="none" fo:border-left="0.0138in solid #101010" fo:border-right="none" style:rotation-align="none" fo:border-top="0.0346in solid #10101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9" style:family="table-cell" style:parent-style-name="Normal_5f_SKEMAPLAN.E94" style:data-style-name="N1">
      <style:table-cell-properties fo:border-bottom="none" fo:background-color="#a6caf0" style:diagonal-bl-tr="none" style:diagonal-tl-br="none" fo:border-left="none" fo:border-right="0.0138in solid #101010" style:rotation-align="none" fo:border-top="non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0" style:family="table-cell" style:parent-style-name="Normal_5f_SKEMAPLAN.E94" style:data-style-name="N1">
      <style:table-cell-properties fo:border-bottom="0.0346in solid #101010" fo:background-color="#a6caf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1" style:family="table-cell" style:parent-style-name="Normal_5f_SKEMAPLAN.E94" style:data-style-name="N1">
      <style:table-cell-properties fo:border-bottom="none" fo:background-color="#a6caf0" style:diagonal-bl-tr="none" style:diagonal-tl-br="none" fo:border-left="0.0138in solid #101010" fo:border-right="none" style:rotation-align="none" fo:border-top="0.0346in solid #10101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2" style:family="table-cell" style:parent-style-name="Normal_5f_SKEMAPLAN.E94" style:data-style-name="N1">
      <style:table-cell-properties fo:background-color="#a6caf0" style:diagonal-bl-tr="none" style:diagonal-tl-br="none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3" style:family="table-cell" style:parent-style-name="Normal_5f_SKEMAPLAN.E94" style:data-style-name="N1">
      <style:table-cell-properties fo:border-bottom="0.0346in solid #101010" fo:background-color="#a6caf0" style:diagonal-bl-tr="none" style:diagonal-tl-br="none" fo:border-left="0.0138in solid #101010" fo:border-right="0.0138in solid #101010" style:rotation-align="none" fo:border-top="0.0138in solid #10101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4" style:family="table-cell" style:parent-style-name="Normal_5f_SKEMAPLAN.E94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5" style:family="table-cell" style:parent-style-name="Normal_5f_SKEMAPLAN.E94" style:data-style-name="N1">
      <style:table-cell-properties fo:border-bottom="none" style:diagonal-bl-tr="none" style:diagonal-tl-br="none" fo:background-color="transparent" fo:border-left="0.0138in dashed #101010" fo:border-right="0.0138in solid #101010" style:rotation-align="none" fo:border-top="0.0138in solid #101010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6" style:family="table-cell" style:parent-style-name="Normal_5f_SKEMAPLAN.E94" style:data-style-name="N1">
      <style:table-cell-properties fo:border-bottom="0.0138in solid #10101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7" style:family="table-cell" style:parent-style-name="Normal_5f_SKEMAPLAN.E94" style:data-style-name="N1">
      <style:table-cell-properties fo:border-bottom="0.0138in solid #101010" style:diagonal-bl-tr="none" style:diagonal-tl-br="none" fo:background-color="transparent" fo:border-left="none" fo:border-right="0.0138in solid #101010" style:rotation-align="none" fo:border-top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8" style:family="table-cell" style:parent-style-name="Normal_5f_SKEMAPLAN.E94" style:data-style-name="N1">
      <style:table-cell-properties fo:border-bottom="none" fo:background-color="#a6caf0" style:diagonal-bl-tr="none" style:diagonal-tl-br="none" fo:border-left="0.0138in solid #101010" fo:border-right="none" style:rotation-align="none" fo:border-top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9" style:family="table-cell" style:parent-style-name="Normal_5f_SKEMAPLAN.E94" style:data-style-name="N1">
      <style:table-cell-properties fo:border-bottom="none" fo:background-color="#a6caf0" style:diagonal-bl-tr="none" style:diagonal-tl-br="none" fo:border-left="none" fo:border-right="0.0138in solid #101010" style:rotation-align="none" fo:border-top="0.0138in solid #101010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0" style:family="table-cell" style:parent-style-name="Normal_5f_SKEMAPLAN.E94" style:data-style-name="N1">
      <style:table-cell-properties fo:border-bottom="0.0138in solid #101010" fo:background-color="#a6caf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1" style:family="table-cell" style:parent-style-name="Normal_5f_SKEMAPLAN.E94" style:data-style-name="N1">
      <style:table-cell-properties fo:border-bottom="0.0346in solid #101010" fo:background-color="#a6caf0" style:diagonal-bl-tr="none" style:diagonal-tl-br="none" fo:border-left="0.0138in solid #101010" fo:border-right="none" style:rotation-align="none" fo:border-top="0.0346in solid #10101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2" style:family="table-cell" style:parent-style-name="Normal_5f_SKEMAPLAN.E94" style:data-style-name="N1">
      <style:table-cell-properties fo:background-color="#a6caf0" style:diagonal-bl-tr="none" style:diagonal-tl-br="none" fo:border="none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3" style:family="table-cell" style:parent-style-name="Normal_5f_SKEMAPLAN.E94" style:data-style-name="N70">
      <style:table-cell-properties fo:background-color="#a6caf0" style:diagonal-bl-tr="none" style:diagonal-tl-br="none" fo:border="none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4" style:family="table-cell" style:parent-style-name="Normal_5f_SKEMAPLAN.E94" style:data-style-name="N1">
      <style:table-cell-properties fo:border-bottom="none" fo:background-color="#a6caf0" style:diagonal-bl-tr="none" style:diagonal-tl-br="none" fo:border-left="none" fo:border-right="0.0138in solid #101010" style:rotation-align="none" fo:border-top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5" style:family="table-cell" style:parent-style-name="Normal_5f_SKEMAPLAN.E94" style:data-style-name="N1">
      <style:table-cell-properties fo:border-bottom="0.0138in solid #101010" style:diagonal-bl-tr="none" style:diagonal-tl-br="none" fo:background-color="transparent" fo:border-left="0.0138in solid #101010" fo:border-right="none" style:rotation-align="none" fo:border-top="0.0346in solid #10101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6" style:family="table-cell" style:parent-style-name="Normal_5f_SKEMAPLAN.E94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38in solid #101010" style:direction="ltr" fo:border-right="none" style:rotation-angle="0" style:rotation-align="none" style:shrink-to-fit="false" fo:border-top="0.0346in solid #10101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7" style:family="table-cell" style:parent-style-name="Normal_5f_SKEMAPLAN">
      <style:table-cell-properties fo:background-color="transparent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8" style:family="table-cell" style:parent-style-name="Normal_5f_SKEMAPLAN.E94" style:data-style-name="N1">
      <style:table-cell-properties fo:border-bottom="none" style:diagonal-bl-tr="none" style:diagonal-tl-br="none" fo:background-color="transparent" fo:border-left="none" fo:border-right="0.0138in solid #101010" style:rotation-align="none" fo:border-top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9" style:family="table-cell" style:parent-style-name="Normal_5f_SKEMAPLAN.E94" style:data-style-name="N1">
      <style:table-cell-properties style:glyph-orientation-vertical="0" fo:border-bottom="0.0346in solid #10101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0" style:family="table-cell" style:parent-style-name="Normal_5f_SKEMAPLAN.E94" style:data-style-name="N1">
      <style:table-cell-properties style:glyph-orientation-vertical="0" fo:border-bottom="0.0413in double #101010" style:border-line-width-bottom="0.0138in 0.0138in 0.0138in" style:diagonal-bl-tr="none" style:diagonal-tl-br="none" style:text-align-source="fix" style:repeat-content="false" fo:background-color="transparent" fo:wrap-option="no-wrap" fo:border-left="0.0138in solid #101010" style:direction="ltr" fo:border-right="none" style:rotation-angle="0" style:rotation-align="none" style:shrink-to-fit="false" fo:border-top="0.0413in double #101010" style:border-line-width-top="0.0138in 0.0138in 0.0138in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1" style:family="table-cell" style:parent-style-name="Normal_5f_SKEMAPLAN.E94" style:data-style-name="N1">
      <style:table-cell-properties style:glyph-orientation-vertical="0" fo:border-bottom="0.0346in solid #101010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2" style:family="table-cell" style:parent-style-name="Normal_5f_SKEMAPLAN.E94" style:data-style-name="N1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3" style:family="table-cell" style:parent-style-name="Normal_5f_SKEMAPLAN.E94" style:data-style-name="N1">
      <style:table-cell-properties style:glyph-orientation-vertical="0" fo:border-bottom="0.0346in solid #101010" style:diagonal-bl-tr="none" style:diagonal-tl-br="none" style:text-align-source="fix" style:repeat-content="false" fo:background-color="transparent" fo:wrap-option="no-wrap" fo:border-left="0.0138in solid #101010" style:direction="ltr" fo:border-right="none" style:rotation-angle="0" style:rotation-align="none" style:shrink-to-fit="false" fo:border-top="0.0346in solid #10101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4" style:family="table-cell" style:parent-style-name="Normal_5f_SKEMAPLAN.E94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46in solid #10101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5" style:family="table-cell" style:parent-style-name="Normal_5f_SKEMAPLAN.E94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38in solid #101010" style:direction="ltr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6" style:family="table-cell" style:parent-style-name="Normal_5f_SKEMAPLAN.E94" style:data-style-name="N1">
      <style:table-cell-properties style:glyph-orientation-vertical="0" fo:border-bottom="0.0346in solid #101010" style:diagonal-bl-tr="none" style:diagonal-tl-br="none" style:text-align-source="fix" style:repeat-content="false" fo:background-color="transparent" fo:wrap-option="no-wrap" fo:border-left="0.0138in solid #101010" style:direction="ltr" fo:border-right="none" style:rotation-angle="0" style:rotation-align="none" style:shrink-to-fit="false" fo:border-top="0.0138in solid #10101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7" style:family="table-cell" style:parent-style-name="Normal_5f_SKEMAPLAN.E94" style:data-style-name="N1">
      <style:table-cell-properties style:glyph-orientation-vertical="0" fo:border-bottom="0.0138in solid #101010" style:diagonal-bl-tr="none" style:diagonal-tl-br="none" style:text-align-source="fix" style:repeat-content="false" fo:background-color="transparent" fo:wrap-option="no-wrap" fo:border-left="0.0138in solid #101010" style:direction="ltr" fo:border-right="none" style:rotation-angle="0" style:rotation-align="none" style:shrink-to-fit="false" fo:border-top="0.0346in solid #10101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IT-skema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14" table:number-columns-repeated="5" table:default-cell-style-name="ce4"/>
        <table:table-column table:style-name="co15" table:number-columns-repeated="3" table:default-cell-style-name="ce4"/>
        <table:table-column table:style-name="co16" table:number-columns-repeated="11" table:default-cell-style-name="ce4"/>
        <table:table-column table:style-name="co17" table:default-cell-style-name="ce4"/>
        <table:table-column table:style-name="co16" table:number-columns-repeated="4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" table:default-cell-style-name="ce4"/>
        <table:table-column table:style-name="co21" table:number-columns-repeated="209" table:default-cell-style-name="ce4"/>
        <table:table-column table:style-name="co21" table:number-columns-repeated="767" table:default-cell-style-name="Default"/>
        <table:table-row table:style-name="ro1">
          <table:table-cell table:style-name="ce1" table:formula="of:=NOW()" office:value-type="date" office:date-value="2010-11-05T23:11:04">
            <text:p>05-Nov-10</text:p>
          </table:table-cell>
          <table:table-cell table:style-name="ce20" office:value-type="string">
            <text:p>Lær</text:p>
          </table:table-cell>
          <table:table-cell table:style-name="ce23" office:value-type="string">
            <text:p>PLAN</text:p>
          </table:table-cell>
          <table:table-cell table:style-name="ce17" office:value-type="string">
            <text:p>REAL</text:p>
          </table:table-cell>
          <table:table-cell table:style-name="ce17" office:value-type="string">
            <text:p>LÆR.</text:p>
          </table:table-cell>
          <table:table-cell table:style-name="ce17" office:value-type="string">
            <text:p>LÆR.</text:p>
          </table:table-cell>
          <table:table-cell table:style-name="ce17"/>
          <table:table-cell table:style-name="ce43" office:value-type="string">
            <text:p>Ny RET</text:p>
          </table:table-cell>
          <table:table-cell table:style-name="ce54" office:value-type="string">
            <text:p>FORDEL</text:p>
          </table:table-cell>
          <table:table-cell table:style-name="ce43" office:value-type="string">
            <text:p>MIN.</text:p>
          </table:table-cell>
          <table:table-cell table:style-name="ce63" office:value-type="string">
            <text:p>TIM.</text:p>
          </table:table-cell>
          <table:table-cell table:style-name="ce70" office:value-type="string">
            <text:p>TIM.</text:p>
          </table:table-cell>
          <table:table-cell table:style-name="ce81" office:value-type="string">
            <text:p>2. Halvår</text:p>
          </table:table-cell>
          <table:table-cell table:style-name="ce81" table:number-columns-repeated="6"/>
          <table:table-cell table:style-name="ce23"/>
          <table:table-cell table:style-name="ce17" table:number-columns-repeated="3"/>
          <table:table-cell table:style-name="ce43"/>
          <table:table-cell table:style-name="ce17" table:number-columns-repeated="3"/>
          <table:table-cell table:style-name="ce98"/>
          <table:table-cell table:style-name="ce17" table:number-columns-repeated="8"/>
          <table:table-cell table:style-name="ce98" table:number-columns-repeated="2"/>
          <table:table-cell table:style-name="ce17" table:number-columns-repeated="6"/>
          <table:table-cell table:style-name="ce126" office:value-type="string">
            <text:p>UTIMER</text:p>
          </table:table-cell>
          <table:table-cell table:style-name="ce126" office:value-type="string">
            <text:p>RETTETILLÆG</text:p>
          </table:table-cell>
          <table:table-cell table:style-name="ce126" office:value-type="string">
            <text:p>eksamen</text:p>
          </table:table-cell>
          <table:table-cell table:style-name="ce3" table:number-columns-repeated="21"/>
          <table:table-cell table:style-name="ce17" table:number-columns-repeated="956"/>
        </table:table-row>
        <table:table-row table:style-name="ro1">
          <table:table-cell table:style-name="ce2" table:formula="of:=NOW()" office:value-type="time" office:time-value="PT971711H11M04S">
            <text:p>23:11</text:p>
          </table:table-cell>
          <table:table-cell table:style-name="ce21" office:value-type="string">
            <text:p>Fakt</text:p>
          </table:table-cell>
          <table:table-cell table:style-name="ce24" office:value-type="string">
            <text:p>LEKT.</text:p>
          </table:table-cell>
          <table:table-cell table:style-name="ce34" office:value-type="string">
            <text:p>LEKT.</text:p>
          </table:table-cell>
          <table:table-cell table:style-name="ce38" office:value-type="string">
            <text:p>LEKT.</text:p>
          </table:table-cell>
          <table:table-cell table:style-name="ce34" office:value-type="string">
            <text:p>INI.</text:p>
          </table:table-cell>
          <table:table-cell table:style-name="ce34" office:value-type="string">
            <text:p>ForbFaktor</text:p>
          </table:table-cell>
          <table:table-cell table:style-name="ce44" office:value-type="string">
            <text:p>MIN</text:p>
          </table:table-cell>
          <table:table-cell table:style-name="ce55" office:value-type="string">
            <text:p>NØGLE</text:p>
          </table:table-cell>
          <table:table-cell table:style-name="ce44" office:value-type="string">
            <text:p>TILL.</text:p>
          </table:table-cell>
          <table:table-cell table:style-name="ce64" office:value-type="string">
            <text:p>TILL.</text:p>
          </table:table-cell>
          <table:table-cell table:style-name="ce71" office:value-type="string">
            <text:p>I <text:s/>ALT</text:p>
          </table:table-cell>
          <table:table-cell table:style-name="ce82" office:value-type="float" office:value="27">
            <text:p>27</text:p>
          </table:table-cell>
          <table:table-cell table:style-name="ce24" table:formula="of:=[.M2]+1" office:value-type="float" office:value="28">
            <text:p>28</text:p>
          </table:table-cell>
          <table:table-cell table:style-name="ce24" table:formula="of:=[.N2]+1" office:value-type="float" office:value="29">
            <text:p>29</text:p>
          </table:table-cell>
          <table:table-cell table:style-name="ce24" table:formula="of:=[.O2]+1" office:value-type="float" office:value="30">
            <text:p>30</text:p>
          </table:table-cell>
          <table:table-cell table:style-name="ce24" table:formula="of:=[.P2]+1" office:value-type="float" office:value="31">
            <text:p>31</text:p>
          </table:table-cell>
          <table:table-cell table:style-name="ce24" table:formula="of:=[.Q2]+1" office:value-type="float" office:value="32">
            <text:p>32</text:p>
          </table:table-cell>
          <table:table-cell table:style-name="ce24" table:formula="of:=[.R2]+1" office:value-type="float" office:value="33">
            <text:p>33</text:p>
          </table:table-cell>
          <table:table-cell table:style-name="ce24" table:formula="of:=[.S2]+1" office:value-type="float" office:value="34">
            <text:p>34</text:p>
          </table:table-cell>
          <table:table-cell table:style-name="ce24" table:formula="of:=[.T2]+1" office:value-type="float" office:value="35">
            <text:p>35</text:p>
          </table:table-cell>
          <table:table-cell table:style-name="ce24" table:formula="of:=[.U2]+1" office:value-type="float" office:value="36">
            <text:p>36</text:p>
          </table:table-cell>
          <table:table-cell table:style-name="ce24" table:formula="of:=[.V2]+1" office:value-type="float" office:value="37">
            <text:p>37</text:p>
          </table:table-cell>
          <table:table-cell table:style-name="ce24" table:formula="of:=[.W2]+1" office:value-type="float" office:value="38">
            <text:p>38</text:p>
          </table:table-cell>
          <table:table-cell table:style-name="ce24" table:formula="of:=[.X2]+1" office:value-type="float" office:value="39">
            <text:p>39</text:p>
          </table:table-cell>
          <table:table-cell table:style-name="ce24" table:formula="of:=[.Y2]+1" office:value-type="float" office:value="40">
            <text:p>40</text:p>
          </table:table-cell>
          <table:table-cell table:style-name="ce24" table:formula="of:=[.Z2]+1" office:value-type="float" office:value="41">
            <text:p>41</text:p>
          </table:table-cell>
          <table:table-cell table:style-name="ce99" table:formula="of:=[.AA2]+1" office:value-type="float" office:value="42">
            <text:p>42</text:p>
          </table:table-cell>
          <table:table-cell table:style-name="ce24" table:formula="of:=[.AB2]+1" office:value-type="float" office:value="43">
            <text:p>43</text:p>
          </table:table-cell>
          <table:table-cell table:style-name="ce24" table:formula="of:=[.AC2]+1" office:value-type="float" office:value="44">
            <text:p>44</text:p>
          </table:table-cell>
          <table:table-cell table:style-name="ce24" table:formula="of:=[.AD2]+1" office:value-type="float" office:value="45">
            <text:p>45</text:p>
          </table:table-cell>
          <table:table-cell table:style-name="ce24" table:formula="of:=[.AE2]+1" office:value-type="float" office:value="46">
            <text:p>46</text:p>
          </table:table-cell>
          <table:table-cell table:style-name="ce24" table:formula="of:=[.AF2]+1" office:value-type="float" office:value="47">
            <text:p>47</text:p>
          </table:table-cell>
          <table:table-cell table:style-name="ce24" table:formula="of:=[.AG2]+1" office:value-type="float" office:value="48">
            <text:p>48</text:p>
          </table:table-cell>
          <table:table-cell table:style-name="ce24" table:formula="of:=[.AH2]+1" office:value-type="float" office:value="49">
            <text:p>49</text:p>
          </table:table-cell>
          <table:table-cell table:style-name="ce24" table:formula="of:=[.AI2]+1" office:value-type="float" office:value="50">
            <text:p>50</text:p>
          </table:table-cell>
          <table:table-cell table:style-name="ce99" table:formula="of:=[.AJ2]+1" office:value-type="float" office:value="51">
            <text:p>51</text:p>
          </table:table-cell>
          <table:table-cell table:style-name="ce99" table:formula="of:=[.AK2]+1" office:value-type="float" office:value="52">
            <text:p>52</text:p>
          </table:table-cell>
          <table:table-cell table:style-name="ce24" office:value-type="float" office:value="1">
            <text:p>1</text:p>
          </table:table-cell>
          <table:table-cell table:style-name="ce24" table:formula="of:=[.AM2]+1" office:value-type="float" office:value="2">
            <text:p>2</text:p>
          </table:table-cell>
          <table:table-cell table:style-name="ce24" table:formula="of:=[.AN2]+1" office:value-type="float" office:value="3">
            <text:p>3</text:p>
          </table:table-cell>
          <table:table-cell table:style-name="ce24" table:formula="of:=[.AO2]+1" office:value-type="float" office:value="4">
            <text:p>4</text:p>
          </table:table-cell>
          <table:table-cell table:style-name="ce24" table:formula="of:=[.AP2]+1" office:value-type="float" office:value="5">
            <text:p>5</text:p>
          </table:table-cell>
          <table:table-cell table:style-name="ce24" table:formula="of:=[.AQ2]+1" office:value-type="float" office:value="6">
            <text:p>6</text:p>
          </table:table-cell>
          <table:table-cell table:style-name="ce130" office:value-type="string">
            <text:p>2. halvår</text:p>
          </table:table-cell>
          <table:table-cell table:style-name="ce130" office:value-type="string">
            <text:p>1. halvår</text:p>
          </table:table-cell>
          <table:table-cell table:style-name="ce130" office:value-type="string">
            <text:p>1. halvår</text:p>
          </table:table-cell>
          <table:table-cell table:style-name="ce34" table:number-columns-repeated="977"/>
        </table:table-row>
        <table:table-row table:style-name="ro2">
          <table:table-cell table:style-name="ce3"/>
          <table:table-cell table:style-name="ce3" office:value-type="string">
            <text:p>TFAKT</text:p>
          </table:table-cell>
          <table:table-cell table:style-name="ce3"/>
          <table:table-cell table:style-name="ce3" office:value-type="string">
            <text:p>Klasselærer</text:p>
          </table:table-cell>
          <table:table-cell table:style-name="ce36"/>
          <table:table-cell table:style-name="ce3" table:number-columns-repeated="2"/>
          <table:table-cell table:style-name="ce45" office:value-type="string">
            <text:p>Rettetidsberegning</text:p>
          </table:table-cell>
          <table:table-cell table:style-name="ce56"/>
          <table:table-cell table:style-name="ce51"/>
          <table:table-cell table:style-name="ce37"/>
          <table:table-cell table:style-name="ce72"/>
          <table:table-cell table:style-name="ce3" table:number-columns-repeated="9"/>
          <table:table-cell/>
          <table:table-cell table:style-name="ce93"/>
          <table:table-cell table:style-name="ce51"/>
          <table:table-cell table:style-name="ce3" table:number-columns-repeated="3"/>
          <table:table-cell table:style-name="ce32"/>
          <table:table-cell table:style-name="ce3" table:number-columns-repeated="2"/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29" office:value-type="float" office:value="14">
            <text:p>14</text:p>
          </table:table-cell>
          <table:table-cell table:style-name="ce118" office:value-type="float" office:value="15">
            <text:p>15</text:p>
          </table:table-cell>
          <table:table-cell table:style-name="ce118"/>
          <table:table-cell table:style-name="ce3" office:value-type="float" office:value="16">
            <text:p>16</text:p>
          </table:table-cell>
          <table:table-cell table:style-name="ce29" office:value-type="float" office:value="17">
            <text:p>17</text:p>
          </table:table-cell>
          <table:table-cell table:style-name="ce29" office:value-type="float" office:value="18">
            <text:p>18</text:p>
          </table:table-cell>
          <table:table-cell table:style-name="ce29" office:value-type="float" office:value="19">
            <text:p>19</text:p>
          </table:table-cell>
          <table:table-cell table:style-name="ce29"/>
          <table:table-cell table:style-name="ce3"/>
          <table:table-cell table:style-name="ce93" table:number-columns-repeated="3"/>
          <table:table-cell table:style-name="ce3" table:number-columns-repeated="23"/>
          <table:table-cell table:number-columns-repeated="954"/>
        </table:table-row>
        <table:table-row table:style-name="ro3">
          <table:table-cell office:value-type="string">
            <text:p>ANTAL STUDERENDE:</text:p>
          </table:table-cell>
          <table:table-cell/>
          <table:table-cell table:style-name="ce3" office:value-type="float" office:value="22">
            <text:p>22</text:p>
          </table:table-cell>
          <table:table-cell table:style-name="ce3"/>
          <table:table-cell table:number-columns-repeated="3"/>
          <table:table-cell table:style-name="ce46"/>
          <table:table-cell table:style-name="ce57"/>
          <table:table-cell table:style-name="ce49"/>
          <table:table-cell table:style-name="ce65"/>
          <table:table-cell table:style-name="ce73"/>
          <table:table-cell table:style-name="ce83" table:number-columns-repeated="7"/>
          <table:table-cell table:style-name="ce90"/>
          <table:table-cell table:style-name="ce91"/>
          <table:table-cell table:style-name="ce92" table:number-columns-repeated="2"/>
          <table:table-cell table:style-name="ce94"/>
          <table:table-cell table:style-name="ce90"/>
          <table:table-cell table:style-name="ce91"/>
          <table:table-cell table:style-name="ce90"/>
          <table:table-cell table:style-name="ce100"/>
          <table:table-cell table:style-name="ce91"/>
          <table:table-cell table:style-name="ce92"/>
          <table:table-cell table:style-name="ce115" table:number-columns-repeated="2"/>
          <table:table-cell table:style-name="ce91" table:number-columns-repeated="2"/>
          <table:table-cell table:style-name="ce92" table:number-columns-repeated="2"/>
          <table:table-cell table:style-name="ce119"/>
          <table:table-cell table:style-name="ce102"/>
          <table:table-cell table:style-name="ce115"/>
          <table:table-cell/>
          <table:table-cell table:style-name="ce92"/>
          <table:table-cell table:style-name="ce91" table:number-columns-repeated="2"/>
          <table:table-cell table:style-name="ce115"/>
          <table:table-cell table:style-name="ce93" table:number-columns-repeated="3"/>
          <table:table-cell table:style-name="ce3" table:number-columns-repeated="23"/>
          <table:table-cell table:number-columns-repeated="954"/>
        </table:table-row>
        <table:table-row table:style-name="ro2">
          <table:table-cell table:style-name="ce5" office:value-type="string">
            <text:p>1. Sem A Elektronik</text:p>
          </table:table-cell>
          <table:table-cell table:style-name="ce5" office:value-type="string">
            <text:p>TFAKT</text:p>
          </table:table-cell>
          <table:table-cell table:style-name="ce5"/>
          <table:table-cell table:style-name="ce35" office:value-type="string">
            <text:p>Teacher1</text:p>
          </table:table-cell>
          <table:table-cell table:style-name="ce35"/>
          <table:table-cell table:style-name="ce39" office:value-type="string">
            <text:p>LÆRER</text:p>
          </table:table-cell>
          <table:table-cell table:style-name="ce39" office:value-type="string">
            <text:p>ForbFaktor</text:p>
          </table:table-cell>
          <table:table-cell table:style-name="ce47"/>
          <table:table-cell table:style-name="ce58" office:value-type="string">
            <text:p>FAKTOR</text:p>
          </table:table-cell>
          <table:table-cell table:style-name="ce47"/>
          <table:table-cell table:style-name="ce66" office:value-type="string">
            <text:p>RTI</text:p>
          </table:table-cell>
          <table:table-cell table:style-name="ce74" office:value-type="string">
            <text:p>UTI</text:p>
          </table:table-cell>
          <table:table-cell table:style-name="ce84" office:value-type="string">
            <text:p>fe1</text:p>
          </table:table-cell>
          <table:table-cell table:style-name="ce84" office:value-type="string">
            <text:p>fe2</text:p>
          </table:table-cell>
          <table:table-cell table:style-name="ce84" office:value-type="string">
            <text:p>fe3</text:p>
          </table:table-cell>
          <table:table-cell table:style-name="ce84" office:value-type="string">
            <text:p>fe4</text:p>
          </table:table-cell>
          <table:table-cell table:style-name="ce84" office:value-type="string">
            <text:p>fe5</text:p>
          </table:table-cell>
          <table:table-cell table:style-name="ce84" office:value-type="string">
            <text:p>fe6</text:p>
          </table:table-cell>
          <table:table-cell table:style-name="ce84" office:value-type="string">
            <text:p>fa1</text:p>
          </table:table-cell>
          <table:table-cell table:style-name="ce84" office:value-type="string">
            <text:p>fa2</text:p>
          </table:table-cell>
          <table:table-cell table:style-name="ce84" office:value-type="string">
            <text:p>fa3</text:p>
          </table:table-cell>
          <table:table-cell table:style-name="ce84" office:value-type="string">
            <text:p>fa4</text:p>
          </table:table-cell>
          <table:table-cell table:style-name="ce84" office:value-type="string">
            <text:p>fa5</text:p>
          </table:table-cell>
          <table:table-cell table:style-name="ce84" office:value-type="string">
            <text:p>fa6</text:p>
          </table:table-cell>
          <table:table-cell table:style-name="ce30" office:value-type="string">
            <text:p>sa1.1</text:p>
          </table:table-cell>
          <table:table-cell table:style-name="ce30" office:value-type="string">
            <text:p>sa1.2</text:p>
          </table:table-cell>
          <table:table-cell table:style-name="ce30" office:value-type="string">
            <text:p>sa2.1</text:p>
          </table:table-cell>
          <table:table-cell table:style-name="ce101" office:value-type="string">
            <text:p>sa2.2</text:p>
          </table:table-cell>
          <table:table-cell table:style-name="ce30" office:value-type="string">
            <text:p>sa2.3</text:p>
          </table:table-cell>
          <table:table-cell table:style-name="ce30" office:value-type="string">
            <text:p>sa2.4</text:p>
          </table:table-cell>
          <table:table-cell table:style-name="ce30" office:value-type="string">
            <text:p>sa2.5</text:p>
          </table:table-cell>
          <table:table-cell table:style-name="ce30" office:value-type="string">
            <text:p>sa3.1</text:p>
          </table:table-cell>
          <table:table-cell table:style-name="ce30" office:value-type="string">
            <text:p>sa3.2</text:p>
          </table:table-cell>
          <table:table-cell table:style-name="ce30" office:value-type="string">
            <text:p>sa3.3</text:p>
          </table:table-cell>
          <table:table-cell table:style-name="ce30" office:value-type="string">
            <text:p>sa3.4</text:p>
          </table:table-cell>
          <table:table-cell table:style-name="ce30" office:value-type="string">
            <text:p>sa3.5</text:p>
          </table:table-cell>
          <table:table-cell table:style-name="ce101" office:value-type="string">
            <text:p>sa3.6</text:p>
          </table:table-cell>
          <table:table-cell table:style-name="ce101" office:value-type="string">
            <text:p>sa3</text:p>
          </table:table-cell>
          <table:table-cell table:style-name="ce30" office:value-type="string">
            <text:p>sa4.2</text:p>
          </table:table-cell>
          <table:table-cell table:style-name="ce30" office:value-type="string">
            <text:p>sa4.1</text:p>
          </table:table-cell>
          <table:table-cell table:style-name="ce30" office:value-type="string">
            <text:p>sa4.4</text:p>
          </table:table-cell>
          <table:table-cell table:style-name="ce30" office:value-type="string">
            <text:p>sa4.5</text:p>
          </table:table-cell>
          <table:table-cell table:style-name="ce30" office:value-type="string">
            <text:p>sa4.6</text:p>
          </table:table-cell>
          <table:table-cell table:style-name="ce30" office:value-type="string">
            <text:p>ex2</text:p>
          </table:table-cell>
          <table:table-cell table:style-name="ce131" office:value-type="string">
            <text:p>timer</text:p>
          </table:table-cell>
          <table:table-cell table:style-name="ce131" office:value-type="string">
            <text:p>RET1</text:p>
          </table:table-cell>
          <table:table-cell table:style-name="ce131" office:value-type="string">
            <text:p>eksamen</text:p>
          </table:table-cell>
          <table:table-cell table:style-name="ce3" table:number-columns-repeated="23"/>
          <table:table-cell table:style-name="ce5" table:number-columns-repeated="954"/>
        </table:table-row>
        <table:table-row table:style-name="ro3">
          <table:table-cell table:style-name="ce3" table:number-columns-repeated="2"/>
          <table:table-cell table:style-name="ce25" office:value-type="string">
            <text:p>PLAN</text:p>
          </table:table-cell>
          <table:table-cell table:style-name="ce36" table:number-columns-repeated="2"/>
          <table:table-cell table:style-name="ce40" table:number-columns-repeated="2"/>
          <table:table-cell table:style-name="ce48"/>
          <table:table-cell table:style-name="ce59"/>
          <table:table-cell table:style-name="ce48"/>
          <table:table-cell table:style-name="ce67"/>
          <table:table-cell table:style-name="ce75"/>
          <table:table-cell table:style-name="ce29"/>
          <table:table-cell table:style-name="ce17" table:number-columns-repeated="6"/>
          <table:table-cell table:style-name="ce3" table:number-columns-repeated="8"/>
          <table:table-cell table:style-name="ce32"/>
          <table:table-cell table:style-name="ce3" table:number-columns-repeated="8"/>
          <table:table-cell table:style-name="ce32" table:number-columns-repeated="2"/>
          <table:table-cell table:style-name="ce3" table:number-columns-repeated="6"/>
          <table:table-cell table:style-name="ce132" table:number-columns-repeated="3"/>
          <table:table-cell table:style-name="ce3" table:number-columns-repeated="977"/>
        </table:table-row>
        <table:table-row table:style-name="ro3">
          <table:table-cell table:style-name="ce3" office:value-type="string">
            <text:p>Subject A1</text:p>
          </table:table-cell>
          <table:table-cell table:style-name="ce3" office:value-type="float" office:value="1">
            <text:p>1</text:p>
          </table:table-cell>
          <table:table-cell table:style-name="ce25" office:value-type="float" office:value="16">
            <text:p>16</text:p>
          </table:table-cell>
          <table:table-cell table:style-name="ce3" table:formula="of:=SUM([.M7:.AD7])" office:value-type="float" office:value="9">
            <text:p>9</text:p>
          </table:table-cell>
          <table:table-cell table:style-name="ce3" table:formula="of:=SUM([.M7:.AL7])*[.B7]" office:value-type="float" office:value="9">
            <text:p>9</text:p>
          </table:table-cell>
          <table:table-cell table:style-name="ce40" office:value-type="string">
            <text:p>Teacher1</text:p>
          </table:table-cell>
          <table:table-cell table:style-name="ce40" table:formula="of:=__niv4" office:value-type="float" office:value="108">
            <text:p>108</text:p>
          </table:table-cell>
          <table:table-cell table:style-name="ce48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49" table:formula="of:=[.H7]*[.I7]" office:value-type="float" office:value="0">
            <text:p>0</text:p>
          </table:table-cell>
          <table:table-cell table:style-name="ce65" table:formula="of:=[.$J7]*[.$C$4]/60" office:value-type="float" office:value="0">
            <text:p>0.00</text:p>
          </table:table-cell>
          <table:table-cell table:style-name="ce73" table:formula="of:=[.E7]*[.G7]/60+[.K7]" office:value-type="float" office:value="16.2">
            <text:p>16.2</text:p>
          </table:table-cell>
          <table:table-cell table:style-name="ce29"/>
          <table:table-cell table:style-name="ce3" table:number-columns-repeated="7"/>
          <table:table-cell table:style-name="ce3" office:value-type="float" office:value="9">
            <text:p>9</text:p>
          </table:table-cell>
          <table:table-cell table:style-name="ce3" table:number-columns-repeated="6"/>
          <table:table-cell table:style-name="ce32"/>
          <table:table-cell table:style-name="ce3" table:number-columns-repeated="8"/>
          <table:table-cell table:style-name="ce32" table:number-columns-repeated="2"/>
          <table:table-cell table:style-name="ce3" table:number-columns-repeated="6"/>
          <table:table-cell table:style-name="ce93" table:formula="of:=SUM([.S7:.AL7])*[.G7]/60*[.B7]" office:value-type="float" office:value="16.2">
            <text:p>16</text:p>
          </table:table-cell>
          <table:table-cell table:style-name="ce135" table:formula="of:=[.K7]" office:value-type="float" office:value="0">
            <text:p>0</text:p>
          </table:table-cell>
          <table:table-cell table:style-name="ce135" table:formula="of:=[.L7]" office:value-type="float" office:value="16.2">
            <text:p>16</text:p>
          </table:table-cell>
          <table:table-cell table:style-name="ce3" table:number-columns-repeated="977"/>
        </table:table-row>
        <table:table-row table:style-name="ro4">
          <table:table-cell table:style-name="ce3" office:value-type="string">
            <text:p>Subject A1</text:p>
          </table:table-cell>
          <table:table-cell table:style-name="ce3" office:value-type="float" office:value="1">
            <text:p>1</text:p>
          </table:table-cell>
          <table:table-cell table:style-name="ce25"/>
          <table:table-cell table:style-name="ce3" table:formula="of:=SUM([.M8:.AD8])" office:value-type="float" office:value="0">
            <text:p>0</text:p>
          </table:table-cell>
          <table:table-cell table:style-name="ce3" table:formula="of:=SUM([.M8:.AL8])*[.B8]" office:value-type="float" office:value="0">
            <text:p>0</text:p>
          </table:table-cell>
          <table:table-cell table:style-name="ce40"/>
          <table:table-cell table:style-name="ce40" table:formula="of:=__niv4" office:value-type="float" office:value="108">
            <text:p>108</text:p>
          </table:table-cell>
          <table:table-cell table:style-name="ce48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49" table:formula="of:=[.H8]*[.I8]" office:value-type="float" office:value="0">
            <text:p>0</text:p>
          </table:table-cell>
          <table:table-cell table:style-name="ce65" table:formula="of:=[.$J8]*[.$C$4]/60" office:value-type="float" office:value="0">
            <text:p>0.00</text:p>
          </table:table-cell>
          <table:table-cell table:style-name="ce73" table:formula="of:=[.E8]*[.G8]/60+[.K8]" office:value-type="float" office:value="0">
            <text:p>0.0</text:p>
          </table:table-cell>
          <table:table-cell table:style-name="ce29"/>
          <table:table-cell table:style-name="ce3" table:number-columns-repeated="14"/>
          <table:table-cell table:style-name="ce32"/>
          <table:table-cell table:style-name="ce3" table:number-columns-repeated="8"/>
          <table:table-cell table:style-name="ce32" table:number-columns-repeated="2"/>
          <table:table-cell table:style-name="ce3" table:number-columns-repeated="6"/>
          <table:table-cell table:style-name="ce93" table:formula="of:=SUM([.S8:.AL8])*[.G8]/60*[.B8]" office:value-type="float" office:value="0">
            <text:p>0</text:p>
          </table:table-cell>
          <table:table-cell table:style-name="ce135" table:formula="of:=[.K8]" office:value-type="float" office:value="0">
            <text:p>0</text:p>
          </table:table-cell>
          <table:table-cell table:style-name="ce135" table:formula="of:=[.L8]" office:value-type="float" office:value="0">
            <text:p>0</text:p>
          </table:table-cell>
          <table:table-cell table:style-name="ce3" table:number-columns-repeated="977"/>
        </table:table-row>
        <table:table-row table:style-name="ro4">
          <table:table-cell office:value-type="string">
            <text:p>Subject A1</text:p>
          </table:table-cell>
          <table:table-cell table:style-name="ce3" office:value-type="float" office:value="1">
            <text:p>1</text:p>
          </table:table-cell>
          <table:table-cell table:style-name="ce26"/>
          <table:table-cell table:style-name="ce3" table:formula="of:=SUM([.M9:.AD9])" office:value-type="float" office:value="0">
            <text:p>0</text:p>
          </table:table-cell>
          <table:table-cell table:style-name="ce3" table:formula="of:=SUM([.M9:.AL9])*[.B9]" office:value-type="float" office:value="0">
            <text:p>0</text:p>
          </table:table-cell>
          <table:table-cell/>
          <table:table-cell table:style-name="ce40" table:formula="of:=__niv4" office:value-type="float" office:value="108">
            <text:p>108</text:p>
          </table:table-cell>
          <table:table-cell table:style-name="ce49"/>
          <table:table-cell table:style-name="ce57"/>
          <table:table-cell table:style-name="ce49" table:formula="of:=[.H9]*[.I9]" office:value-type="float" office:value="0">
            <text:p>0</text:p>
          </table:table-cell>
          <table:table-cell table:style-name="ce65" table:formula="of:=[.$J9]*[.$C$4]/60" office:value-type="float" office:value="0">
            <text:p>0.00</text:p>
          </table:table-cell>
          <table:table-cell table:style-name="ce73" table:formula="of:=[.E9]*[.G9]/60+[.K9]" office:value-type="float" office:value="0">
            <text:p>0.0</text:p>
          </table:table-cell>
          <table:table-cell table:style-name="ce29"/>
          <table:table-cell table:number-columns-repeated="7"/>
          <table:table-cell table:style-name="ce3"/>
          <table:table-cell/>
          <table:table-cell table:style-name="ce49"/>
          <table:table-cell table:number-columns-repeated="4"/>
          <table:table-cell table:style-name="ce102"/>
          <table:table-cell table:number-columns-repeated="8"/>
          <table:table-cell table:style-name="ce102" table:number-columns-repeated="2"/>
          <table:table-cell table:number-columns-repeated="6"/>
          <table:table-cell table:style-name="ce93" table:formula="of:=SUM([.S9:.AL9])*[.G9]/60*[.B9]" office:value-type="float" office:value="0">
            <text:p>0</text:p>
          </table:table-cell>
          <table:table-cell table:style-name="ce135" table:formula="of:=[.K9]" office:value-type="float" office:value="0">
            <text:p>0</text:p>
          </table:table-cell>
          <table:table-cell table:style-name="ce135" table:formula="of:=[.L9]" office:value-type="float" office:value="0">
            <text:p>0</text:p>
          </table:table-cell>
          <table:table-cell table:number-columns-repeated="977"/>
        </table:table-row>
        <table:table-row table:style-name="ro4">
          <table:table-cell table:style-name="ce6" office:value-type="string">
            <text:p>Subject B1</text:p>
          </table:table-cell>
          <table:table-cell table:style-name="ce3" office:value-type="float" office:value="1">
            <text:p>1</text:p>
          </table:table-cell>
          <table:table-cell table:style-name="ce26" office:value-type="float" office:value="28">
            <text:p>28</text:p>
          </table:table-cell>
          <table:table-cell table:style-name="ce3" table:formula="of:=SUM([.M10:.AC10])" office:value-type="float" office:value="28">
            <text:p>28</text:p>
          </table:table-cell>
          <table:table-cell table:style-name="ce3" table:formula="of:=SUM([.M10:.AL10])*[.B10]" office:value-type="float" office:value="28">
            <text:p>28</text:p>
          </table:table-cell>
          <table:table-cell office:value-type="string">
            <text:p>Teacher2</text:p>
          </table:table-cell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60">
            <text:p>60</text:p>
          </table:table-cell>
          <table:table-cell table:style-name="ce57" office:value-type="float" office:value="1">
            <text:p>1</text:p>
          </table:table-cell>
          <table:table-cell table:style-name="ce49" table:formula="of:=[.H10]*[.I10]" office:value-type="float" office:value="60">
            <text:p>60</text:p>
          </table:table-cell>
          <table:table-cell table:style-name="ce65" table:formula="of:=[.$J10]*[.$C$4]/60" office:value-type="float" office:value="22">
            <text:p>22.00</text:p>
          </table:table-cell>
          <table:table-cell table:style-name="ce73" table:formula="of:=[.E10]*[.G10]/60+[.K10]" office:value-type="float" office:value="72.4">
            <text:p>72.4</text:p>
          </table:table-cell>
          <table:table-cell table:style-name="ce29"/>
          <table:table-cell table:style-name="ce3" table:number-columns-repeated="8"/>
          <table:table-cell table:style-name="ce3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2"/>
          <table:table-cell table:style-name="ce3" office:value-type="float" office:value="4">
            <text:p>4</text:p>
          </table:table-cell>
          <table:table-cell/>
          <table:table-cell table:style-name="ce3" table:number-columns-repeated="5"/>
          <table:table-cell/>
          <table:table-cell table:style-name="ce102" table:number-columns-repeated="2"/>
          <table:table-cell table:style-name="ce3"/>
          <table:table-cell table:number-columns-repeated="4"/>
          <table:table-cell table:style-name="ce3"/>
          <table:table-cell table:style-name="ce93" table:formula="of:=SUM([.S10:.AL10])*[.G10]/60*[.B10]" office:value-type="float" office:value="50.4">
            <text:p>50</text:p>
          </table:table-cell>
          <table:table-cell table:style-name="ce135" table:formula="of:=[.K10]" office:value-type="float" office:value="22">
            <text:p>22</text:p>
          </table:table-cell>
          <table:table-cell table:style-name="ce135" table:formula="of:=[.L10]" office:value-type="float" office:value="72.4">
            <text:p>72</text:p>
          </table:table-cell>
          <table:table-cell table:style-name="ce3" table:number-columns-repeated="23"/>
          <table:table-cell table:number-columns-repeated="954"/>
        </table:table-row>
        <table:table-row table:style-name="ro4">
          <table:table-cell table:style-name="ce3" office:value-type="string">
            <text:p>Subject C1</text:p>
          </table:table-cell>
          <table:table-cell table:style-name="ce3" office:value-type="float" office:value="1">
            <text:p>1</text:p>
          </table:table-cell>
          <table:table-cell table:style-name="ce26" office:value-type="float" office:value="24">
            <text:p>24</text:p>
          </table:table-cell>
          <table:table-cell table:style-name="ce3" table:formula="of:=SUM([.M11:.AC11])" office:value-type="float" office:value="28">
            <text:p>28</text:p>
          </table:table-cell>
          <table:table-cell table:style-name="ce3" table:formula="of:=SUM([.M11:.AL11])*[.B11]" office:value-type="float" office:value="28">
            <text:p>28</text:p>
          </table:table-cell>
          <table:table-cell office:value-type="string">
            <text:p>Teacher1</text:p>
          </table:table-cell>
          <table:table-cell table:style-name="ce40" table:formula="of:=__niv4" office:value-type="float" office:value="108">
            <text:p>108</text:p>
          </table:table-cell>
          <table:table-cell table:style-name="ce48" office:value-type="float" office:value="30">
            <text:p>30</text:p>
          </table:table-cell>
          <table:table-cell table:style-name="ce57" office:value-type="float" office:value="1">
            <text:p>1</text:p>
          </table:table-cell>
          <table:table-cell table:style-name="ce49" table:formula="of:=[.H11]*[.I11]" office:value-type="float" office:value="30">
            <text:p>30</text:p>
          </table:table-cell>
          <table:table-cell table:style-name="ce65" table:formula="of:=[.$J11]*[.$C$4]/60" office:value-type="float" office:value="11">
            <text:p>11.00</text:p>
          </table:table-cell>
          <table:table-cell table:style-name="ce73" table:formula="of:=[.E11]*[.G11]/60+[.K11]" office:value-type="float" office:value="61.4">
            <text:p>61.4</text:p>
          </table:table-cell>
          <table:table-cell table:style-name="ce29"/>
          <table:table-cell table:style-name="ce3" table:number-columns-repeated="8"/>
          <table:table-cell table:style-name="ce3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97" office:value-type="float" office:value="4">
            <text:p>4</text:p>
          </table:table-cell>
          <table:table-cell table:style-name="ce32"/>
          <table:table-cell table:style-name="ce3" office:value-type="float" office:value="4">
            <text:p>4</text:p>
          </table:table-cell>
          <table:table-cell/>
          <table:table-cell table:style-name="ce3" table:number-columns-repeated="5"/>
          <table:table-cell/>
          <table:table-cell table:style-name="ce102" table:number-columns-repeated="2"/>
          <table:table-cell table:style-name="ce3"/>
          <table:table-cell table:number-columns-repeated="4"/>
          <table:table-cell table:style-name="ce3"/>
          <table:table-cell table:style-name="ce93" table:formula="of:=SUM([.S11:.AL11])*[.G11]/60*[.B11]" office:value-type="float" office:value="50.4">
            <text:p>50</text:p>
          </table:table-cell>
          <table:table-cell table:style-name="ce135" table:formula="of:=[.K11]" office:value-type="float" office:value="11">
            <text:p>11</text:p>
          </table:table-cell>
          <table:table-cell table:style-name="ce135" table:formula="of:=[.L11]" office:value-type="float" office:value="61.4">
            <text:p>61</text:p>
          </table:table-cell>
          <table:table-cell table:style-name="ce3" table:number-columns-repeated="23"/>
          <table:table-cell table:number-columns-repeated="954"/>
        </table:table-row>
        <table:table-row table:style-name="ro4">
          <table:table-cell table:style-name="ce6" office:value-type="string">
            <text:p>Subject D1</text:p>
          </table:table-cell>
          <table:table-cell table:style-name="ce3" office:value-type="float" office:value="1">
            <text:p>1</text:p>
          </table:table-cell>
          <table:table-cell table:style-name="ce26" office:value-type="float" office:value="18">
            <text:p>18</text:p>
          </table:table-cell>
          <table:table-cell table:style-name="ce3" table:formula="of:=SUM([.M12:.AC12])" office:value-type="float" office:value="18">
            <text:p>18</text:p>
          </table:table-cell>
          <table:table-cell table:style-name="ce3" table:formula="of:=SUM([.M12:.AL12])*[.B12]" office:value-type="float" office:value="18">
            <text:p>18</text:p>
          </table:table-cell>
          <table:table-cell office:value-type="string">
            <text:p>Teacher 3</text:p>
          </table:table-cell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20">
            <text:p>20</text:p>
          </table:table-cell>
          <table:table-cell table:style-name="ce57" office:value-type="float" office:value="1">
            <text:p>1</text:p>
          </table:table-cell>
          <table:table-cell table:style-name="ce49" table:formula="of:=[.H12]*[.I12]" office:value-type="float" office:value="20">
            <text:p>20</text:p>
          </table:table-cell>
          <table:table-cell table:style-name="ce65" table:formula="of:=[.$J12]*[.$C$4]/60" office:value-type="float" office:value="7.33333333333333">
            <text:p>7.33</text:p>
          </table:table-cell>
          <table:table-cell table:style-name="ce73" table:formula="of:=[.E12]*[.G12]/60+[.K12]" office:value-type="float" office:value="39.7333333333333">
            <text:p>39.7</text:p>
          </table:table-cell>
          <table:table-cell table:style-name="ce29"/>
          <table:table-cell table:style-name="ce3" table:number-columns-repeated="8"/>
          <table:table-cell table:style-name="ce3" office:value-type="float" office:value="4">
            <text:p>4</text:p>
          </table:table-cell>
          <table:table-cell table:style-name="ce51" office:value-type="float" office:value="6">
            <text:p>6</text:p>
          </table:table-cell>
          <table:table-cell table:style-name="ce3" office:value-type="float" office:value="8">
            <text:p>8</text:p>
          </table:table-cell>
          <table:table-cell table:style-name="ce3" table:number-columns-repeated="3"/>
          <table:table-cell table:style-name="ce32"/>
          <table:table-cell table:style-name="ce3"/>
          <table:table-cell/>
          <table:table-cell table:style-name="ce3" table:number-columns-repeated="5"/>
          <table:table-cell/>
          <table:table-cell table:style-name="ce102" table:number-columns-repeated="2"/>
          <table:table-cell table:style-name="ce3"/>
          <table:table-cell table:number-columns-repeated="4"/>
          <table:table-cell table:style-name="ce3"/>
          <table:table-cell table:style-name="ce93" table:formula="of:=SUM([.S12:.AL12])*[.G12]/60*[.B12]" office:value-type="float" office:value="32.4">
            <text:p>32</text:p>
          </table:table-cell>
          <table:table-cell table:style-name="ce135" table:formula="of:=[.K12]" office:value-type="float" office:value="7.33333333333333">
            <text:p>7</text:p>
          </table:table-cell>
          <table:table-cell table:style-name="ce135" table:formula="of:=[.L12]" office:value-type="float" office:value="39.7333333333333">
            <text:p>40</text:p>
          </table:table-cell>
          <table:table-cell table:style-name="ce3" table:number-columns-repeated="23"/>
          <table:table-cell table:number-columns-repeated="954"/>
        </table:table-row>
        <table:table-row table:style-name="ro4">
          <table:table-cell table:style-name="ce6" office:value-type="string">
            <text:p>Subject E1</text:p>
          </table:table-cell>
          <table:table-cell table:style-name="ce3" office:value-type="float" office:value="1">
            <text:p>1</text:p>
          </table:table-cell>
          <table:table-cell table:style-name="ce26" office:value-type="float" office:value="18">
            <text:p>18</text:p>
          </table:table-cell>
          <table:table-cell table:style-name="ce3" table:formula="of:=SUM([.M13:.AC13])" office:value-type="float" office:value="18">
            <text:p>18</text:p>
          </table:table-cell>
          <table:table-cell table:style-name="ce3" table:formula="of:=SUM([.M13:.AL13])*[.B13]" office:value-type="float" office:value="18">
            <text:p>18</text:p>
          </table:table-cell>
          <table:table-cell office:value-type="string">
            <text:p>Teacher 5</text:p>
          </table:table-cell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20">
            <text:p>20</text:p>
          </table:table-cell>
          <table:table-cell table:style-name="ce57" office:value-type="float" office:value="1">
            <text:p>1</text:p>
          </table:table-cell>
          <table:table-cell table:style-name="ce49" table:formula="of:=[.H13]*[.I13]" office:value-type="float" office:value="20">
            <text:p>20</text:p>
          </table:table-cell>
          <table:table-cell table:style-name="ce65" table:formula="of:=[.$J13]*[.$C$4]/60" office:value-type="float" office:value="7.33333333333333">
            <text:p>7.33</text:p>
          </table:table-cell>
          <table:table-cell table:style-name="ce73" table:formula="of:=[.E13]*[.G13]/60+[.K13]" office:value-type="float" office:value="39.7333333333333">
            <text:p>39.7</text:p>
          </table:table-cell>
          <table:table-cell table:style-name="ce29"/>
          <table:table-cell table:style-name="ce3" table:number-columns-repeated="8"/>
          <table:table-cell/>
          <table:table-cell table:style-name="ce51"/>
          <table:table-cell table:style-name="ce3"/>
          <table:table-cell table:style-name="ce3" office:value-type="float" office:value="4">
            <text:p>4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6">
            <text:p>6</text:p>
          </table:table-cell>
          <table:table-cell table:style-name="ce32"/>
          <table:table-cell table:style-name="ce3"/>
          <table:table-cell/>
          <table:table-cell table:style-name="ce3" table:number-columns-repeated="5"/>
          <table:table-cell/>
          <table:table-cell table:style-name="ce102" table:number-columns-repeated="2"/>
          <table:table-cell table:style-name="ce3"/>
          <table:table-cell table:number-columns-repeated="4"/>
          <table:table-cell table:style-name="ce3"/>
          <table:table-cell table:style-name="ce93" table:formula="of:=SUM([.S13:.AL13])*[.G13]/60*[.B13]" office:value-type="float" office:value="32.4">
            <text:p>32</text:p>
          </table:table-cell>
          <table:table-cell table:style-name="ce135" table:formula="of:=[.K13]" office:value-type="float" office:value="7.33333333333333">
            <text:p>7</text:p>
          </table:table-cell>
          <table:table-cell table:style-name="ce135" table:formula="of:=[.L13]" office:value-type="float" office:value="39.7333333333333">
            <text:p>40</text:p>
          </table:table-cell>
          <table:table-cell table:style-name="ce3" table:number-columns-repeated="23"/>
          <table:table-cell table:number-columns-repeated="954"/>
        </table:table-row>
        <table:table-row table:style-name="ro3">
          <table:table-cell/>
          <table:table-cell/>
          <table:table-cell/>
          <table:table-cell table:style-name="ce3" table:formula="of:=SUM([.M14:.AC14])" office:value-type="float" office:value="0">
            <text:p>0</text:p>
          </table:table-cell>
          <table:table-cell/>
          <table:table-cell/>
          <table:table-cell table:style-name="ce40" table:formula="of:=__niv4" office:value-type="float" office:value="108">
            <text:p>108</text:p>
          </table:table-cell>
          <table:table-cell table:number-columns-repeated="3"/>
          <table:table-cell/>
          <table:table-cell table:style-name="ce73" table:formula="of:=[.E14]*[.G14]/60+[.K14]" office:value-type="float" office:value="0">
            <text:p>0.0</text:p>
          </table:table-cell>
          <table:table-cell table:style-name="ce29"/>
          <table:table-cell table:number-columns-repeated="7"/>
          <table:table-cell table:style-name="ce3"/>
          <table:table-cell/>
          <table:table-cell table:style-name="ce49"/>
          <table:table-cell table:number-columns-repeated="3"/>
          <table:table-cell table:style-name="ce97"/>
          <table:table-cell table:style-name="ce102"/>
          <table:table-cell table:number-columns-repeated="8"/>
          <table:table-cell table:style-name="ce102" table:number-columns-repeated="2"/>
          <table:table-cell table:number-columns-repeated="6"/>
          <table:table-cell table:style-name="ce93" table:formula="of:=SUM([.S14:.AL14])*[.G14]/60*[.B14]" office:value-type="float" office:value="0">
            <text:p>0</text:p>
          </table:table-cell>
          <table:table-cell table:style-name="ce135" table:formula="of:=[.K14]" office:value-type="float" office:value="0">
            <text:p>0</text:p>
          </table:table-cell>
          <table:table-cell table:style-name="ce135" table:formula="of:=[.L14]" office:value-type="float" office:value="0">
            <text:p>0</text:p>
          </table:table-cell>
          <table:table-cell table:number-columns-repeated="977"/>
        </table:table-row>
        <table:table-row table:style-name="ro4">
          <table:table-cell table:style-name="ce3" office:value-type="string">
            <text:p>Subject F1</text:p>
          </table:table-cell>
          <table:table-cell table:style-name="ce3" office:value-type="float" office:value="1">
            <text:p>1</text:p>
          </table:table-cell>
          <table:table-cell table:style-name="ce25" office:value-type="float" office:value="18">
            <text:p>18</text:p>
          </table:table-cell>
          <table:table-cell table:style-name="ce3" table:formula="of:=SUM([.M15:.AC15])" office:value-type="float" office:value="20">
            <text:p>20</text:p>
          </table:table-cell>
          <table:table-cell table:style-name="ce3" table:formula="of:=SUM([.M15:.AL15])*[.B15]" office:value-type="float" office:value="20">
            <text:p>20</text:p>
          </table:table-cell>
          <table:table-cell table:style-name="ce40" office:value-type="string">
            <text:p>Teacher 6</text:p>
          </table:table-cell>
          <table:table-cell table:style-name="ce40" table:formula="of:=__niv4" office:value-type="float" office:value="108">
            <text:p>108</text:p>
          </table:table-cell>
          <table:table-cell table:style-name="ce48" office:value-type="float" office:value="30">
            <text:p>30</text:p>
          </table:table-cell>
          <table:table-cell table:style-name="ce59" office:value-type="float" office:value="1">
            <text:p>1</text:p>
          </table:table-cell>
          <table:table-cell table:style-name="ce49" table:formula="of:=[.H15]*[.I15]" office:value-type="float" office:value="30">
            <text:p>30</text:p>
          </table:table-cell>
          <table:table-cell table:style-name="ce65" table:formula="of:=[.$J15]*[.$C$4]/60" office:value-type="float" office:value="11">
            <text:p>11.00</text:p>
          </table:table-cell>
          <table:table-cell table:style-name="ce73" table:formula="of:=[.E15]*[.G15]/60+[.K15]" office:value-type="float" office:value="47">
            <text:p>47.0</text:p>
          </table:table-cell>
          <table:table-cell table:style-name="ce29"/>
          <table:table-cell table:style-name="ce3" table:number-columns-repeated="7"/>
          <table:table-cell table:style-name="ce3" office:value-type="float" office:value="12">
            <text:p>12</text:p>
          </table:table-cell>
          <table:table-cell table:style-name="ce3" office:value-type="float" office:value="8">
            <text:p>8</text:p>
          </table:table-cell>
          <table:table-cell table:style-name="ce3" table:number-columns-repeated="5"/>
          <table:table-cell table:style-name="ce32"/>
          <table:table-cell table:style-name="ce3" table:number-columns-repeated="8"/>
          <table:table-cell table:style-name="ce32" table:number-columns-repeated="2"/>
          <table:table-cell table:style-name="ce3" table:number-columns-repeated="6"/>
          <table:table-cell table:style-name="ce93" table:formula="of:=SUM([.S15:.AL15])*[.G15]/60*[.B15]" office:value-type="float" office:value="36">
            <text:p>36</text:p>
          </table:table-cell>
          <table:table-cell table:style-name="ce135" table:formula="of:=[.K15]" office:value-type="float" office:value="11">
            <text:p>11</text:p>
          </table:table-cell>
          <table:table-cell table:style-name="ce135" table:formula="of:=[.L15]" office:value-type="float" office:value="47">
            <text:p>47</text:p>
          </table:table-cell>
          <table:table-cell table:style-name="ce3" table:number-columns-repeated="977"/>
        </table:table-row>
        <table:table-row table:style-name="ro3">
          <table:table-cell/>
          <table:table-cell/>
          <table:table-cell/>
          <table:table-cell table:style-name="ce3" table:formula="of:=SUM([.M16:.AC16])" office:value-type="float" office:value="0">
            <text:p>0</text:p>
          </table:table-cell>
          <table:table-cell/>
          <table:table-cell/>
          <table:table-cell table:style-name="ce40" table:formula="of:=__niv4" office:value-type="float" office:value="108">
            <text:p>108</text:p>
          </table:table-cell>
          <table:table-cell table:number-columns-repeated="3"/>
          <table:table-cell/>
          <table:table-cell table:style-name="ce73" table:formula="of:=[.E16]*[.G16]/60+[.K16]" office:value-type="float" office:value="0">
            <text:p>0.0</text:p>
          </table:table-cell>
          <table:table-cell table:style-name="ce29"/>
          <table:table-cell table:number-columns-repeated="7"/>
          <table:table-cell table:style-name="ce3"/>
          <table:table-cell/>
          <table:table-cell table:style-name="ce49"/>
          <table:table-cell table:number-columns-repeated="3"/>
          <table:table-cell table:style-name="ce97"/>
          <table:table-cell table:style-name="ce102"/>
          <table:table-cell table:number-columns-repeated="8"/>
          <table:table-cell table:style-name="ce102" table:number-columns-repeated="2"/>
          <table:table-cell table:number-columns-repeated="6"/>
          <table:table-cell table:style-name="ce93" table:formula="of:=SUM([.S16:.AL16])*[.G16]/60*[.B16]" office:value-type="float" office:value="0">
            <text:p>0</text:p>
          </table:table-cell>
          <table:table-cell table:style-name="ce135" table:formula="of:=[.K16]" office:value-type="float" office:value="0">
            <text:p>0</text:p>
          </table:table-cell>
          <table:table-cell table:style-name="ce135" table:formula="of:=[.L16]" office:value-type="float" office:value="0">
            <text:p>0</text:p>
          </table:table-cell>
          <table:table-cell table:number-columns-repeated="977"/>
        </table:table-row>
        <table:table-row table:style-name="ro4">
          <table:table-cell table:style-name="ce7" office:value-type="string">
            <text:p>Subject G1</text:p>
          </table:table-cell>
          <table:table-cell table:style-name="ce3" office:value-type="float" office:value="1">
            <text:p>1</text:p>
          </table:table-cell>
          <table:table-cell table:style-name="ce25" office:value-type="float" office:value="27">
            <text:p>27</text:p>
          </table:table-cell>
          <table:table-cell table:style-name="ce3" table:formula="of:=SUM([.M17:.AC17])" office:value-type="float" office:value="28">
            <text:p>28</text:p>
          </table:table-cell>
          <table:table-cell table:style-name="ce3" table:formula="of:=SUM([.M17:.AL17])*[.B17]" office:value-type="float" office:value="28">
            <text:p>28</text:p>
          </table:table-cell>
          <table:table-cell table:style-name="ce40" office:value-type="string">
            <text:p>Teacher 3</text:p>
          </table:table-cell>
          <table:table-cell table:style-name="ce40" table:formula="of:=__niv4" office:value-type="float" office:value="108">
            <text:p>108</text:p>
          </table:table-cell>
          <table:table-cell table:style-name="ce48" office:value-type="float" office:value="30">
            <text:p>30</text:p>
          </table:table-cell>
          <table:table-cell table:style-name="ce59" office:value-type="float" office:value="1">
            <text:p>1</text:p>
          </table:table-cell>
          <table:table-cell table:style-name="ce49" table:formula="of:=[.H17]*[.I17]" office:value-type="float" office:value="30">
            <text:p>30</text:p>
          </table:table-cell>
          <table:table-cell table:style-name="ce65" table:formula="of:=[.$J17]*[.$C$4]/60" office:value-type="float" office:value="11">
            <text:p>11.00</text:p>
          </table:table-cell>
          <table:table-cell table:style-name="ce73" table:formula="of:=[.E17]*[.G17]/60+[.K17]" office:value-type="float" office:value="61.4">
            <text:p>61.4</text:p>
          </table:table-cell>
          <table:table-cell table:style-name="ce29"/>
          <table:table-cell table:style-name="ce3" table:number-columns-repeated="8"/>
          <table:table-cell table:style-name="ce3" office:value-type="float" office:value="4">
            <text:p>4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3" table:number-columns-repeated="2"/>
          <table:table-cell table:style-name="ce32"/>
          <table:table-cell table:style-name="ce3" table:number-columns-repeated="8"/>
          <table:table-cell table:style-name="ce32" table:number-columns-repeated="2"/>
          <table:table-cell table:style-name="ce3" table:number-columns-repeated="6"/>
          <table:table-cell table:style-name="ce93" table:formula="of:=SUM([.S17:.AL17])*[.G17]/60*[.B17]" office:value-type="float" office:value="50.4">
            <text:p>50</text:p>
          </table:table-cell>
          <table:table-cell table:style-name="ce135" table:formula="of:=[.K17]" office:value-type="float" office:value="11">
            <text:p>11</text:p>
          </table:table-cell>
          <table:table-cell table:style-name="ce135" table:formula="of:=[.L17]" office:value-type="float" office:value="61.4">
            <text:p>61</text:p>
          </table:table-cell>
          <table:table-cell table:style-name="ce3" table:number-columns-repeated="977"/>
        </table:table-row>
        <table:table-row table:style-name="ro3">
          <table:table-cell/>
          <table:table-cell/>
          <table:table-cell/>
          <table:table-cell table:style-name="ce3" table:formula="of:=SUM([.M18:.AC18])" office:value-type="float" office:value="0">
            <text:p>0</text:p>
          </table:table-cell>
          <table:table-cell/>
          <table:table-cell/>
          <table:table-cell table:style-name="ce40" table:formula="of:=__niv4" office:value-type="float" office:value="108">
            <text:p>108</text:p>
          </table:table-cell>
          <table:table-cell table:number-columns-repeated="3"/>
          <table:table-cell/>
          <table:table-cell table:style-name="ce73" table:formula="of:=[.E18]*[.G18]/60+[.K18]" office:value-type="float" office:value="0">
            <text:p>0.0</text:p>
          </table:table-cell>
          <table:table-cell table:style-name="ce29"/>
          <table:table-cell table:number-columns-repeated="7"/>
          <table:table-cell table:style-name="ce3"/>
          <table:table-cell/>
          <table:table-cell table:style-name="ce49"/>
          <table:table-cell table:number-columns-repeated="3"/>
          <table:table-cell table:style-name="ce97"/>
          <table:table-cell table:style-name="ce102"/>
          <table:table-cell table:number-columns-repeated="8"/>
          <table:table-cell table:style-name="ce102" table:number-columns-repeated="2"/>
          <table:table-cell table:number-columns-repeated="6"/>
          <table:table-cell table:style-name="ce93" table:formula="of:=SUM([.S18:.AL18])*[.G18]/60*[.B18]" office:value-type="float" office:value="0">
            <text:p>0</text:p>
          </table:table-cell>
          <table:table-cell table:style-name="ce135" table:formula="of:=[.K18]" office:value-type="float" office:value="0">
            <text:p>0</text:p>
          </table:table-cell>
          <table:table-cell table:style-name="ce135" table:formula="of:=[.L18]" office:value-type="float" office:value="0">
            <text:p>0</text:p>
          </table:table-cell>
          <table:table-cell table:number-columns-repeated="977"/>
        </table:table-row>
        <table:table-row table:style-name="ro4">
          <table:table-cell office:value-type="string">
            <text:p>Subject H1</text:p>
          </table:table-cell>
          <table:table-cell table:style-name="ce3" office:value-type="float" office:value="1">
            <text:p>1</text:p>
          </table:table-cell>
          <table:table-cell table:style-name="ce25" office:value-type="float" office:value="27">
            <text:p>27</text:p>
          </table:table-cell>
          <table:table-cell table:style-name="ce3" table:formula="of:=SUM([.M19:.AC19])" office:value-type="float" office:value="28">
            <text:p>28</text:p>
          </table:table-cell>
          <table:table-cell table:style-name="ce3" table:formula="of:=SUM([.M19:.AL19])*[.B19]" office:value-type="float" office:value="28">
            <text:p>28</text:p>
          </table:table-cell>
          <table:table-cell table:style-name="ce40" office:value-type="string">
            <text:p>Teacher 7</text:p>
          </table:table-cell>
          <table:table-cell table:style-name="ce40" table:formula="of:=__niv4" office:value-type="float" office:value="108">
            <text:p>108</text:p>
          </table:table-cell>
          <table:table-cell table:style-name="ce48" office:value-type="float" office:value="30">
            <text:p>30</text:p>
          </table:table-cell>
          <table:table-cell table:style-name="ce59" office:value-type="float" office:value="1">
            <text:p>1</text:p>
          </table:table-cell>
          <table:table-cell table:style-name="ce49" table:formula="of:=[.H19]*[.I19]" office:value-type="float" office:value="30">
            <text:p>30</text:p>
          </table:table-cell>
          <table:table-cell table:style-name="ce65" table:formula="of:=[.$J19]*[.$C$4]/60" office:value-type="float" office:value="11">
            <text:p>11.00</text:p>
          </table:table-cell>
          <table:table-cell table:style-name="ce73" table:formula="of:=[.E19]*[.G19]/60+[.K19]" office:value-type="float" office:value="61.4">
            <text:p>61.4</text:p>
          </table:table-cell>
          <table:table-cell table:style-name="ce29"/>
          <table:table-cell table:style-name="ce3" table:number-columns-repeated="11"/>
          <table:table-cell table:style-name="ce3" office:value-type="float" office:value="4">
            <text:p>4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8">
            <text:p>8</text:p>
          </table:table-cell>
          <table:table-cell table:style-name="ce32"/>
          <table:table-cell table:style-name="ce3" office:value-type="float" office:value="10">
            <text:p>10</text:p>
          </table:table-cell>
          <table:table-cell table:style-name="ce3" table:number-columns-repeated="7"/>
          <table:table-cell table:style-name="ce32" table:number-columns-repeated="2"/>
          <table:table-cell table:style-name="ce3" table:number-columns-repeated="6"/>
          <table:table-cell table:style-name="ce93" table:formula="of:=SUM([.S19:.AL19])*[.G19]/60*[.B19]" office:value-type="float" office:value="50.4">
            <text:p>50</text:p>
          </table:table-cell>
          <table:table-cell table:style-name="ce135" table:formula="of:=[.K19]" office:value-type="float" office:value="11">
            <text:p>11</text:p>
          </table:table-cell>
          <table:table-cell table:style-name="ce135" table:formula="of:=[.L19]" office:value-type="float" office:value="61.4">
            <text:p>61</text:p>
          </table:table-cell>
          <table:table-cell table:style-name="ce3" table:number-columns-repeated="977"/>
        </table:table-row>
        <table:table-row table:style-name="ro3">
          <table:table-cell/>
          <table:table-cell table:style-name="ce3"/>
          <table:table-cell table:style-name="ce26"/>
          <table:table-cell table:style-name="ce3" table:formula="of:=SUM([.M20:.AD20])" office:value-type="float" office:value="0">
            <text:p>0</text:p>
          </table:table-cell>
          <table:table-cell table:style-name="ce3" table:formula="of:=SUM([.M20:.AL20])*[.B20]" office:value-type="float" office:value="0">
            <text:p>0</text:p>
          </table:table-cell>
          <table:table-cell/>
          <table:table-cell table:style-name="ce40" table:formula="of:=__niv4" office:value-type="float" office:value="108">
            <text:p>108</text:p>
          </table:table-cell>
          <table:table-cell table:style-name="ce49"/>
          <table:table-cell table:style-name="ce57"/>
          <table:table-cell table:style-name="ce49"/>
          <table:table-cell table:style-name="ce65"/>
          <table:table-cell table:style-name="ce73" table:formula="of:=[.E20]*[.G20]/60+[.K20]" office:value-type="float" office:value="0">
            <text:p>0.0</text:p>
          </table:table-cell>
          <table:table-cell table:style-name="ce29"/>
          <table:table-cell table:style-name="ce3" table:number-columns-repeated="8"/>
          <table:table-cell/>
          <table:table-cell table:style-name="ce3"/>
          <table:table-cell table:style-name="ce51"/>
          <table:table-cell table:style-name="ce3"/>
          <table:table-cell table:style-name="ce51"/>
          <table:table-cell table:style-name="ce3"/>
          <table:table-cell table:style-name="ce32"/>
          <table:table-cell table:style-name="ce3" table:number-columns-repeated="7"/>
          <table:table-cell/>
          <table:table-cell table:style-name="ce102" table:number-columns-repeated="2"/>
          <table:table-cell table:style-name="ce3"/>
          <table:table-cell table:number-columns-repeated="4"/>
          <table:table-cell table:style-name="ce3"/>
          <table:table-cell table:style-name="ce93" table:formula="of:=SUM([.S20:.AL20])*[.G20]/60*[.B20]" office:value-type="float" office:value="0">
            <text:p>0</text:p>
          </table:table-cell>
          <table:table-cell table:style-name="ce135" table:formula="of:=[.K20]" office:value-type="float" office:value="0">
            <text:p>0</text:p>
          </table:table-cell>
          <table:table-cell table:style-name="ce135" table:formula="of:=[.L20]" office:value-type="float" office:value="0">
            <text:p>0</text:p>
          </table:table-cell>
          <table:table-cell table:style-name="ce3" table:number-columns-repeated="23"/>
          <table:table-cell table:number-columns-repeated="954"/>
        </table:table-row>
        <table:table-row table:style-name="ro4">
          <table:table-cell table:style-name="ce6" office:value-type="string">
            <text:p>Subject I1</text:p>
          </table:table-cell>
          <table:table-cell table:style-name="ce3" office:value-type="float" office:value="1">
            <text:p>1</text:p>
          </table:table-cell>
          <table:table-cell table:style-name="ce26" office:value-type="float" office:value="50">
            <text:p>50</text:p>
          </table:table-cell>
          <table:table-cell table:style-name="ce3" table:formula="of:=SUM([.M21:.AO21])" office:value-type="float" office:value="50">
            <text:p>50</text:p>
          </table:table-cell>
          <table:table-cell table:style-name="ce3" table:formula="of:=SUM([.M21:.AL21])*[.B21]" office:value-type="float" office:value="36">
            <text:p>36</text:p>
          </table:table-cell>
          <table:table-cell office:value-type="string">
            <text:p>Teacher 3</text:p>
          </table:table-cell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90">
            <text:p>90</text:p>
          </table:table-cell>
          <table:table-cell table:style-name="ce57" office:value-type="float" office:value="1">
            <text:p>1</text:p>
          </table:table-cell>
          <table:table-cell table:style-name="ce49" table:formula="of:=[.H21]*[.I21]" office:value-type="float" office:value="90">
            <text:p>90</text:p>
          </table:table-cell>
          <table:table-cell table:style-name="ce65" table:formula="of:=[.$J21]*[.$C$4]/60" office:value-type="float" office:value="33">
            <text:p>33.00</text:p>
          </table:table-cell>
          <table:table-cell table:style-name="ce73" table:formula="of:=[.E21]*[.G21]/60+[.K21]" office:value-type="float" office:value="97.8">
            <text:p>97.8</text:p>
          </table:table-cell>
          <table:table-cell table:style-name="ce29"/>
          <table:table-cell table:style-name="ce3" table:number-columns-repeated="8"/>
          <table:table-cell/>
          <table:table-cell table:style-name="ce3"/>
          <table:table-cell table:style-name="ce51"/>
          <table:table-cell table:style-name="ce3" table:number-columns-repeated="3"/>
          <table:table-cell table:style-name="ce32"/>
          <table:table-cell table:style-name="ce3" table:number-columns-repeated="2"/>
          <table:table-cell table:style-name="ce3" office:value-type="float" office:value="4">
            <text:p>4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6">
            <text:p>6</text:p>
          </table:table-cell>
          <table:table-cell table:style-name="ce102" table:number-columns-repeated="2"/>
          <table:table-cell table:style-name="ce3" office:value-type="float" office:value="4">
            <text:p>4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number-columns-repeated="2"/>
          <table:table-cell table:style-name="ce3"/>
          <table:table-cell table:style-name="ce93" table:formula="of:=SUM([.S21:.AL21])*[.G21]/60*[.B21]" office:value-type="float" office:value="64.8">
            <text:p>65</text:p>
          </table:table-cell>
          <table:table-cell table:style-name="ce135" table:formula="of:=[.K21]" office:value-type="float" office:value="33">
            <text:p>33</text:p>
          </table:table-cell>
          <table:table-cell table:style-name="ce135" table:formula="of:=[.L21]" office:value-type="float" office:value="97.8">
            <text:p>98</text:p>
          </table:table-cell>
          <table:table-cell table:style-name="ce3" table:number-columns-repeated="23"/>
          <table:table-cell table:number-columns-repeated="954"/>
        </table:table-row>
        <table:table-row table:style-name="ro4">
          <table:table-cell table:style-name="ce3" office:value-type="string">
            <text:p>Subject J1</text:p>
          </table:table-cell>
          <table:table-cell table:style-name="ce3" office:value-type="float" office:value="1">
            <text:p>1</text:p>
          </table:table-cell>
          <table:table-cell table:style-name="ce26" office:value-type="float" office:value="30">
            <text:p>30</text:p>
          </table:table-cell>
          <table:table-cell table:style-name="ce3" table:formula="of:=SUM([.M22:.AO22])" office:value-type="float" office:value="36">
            <text:p>36</text:p>
          </table:table-cell>
          <table:table-cell table:style-name="ce3" table:formula="of:=SUM([.M22:.AL22])*[.B22]" office:value-type="float" office:value="28">
            <text:p>28</text:p>
          </table:table-cell>
          <table:table-cell office:value-type="string">
            <text:p>Teacher2</text:p>
          </table:table-cell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60">
            <text:p>60</text:p>
          </table:table-cell>
          <table:table-cell table:style-name="ce57" office:value-type="float" office:value="1">
            <text:p>1</text:p>
          </table:table-cell>
          <table:table-cell table:style-name="ce49" table:formula="of:=[.H22]*[.I22]" office:value-type="float" office:value="60">
            <text:p>60</text:p>
          </table:table-cell>
          <table:table-cell table:style-name="ce65" table:formula="of:=[.$J22]*[.$C$4]/60" office:value-type="float" office:value="22">
            <text:p>22.00</text:p>
          </table:table-cell>
          <table:table-cell table:style-name="ce73" table:formula="of:=[.E22]*[.G22]/60+[.K22]" office:value-type="float" office:value="72.4">
            <text:p>72.4</text:p>
          </table:table-cell>
          <table:table-cell table:style-name="ce29"/>
          <table:table-cell table:style-name="ce3" table:number-columns-repeated="8"/>
          <table:table-cell/>
          <table:table-cell table:style-name="ce3"/>
          <table:table-cell table:style-name="ce51"/>
          <table:table-cell table:style-name="ce3" table:number-columns-repeated="3"/>
          <table:table-cell table:style-name="ce32"/>
          <table:table-cell table:style-name="ce3"/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102" table:number-columns-repeated="2"/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number-columns-repeated="2"/>
          <table:table-cell table:style-name="ce3"/>
          <table:table-cell table:style-name="ce93" table:formula="of:=SUM([.S22:.AL22])*[.G22]/60*[.B22]" office:value-type="float" office:value="50.4">
            <text:p>50</text:p>
          </table:table-cell>
          <table:table-cell table:style-name="ce135" table:formula="of:=[.K22]" office:value-type="float" office:value="22">
            <text:p>22</text:p>
          </table:table-cell>
          <table:table-cell table:style-name="ce135" table:formula="of:=[.L22]" office:value-type="float" office:value="72.4">
            <text:p>72</text:p>
          </table:table-cell>
          <table:table-cell table:style-name="ce3" table:number-columns-repeated="23"/>
          <table:table-cell table:number-columns-repeated="954"/>
        </table:table-row>
        <table:table-row table:style-name="ro4">
          <table:table-cell table:style-name="ce7" office:value-type="string">
            <text:p>Subject K1</text:p>
          </table:table-cell>
          <table:table-cell table:style-name="ce3" office:value-type="float" office:value="1">
            <text:p>1</text:p>
          </table:table-cell>
          <table:table-cell table:style-name="ce26" office:value-type="float" office:value="30">
            <text:p>30</text:p>
          </table:table-cell>
          <table:table-cell table:style-name="ce3" table:formula="of:=SUM([.M23:.AO23])" office:value-type="float" office:value="34">
            <text:p>34</text:p>
          </table:table-cell>
          <table:table-cell table:style-name="ce3" table:formula="of:=SUM([.M23:.AL23])*[.B23]" office:value-type="float" office:value="22">
            <text:p>22</text:p>
          </table:table-cell>
          <table:table-cell office:value-type="string">
            <text:p>Teacher1</text:p>
          </table:table-cell>
          <table:table-cell table:style-name="ce40" table:formula="of:=__niv4" office:value-type="float" office:value="108">
            <text:p>108</text:p>
          </table:table-cell>
          <table:table-cell table:style-name="ce48" office:value-type="float" office:value="30">
            <text:p>30</text:p>
          </table:table-cell>
          <table:table-cell table:style-name="ce57" office:value-type="float" office:value="1">
            <text:p>1</text:p>
          </table:table-cell>
          <table:table-cell table:style-name="ce49" table:formula="of:=[.H23]*[.I23]" office:value-type="float" office:value="30">
            <text:p>30</text:p>
          </table:table-cell>
          <table:table-cell table:style-name="ce65" table:formula="of:=[.$J23]*[.$C$4]/60" office:value-type="float" office:value="11">
            <text:p>11.00</text:p>
          </table:table-cell>
          <table:table-cell table:style-name="ce73" table:formula="of:=[.E23]*[.G23]/60+[.K23]" office:value-type="float" office:value="50.6">
            <text:p>50.6</text:p>
          </table:table-cell>
          <table:table-cell table:style-name="ce29"/>
          <table:table-cell table:number-columns-repeated="14"/>
          <table:table-cell table:style-name="ce102"/>
          <table:table-cell/>
          <table:table-cell table:number-columns-repeated="2"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102" table:number-columns-repeated="2"/>
          <table:table-cell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number-columns-repeated="3"/>
          <table:table-cell table:style-name="ce93" table:formula="of:=SUM([.S23:.AL23])*[.G23]/60*[.B23]" office:value-type="float" office:value="39.6">
            <text:p>40</text:p>
          </table:table-cell>
          <table:table-cell table:style-name="ce135" table:formula="of:=[.K23]" office:value-type="float" office:value="11">
            <text:p>11</text:p>
          </table:table-cell>
          <table:table-cell table:style-name="ce135" table:formula="of:=[.L23]" office:value-type="float" office:value="50.6">
            <text:p>51</text:p>
          </table:table-cell>
          <table:table-cell table:number-columns-repeated="977"/>
        </table:table-row>
        <table:table-row table:style-name="ro4">
          <table:table-cell table:style-name="ce8" office:value-type="string">
            <text:p>Subject L1</text:p>
          </table:table-cell>
          <table:table-cell table:style-name="ce3" office:value-type="float" office:value="1">
            <text:p>1</text:p>
          </table:table-cell>
          <table:table-cell table:style-name="ce26" office:value-type="float" office:value="40">
            <text:p>40</text:p>
          </table:table-cell>
          <table:table-cell table:style-name="ce3" table:formula="of:=SUM([.M24:.AO24])" office:value-type="float" office:value="40">
            <text:p>40</text:p>
          </table:table-cell>
          <table:table-cell table:style-name="ce3" table:formula="of:=SUM([.M24:.AL24])*[.B24]" office:value-type="float" office:value="28">
            <text:p>28</text:p>
          </table:table-cell>
          <table:table-cell office:value-type="string">
            <text:p>Teacher 7</text:p>
          </table:table-cell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60">
            <text:p>60</text:p>
          </table:table-cell>
          <table:table-cell table:style-name="ce57" office:value-type="float" office:value="1">
            <text:p>1</text:p>
          </table:table-cell>
          <table:table-cell table:style-name="ce49" table:formula="of:=[.H24]*[.I24]" office:value-type="float" office:value="60">
            <text:p>60</text:p>
          </table:table-cell>
          <table:table-cell table:style-name="ce65" table:formula="of:=[.$J24]*[.$C$4]/60" office:value-type="float" office:value="22">
            <text:p>22.00</text:p>
          </table:table-cell>
          <table:table-cell table:style-name="ce73" table:formula="of:=[.E24]*[.G24]/60+[.K24]" office:value-type="float" office:value="72.4">
            <text:p>72.4</text:p>
          </table:table-cell>
          <table:table-cell table:style-name="ce29"/>
          <table:table-cell table:style-name="ce3" table:number-columns-repeated="8"/>
          <table:table-cell/>
          <table:table-cell table:style-name="ce3"/>
          <table:table-cell table:style-name="ce51"/>
          <table:table-cell table:style-name="ce3"/>
          <table:table-cell table:style-name="ce51"/>
          <table:table-cell table:style-name="ce3"/>
          <table:table-cell table:style-name="ce32"/>
          <table:table-cell table:style-name="ce3"/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102" table:number-columns-repeated="2"/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number-columns-repeated="2"/>
          <table:table-cell table:style-name="ce3"/>
          <table:table-cell table:style-name="ce93" table:formula="of:=SUM([.S24:.AL24])*[.G24]/60*[.B24]" office:value-type="float" office:value="50.4">
            <text:p>50</text:p>
          </table:table-cell>
          <table:table-cell table:style-name="ce135" table:formula="of:=[.K24]" office:value-type="float" office:value="22">
            <text:p>22</text:p>
          </table:table-cell>
          <table:table-cell table:style-name="ce135" table:formula="of:=[.L24]" office:value-type="float" office:value="72.4">
            <text:p>72</text:p>
          </table:table-cell>
          <table:table-cell table:style-name="ce3" table:number-columns-repeated="23"/>
          <table:table-cell table:number-columns-repeated="954"/>
        </table:table-row>
        <table:table-row table:style-name="ro3">
          <table:table-cell table:style-name="ce9" office:value-type="string">
            <text:p>Projects:</text:p>
          </table:table-cell>
          <table:table-cell/>
          <table:table-cell table:number-columns-repeated="2"/>
          <table:table-cell/>
          <table:table-cell/>
          <table:table-cell table:style-name="ce40" table:formula="of:=__niv4" office:value-type="float" office:value="108">
            <text:p>108</text:p>
          </table:table-cell>
          <table:table-cell table:number-columns-repeated="3"/>
          <table:table-cell/>
          <table:table-cell table:style-name="ce73" table:formula="of:=[.E25]*[.G25]/60+[.K25]" office:value-type="float" office:value="0">
            <text:p>0.0</text:p>
          </table:table-cell>
          <table:table-cell table:style-name="ce29"/>
          <table:table-cell table:number-columns-repeated="14"/>
          <table:table-cell table:style-name="ce102"/>
          <table:table-cell table:number-columns-repeated="6"/>
          <table:table-cell table:style-name="ce3"/>
          <table:table-cell/>
          <table:table-cell table:style-name="ce102" table:number-columns-repeated="2"/>
          <table:table-cell table:number-columns-repeated="6"/>
          <table:table-cell table:style-name="ce93" table:formula="of:=SUM([.S25:.AL25])*[.G25]/60*[.B25]" office:value-type="float" office:value="0">
            <text:p>0</text:p>
          </table:table-cell>
          <table:table-cell table:style-name="ce135" table:formula="of:=[.K25]" office:value-type="float" office:value="0">
            <text:p>0</text:p>
          </table:table-cell>
          <table:table-cell table:style-name="ce135" table:formula="of:=[.L25]" office:value-type="float" office:value="0">
            <text:p>0</text:p>
          </table:table-cell>
          <table:table-cell table:number-columns-repeated="977"/>
        </table:table-row>
        <table:table-row table:style-name="ro4">
          <table:table-cell table:style-name="ce6" office:value-type="string">
            <text:p>Subject M1</text:p>
          </table:table-cell>
          <table:table-cell table:style-name="ce3" office:value-type="float" office:value="1">
            <text:p>1</text:p>
          </table:table-cell>
          <table:table-cell table:style-name="ce26" office:value-type="float" office:value="14">
            <text:p>14</text:p>
          </table:table-cell>
          <table:table-cell table:style-name="ce3" table:formula="of:=SUM([.M26:.AO26])" office:value-type="float" office:value="14">
            <text:p>14</text:p>
          </table:table-cell>
          <table:table-cell table:style-name="ce3" table:formula="of:=SUM([.M26:.AL26])*[.B26]" office:value-type="float" office:value="12">
            <text:p>12</text:p>
          </table:table-cell>
          <table:table-cell office:value-type="string">
            <text:p>Teacher 8</text:p>
          </table:table-cell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40">
            <text:p>40</text:p>
          </table:table-cell>
          <table:table-cell table:style-name="ce57" office:value-type="float" office:value="1">
            <text:p>1</text:p>
          </table:table-cell>
          <table:table-cell table:style-name="ce49" table:formula="of:=[.H26]*[.I26]" office:value-type="float" office:value="40">
            <text:p>40</text:p>
          </table:table-cell>
          <table:table-cell table:style-name="ce65" table:formula="of:=[.$J26]*[.$C$4]/60" office:value-type="float" office:value="14.6666666666667">
            <text:p>14.67</text:p>
          </table:table-cell>
          <table:table-cell table:style-name="ce73" table:formula="of:=[.E26]*[.G26]/60+[.K26]" office:value-type="float" office:value="36.2666666666667">
            <text:p>36.3</text:p>
          </table:table-cell>
          <table:table-cell table:style-name="ce29"/>
          <table:table-cell table:style-name="ce3" table:number-columns-repeated="8"/>
          <table:table-cell/>
          <table:table-cell table:style-name="ce3"/>
          <table:table-cell table:style-name="ce51"/>
          <table:table-cell table:style-name="ce3"/>
          <table:table-cell table:style-name="ce51"/>
          <table:table-cell table:style-name="ce3"/>
          <table:table-cell table:style-name="ce32"/>
          <table:table-cell table:style-name="ce3"/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table:number-columns-repeated="4"/>
          <table:table-cell table:style-name="ce3" office:value-type="float" office:value="4">
            <text:p>4</text:p>
          </table:table-cell>
          <table:table-cell table:style-name="ce102" table:number-columns-repeated="2"/>
          <table:table-cell table:style-name="ce3" office:value-type="float" office:value="2">
            <text:p>2</text:p>
          </table:table-cell>
          <table:table-cell table:number-columns-repeated="4"/>
          <table:table-cell table:style-name="ce3"/>
          <table:table-cell table:style-name="ce93" table:formula="of:=SUM([.S26:.AL26])*[.G26]/60*[.B26]" office:value-type="float" office:value="21.6">
            <text:p>22</text:p>
          </table:table-cell>
          <table:table-cell table:style-name="ce135" table:formula="of:=[.K26]" office:value-type="float" office:value="14.6666666666667">
            <text:p>15</text:p>
          </table:table-cell>
          <table:table-cell table:style-name="ce135" table:formula="of:=[.L26]" office:value-type="float" office:value="36.2666666666667">
            <text:p>36</text:p>
          </table:table-cell>
          <table:table-cell table:style-name="ce3" table:number-columns-repeated="23"/>
          <table:table-cell table:number-columns-repeated="954"/>
        </table:table-row>
        <table:table-row table:style-name="ro4">
          <table:table-cell table:style-name="ce8" office:value-type="string">
            <text:p>Subject N1</text:p>
          </table:table-cell>
          <table:table-cell table:style-name="ce3" office:value-type="float" office:value="1">
            <text:p>1</text:p>
          </table:table-cell>
          <table:table-cell table:style-name="ce26" office:value-type="float" office:value="36">
            <text:p>36</text:p>
          </table:table-cell>
          <table:table-cell table:style-name="ce3" table:formula="of:=SUM([.M27:.AO27])" office:value-type="float" office:value="32">
            <text:p>32</text:p>
          </table:table-cell>
          <table:table-cell table:style-name="ce3" table:formula="of:=SUM([.M27:.AL27])*[.B27]" office:value-type="float" office:value="32">
            <text:p>32</text:p>
          </table:table-cell>
          <table:table-cell office:value-type="string">
            <text:p>Teacher 3</text:p>
          </table:table-cell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60">
            <text:p>60</text:p>
          </table:table-cell>
          <table:table-cell table:style-name="ce57" office:value-type="float" office:value="1">
            <text:p>1</text:p>
          </table:table-cell>
          <table:table-cell table:style-name="ce49" table:formula="of:=[.H27]*[.I27]" office:value-type="float" office:value="60">
            <text:p>60</text:p>
          </table:table-cell>
          <table:table-cell table:style-name="ce65" table:formula="of:=[.$J27]*[.$C$4]/60" office:value-type="float" office:value="22">
            <text:p>22.00</text:p>
          </table:table-cell>
          <table:table-cell table:style-name="ce73" table:formula="of:=[.E27]*[.G27]/60+[.K27]" office:value-type="float" office:value="79.6">
            <text:p>79.6</text:p>
          </table:table-cell>
          <table:table-cell table:style-name="ce29"/>
          <table:table-cell table:style-name="ce3" table:number-columns-repeated="8"/>
          <table:table-cell/>
          <table:table-cell table:style-name="ce3"/>
          <table:table-cell table:style-name="ce51"/>
          <table:table-cell table:style-name="ce3"/>
          <table:table-cell table:style-name="ce51"/>
          <table:table-cell table:style-name="ce3"/>
          <table:table-cell table:style-name="ce32"/>
          <table:table-cell table:style-name="ce3" table:number-columns-repeated="2"/>
          <table:table-cell table:style-name="ce3" office:value-type="float" office:value="6">
            <text:p>6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6">
            <text:p>6</text:p>
          </table:table-cell>
          <table:table-cell/>
          <table:table-cell table:style-name="ce102" table:number-columns-repeated="2"/>
          <table:table-cell table:style-name="ce3"/>
          <table:table-cell table:number-columns-repeated="4"/>
          <table:table-cell table:style-name="ce3"/>
          <table:table-cell table:style-name="ce93" table:formula="of:=SUM([.S27:.AL27])*[.G27]/60*[.B27]" office:value-type="float" office:value="57.6">
            <text:p>58</text:p>
          </table:table-cell>
          <table:table-cell table:style-name="ce135" table:formula="of:=[.K27]" office:value-type="float" office:value="22">
            <text:p>22</text:p>
          </table:table-cell>
          <table:table-cell table:style-name="ce135" table:formula="of:=[.L27]" office:value-type="float" office:value="79.6">
            <text:p>80</text:p>
          </table:table-cell>
          <table:table-cell table:style-name="ce3" table:number-columns-repeated="23"/>
          <table:table-cell table:number-columns-repeated="954"/>
        </table:table-row>
        <table:table-row table:style-name="ro4">
          <table:table-cell table:style-name="ce8" office:value-type="string">
            <text:p>Subject O1</text:p>
          </table:table-cell>
          <table:table-cell table:style-name="ce3" office:value-type="float" office:value="1">
            <text:p>1</text:p>
          </table:table-cell>
          <table:table-cell table:style-name="ce26" office:value-type="float" office:value="24">
            <text:p>24</text:p>
          </table:table-cell>
          <table:table-cell table:style-name="ce3" table:formula="of:=SUM([.M28:.AO28])" office:value-type="float" office:value="28">
            <text:p>28</text:p>
          </table:table-cell>
          <table:table-cell table:style-name="ce3" table:formula="of:=SUM([.M28:.AL28])*[.B28]" office:value-type="float" office:value="4">
            <text:p>4</text:p>
          </table:table-cell>
          <table:table-cell office:value-type="string">
            <text:p>Teacher 7</text:p>
          </table:table-cell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60">
            <text:p>60</text:p>
          </table:table-cell>
          <table:table-cell table:style-name="ce57" office:value-type="float" office:value="1">
            <text:p>1</text:p>
          </table:table-cell>
          <table:table-cell table:style-name="ce49" table:formula="of:=[.H28]*[.I28]" office:value-type="float" office:value="60">
            <text:p>60</text:p>
          </table:table-cell>
          <table:table-cell table:style-name="ce65" table:formula="of:=[.$J28]*[.$C$4]/60" office:value-type="float" office:value="22">
            <text:p>22.00</text:p>
          </table:table-cell>
          <table:table-cell table:style-name="ce73" table:formula="of:=[.E28]*[.G28]/60+[.K28]" office:value-type="float" office:value="29.2">
            <text:p>29.2</text:p>
          </table:table-cell>
          <table:table-cell table:style-name="ce29"/>
          <table:table-cell table:style-name="ce3" table:number-columns-repeated="8"/>
          <table:table-cell/>
          <table:table-cell table:style-name="ce3"/>
          <table:table-cell table:style-name="ce51"/>
          <table:table-cell table:style-name="ce3"/>
          <table:table-cell table:style-name="ce51"/>
          <table:table-cell table:style-name="ce3"/>
          <table:table-cell table:style-name="ce32"/>
          <table:table-cell table:style-name="ce3" table:number-columns-repeated="7"/>
          <table:table-cell table:style-name="ce3" office:value-type="float" office:value="4">
            <text:p>4</text:p>
          </table:table-cell>
          <table:table-cell table:style-name="ce102" table:number-columns-repeated="2"/>
          <table:table-cell table:style-name="ce3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number-columns-repeated="2"/>
          <table:table-cell table:style-name="ce3"/>
          <table:table-cell table:style-name="ce93" table:formula="of:=SUM([.S28:.AL28])*[.G28]/60*[.B28]" office:value-type="float" office:value="7.2">
            <text:p>7</text:p>
          </table:table-cell>
          <table:table-cell table:style-name="ce135" table:formula="of:=[.K28]" office:value-type="float" office:value="22">
            <text:p>22</text:p>
          </table:table-cell>
          <table:table-cell table:style-name="ce135" table:formula="of:=[.L28]" office:value-type="float" office:value="29.2">
            <text:p>29</text:p>
          </table:table-cell>
          <table:table-cell table:style-name="ce3" table:number-columns-repeated="23"/>
          <table:table-cell table:number-columns-repeated="954"/>
        </table:table-row>
        <table:table-row table:style-name="ro5">
          <table:table-cell table:style-name="ce6"/>
          <table:table-cell table:style-name="ce3"/>
          <table:table-cell/>
          <table:table-cell table:style-name="ce3" table:number-columns-repeated="2"/>
          <table:table-cell table:number-columns-repeated="2"/>
          <table:table-cell table:style-name="ce49"/>
          <table:table-cell table:style-name="ce57"/>
          <table:table-cell table:style-name="ce49"/>
          <table:table-cell table:style-name="ce65"/>
          <table:table-cell table:style-name="ce73"/>
          <table:table-cell table:style-name="ce29"/>
          <table:table-cell table:style-name="ce5" table:number-columns-repeated="6"/>
          <table:table-cell table:style-name="ce3" table:number-columns-repeated="2"/>
          <table:table-cell/>
          <table:table-cell table:style-name="ce3"/>
          <table:table-cell table:style-name="ce51"/>
          <table:table-cell table:style-name="ce3" table:number-columns-repeated="3"/>
          <table:table-cell table:style-name="ce32"/>
          <table:table-cell table:style-name="ce3" table:number-columns-repeated="7"/>
          <table:table-cell/>
          <table:table-cell table:style-name="ce102" table:number-columns-repeated="2"/>
          <table:table-cell table:style-name="ce3"/>
          <table:table-cell table:number-columns-repeated="4"/>
          <table:table-cell table:style-name="ce3"/>
          <table:table-cell table:style-name="ce93"/>
          <table:table-cell table:style-name="ce135" table:number-columns-repeated="2"/>
          <table:table-cell table:style-name="ce3" table:number-columns-repeated="23"/>
          <table:table-cell table:number-columns-repeated="954"/>
        </table:table-row>
        <table:table-row table:style-name="ro5">
          <table:table-cell table:style-name="ce10" office:value-type="string">
            <text:p>I ALT</text:p>
          </table:table-cell>
          <table:table-cell table:style-name="ce13"/>
          <table:table-cell table:style-name="ce27" table:formula="of:=SUM([.C6:.C29])" office:value-type="float" office:value="400">
            <text:p>400</text:p>
          </table:table-cell>
          <table:table-cell table:style-name="ce13" table:formula="of:=SUM([.D7:.D29])" office:value-type="float" office:value="411">
            <text:p>411</text:p>
          </table:table-cell>
          <table:table-cell table:style-name="ce13" table:formula="of:=SUM([.E7:.E29])" office:value-type="float" office:value="339">
            <text:p>339</text:p>
          </table:table-cell>
          <table:table-cell table:style-name="ce41" table:formula="of:=[.E30]/18" office:value-type="float" office:value="18.8333333333333">
            <text:p>18.83</text:p>
          </table:table-cell>
          <table:table-cell table:style-name="ce41"/>
          <table:table-cell table:style-name="ce50" table:formula="of:=[.D30]/18" office:value-type="float" office:value="22.8333333333333">
            <text:p>23</text:p>
          </table:table-cell>
          <table:table-cell table:style-name="ce60" table:formula="of:=SUM([.I6:.I29])" office:value-type="float" office:value="14">
            <text:p>14</text:p>
          </table:table-cell>
          <table:table-cell table:style-name="ce50" table:formula="of:=SUM([.J7:.J29])" office:value-type="float" office:value="620">
            <text:p>620</text:p>
          </table:table-cell>
          <table:table-cell table:style-name="ce68" table:formula="of:=SUM([.K6:.K29])" office:value-type="float" office:value="227.333333333333">
            <text:p>227.33</text:p>
          </table:table-cell>
          <table:table-cell table:style-name="ce76" table:formula="of:=SUM([.L6:.L29])" office:value-type="float" office:value="837.533333333333">
            <text:p>837.5</text:p>
          </table:table-cell>
          <table:table-cell table:style-name="ce13" table:formula="of:=SUM([.M6:.M29])" office:value-type="float" office:value="0">
            <text:p>0</text:p>
          </table:table-cell>
          <table:table-cell table:style-name="ce13" table:formula="of:=SUM([.N6:.N29])" office:value-type="float" office:value="0">
            <text:p>0</text:p>
          </table:table-cell>
          <table:table-cell table:style-name="ce13" table:formula="of:=SUM([.O6:.O29])" office:value-type="float" office:value="0">
            <text:p>0</text:p>
          </table:table-cell>
          <table:table-cell table:style-name="ce13" table:formula="of:=SUM([.P6:.P29])" office:value-type="float" office:value="0">
            <text:p>0</text:p>
          </table:table-cell>
          <table:table-cell table:style-name="ce13" table:formula="of:=SUM([.Q6:.Q29])" office:value-type="float" office:value="0">
            <text:p>0</text:p>
          </table:table-cell>
          <table:table-cell table:style-name="ce13" table:formula="of:=SUM([.R6:.R29])" office:value-type="float" office:value="0">
            <text:p>0</text:p>
          </table:table-cell>
          <table:table-cell table:style-name="ce13" table:formula="of:=SUM([.S6:.S29])" office:value-type="float" office:value="0">
            <text:p>0</text:p>
          </table:table-cell>
          <table:table-cell table:style-name="ce13" table:formula="of:=SUM([.T6:.T29])" office:value-type="float" office:value="0">
            <text:p>0</text:p>
          </table:table-cell>
          <table:table-cell table:style-name="ce13" table:formula="of:=SUM([.U6:.U29])" office:value-type="float" office:value="21">
            <text:p>21</text:p>
          </table:table-cell>
          <table:table-cell table:style-name="ce13" table:formula="of:=SUM([.V6:.V29])" office:value-type="float" office:value="24">
            <text:p>24</text:p>
          </table:table-cell>
          <table:table-cell table:style-name="ce13" table:formula="of:=SUM([.W6:.W29])" office:value-type="float" office:value="22">
            <text:p>22</text:p>
          </table:table-cell>
          <table:table-cell table:style-name="ce13" table:formula="of:=SUM([.X6:.X29])" office:value-type="float" office:value="24">
            <text:p>24</text:p>
          </table:table-cell>
          <table:table-cell table:style-name="ce13" table:formula="of:=SUM([.Y6:.Y29])" office:value-type="float" office:value="24">
            <text:p>24</text:p>
          </table:table-cell>
          <table:table-cell table:style-name="ce13" table:formula="of:=SUM([.Z6:.Z29])" office:value-type="float" office:value="22">
            <text:p>22</text:p>
          </table:table-cell>
          <table:table-cell table:style-name="ce13" table:formula="of:=SUM([.AA6:.AA29])" office:value-type="float" office:value="22">
            <text:p>22</text:p>
          </table:table-cell>
          <table:table-cell table:style-name="ce103" table:formula="of:=SUM([.AB6:.AB29])" office:value-type="float" office:value="0">
            <text:p>0</text:p>
          </table:table-cell>
          <table:table-cell table:style-name="ce13" table:formula="of:=SUM([.AC6:.AC29])" office:value-type="float" office:value="18">
            <text:p>18</text:p>
          </table:table-cell>
          <table:table-cell table:style-name="ce13" table:formula="of:=SUM([.AD6:.AD29])" office:value-type="float" office:value="16">
            <text:p>16</text:p>
          </table:table-cell>
          <table:table-cell table:style-name="ce13" table:formula="of:=SUM([.AE6:.AE29])" office:value-type="float" office:value="26">
            <text:p>26</text:p>
          </table:table-cell>
          <table:table-cell table:style-name="ce13" table:formula="of:=SUM([.AF6:.AF29])" office:value-type="float" office:value="22">
            <text:p>22</text:p>
          </table:table-cell>
          <table:table-cell table:style-name="ce13" table:formula="of:=SUM([.AG6:.AG29])" office:value-type="float" office:value="24">
            <text:p>24</text:p>
          </table:table-cell>
          <table:table-cell table:style-name="ce13" table:formula="of:=SUM([.AH6:.AH29])" office:value-type="float" office:value="24">
            <text:p>24</text:p>
          </table:table-cell>
          <table:table-cell table:style-name="ce13" table:formula="of:=SUM([.AI6:.AI29])" office:value-type="float" office:value="24">
            <text:p>24</text:p>
          </table:table-cell>
          <table:table-cell table:style-name="ce13" table:formula="of:=SUM([.AJ6:.AJ29])" office:value-type="float" office:value="26">
            <text:p>26</text:p>
          </table:table-cell>
          <table:table-cell table:style-name="ce103" table:formula="of:=SUM([.AK6:.AK29])" office:value-type="float" office:value="0">
            <text:p>0</text:p>
          </table:table-cell>
          <table:table-cell table:style-name="ce103"/>
          <table:table-cell table:style-name="ce13" table:formula="of:=SUM([.AM6:.AM29])" office:value-type="float" office:value="24">
            <text:p>24</text:p>
          </table:table-cell>
          <table:table-cell table:style-name="ce13" table:formula="of:=SUM([.AN6:.AN29])" office:value-type="float" office:value="24">
            <text:p>24</text:p>
          </table:table-cell>
          <table:table-cell table:style-name="ce13" table:formula="of:=SUM([.AO6:.AO29])" office:value-type="float" office:value="24">
            <text:p>24</text:p>
          </table:table-cell>
          <table:table-cell table:style-name="ce13" table:formula="of:=SUM([.AP6:.AP29])" office:value-type="float" office:value="0">
            <text:p>0</text:p>
          </table:table-cell>
          <table:table-cell table:style-name="ce13" table:formula="of:=SUM([.AQ6:.AQ29])" office:value-type="float" office:value="0">
            <text:p>0</text:p>
          </table:table-cell>
          <table:table-cell table:style-name="ce13" table:formula="of:=SUM([.AR6:.AR29])" office:value-type="float" office:value="0">
            <text:p>0</text:p>
          </table:table-cell>
          <table:table-cell table:style-name="ce13" table:formula="of:=SUM([.AS6:.AS29])" office:value-type="float" office:value="610.2">
            <text:p>610</text:p>
          </table:table-cell>
          <table:table-cell table:style-name="ce133" table:formula="of:=SUM([.AT6:.AT29])" office:value-type="float" office:value="227.333333333333">
            <text:p>227</text:p>
          </table:table-cell>
          <table:table-cell table:style-name="ce133" table:formula="of:=SUM([.AU7:.AU29])" office:value-type="float" office:value="837.533333333333">
            <text:p>838</text:p>
          </table:table-cell>
          <table:table-cell table:style-name="ce13"/>
          <table:table-cell table:style-name="ce3" table:number-columns-repeated="2"/>
          <table:table-cell table:style-name="ce13" table:number-columns-repeated="974"/>
        </table:table-row>
        <table:table-row table:style-name="ro5">
          <table:table-cell table:style-name="ce3" table:number-columns-repeated="3"/>
          <table:table-cell table:style-name="ce37"/>
          <table:table-cell table:style-name="ce3" table:number-columns-repeated="3"/>
          <table:table-cell table:style-name="ce51"/>
          <table:table-cell table:style-name="ce56"/>
          <table:table-cell table:style-name="ce51"/>
          <table:table-cell table:style-name="ce37"/>
          <table:table-cell table:style-name="ce72"/>
          <table:table-cell table:style-name="ce3" table:number-columns-repeated="15"/>
          <table:table-cell table:style-name="ce32"/>
          <table:table-cell table:style-name="ce3" table:number-columns-repeated="8"/>
          <table:table-cell table:style-name="ce32" table:number-columns-repeated="2"/>
          <table:table-cell table:style-name="ce3" table:number-columns-repeated="6"/>
          <table:table-cell table:style-name="ce93" table:number-columns-repeated="3"/>
          <table:table-cell table:style-name="ce3" table:number-columns-repeated="977"/>
        </table:table-row>
        <table:table-row table:style-name="ro3">
          <table:table-cell office:value-type="string">
            <text:p>ANTAL STUDERENDE:</text:p>
          </table:table-cell>
          <table:table-cell/>
          <table:table-cell table:style-name="ce3" office:value-type="float" office:value="22">
            <text:p>22</text:p>
          </table:table-cell>
          <table:table-cell table:style-name="ce3"/>
          <table:table-cell table:number-columns-repeated="3"/>
          <table:table-cell table:style-name="ce46"/>
          <table:table-cell table:style-name="ce57"/>
          <table:table-cell table:style-name="ce49"/>
          <table:table-cell table:style-name="ce65"/>
          <table:table-cell table:style-name="ce73"/>
          <table:table-cell table:style-name="ce83" table:number-columns-repeated="7"/>
          <table:table-cell table:style-name="ce90"/>
          <table:table-cell table:style-name="ce91"/>
          <table:table-cell table:style-name="ce92" table:number-columns-repeated="2"/>
          <table:table-cell table:style-name="ce94"/>
          <table:table-cell table:style-name="ce90"/>
          <table:table-cell table:style-name="ce91"/>
          <table:table-cell table:style-name="ce90"/>
          <table:table-cell table:style-name="ce100"/>
          <table:table-cell table:style-name="ce91"/>
          <table:table-cell table:style-name="ce92"/>
          <table:table-cell table:style-name="ce115" table:number-columns-repeated="2"/>
          <table:table-cell table:style-name="ce91" table:number-columns-repeated="2"/>
          <table:table-cell table:style-name="ce92" table:number-columns-repeated="2"/>
          <table:table-cell table:style-name="ce119"/>
          <table:table-cell table:style-name="ce102"/>
          <table:table-cell table:style-name="ce115"/>
          <table:table-cell/>
          <table:table-cell table:style-name="ce92"/>
          <table:table-cell table:style-name="ce91" table:number-columns-repeated="2"/>
          <table:table-cell table:style-name="ce115"/>
          <table:table-cell table:style-name="ce93" table:number-columns-repeated="3"/>
          <table:table-cell table:style-name="ce3" table:number-columns-repeated="23"/>
          <table:table-cell table:number-columns-repeated="954"/>
        </table:table-row>
        <table:table-row table:style-name="ro2">
          <table:table-cell table:style-name="ce5" office:value-type="string">
            <text:p>1. Sem B Netværk</text:p>
          </table:table-cell>
          <table:table-cell table:style-name="ce5" office:value-type="string">
            <text:p>TFAKT</text:p>
          </table:table-cell>
          <table:table-cell table:style-name="ce5"/>
          <table:table-cell table:style-name="ce35" office:value-type="string">
            <text:p>Teacher 9</text:p>
          </table:table-cell>
          <table:table-cell table:style-name="ce35"/>
          <table:table-cell table:style-name="ce39" office:value-type="string">
            <text:p>LÆRER</text:p>
          </table:table-cell>
          <table:table-cell table:style-name="ce39"/>
          <table:table-cell table:style-name="ce47"/>
          <table:table-cell table:style-name="ce58" office:value-type="string">
            <text:p>FAKTOR</text:p>
          </table:table-cell>
          <table:table-cell table:style-name="ce47"/>
          <table:table-cell table:style-name="ce66" office:value-type="string">
            <text:p>RTI</text:p>
          </table:table-cell>
          <table:table-cell table:style-name="ce74" office:value-type="string">
            <text:p>UTI</text:p>
          </table:table-cell>
          <table:table-cell table:style-name="ce84" office:value-type="string">
            <text:p>fe1</text:p>
          </table:table-cell>
          <table:table-cell table:style-name="ce84" office:value-type="string">
            <text:p>fe2</text:p>
          </table:table-cell>
          <table:table-cell table:style-name="ce84" office:value-type="string">
            <text:p>fe3</text:p>
          </table:table-cell>
          <table:table-cell table:style-name="ce84" office:value-type="string">
            <text:p>fe4</text:p>
          </table:table-cell>
          <table:table-cell table:style-name="ce84" office:value-type="string">
            <text:p>fe5</text:p>
          </table:table-cell>
          <table:table-cell table:style-name="ce84" office:value-type="string">
            <text:p>fe6</text:p>
          </table:table-cell>
          <table:table-cell table:style-name="ce84" office:value-type="string">
            <text:p>fa1</text:p>
          </table:table-cell>
          <table:table-cell table:style-name="ce84" office:value-type="string">
            <text:p>fa2</text:p>
          </table:table-cell>
          <table:table-cell table:style-name="ce84" office:value-type="string">
            <text:p>fa3</text:p>
          </table:table-cell>
          <table:table-cell table:style-name="ce84" office:value-type="string">
            <text:p>fa4</text:p>
          </table:table-cell>
          <table:table-cell table:style-name="ce84" office:value-type="string">
            <text:p>fa5</text:p>
          </table:table-cell>
          <table:table-cell table:style-name="ce84" office:value-type="string">
            <text:p>fa6</text:p>
          </table:table-cell>
          <table:table-cell table:style-name="ce30" office:value-type="string">
            <text:p>sa1.1</text:p>
          </table:table-cell>
          <table:table-cell table:style-name="ce30" office:value-type="string">
            <text:p>sa1.2</text:p>
          </table:table-cell>
          <table:table-cell table:style-name="ce30" office:value-type="string">
            <text:p>sa2.1</text:p>
          </table:table-cell>
          <table:table-cell table:style-name="ce101" office:value-type="string">
            <text:p>sa2.2</text:p>
          </table:table-cell>
          <table:table-cell table:style-name="ce30" office:value-type="string">
            <text:p>sa2.3</text:p>
          </table:table-cell>
          <table:table-cell table:style-name="ce30" office:value-type="string">
            <text:p>sa2.4</text:p>
          </table:table-cell>
          <table:table-cell table:style-name="ce30" office:value-type="string">
            <text:p>sa2.5</text:p>
          </table:table-cell>
          <table:table-cell table:style-name="ce30" office:value-type="string">
            <text:p>sa3.1</text:p>
          </table:table-cell>
          <table:table-cell table:style-name="ce30" office:value-type="string">
            <text:p>sa3.2</text:p>
          </table:table-cell>
          <table:table-cell table:style-name="ce30" office:value-type="string">
            <text:p>sa3.3</text:p>
          </table:table-cell>
          <table:table-cell table:style-name="ce30" office:value-type="string">
            <text:p>sa3.4</text:p>
          </table:table-cell>
          <table:table-cell table:style-name="ce30" office:value-type="string">
            <text:p>sa3.5</text:p>
          </table:table-cell>
          <table:table-cell table:style-name="ce101" office:value-type="string">
            <text:p>sa3.6</text:p>
          </table:table-cell>
          <table:table-cell table:style-name="ce101" office:value-type="string">
            <text:p>sa3</text:p>
          </table:table-cell>
          <table:table-cell table:style-name="ce30" office:value-type="string">
            <text:p>sa4.2</text:p>
          </table:table-cell>
          <table:table-cell table:style-name="ce30" office:value-type="string">
            <text:p>sa4.1</text:p>
          </table:table-cell>
          <table:table-cell table:style-name="ce30" office:value-type="string">
            <text:p>sa4.4</text:p>
          </table:table-cell>
          <table:table-cell table:style-name="ce30" office:value-type="string">
            <text:p>sa4.5</text:p>
          </table:table-cell>
          <table:table-cell table:style-name="ce30" office:value-type="string">
            <text:p>sa4.6</text:p>
          </table:table-cell>
          <table:table-cell table:style-name="ce30" office:value-type="string">
            <text:p>ex2</text:p>
          </table:table-cell>
          <table:table-cell table:style-name="ce131" office:value-type="string">
            <text:p>timer</text:p>
          </table:table-cell>
          <table:table-cell table:style-name="ce131" office:value-type="string">
            <text:p>RET1</text:p>
          </table:table-cell>
          <table:table-cell table:style-name="ce131" office:value-type="string">
            <text:p>eksamen</text:p>
          </table:table-cell>
          <table:table-cell table:style-name="ce3" table:number-columns-repeated="23"/>
          <table:table-cell table:style-name="ce5" table:number-columns-repeated="954"/>
        </table:table-row>
        <table:table-row table:style-name="ro3">
          <table:table-cell table:style-name="ce3" table:number-columns-repeated="2"/>
          <table:table-cell table:style-name="ce25" office:value-type="string">
            <text:p>PLAN</text:p>
          </table:table-cell>
          <table:table-cell table:style-name="ce36" table:number-columns-repeated="2"/>
          <table:table-cell table:style-name="ce40" table:number-columns-repeated="2"/>
          <table:table-cell table:style-name="ce48"/>
          <table:table-cell table:style-name="ce59"/>
          <table:table-cell table:style-name="ce48"/>
          <table:table-cell table:style-name="ce67"/>
          <table:table-cell table:style-name="ce75"/>
          <table:table-cell table:style-name="ce29"/>
          <table:table-cell table:style-name="ce17" table:number-columns-repeated="6"/>
          <table:table-cell table:style-name="ce3" table:number-columns-repeated="8"/>
          <table:table-cell table:style-name="ce32"/>
          <table:table-cell table:style-name="ce3" table:number-columns-repeated="8"/>
          <table:table-cell table:style-name="ce32" table:number-columns-repeated="2"/>
          <table:table-cell table:style-name="ce3" table:number-columns-repeated="6"/>
          <table:table-cell table:style-name="ce132" table:number-columns-repeated="3"/>
          <table:table-cell table:style-name="ce3" table:number-columns-repeated="977"/>
        </table:table-row>
        <table:table-row table:style-name="ro4">
          <table:table-cell table:style-name="ce3" office:value-type="string">
            <text:p>Subject A1</text:p>
          </table:table-cell>
          <table:table-cell table:style-name="ce3" office:value-type="float" office:value="1">
            <text:p>1</text:p>
          </table:table-cell>
          <table:table-cell table:style-name="ce25" office:value-type="float" office:value="22">
            <text:p>22</text:p>
          </table:table-cell>
          <table:table-cell table:style-name="ce3" table:formula="of:=SUM([.M35:.AR35])" office:value-type="float" office:value="9">
            <text:p>9</text:p>
          </table:table-cell>
          <table:table-cell table:style-name="ce3" table:formula="of:=SUM([.M35:.AL35])*[.B35]" office:value-type="float" office:value="9">
            <text:p>9</text:p>
          </table:table-cell>
          <table:table-cell table:style-name="ce40" office:value-type="string">
            <text:p>Teacher 9</text:p>
          </table:table-cell>
          <table:table-cell table:style-name="ce40" table:formula="of:=__niv4" office:value-type="float" office:value="108">
            <text:p>108</text:p>
          </table:table-cell>
          <table:table-cell table:style-name="ce48"/>
          <table:table-cell table:style-name="ce59" office:value-type="float" office:value="0">
            <text:p>0</text:p>
          </table:table-cell>
          <table:table-cell table:style-name="ce49" table:formula="of:=[.H35]*[.I35]" office:value-type="float" office:value="0">
            <text:p>0</text:p>
          </table:table-cell>
          <table:table-cell table:style-name="ce65" table:formula="of:=[.$J35]*[.$C$32]/60" office:value-type="float" office:value="0">
            <text:p>0.00</text:p>
          </table:table-cell>
          <table:table-cell table:style-name="ce73" table:formula="of:=[.E35]*[.G35]/60+[.K35]" office:value-type="float" office:value="16.2">
            <text:p>16.2</text:p>
          </table:table-cell>
          <table:table-cell table:style-name="ce29"/>
          <table:table-cell table:style-name="ce3" table:number-columns-repeated="7"/>
          <table:table-cell table:style-name="ce3" office:value-type="float" office:value="9">
            <text:p>9</text:p>
          </table:table-cell>
          <table:table-cell table:style-name="ce3" table:number-columns-repeated="6"/>
          <table:table-cell table:style-name="ce32"/>
          <table:table-cell table:style-name="ce3" table:number-columns-repeated="8"/>
          <table:table-cell table:style-name="ce32" table:number-columns-repeated="2"/>
          <table:table-cell table:style-name="ce3" table:number-columns-repeated="6"/>
          <table:table-cell table:style-name="ce93" table:formula="of:=SUM([.S35:.AL35])*[.G35]/60*[.B35]" office:value-type="float" office:value="16.2">
            <text:p>16</text:p>
          </table:table-cell>
          <table:table-cell table:style-name="ce135" table:formula="of:=[.K35]" office:value-type="float" office:value="0">
            <text:p>0</text:p>
          </table:table-cell>
          <table:table-cell table:style-name="ce135" table:formula="of:=[.L35]" office:value-type="float" office:value="16.2">
            <text:p>16</text:p>
          </table:table-cell>
          <table:table-cell table:style-name="ce3" table:number-columns-repeated="977"/>
        </table:table-row>
        <table:table-row table:style-name="ro4">
          <table:table-cell table:style-name="ce3" office:value-type="string">
            <text:p>Subject A1</text:p>
          </table:table-cell>
          <table:table-cell table:style-name="ce3" office:value-type="float" office:value="1">
            <text:p>1</text:p>
          </table:table-cell>
          <table:table-cell table:style-name="ce25"/>
          <table:table-cell table:style-name="ce3" table:formula="of:=SUM([.M36:.AR36])" office:value-type="float" office:value="0">
            <text:p>0</text:p>
          </table:table-cell>
          <table:table-cell table:style-name="ce3" table:formula="of:=SUM([.M36:.AL36])*[.B36]" office:value-type="float" office:value="0">
            <text:p>0</text:p>
          </table:table-cell>
          <table:table-cell table:style-name="ce40"/>
          <table:table-cell table:style-name="ce40" table:formula="of:=__niv4" office:value-type="float" office:value="108">
            <text:p>108</text:p>
          </table:table-cell>
          <table:table-cell table:style-name="ce48"/>
          <table:table-cell table:style-name="ce59" office:value-type="float" office:value="0">
            <text:p>0</text:p>
          </table:table-cell>
          <table:table-cell table:style-name="ce49" table:formula="of:=[.H36]*[.I36]" office:value-type="float" office:value="0">
            <text:p>0</text:p>
          </table:table-cell>
          <table:table-cell table:style-name="ce65" table:formula="of:=[.$J36]*[.$C$32]/60" office:value-type="float" office:value="0">
            <text:p>0.00</text:p>
          </table:table-cell>
          <table:table-cell table:style-name="ce73" table:formula="of:=[.E36]*[.G36]/60+[.K36]" office:value-type="float" office:value="0">
            <text:p>0.0</text:p>
          </table:table-cell>
          <table:table-cell table:style-name="ce29"/>
          <table:table-cell table:style-name="ce3" table:number-columns-repeated="14"/>
          <table:table-cell table:style-name="ce32"/>
          <table:table-cell table:style-name="ce3" table:number-columns-repeated="8"/>
          <table:table-cell table:style-name="ce32" table:number-columns-repeated="2"/>
          <table:table-cell table:style-name="ce3" table:number-columns-repeated="6"/>
          <table:table-cell table:style-name="ce93" table:formula="of:=SUM([.S36:.AL36])*[.G36]/60*[.B36]" office:value-type="float" office:value="0">
            <text:p>0</text:p>
          </table:table-cell>
          <table:table-cell table:style-name="ce135" table:formula="of:=[.K36]" office:value-type="float" office:value="0">
            <text:p>0</text:p>
          </table:table-cell>
          <table:table-cell table:style-name="ce135" table:formula="of:=[.L36]" office:value-type="float" office:value="0">
            <text:p>0</text:p>
          </table:table-cell>
          <table:table-cell table:style-name="ce3" table:number-columns-repeated="977"/>
        </table:table-row>
        <table:table-row table:style-name="ro4">
          <table:table-cell office:value-type="string">
            <text:p>Subject A1</text:p>
          </table:table-cell>
          <table:table-cell table:style-name="ce3" office:value-type="float" office:value="1">
            <text:p>1</text:p>
          </table:table-cell>
          <table:table-cell table:style-name="ce25"/>
          <table:table-cell table:style-name="ce3" table:formula="of:=SUM([.M37:.AR37])" office:value-type="float" office:value="0">
            <text:p>0</text:p>
          </table:table-cell>
          <table:table-cell table:style-name="ce3" table:formula="of:=SUM([.M37:.AL37])*[.B37]" office:value-type="float" office:value="0">
            <text:p>0</text:p>
          </table:table-cell>
          <table:table-cell table:style-name="ce40"/>
          <table:table-cell table:style-name="ce40" table:formula="of:=__niv4" office:value-type="float" office:value="108">
            <text:p>108</text:p>
          </table:table-cell>
          <table:table-cell table:style-name="ce48"/>
          <table:table-cell table:style-name="ce59" office:value-type="float" office:value="0">
            <text:p>0</text:p>
          </table:table-cell>
          <table:table-cell table:style-name="ce49" table:formula="of:=[.H37]*[.I37]" office:value-type="float" office:value="0">
            <text:p>0</text:p>
          </table:table-cell>
          <table:table-cell table:style-name="ce65" table:formula="of:=[.$J37]*[.$C$32]/60" office:value-type="float" office:value="0">
            <text:p>0.00</text:p>
          </table:table-cell>
          <table:table-cell table:style-name="ce73" table:formula="of:=[.E37]*[.G37]/60+[.K37]" office:value-type="float" office:value="0">
            <text:p>0.0</text:p>
          </table:table-cell>
          <table:table-cell table:style-name="ce29"/>
          <table:table-cell table:style-name="ce3" table:number-columns-repeated="14"/>
          <table:table-cell table:style-name="ce32"/>
          <table:table-cell table:style-name="ce3" table:number-columns-repeated="8"/>
          <table:table-cell table:style-name="ce32" table:number-columns-repeated="2"/>
          <table:table-cell table:style-name="ce3" table:number-columns-repeated="6"/>
          <table:table-cell table:style-name="ce93" table:formula="of:=SUM([.S37:.AL37])*[.G37]/60*[.B37]" office:value-type="float" office:value="0">
            <text:p>0</text:p>
          </table:table-cell>
          <table:table-cell table:style-name="ce135" table:formula="of:=[.K37]" office:value-type="float" office:value="0">
            <text:p>0</text:p>
          </table:table-cell>
          <table:table-cell table:style-name="ce135" table:formula="of:=[.L37]" office:value-type="float" office:value="0">
            <text:p>0</text:p>
          </table:table-cell>
          <table:table-cell table:style-name="ce3" table:number-columns-repeated="977"/>
        </table:table-row>
        <table:table-row table:style-name="ro4">
          <table:table-cell table:style-name="Default"/>
          <table:table-cell table:style-name="ce3"/>
          <table:table-cell table:style-name="ce25"/>
          <table:table-cell table:style-name="ce3" table:formula="of:=SUM([.M38:.AR38])" office:value-type="float" office:value="0">
            <text:p>0</text:p>
          </table:table-cell>
          <table:table-cell table:style-name="ce3" table:formula="of:=SUM([.M38:.AL38])*[.B38]" office:value-type="float" office:value="0">
            <text:p>0</text:p>
          </table:table-cell>
          <table:table-cell table:style-name="ce40"/>
          <table:table-cell table:style-name="ce40" table:formula="of:=__niv4" office:value-type="float" office:value="108">
            <text:p>108</text:p>
          </table:table-cell>
          <table:table-cell table:style-name="ce48"/>
          <table:table-cell table:style-name="ce59" office:value-type="float" office:value="0">
            <text:p>0</text:p>
          </table:table-cell>
          <table:table-cell table:style-name="ce49" table:formula="of:=[.H38]*[.I38]" office:value-type="float" office:value="0">
            <text:p>0</text:p>
          </table:table-cell>
          <table:table-cell table:style-name="ce65" table:formula="of:=[.$J38]*[.$C$32]/60" office:value-type="float" office:value="0">
            <text:p>0.00</text:p>
          </table:table-cell>
          <table:table-cell table:style-name="ce73" table:formula="of:=[.E38]*[.G38]/60+[.K38]" office:value-type="float" office:value="0">
            <text:p>0.0</text:p>
          </table:table-cell>
          <table:table-cell table:style-name="ce29"/>
          <table:table-cell table:style-name="ce3" table:number-columns-repeated="8"/>
          <table:table-cell/>
          <table:table-cell table:style-name="ce49"/>
          <table:table-cell table:number-columns-repeated="3"/>
          <table:table-cell table:style-name="ce3"/>
          <table:table-cell table:style-name="ce102"/>
          <table:table-cell table:style-name="ce3" table:number-columns-repeated="8"/>
          <table:table-cell table:style-name="ce32" table:number-columns-repeated="2"/>
          <table:table-cell table:style-name="ce3" table:number-columns-repeated="6"/>
          <table:table-cell table:style-name="ce93" table:formula="of:=SUM([.S38:.AL38])*[.G38]/60*[.B38]" office:value-type="float" office:value="0">
            <text:p>0</text:p>
          </table:table-cell>
          <table:table-cell table:style-name="ce135" table:formula="of:=[.K38]" office:value-type="float" office:value="0">
            <text:p>0</text:p>
          </table:table-cell>
          <table:table-cell table:style-name="ce135" table:formula="of:=[.L38]" office:value-type="float" office:value="0">
            <text:p>0</text:p>
          </table:table-cell>
          <table:table-cell table:style-name="ce3" table:number-columns-repeated="977"/>
        </table:table-row>
        <table:table-row table:style-name="ro4">
          <table:table-cell table:style-name="ce6" office:value-type="string">
            <text:p>Subject B1</text:p>
          </table:table-cell>
          <table:table-cell table:style-name="ce3" office:value-type="float" office:value="1">
            <text:p>1</text:p>
          </table:table-cell>
          <table:table-cell table:style-name="ce26" office:value-type="float" office:value="56">
            <text:p>56</text:p>
          </table:table-cell>
          <table:table-cell table:style-name="ce3" table:formula="of:=SUM([.M39:.AR39])" office:value-type="float" office:value="28">
            <text:p>28</text:p>
          </table:table-cell>
          <table:table-cell table:style-name="ce3" table:formula="of:=SUM([.M39:.AL39])*[.B39]" office:value-type="float" office:value="28">
            <text:p>28</text:p>
          </table:table-cell>
          <table:table-cell office:value-type="string">
            <text:p>Teacher 10</text:p>
          </table:table-cell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60">
            <text:p>60</text:p>
          </table:table-cell>
          <table:table-cell table:style-name="ce57" office:value-type="float" office:value="1">
            <text:p>1</text:p>
          </table:table-cell>
          <table:table-cell table:style-name="ce49" table:formula="of:=[.H39]*[.I39]" office:value-type="float" office:value="60">
            <text:p>60</text:p>
          </table:table-cell>
          <table:table-cell table:style-name="ce65" table:formula="of:=[.$J39]*[.$C$32]/60" office:value-type="float" office:value="22">
            <text:p>22.00</text:p>
          </table:table-cell>
          <table:table-cell table:style-name="ce73" table:formula="of:=[.E39]*[.G39]/60+[.K39]" office:value-type="float" office:value="72.4">
            <text:p>72.4</text:p>
          </table:table-cell>
          <table:table-cell table:style-name="ce29"/>
          <table:table-cell table:style-name="ce3" table:number-columns-repeated="8"/>
          <table:table-cell table:style-name="ce3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2"/>
          <table:table-cell table:style-name="ce3" office:value-type="float" office:value="4">
            <text:p>4</text:p>
          </table:table-cell>
          <table:table-cell/>
          <table:table-cell table:style-name="ce3" table:number-columns-repeated="5"/>
          <table:table-cell/>
          <table:table-cell table:style-name="ce102" table:number-columns-repeated="2"/>
          <table:table-cell table:style-name="ce3"/>
          <table:table-cell table:number-columns-repeated="4"/>
          <table:table-cell table:style-name="ce3"/>
          <table:table-cell table:style-name="ce93" table:formula="of:=SUM([.S39:.AL39])*[.G39]/60*[.B39]" office:value-type="float" office:value="50.4">
            <text:p>50</text:p>
          </table:table-cell>
          <table:table-cell table:style-name="ce135" table:formula="of:=[.K39]" office:value-type="float" office:value="22">
            <text:p>22</text:p>
          </table:table-cell>
          <table:table-cell table:style-name="ce135" table:formula="of:=[.L39]" office:value-type="float" office:value="72.4">
            <text:p>72</text:p>
          </table:table-cell>
          <table:table-cell table:style-name="ce3" table:number-columns-repeated="23"/>
          <table:table-cell table:number-columns-repeated="954"/>
        </table:table-row>
        <table:table-row table:style-name="ro6">
          <table:table-cell table:style-name="ce3" office:value-type="string">
            <text:p>Subject C1</text:p>
          </table:table-cell>
          <table:table-cell table:style-name="ce3" office:value-type="float" office:value="1">
            <text:p>1</text:p>
          </table:table-cell>
          <table:table-cell table:style-name="ce26" office:value-type="float" office:value="42">
            <text:p>42</text:p>
          </table:table-cell>
          <table:table-cell table:style-name="ce3" table:formula="of:=SUM([.M40:.AR40])" office:value-type="float" office:value="28">
            <text:p>28</text:p>
          </table:table-cell>
          <table:table-cell table:style-name="ce3" table:formula="of:=SUM([.M40:.AL40])*[.B40]" office:value-type="float" office:value="28">
            <text:p>28</text:p>
          </table:table-cell>
          <table:table-cell office:value-type="string">
            <text:p>Teacher 9</text:p>
          </table:table-cell>
          <table:table-cell table:style-name="ce40" table:formula="of:=__niv4" office:value-type="float" office:value="108">
            <text:p>108</text:p>
          </table:table-cell>
          <table:table-cell table:style-name="ce48" office:value-type="float" office:value="30">
            <text:p>30</text:p>
          </table:table-cell>
          <table:table-cell table:style-name="ce57" office:value-type="float" office:value="1">
            <text:p>1</text:p>
          </table:table-cell>
          <table:table-cell table:style-name="ce49" table:formula="of:=[.H40]*[.I40]" office:value-type="float" office:value="30">
            <text:p>30</text:p>
          </table:table-cell>
          <table:table-cell table:style-name="ce65" table:formula="of:=[.$J40]*[.$C$32]/60" office:value-type="float" office:value="11">
            <text:p>11.00</text:p>
          </table:table-cell>
          <table:table-cell table:style-name="ce73" table:formula="of:=[.E40]*[.G40]/60+[.K40]" office:value-type="float" office:value="61.4">
            <text:p>61.4</text:p>
          </table:table-cell>
          <table:table-cell table:style-name="ce29"/>
          <table:table-cell table:style-name="ce3" table:number-columns-repeated="8"/>
          <table:table-cell table:style-name="ce3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2"/>
          <table:table-cell table:style-name="ce3" office:value-type="float" office:value="4">
            <text:p>4</text:p>
          </table:table-cell>
          <table:table-cell/>
          <table:table-cell table:style-name="ce3" table:number-columns-repeated="5"/>
          <table:table-cell/>
          <table:table-cell table:style-name="ce102" table:number-columns-repeated="2"/>
          <table:table-cell table:style-name="ce3"/>
          <table:table-cell table:number-columns-repeated="4"/>
          <table:table-cell table:style-name="ce3"/>
          <table:table-cell table:style-name="ce93" table:formula="of:=SUM([.S40:.AL40])*[.G40]/60*[.B40]" office:value-type="float" office:value="50.4">
            <text:p>50</text:p>
          </table:table-cell>
          <table:table-cell table:style-name="ce135" table:formula="of:=[.K40]" office:value-type="float" office:value="11">
            <text:p>11</text:p>
          </table:table-cell>
          <table:table-cell table:style-name="ce135" table:formula="of:=[.L40]" office:value-type="float" office:value="61.4">
            <text:p>61</text:p>
          </table:table-cell>
          <table:table-cell table:style-name="ce3" table:number-columns-repeated="23"/>
          <table:table-cell table:number-columns-repeated="954"/>
        </table:table-row>
        <table:table-row table:style-name="ro4">
          <table:table-cell table:style-name="ce6" office:value-type="string">
            <text:p>Subject D1</text:p>
          </table:table-cell>
          <table:table-cell table:style-name="ce3" office:value-type="float" office:value="1">
            <text:p>1</text:p>
          </table:table-cell>
          <table:table-cell table:style-name="ce26" office:value-type="float" office:value="56">
            <text:p>56</text:p>
          </table:table-cell>
          <table:table-cell table:style-name="ce3" table:formula="of:=SUM([.M41:.AR41])" office:value-type="float" office:value="18">
            <text:p>18</text:p>
          </table:table-cell>
          <table:table-cell table:style-name="ce3" table:formula="of:=SUM([.M41:.AL41])*[.B41]" office:value-type="float" office:value="18">
            <text:p>18</text:p>
          </table:table-cell>
          <table:table-cell office:value-type="string">
            <text:p>Teacher 7</text:p>
          </table:table-cell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20">
            <text:p>20</text:p>
          </table:table-cell>
          <table:table-cell table:style-name="ce57" office:value-type="float" office:value="1">
            <text:p>1</text:p>
          </table:table-cell>
          <table:table-cell table:style-name="ce49" table:formula="of:=[.H41]*[.I41]" office:value-type="float" office:value="20">
            <text:p>20</text:p>
          </table:table-cell>
          <table:table-cell table:style-name="ce65" table:formula="of:=[.$J41]*[.$C$32]/60" office:value-type="float" office:value="7.33333333333333">
            <text:p>7.33</text:p>
          </table:table-cell>
          <table:table-cell table:style-name="ce73" table:formula="of:=[.E41]*[.G41]/60+[.K41]" office:value-type="float" office:value="39.7333333333333">
            <text:p>39.7</text:p>
          </table:table-cell>
          <table:table-cell table:style-name="ce29"/>
          <table:table-cell table:style-name="ce3" table:number-columns-repeated="8"/>
          <table:table-cell/>
          <table:table-cell table:style-name="ce51"/>
          <table:table-cell table:style-name="ce3"/>
          <table:table-cell table:style-name="ce3" office:value-type="float" office:value="4">
            <text:p>4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8">
            <text:p>8</text:p>
          </table:table-cell>
          <table:table-cell table:style-name="ce32"/>
          <table:table-cell table:style-name="ce3"/>
          <table:table-cell/>
          <table:table-cell table:style-name="ce3" table:number-columns-repeated="5"/>
          <table:table-cell/>
          <table:table-cell table:style-name="ce102" table:number-columns-repeated="2"/>
          <table:table-cell table:style-name="ce3"/>
          <table:table-cell table:number-columns-repeated="4"/>
          <table:table-cell table:style-name="ce3"/>
          <table:table-cell table:style-name="ce93" table:formula="of:=SUM([.S41:.AL41])*[.G41]/60*[.B41]" office:value-type="float" office:value="32.4">
            <text:p>32</text:p>
          </table:table-cell>
          <table:table-cell table:style-name="ce135" table:formula="of:=[.K41]" office:value-type="float" office:value="7.33333333333333">
            <text:p>7</text:p>
          </table:table-cell>
          <table:table-cell table:style-name="ce135" table:formula="of:=[.L41]" office:value-type="float" office:value="39.7333333333333">
            <text:p>40</text:p>
          </table:table-cell>
          <table:table-cell table:style-name="ce3" table:number-columns-repeated="23"/>
          <table:table-cell table:number-columns-repeated="954"/>
        </table:table-row>
        <table:table-row table:style-name="ro4">
          <table:table-cell table:style-name="ce6" office:value-type="string">
            <text:p>Subject E1</text:p>
          </table:table-cell>
          <table:table-cell table:style-name="ce3" office:value-type="float" office:value="1">
            <text:p>1</text:p>
          </table:table-cell>
          <table:table-cell table:style-name="ce26" office:value-type="float" office:value="18">
            <text:p>18</text:p>
          </table:table-cell>
          <table:table-cell table:style-name="ce3" table:formula="of:=SUM([.M42:.AC42])" office:value-type="float" office:value="18">
            <text:p>18</text:p>
          </table:table-cell>
          <table:table-cell table:style-name="ce3" table:formula="of:=SUM([.M42:.AL42])*[.B42]" office:value-type="float" office:value="18">
            <text:p>18</text:p>
          </table:table-cell>
          <table:table-cell office:value-type="string">
            <text:p>Teacher 5</text:p>
          </table:table-cell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20">
            <text:p>20</text:p>
          </table:table-cell>
          <table:table-cell table:style-name="ce57" office:value-type="float" office:value="0">
            <text:p>0</text:p>
          </table:table-cell>
          <table:table-cell table:style-name="ce49" table:formula="of:=[.H42]*[.I42]" office:value-type="float" office:value="0">
            <text:p>0</text:p>
          </table:table-cell>
          <table:table-cell table:style-name="ce65" table:formula="of:=[.$J42]*[.$C$4]/60" office:value-type="float" office:value="0">
            <text:p>0.00</text:p>
          </table:table-cell>
          <table:table-cell table:style-name="ce73" table:formula="of:=[.E42]*[.G42]/60+[.K42]" office:value-type="float" office:value="32.4">
            <text:p>32.4</text:p>
          </table:table-cell>
          <table:table-cell table:style-name="ce29"/>
          <table:table-cell table:style-name="ce3" table:number-columns-repeated="8"/>
          <table:table-cell table:style-name="ce3" office:value-type="float" office:value="4">
            <text:p>4</text:p>
          </table:table-cell>
          <table:table-cell table:style-name="ce51" office:value-type="float" office:value="8">
            <text:p>8</text:p>
          </table:table-cell>
          <table:table-cell table:style-name="ce3" office:value-type="float" office:value="6">
            <text:p>6</text:p>
          </table:table-cell>
          <table:table-cell table:style-name="ce3" table:number-columns-repeated="3"/>
          <table:table-cell table:style-name="ce32"/>
          <table:table-cell table:style-name="ce3"/>
          <table:table-cell/>
          <table:table-cell table:style-name="ce3" table:number-columns-repeated="5"/>
          <table:table-cell/>
          <table:table-cell table:style-name="ce102" table:number-columns-repeated="2"/>
          <table:table-cell table:style-name="ce3"/>
          <table:table-cell table:number-columns-repeated="4"/>
          <table:table-cell table:style-name="ce3"/>
          <table:table-cell table:style-name="ce93" table:formula="of:=SUM([.S42:.AL42])*[.G42]/60*[.B42]" office:value-type="float" office:value="32.4">
            <text:p>32</text:p>
          </table:table-cell>
          <table:table-cell table:style-name="ce135" table:formula="of:=[.K42]" office:value-type="float" office:value="0">
            <text:p>0</text:p>
          </table:table-cell>
          <table:table-cell table:style-name="ce135" table:formula="of:=[.L42]" office:value-type="float" office:value="32.4">
            <text:p>32</text:p>
          </table:table-cell>
          <table:table-cell table:style-name="ce3" table:number-columns-repeated="23"/>
          <table:table-cell table:number-columns-repeated="954"/>
        </table:table-row>
        <table:table-row table:style-name="ro4">
          <table:table-cell/>
          <table:table-cell table:style-name="ce3"/>
          <table:table-cell table:style-name="ce26"/>
          <table:table-cell table:style-name="ce3" table:formula="of:=SUM([.M43:.AR43])" office:value-type="float" office:value="0">
            <text:p>0</text:p>
          </table:table-cell>
          <table:table-cell table:style-name="ce3" table:formula="of:=SUM([.M43:.AL43])*[.B43]" office:value-type="float" office:value="0">
            <text:p>0</text:p>
          </table:table-cell>
          <table:table-cell/>
          <table:table-cell table:style-name="ce40" table:formula="of:=__niv4" office:value-type="float" office:value="108">
            <text:p>108</text:p>
          </table:table-cell>
          <table:table-cell table:style-name="ce48"/>
          <table:table-cell table:style-name="ce57"/>
          <table:table-cell table:style-name="ce49"/>
          <table:table-cell table:style-name="ce65"/>
          <table:table-cell table:style-name="ce73" table:formula="of:=[.E43]*[.G43]/60+[.K43]" office:value-type="float" office:value="0">
            <text:p>0.0</text:p>
          </table:table-cell>
          <table:table-cell table:style-name="ce29"/>
          <table:table-cell table:style-name="ce3" table:number-columns-repeated="8"/>
          <table:table-cell/>
          <table:table-cell table:style-name="ce49"/>
          <table:table-cell table:number-columns-repeated="3"/>
          <table:table-cell table:style-name="ce3"/>
          <table:table-cell/>
          <table:table-cell table:style-name="ce3"/>
          <table:table-cell/>
          <table:table-cell table:style-name="ce3" table:number-columns-repeated="5"/>
          <table:table-cell/>
          <table:table-cell table:style-name="ce102" table:number-columns-repeated="2"/>
          <table:table-cell table:style-name="ce3"/>
          <table:table-cell table:number-columns-repeated="4"/>
          <table:table-cell table:style-name="ce3"/>
          <table:table-cell table:style-name="ce93" table:formula="of:=SUM([.S43:.AL43])*[.G43]/60*[.B43]" office:value-type="float" office:value="0">
            <text:p>0</text:p>
          </table:table-cell>
          <table:table-cell table:style-name="ce135" table:formula="of:=[.K43]" office:value-type="float" office:value="0">
            <text:p>0</text:p>
          </table:table-cell>
          <table:table-cell table:style-name="ce135" table:formula="of:=[.L43]" office:value-type="float" office:value="0">
            <text:p>0</text:p>
          </table:table-cell>
          <table:table-cell table:style-name="ce3" table:number-columns-repeated="23"/>
          <table:table-cell table:number-columns-repeated="954"/>
        </table:table-row>
        <table:table-row table:style-name="ro4">
          <table:table-cell table:style-name="ce3" office:value-type="string">
            <text:p>Subject F1</text:p>
          </table:table-cell>
          <table:table-cell table:style-name="ce3" office:value-type="float" office:value="1">
            <text:p>1</text:p>
          </table:table-cell>
          <table:table-cell table:style-name="ce25" office:value-type="float" office:value="18">
            <text:p>18</text:p>
          </table:table-cell>
          <table:table-cell table:style-name="ce3" table:formula="of:=SUM([.M44:.AR44])" office:value-type="float" office:value="20">
            <text:p>20</text:p>
          </table:table-cell>
          <table:table-cell table:style-name="ce3" table:formula="of:=SUM([.M44:.AL44])*[.B44]" office:value-type="float" office:value="20">
            <text:p>20</text:p>
          </table:table-cell>
          <table:table-cell table:style-name="ce40" office:value-type="string">
            <text:p>Teacher 3</text:p>
          </table:table-cell>
          <table:table-cell table:style-name="ce40" table:formula="of:=__niv4" office:value-type="float" office:value="108">
            <text:p>108</text:p>
          </table:table-cell>
          <table:table-cell table:style-name="ce48" office:value-type="float" office:value="30">
            <text:p>30</text:p>
          </table:table-cell>
          <table:table-cell table:style-name="ce59" office:value-type="float" office:value="1">
            <text:p>1</text:p>
          </table:table-cell>
          <table:table-cell table:style-name="ce49" table:formula="of:=[.H44]*[.I44]" office:value-type="float" office:value="30">
            <text:p>30</text:p>
          </table:table-cell>
          <table:table-cell table:style-name="ce65" table:formula="of:=[.$J44]*[.$C$32]/60" office:value-type="float" office:value="11">
            <text:p>11.00</text:p>
          </table:table-cell>
          <table:table-cell table:style-name="ce73" table:formula="of:=[.E44]*[.G44]/60+[.K44]" office:value-type="float" office:value="47">
            <text:p>47.0</text:p>
          </table:table-cell>
          <table:table-cell table:style-name="ce29"/>
          <table:table-cell table:style-name="ce3" table:number-columns-repeated="7"/>
          <table:table-cell table:style-name="ce3" office:value-type="float" office:value="12">
            <text:p>12</text:p>
          </table:table-cell>
          <table:table-cell table:style-name="ce3" office:value-type="float" office:value="8">
            <text:p>8</text:p>
          </table:table-cell>
          <table:table-cell table:style-name="ce3" table:number-columns-repeated="5"/>
          <table:table-cell table:style-name="ce32"/>
          <table:table-cell table:style-name="ce3" table:number-columns-repeated="8"/>
          <table:table-cell table:style-name="ce32" table:number-columns-repeated="2"/>
          <table:table-cell table:style-name="ce3" table:number-columns-repeated="6"/>
          <table:table-cell table:style-name="ce93" table:formula="of:=SUM([.S44:.AL44])*[.G44]/60*[.B44]" office:value-type="float" office:value="36">
            <text:p>36</text:p>
          </table:table-cell>
          <table:table-cell table:style-name="ce135" table:formula="of:=[.K44]" office:value-type="float" office:value="11">
            <text:p>11</text:p>
          </table:table-cell>
          <table:table-cell table:style-name="ce135" table:formula="of:=[.L44]" office:value-type="float" office:value="47">
            <text:p>47</text:p>
          </table:table-cell>
          <table:table-cell table:style-name="ce3" table:number-columns-repeated="977"/>
        </table:table-row>
        <table:table-row table:style-name="ro4">
          <table:table-cell/>
          <table:table-cell/>
          <table:table-cell table:number-columns-repeated="2"/>
          <table:table-cell/>
          <table:table-cell/>
          <table:table-cell table:style-name="ce40" table:formula="of:=__niv4" office:value-type="float" office:value="108">
            <text:p>108</text:p>
          </table:table-cell>
          <table:table-cell table:number-columns-repeated="3"/>
          <table:table-cell/>
          <table:table-cell table:style-name="ce73" table:formula="of:=[.E45]*[.G45]/60+[.K45]" office:value-type="float" office:value="0">
            <text:p>0.0</text:p>
          </table:table-cell>
          <table:table-cell table:style-name="ce29"/>
          <table:table-cell table:number-columns-repeated="7"/>
          <table:table-cell table:style-name="ce3"/>
          <table:table-cell/>
          <table:table-cell table:style-name="ce49"/>
          <table:table-cell table:number-columns-repeated="3"/>
          <table:table-cell table:style-name="ce3"/>
          <table:table-cell/>
          <table:table-cell table:style-name="ce3"/>
          <table:table-cell table:number-columns-repeated="7"/>
          <table:table-cell table:style-name="ce102" table:number-columns-repeated="2"/>
          <table:table-cell table:number-columns-repeated="6"/>
          <table:table-cell table:style-name="ce93" table:formula="of:=SUM([.S45:.AL45])*[.G45]/60*[.B45]" office:value-type="float" office:value="0">
            <text:p>0</text:p>
          </table:table-cell>
          <table:table-cell table:style-name="ce135" table:formula="of:=[.K45]" office:value-type="float" office:value="0">
            <text:p>0</text:p>
          </table:table-cell>
          <table:table-cell table:style-name="ce135" table:formula="of:=[.L45]" office:value-type="float" office:value="0">
            <text:p>0</text:p>
          </table:table-cell>
          <table:table-cell table:number-columns-repeated="977"/>
        </table:table-row>
        <table:table-row table:style-name="ro4">
          <table:table-cell table:style-name="ce7" office:value-type="string">
            <text:p>Subject G1</text:p>
          </table:table-cell>
          <table:table-cell table:style-name="ce3" office:value-type="float" office:value="1">
            <text:p>1</text:p>
          </table:table-cell>
          <table:table-cell table:style-name="ce26" office:value-type="float" office:value="24">
            <text:p>24</text:p>
          </table:table-cell>
          <table:table-cell table:style-name="ce3" table:formula="of:=SUM([.M46:.AR46])" office:value-type="float" office:value="28">
            <text:p>28</text:p>
          </table:table-cell>
          <table:table-cell table:style-name="ce3" table:formula="of:=SUM([.M46:.AL46])*[.B46]" office:value-type="float" office:value="28">
            <text:p>28</text:p>
          </table:table-cell>
          <table:table-cell office:value-type="string">
            <text:p>Teacher 7</text:p>
          </table:table-cell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30">
            <text:p>30</text:p>
          </table:table-cell>
          <table:table-cell table:style-name="ce57" office:value-type="float" office:value="1">
            <text:p>1</text:p>
          </table:table-cell>
          <table:table-cell table:style-name="ce49" table:formula="of:=[.H46]*[.I46]" office:value-type="float" office:value="30">
            <text:p>30</text:p>
          </table:table-cell>
          <table:table-cell table:style-name="ce65" table:formula="of:=[.$J46]*[.$C$32]/60" office:value-type="float" office:value="11">
            <text:p>11.00</text:p>
          </table:table-cell>
          <table:table-cell table:style-name="ce73" table:formula="of:=[.E46]*[.G46]/60+[.K46]" office:value-type="float" office:value="61.4">
            <text:p>61.4</text:p>
          </table:table-cell>
          <table:table-cell table:style-name="ce29"/>
          <table:table-cell table:style-name="ce3" table:number-columns-repeated="8"/>
          <table:table-cell/>
          <table:table-cell table:style-name="ce3" table:number-columns-repeated="2"/>
          <table:table-cell table:style-name="ce3" office:value-type="float" office:value="4">
            <text:p>4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32"/>
          <table:table-cell table:style-name="ce3" office:value-type="float" office:value="8">
            <text:p>8</text:p>
          </table:table-cell>
          <table:table-cell/>
          <table:table-cell table:style-name="ce3" table:number-columns-repeated="5"/>
          <table:table-cell/>
          <table:table-cell table:style-name="ce102" table:number-columns-repeated="2"/>
          <table:table-cell table:style-name="ce3"/>
          <table:table-cell table:number-columns-repeated="4"/>
          <table:table-cell table:style-name="ce3"/>
          <table:table-cell table:style-name="ce93" table:formula="of:=SUM([.S46:.AL46])*[.G46]/60*[.B46]" office:value-type="float" office:value="50.4">
            <text:p>50</text:p>
          </table:table-cell>
          <table:table-cell table:style-name="ce135" table:formula="of:=[.K46]" office:value-type="float" office:value="11">
            <text:p>11</text:p>
          </table:table-cell>
          <table:table-cell table:style-name="ce135" table:formula="of:=[.L46]" office:value-type="float" office:value="61.4">
            <text:p>61</text:p>
          </table:table-cell>
          <table:table-cell table:style-name="ce3" table:number-columns-repeated="23"/>
          <table:table-cell table:number-columns-repeated="954"/>
        </table:table-row>
        <table:table-row table:style-name="ro4">
          <table:table-cell/>
          <table:table-cell/>
          <table:table-cell table:number-columns-repeated="2"/>
          <table:table-cell/>
          <table:table-cell/>
          <table:table-cell table:style-name="ce40" table:formula="of:=__niv4" office:value-type="float" office:value="108">
            <text:p>108</text:p>
          </table:table-cell>
          <table:table-cell table:number-columns-repeated="3"/>
          <table:table-cell/>
          <table:table-cell table:style-name="ce73" table:formula="of:=[.E47]*[.G47]/60+[.K47]" office:value-type="float" office:value="0">
            <text:p>0.0</text:p>
          </table:table-cell>
          <table:table-cell table:style-name="ce29"/>
          <table:table-cell table:number-columns-repeated="7"/>
          <table:table-cell table:style-name="ce3"/>
          <table:table-cell/>
          <table:table-cell table:style-name="ce49"/>
          <table:table-cell table:number-columns-repeated="5"/>
          <table:table-cell table:style-name="ce3"/>
          <table:table-cell table:number-columns-repeated="7"/>
          <table:table-cell table:style-name="ce102" table:number-columns-repeated="2"/>
          <table:table-cell table:number-columns-repeated="6"/>
          <table:table-cell table:style-name="ce93" table:formula="of:=SUM([.S47:.AL47])*[.G47]/60*[.B47]" office:value-type="float" office:value="0">
            <text:p>0</text:p>
          </table:table-cell>
          <table:table-cell table:style-name="ce135" table:formula="of:=[.K47]" office:value-type="float" office:value="0">
            <text:p>0</text:p>
          </table:table-cell>
          <table:table-cell table:style-name="ce135" table:formula="of:=[.L47]" office:value-type="float" office:value="0">
            <text:p>0</text:p>
          </table:table-cell>
          <table:table-cell table:number-columns-repeated="977"/>
        </table:table-row>
        <table:table-row table:style-name="ro4">
          <table:table-cell office:value-type="string">
            <text:p>Subject H1</text:p>
          </table:table-cell>
          <table:table-cell table:style-name="ce3" office:value-type="float" office:value="1">
            <text:p>1</text:p>
          </table:table-cell>
          <table:table-cell table:style-name="ce25" office:value-type="float" office:value="27">
            <text:p>27</text:p>
          </table:table-cell>
          <table:table-cell table:style-name="ce3" table:formula="of:=SUM([.M48:.AD48])" office:value-type="float" office:value="28">
            <text:p>28</text:p>
          </table:table-cell>
          <table:table-cell table:style-name="ce3" table:formula="of:=SUM([.M48:.AL48])*[.B48]" office:value-type="float" office:value="28">
            <text:p>28</text:p>
          </table:table-cell>
          <table:table-cell table:style-name="ce40" office:value-type="string">
            <text:p>Teacher 7</text:p>
          </table:table-cell>
          <table:table-cell table:style-name="ce40" table:formula="of:=__niv4" office:value-type="float" office:value="108">
            <text:p>108</text:p>
          </table:table-cell>
          <table:table-cell table:style-name="ce48" office:value-type="float" office:value="30">
            <text:p>30</text:p>
          </table:table-cell>
          <table:table-cell table:style-name="ce59" office:value-type="float" office:value="1">
            <text:p>1</text:p>
          </table:table-cell>
          <table:table-cell table:style-name="ce49" table:formula="of:=[.H48]*[.I48]" office:value-type="float" office:value="30">
            <text:p>30</text:p>
          </table:table-cell>
          <table:table-cell table:style-name="ce65" table:formula="of:=[.$J48]*[.$C$4]/60" office:value-type="float" office:value="11">
            <text:p>11.00</text:p>
          </table:table-cell>
          <table:table-cell table:style-name="ce73" table:formula="of:=[.E48]*[.G48]/60+[.K48]" office:value-type="float" office:value="61.4">
            <text:p>61.4</text:p>
          </table:table-cell>
          <table:table-cell table:style-name="ce29"/>
          <table:table-cell table:style-name="ce3" table:number-columns-repeated="8"/>
          <table:table-cell table:style-name="ce3" office:value-type="float" office:value="4">
            <text:p>4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0">
            <text:p>10</text:p>
          </table:table-cell>
          <table:table-cell table:style-name="ce3" table:number-columns-repeated="2"/>
          <table:table-cell table:style-name="ce32"/>
          <table:table-cell table:style-name="ce3" table:number-columns-repeated="8"/>
          <table:table-cell table:style-name="ce32" table:number-columns-repeated="2"/>
          <table:table-cell table:style-name="ce3" table:number-columns-repeated="6"/>
          <table:table-cell table:style-name="ce93" table:formula="of:=SUM([.S48:.AL48])*[.G48]/60*[.B48]" office:value-type="float" office:value="50.4">
            <text:p>50</text:p>
          </table:table-cell>
          <table:table-cell table:style-name="ce135" table:formula="of:=[.K48]" office:value-type="float" office:value="11">
            <text:p>11</text:p>
          </table:table-cell>
          <table:table-cell table:style-name="ce135" table:formula="of:=[.L48]" office:value-type="float" office:value="61.4">
            <text:p>61</text:p>
          </table:table-cell>
          <table:table-cell table:style-name="ce3" table:number-columns-repeated="977"/>
        </table:table-row>
        <table:table-row table:style-name="ro3">
          <table:table-cell/>
          <table:table-cell/>
          <table:table-cell table:number-columns-repeated="2"/>
          <table:table-cell/>
          <table:table-cell/>
          <table:table-cell table:style-name="ce40" table:formula="of:=__niv4" office:value-type="float" office:value="108">
            <text:p>108</text:p>
          </table:table-cell>
          <table:table-cell table:number-columns-repeated="3"/>
          <table:table-cell/>
          <table:table-cell table:style-name="ce73" table:formula="of:=[.E49]*[.G49]/60+[.K49]" office:value-type="float" office:value="0">
            <text:p>0.0</text:p>
          </table:table-cell>
          <table:table-cell table:style-name="ce29"/>
          <table:table-cell table:number-columns-repeated="7"/>
          <table:table-cell table:style-name="ce3"/>
          <table:table-cell/>
          <table:table-cell table:style-name="ce49"/>
          <table:table-cell table:number-columns-repeated="5"/>
          <table:table-cell table:style-name="ce3" table:number-columns-repeated="2"/>
          <table:table-cell table:number-columns-repeated="6"/>
          <table:table-cell table:style-name="ce102" table:number-columns-repeated="2"/>
          <table:table-cell table:number-columns-repeated="6"/>
          <table:table-cell table:style-name="ce93" table:formula="of:=SUM([.S49:.AL49])*[.G49]/60*[.B49]" office:value-type="float" office:value="0">
            <text:p>0</text:p>
          </table:table-cell>
          <table:table-cell table:style-name="ce135" table:formula="of:=[.K49]" office:value-type="float" office:value="0">
            <text:p>0</text:p>
          </table:table-cell>
          <table:table-cell table:style-name="ce135" table:formula="of:=[.L49]" office:value-type="float" office:value="0">
            <text:p>0</text:p>
          </table:table-cell>
          <table:table-cell table:number-columns-repeated="977"/>
        </table:table-row>
        <table:table-row table:style-name="ro3">
          <table:table-cell/>
          <table:table-cell/>
          <table:table-cell table:number-columns-repeated="2"/>
          <table:table-cell/>
          <table:table-cell/>
          <table:table-cell table:style-name="ce40" table:formula="of:=__niv4" office:value-type="float" office:value="108">
            <text:p>108</text:p>
          </table:table-cell>
          <table:table-cell table:number-columns-repeated="3"/>
          <table:table-cell/>
          <table:table-cell table:style-name="ce73" table:formula="of:=[.E50]*[.G50]/60+[.K50]" office:value-type="float" office:value="0">
            <text:p>0.0</text:p>
          </table:table-cell>
          <table:table-cell table:style-name="ce29"/>
          <table:table-cell table:number-columns-repeated="15"/>
          <table:table-cell table:style-name="ce3" table:number-columns-repeated="2"/>
          <table:table-cell table:number-columns-repeated="6"/>
          <table:table-cell table:style-name="ce102" table:number-columns-repeated="2"/>
          <table:table-cell table:number-columns-repeated="6"/>
          <table:table-cell table:style-name="ce93" table:formula="of:=SUM([.S50:.AL50])*[.G50]/60*[.B50]" office:value-type="float" office:value="0">
            <text:p>0</text:p>
          </table:table-cell>
          <table:table-cell table:style-name="ce135" table:formula="of:=[.K50]" office:value-type="float" office:value="0">
            <text:p>0</text:p>
          </table:table-cell>
          <table:table-cell table:style-name="ce135" table:formula="of:=[.L50]" office:value-type="float" office:value="0">
            <text:p>0</text:p>
          </table:table-cell>
          <table:table-cell table:number-columns-repeated="977"/>
        </table:table-row>
        <table:table-row table:style-name="ro4">
          <table:table-cell office:value-type="string">
            <text:p>Subject P1</text:p>
          </table:table-cell>
          <table:table-cell table:style-name="ce3" office:value-type="float" office:value="1">
            <text:p>1</text:p>
          </table:table-cell>
          <table:table-cell table:style-name="ce25" office:value-type="float" office:value="30">
            <text:p>30</text:p>
          </table:table-cell>
          <table:table-cell table:style-name="ce3" table:formula="of:=SUM([.M51:.AR51])" office:value-type="float" office:value="34">
            <text:p>34</text:p>
          </table:table-cell>
          <table:table-cell table:style-name="ce3" table:formula="of:=SUM([.M51:.AL51])*[.B51]" office:value-type="float" office:value="22">
            <text:p>22</text:p>
          </table:table-cell>
          <table:table-cell table:style-name="ce40" office:value-type="string">
            <text:p>Teacher 9</text:p>
          </table:table-cell>
          <table:table-cell table:style-name="ce40" table:formula="of:=__niv4" office:value-type="float" office:value="108">
            <text:p>108</text:p>
          </table:table-cell>
          <table:table-cell table:style-name="ce48" office:value-type="float" office:value="30">
            <text:p>30</text:p>
          </table:table-cell>
          <table:table-cell table:style-name="ce59" office:value-type="float" office:value="1">
            <text:p>1</text:p>
          </table:table-cell>
          <table:table-cell table:style-name="ce49" table:formula="of:=[.H51]*[.I51]" office:value-type="float" office:value="30">
            <text:p>30</text:p>
          </table:table-cell>
          <table:table-cell table:style-name="ce65" table:formula="of:=[.$J51]*[.$C$32]/60" office:value-type="float" office:value="11">
            <text:p>11.00</text:p>
          </table:table-cell>
          <table:table-cell table:style-name="ce73" table:formula="of:=[.E51]*[.G51]/60+[.K51]" office:value-type="float" office:value="50.6">
            <text:p>50.6</text:p>
          </table:table-cell>
          <table:table-cell table:style-name="ce29"/>
          <table:table-cell table:style-name="ce3" table:number-columns-repeated="14"/>
          <table:table-cell table:style-name="ce32"/>
          <table:table-cell table:style-name="ce3"/>
          <table:table-cell table:number-columns-repeated="4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2" table:number-columns-repeated="2"/>
          <table:table-cell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table:number-columns-repeated="3"/>
          <table:table-cell table:style-name="ce93" table:formula="of:=SUM([.S51:.AL51])*[.G51]/60*[.B51]" office:value-type="float" office:value="39.6">
            <text:p>40</text:p>
          </table:table-cell>
          <table:table-cell table:style-name="ce135" table:formula="of:=[.K51]" office:value-type="float" office:value="11">
            <text:p>11</text:p>
          </table:table-cell>
          <table:table-cell table:style-name="ce135" table:formula="of:=[.L51]" office:value-type="float" office:value="50.6">
            <text:p>51</text:p>
          </table:table-cell>
          <table:table-cell table:style-name="ce3" table:number-columns-repeated="977"/>
        </table:table-row>
        <table:table-row table:style-name="ro4">
          <table:table-cell table:style-name="ce3" office:value-type="string">
            <text:p>Subject Q1</text:p>
          </table:table-cell>
          <table:table-cell table:style-name="ce3" office:value-type="float" office:value="1">
            <text:p>1</text:p>
          </table:table-cell>
          <table:table-cell table:style-name="ce25" office:value-type="float" office:value="30">
            <text:p>30</text:p>
          </table:table-cell>
          <table:table-cell table:style-name="ce3" table:formula="of:=SUM([.M52:.AR52])" office:value-type="float" office:value="36">
            <text:p>36</text:p>
          </table:table-cell>
          <table:table-cell table:style-name="ce3" table:formula="of:=SUM([.M52:.AL52])*[.B52]" office:value-type="float" office:value="24">
            <text:p>24</text:p>
          </table:table-cell>
          <table:table-cell table:style-name="ce40" office:value-type="string">
            <text:p>Teacher 10</text:p>
          </table:table-cell>
          <table:table-cell table:style-name="ce40" table:formula="of:=__niv4" office:value-type="float" office:value="108">
            <text:p>108</text:p>
          </table:table-cell>
          <table:table-cell table:style-name="ce48" office:value-type="float" office:value="60">
            <text:p>60</text:p>
          </table:table-cell>
          <table:table-cell table:style-name="ce59" office:value-type="float" office:value="1">
            <text:p>1</text:p>
          </table:table-cell>
          <table:table-cell table:style-name="ce49" table:formula="of:=[.H52]*[.I52]" office:value-type="float" office:value="60">
            <text:p>60</text:p>
          </table:table-cell>
          <table:table-cell table:style-name="ce65" table:formula="of:=[.$J52]*[.$C$32]/60" office:value-type="float" office:value="22">
            <text:p>22.00</text:p>
          </table:table-cell>
          <table:table-cell table:style-name="ce73" table:formula="of:=[.E52]*[.G52]/60+[.K52]" office:value-type="float" office:value="65.2">
            <text:p>65.2</text:p>
          </table:table-cell>
          <table:table-cell table:style-name="ce29"/>
          <table:table-cell table:style-name="ce3" table:number-columns-repeated="8"/>
          <table:table-cell/>
          <table:table-cell table:style-name="ce3" table:number-columns-repeated="5"/>
          <table:table-cell table:style-name="ce32"/>
          <table:table-cell table:style-name="ce3"/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102" table:number-columns-repeated="2"/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number-columns-repeated="2"/>
          <table:table-cell table:style-name="ce3"/>
          <table:table-cell table:style-name="ce93" table:formula="of:=SUM([.S52:.AL52])*[.G52]/60*[.B52]" office:value-type="float" office:value="43.2">
            <text:p>43</text:p>
          </table:table-cell>
          <table:table-cell table:style-name="ce135" table:formula="of:=[.K52]" office:value-type="float" office:value="22">
            <text:p>22</text:p>
          </table:table-cell>
          <table:table-cell table:style-name="ce135" table:formula="of:=[.L52]" office:value-type="float" office:value="65.2">
            <text:p>65</text:p>
          </table:table-cell>
          <table:table-cell table:style-name="ce3" table:number-columns-repeated="23"/>
          <table:table-cell table:number-columns-repeated="954"/>
        </table:table-row>
        <table:table-row table:style-name="ro4">
          <table:table-cell table:style-name="ce8" office:value-type="string">
            <text:p>Subject R1</text:p>
          </table:table-cell>
          <table:table-cell table:style-name="ce3" office:value-type="float" office:value="1">
            <text:p>1</text:p>
          </table:table-cell>
          <table:table-cell table:style-name="ce26" office:value-type="float" office:value="24">
            <text:p>24</text:p>
          </table:table-cell>
          <table:table-cell table:style-name="ce3" table:formula="of:=SUM([.M53:.AR53])" office:value-type="float" office:value="24">
            <text:p>24</text:p>
          </table:table-cell>
          <table:table-cell table:style-name="ce3" table:formula="of:=SUM([.M53:.AL53])*[.B53]" office:value-type="float" office:value="24">
            <text:p>24</text:p>
          </table:table-cell>
          <table:table-cell office:value-type="string">
            <text:p>Teacher 5</text:p>
          </table:table-cell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60">
            <text:p>60</text:p>
          </table:table-cell>
          <table:table-cell table:style-name="ce57" office:value-type="float" office:value="1">
            <text:p>1</text:p>
          </table:table-cell>
          <table:table-cell table:style-name="ce49" table:formula="of:=[.H53]*[.I53]" office:value-type="float" office:value="60">
            <text:p>60</text:p>
          </table:table-cell>
          <table:table-cell table:style-name="ce65" table:formula="of:=[.$J53]*[.$C$32]/60" office:value-type="float" office:value="22">
            <text:p>22.00</text:p>
          </table:table-cell>
          <table:table-cell table:style-name="ce73" table:formula="of:=[.E53]*[.G53]/60+[.K53]" office:value-type="float" office:value="65.2">
            <text:p>65.2</text:p>
          </table:table-cell>
          <table:table-cell table:style-name="ce29"/>
          <table:table-cell table:style-name="ce3" table:number-columns-repeated="8"/>
          <table:table-cell/>
          <table:table-cell table:style-name="ce3"/>
          <table:table-cell table:style-name="ce51"/>
          <table:table-cell table:style-name="ce3"/>
          <table:table-cell table:style-name="ce51"/>
          <table:table-cell table:style-name="ce3"/>
          <table:table-cell table:style-name="ce32"/>
          <table:table-cell table:style-name="ce3"/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102" table:number-columns-repeated="2"/>
          <table:table-cell table:style-name="ce3"/>
          <table:table-cell table:number-columns-repeated="4"/>
          <table:table-cell table:style-name="ce3"/>
          <table:table-cell table:style-name="ce93" table:formula="of:=SUM([.S53:.AL53])*[.G53]/60*[.B53]" office:value-type="float" office:value="43.2">
            <text:p>43</text:p>
          </table:table-cell>
          <table:table-cell table:style-name="ce135" table:formula="of:=[.K53]" office:value-type="float" office:value="22">
            <text:p>22</text:p>
          </table:table-cell>
          <table:table-cell table:style-name="ce135" table:formula="of:=[.L53]" office:value-type="float" office:value="65.2">
            <text:p>65</text:p>
          </table:table-cell>
          <table:table-cell table:style-name="ce3" table:number-columns-repeated="23"/>
          <table:table-cell table:number-columns-repeated="954"/>
        </table:table-row>
        <table:table-row table:style-name="ro4">
          <table:table-cell table:style-name="ce8" office:value-type="string">
            <text:p>Subject S1</text:p>
          </table:table-cell>
          <table:table-cell table:style-name="ce3" office:value-type="float" office:value="1">
            <text:p>1</text:p>
          </table:table-cell>
          <table:table-cell table:style-name="ce26" office:value-type="float" office:value="36">
            <text:p>36</text:p>
          </table:table-cell>
          <table:table-cell table:style-name="ce3" table:formula="of:=SUM([.M54:.AR54])" office:value-type="float" office:value="36">
            <text:p>36</text:p>
          </table:table-cell>
          <table:table-cell table:style-name="ce3" table:formula="of:=SUM([.M54:.AL54])*[.B54]" office:value-type="float" office:value="36">
            <text:p>36</text:p>
          </table:table-cell>
          <table:table-cell office:value-type="string">
            <text:p>Teacher 5</text:p>
          </table:table-cell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90">
            <text:p>90</text:p>
          </table:table-cell>
          <table:table-cell table:style-name="ce57" office:value-type="float" office:value="1">
            <text:p>1</text:p>
          </table:table-cell>
          <table:table-cell table:style-name="ce49" table:formula="of:=[.H54]*[.I54]" office:value-type="float" office:value="90">
            <text:p>90</text:p>
          </table:table-cell>
          <table:table-cell table:style-name="ce65" table:formula="of:=[.$J54]*[.$C$32]/60" office:value-type="float" office:value="33">
            <text:p>33.00</text:p>
          </table:table-cell>
          <table:table-cell table:style-name="ce73" table:formula="of:=[.E54]*[.G54]/60+[.K54]" office:value-type="float" office:value="97.8">
            <text:p>97.8</text:p>
          </table:table-cell>
          <table:table-cell table:style-name="ce29"/>
          <table:table-cell table:style-name="ce3" table:number-columns-repeated="8"/>
          <table:table-cell/>
          <table:table-cell table:style-name="ce3"/>
          <table:table-cell table:style-name="ce51"/>
          <table:table-cell table:style-name="ce3"/>
          <table:table-cell table:style-name="ce51"/>
          <table:table-cell table:style-name="ce3"/>
          <table:table-cell table:style-name="ce32"/>
          <table:table-cell table:style-name="ce3"/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102" table:number-columns-repeated="2"/>
          <table:table-cell table:style-name="ce3"/>
          <table:table-cell table:number-columns-repeated="4"/>
          <table:table-cell table:style-name="ce3"/>
          <table:table-cell table:style-name="ce93" table:formula="of:=SUM([.S54:.AL54])*[.G54]/60*[.B54]" office:value-type="float" office:value="64.8">
            <text:p>65</text:p>
          </table:table-cell>
          <table:table-cell table:style-name="ce135" table:formula="of:=[.K54]" office:value-type="float" office:value="33">
            <text:p>33</text:p>
          </table:table-cell>
          <table:table-cell table:style-name="ce135" table:formula="of:=[.L54]" office:value-type="float" office:value="97.8">
            <text:p>98</text:p>
          </table:table-cell>
          <table:table-cell table:style-name="ce3" table:number-columns-repeated="23"/>
          <table:table-cell table:number-columns-repeated="954"/>
        </table:table-row>
        <table:table-row table:style-name="ro3">
          <table:table-cell table:style-name="ce9"/>
          <table:table-cell/>
          <table:table-cell/>
          <table:table-cell table:style-name="ce3" table:formula="of:=SUM([.M55:.AR55])" office:value-type="float" office:value="0">
            <text:p>0</text:p>
          </table:table-cell>
          <table:table-cell/>
          <table:table-cell/>
          <table:table-cell table:style-name="ce40" table:formula="of:=__niv4" office:value-type="float" office:value="108">
            <text:p>108</text:p>
          </table:table-cell>
          <table:table-cell table:number-columns-repeated="3"/>
          <table:table-cell/>
          <table:table-cell table:style-name="ce73" table:formula="of:=[.E55]*[.G55]/60+[.K55]" office:value-type="float" office:value="0">
            <text:p>0.0</text:p>
          </table:table-cell>
          <table:table-cell table:style-name="ce29"/>
          <table:table-cell table:number-columns-repeated="15"/>
          <table:table-cell table:style-name="ce3"/>
          <table:table-cell table:number-columns-repeated="5"/>
          <table:table-cell table:style-name="ce3"/>
          <table:table-cell/>
          <table:table-cell table:style-name="ce102" table:number-columns-repeated="2"/>
          <table:table-cell table:number-columns-repeated="6"/>
          <table:table-cell table:style-name="ce93" table:formula="of:=SUM([.S55:.AL55])*[.G55]/60*[.B55]" office:value-type="float" office:value="0">
            <text:p>0</text:p>
          </table:table-cell>
          <table:table-cell table:style-name="ce135" table:formula="of:=[.K55]" office:value-type="float" office:value="0">
            <text:p>0</text:p>
          </table:table-cell>
          <table:table-cell table:style-name="ce135" table:formula="of:=[.L55]" office:value-type="float" office:value="0">
            <text:p>0</text:p>
          </table:table-cell>
          <table:table-cell table:number-columns-repeated="977"/>
        </table:table-row>
        <table:table-row table:style-name="ro4">
          <table:table-cell table:style-name="ce6" office:value-type="string">
            <text:p>Subject T1</text:p>
          </table:table-cell>
          <table:table-cell table:style-name="ce3" office:value-type="float" office:value="1">
            <text:p>1</text:p>
          </table:table-cell>
          <table:table-cell table:style-name="ce26" office:value-type="float" office:value="72">
            <text:p>72</text:p>
          </table:table-cell>
          <table:table-cell table:style-name="ce3" table:formula="of:=SUM([.M56:.AO56])" office:value-type="float" office:value="72">
            <text:p>72</text:p>
          </table:table-cell>
          <table:table-cell table:style-name="ce3" table:formula="of:=SUM([.M56:.AL56])*[.B56]" office:value-type="float" office:value="48">
            <text:p>48</text:p>
          </table:table-cell>
          <table:table-cell office:value-type="string">
            <text:p>Teacher 7</text:p>
          </table:table-cell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40">
            <text:p>40</text:p>
          </table:table-cell>
          <table:table-cell table:style-name="ce57" office:value-type="float" office:value="1">
            <text:p>1</text:p>
          </table:table-cell>
          <table:table-cell table:style-name="ce49" table:formula="of:=[.H56]*[.I56]" office:value-type="float" office:value="40">
            <text:p>40</text:p>
          </table:table-cell>
          <table:table-cell table:style-name="ce65" table:formula="of:=[.$J56]*[.$C$4]/60" office:value-type="float" office:value="14.6666666666667">
            <text:p>14.67</text:p>
          </table:table-cell>
          <table:table-cell table:style-name="ce73" table:formula="of:=[.E56]*[.G56]/60+[.K56]" office:value-type="float" office:value="101.066666666667">
            <text:p>101.1</text:p>
          </table:table-cell>
          <table:table-cell table:style-name="ce29"/>
          <table:table-cell table:style-name="ce3" table:number-columns-repeated="8"/>
          <table:table-cell/>
          <table:table-cell table:style-name="ce3"/>
          <table:table-cell table:style-name="ce51"/>
          <table:table-cell table:style-name="ce3"/>
          <table:table-cell table:style-name="ce51"/>
          <table:table-cell table:style-name="ce3"/>
          <table:table-cell table:style-name="ce32"/>
          <table:table-cell table:style-name="ce3"/>
          <table:table-cell table:style-name="ce3" office:value-type="float" office:value="6">
            <text:p>6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102" table:number-columns-repeated="2"/>
          <table:table-cell table:style-name="ce3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number-columns-repeated="2"/>
          <table:table-cell table:style-name="ce3"/>
          <table:table-cell table:style-name="ce93" table:formula="of:=SUM([.S56:.AL56])*[.G56]/60*[.B56]" office:value-type="float" office:value="86.4">
            <text:p>86</text:p>
          </table:table-cell>
          <table:table-cell table:style-name="ce135" table:formula="of:=[.K56]" office:value-type="float" office:value="14.6666666666667">
            <text:p>15</text:p>
          </table:table-cell>
          <table:table-cell table:style-name="ce135" table:formula="of:=[.L56]" office:value-type="float" office:value="101.066666666667">
            <text:p>101</text:p>
          </table:table-cell>
          <table:table-cell table:style-name="ce3" table:number-columns-repeated="23"/>
          <table:table-cell table:number-columns-repeated="954"/>
        </table:table-row>
        <table:table-row table:style-name="ro3">
          <table:table-cell table:style-name="ce9" office:value-type="string">
            <text:p>Projects:</text:p>
          </table:table-cell>
          <table:table-cell/>
          <table:table-cell/>
          <table:table-cell table:style-name="ce3" table:formula="of:=SUM([.M57:.AR57])" office:value-type="float" office:value="0">
            <text:p>0</text:p>
          </table:table-cell>
          <table:table-cell/>
          <table:table-cell/>
          <table:table-cell table:style-name="ce40" table:formula="of:=__niv4" office:value-type="float" office:value="108">
            <text:p>108</text:p>
          </table:table-cell>
          <table:table-cell table:number-columns-repeated="3"/>
          <table:table-cell/>
          <table:table-cell table:style-name="ce73" table:formula="of:=[.E57]*[.G57]/60+[.K57]" office:value-type="float" office:value="0">
            <text:p>0.0</text:p>
          </table:table-cell>
          <table:table-cell table:style-name="ce29"/>
          <table:table-cell table:number-columns-repeated="15"/>
          <table:table-cell table:style-name="ce3"/>
          <table:table-cell table:number-columns-repeated="5"/>
          <table:table-cell table:style-name="ce3"/>
          <table:table-cell/>
          <table:table-cell table:style-name="ce102" table:number-columns-repeated="2"/>
          <table:table-cell table:number-columns-repeated="6"/>
          <table:table-cell table:style-name="ce93" table:formula="of:=SUM([.S57:.AL57])*[.G57]/60*[.B57]" office:value-type="float" office:value="0">
            <text:p>0</text:p>
          </table:table-cell>
          <table:table-cell table:style-name="ce135" table:formula="of:=[.K57]" office:value-type="float" office:value="0">
            <text:p>0</text:p>
          </table:table-cell>
          <table:table-cell table:style-name="ce135" table:formula="of:=[.L57]" office:value-type="float" office:value="0">
            <text:p>0</text:p>
          </table:table-cell>
          <table:table-cell table:number-columns-repeated="977"/>
        </table:table-row>
        <table:table-row table:style-name="ro4">
          <table:table-cell table:style-name="ce8" office:value-type="string">
            <text:p>Subject U1</text:p>
          </table:table-cell>
          <table:table-cell table:style-name="ce3" office:value-type="float" office:value="1">
            <text:p>1</text:p>
          </table:table-cell>
          <table:table-cell table:style-name="ce26" office:value-type="float" office:value="36">
            <text:p>36</text:p>
          </table:table-cell>
          <table:table-cell table:style-name="ce3" table:formula="of:=SUM([.M58:.AO58])" office:value-type="float" office:value="36">
            <text:p>36</text:p>
          </table:table-cell>
          <table:table-cell table:style-name="ce3" table:formula="of:=SUM([.M58:.AL58])*[.B58]" office:value-type="float" office:value="12">
            <text:p>12</text:p>
          </table:table-cell>
          <table:table-cell office:value-type="string">
            <text:p>Teacher 5</text:p>
          </table:table-cell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60">
            <text:p>60</text:p>
          </table:table-cell>
          <table:table-cell table:style-name="ce57" office:value-type="float" office:value="1">
            <text:p>1</text:p>
          </table:table-cell>
          <table:table-cell table:style-name="ce49" table:formula="of:=[.H58]*[.I58]" office:value-type="float" office:value="60">
            <text:p>60</text:p>
          </table:table-cell>
          <table:table-cell table:style-name="ce65" table:formula="of:=[.$J58]*[.$C$4]/60" office:value-type="float" office:value="22">
            <text:p>22.00</text:p>
          </table:table-cell>
          <table:table-cell table:style-name="ce73" table:formula="of:=[.E58]*[.G58]/60+[.K58]" office:value-type="float" office:value="43.6">
            <text:p>43.6</text:p>
          </table:table-cell>
          <table:table-cell table:style-name="ce29"/>
          <table:table-cell table:style-name="ce3" table:number-columns-repeated="8"/>
          <table:table-cell/>
          <table:table-cell table:style-name="ce3"/>
          <table:table-cell table:style-name="ce51"/>
          <table:table-cell table:style-name="ce3"/>
          <table:table-cell table:style-name="ce51"/>
          <table:table-cell table:style-name="ce3"/>
          <table:table-cell table:style-name="ce32"/>
          <table:table-cell table:style-name="ce3" table:number-columns-repeated="6"/>
          <table:table-cell table:style-name="ce3" office:value-type="float" office:value="6">
            <text:p>6</text:p>
          </table:table-cell>
          <table:table-cell table:style-name="ce3" office:value-type="float" office:value="6">
            <text:p>6</text:p>
          </table:table-cell>
          <table:table-cell table:style-name="ce102" table:number-columns-repeated="2"/>
          <table:table-cell table:style-name="ce3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number-columns-repeated="2"/>
          <table:table-cell table:style-name="ce3"/>
          <table:table-cell table:style-name="ce93" table:formula="of:=SUM([.S58:.AL58])*[.G58]/60*[.B58]" office:value-type="float" office:value="21.6">
            <text:p>22</text:p>
          </table:table-cell>
          <table:table-cell table:style-name="ce135" table:formula="of:=[.K58]" office:value-type="float" office:value="22">
            <text:p>22</text:p>
          </table:table-cell>
          <table:table-cell table:style-name="ce135" table:formula="of:=[.L58]" office:value-type="float" office:value="43.6">
            <text:p>44</text:p>
          </table:table-cell>
          <table:table-cell table:style-name="ce3" table:number-columns-repeated="23"/>
          <table:table-cell table:number-columns-repeated="954"/>
        </table:table-row>
        <table:table-row table:style-name="ro5">
          <table:table-cell table:style-name="ce6"/>
          <table:table-cell table:style-name="ce3"/>
          <table:table-cell/>
          <table:table-cell table:style-name="ce3" table:number-columns-repeated="2"/>
          <table:table-cell table:number-columns-repeated="2"/>
          <table:table-cell table:style-name="ce49"/>
          <table:table-cell table:style-name="ce57"/>
          <table:table-cell table:style-name="ce49"/>
          <table:table-cell table:style-name="ce65"/>
          <table:table-cell table:style-name="ce73"/>
          <table:table-cell table:style-name="ce29"/>
          <table:table-cell table:style-name="ce5" table:number-columns-repeated="6"/>
          <table:table-cell table:style-name="ce3" table:number-columns-repeated="2"/>
          <table:table-cell/>
          <table:table-cell table:style-name="ce3"/>
          <table:table-cell table:style-name="ce51"/>
          <table:table-cell table:style-name="ce3" table:number-columns-repeated="3"/>
          <table:table-cell table:style-name="ce32"/>
          <table:table-cell table:style-name="ce3" table:number-columns-repeated="7"/>
          <table:table-cell/>
          <table:table-cell table:style-name="ce102" table:number-columns-repeated="2"/>
          <table:table-cell table:style-name="ce3"/>
          <table:table-cell table:number-columns-repeated="4"/>
          <table:table-cell table:style-name="ce3"/>
          <table:table-cell table:style-name="ce93"/>
          <table:table-cell table:style-name="ce135" table:number-columns-repeated="2"/>
          <table:table-cell table:style-name="ce3" table:number-columns-repeated="23"/>
          <table:table-cell table:number-columns-repeated="954"/>
        </table:table-row>
        <table:table-row table:style-name="ro5">
          <table:table-cell table:style-name="ce10" office:value-type="string">
            <text:p>I ALT</text:p>
          </table:table-cell>
          <table:table-cell table:style-name="ce13"/>
          <table:table-cell table:style-name="ce28" table:formula="of:=SUM([.C34:.C59])" office:value-type="float" office:value="491">
            <text:p>491</text:p>
          </table:table-cell>
          <table:table-cell table:style-name="ce13" table:formula="of:=SUM([.D35:.D59])" office:value-type="float" office:value="415">
            <text:p>415</text:p>
          </table:table-cell>
          <table:table-cell table:style-name="ce13" table:formula="of:=SUM([.E35:.E59])" office:value-type="float" office:value="343">
            <text:p>343</text:p>
          </table:table-cell>
          <table:table-cell table:style-name="ce41" table:formula="of:=[.E60]/18" office:value-type="float" office:value="19.0555555555556">
            <text:p>19.06</text:p>
          </table:table-cell>
          <table:table-cell table:style-name="ce41"/>
          <table:table-cell table:style-name="ce50" table:formula="of:=[.D60]/18" office:value-type="float" office:value="23.0555555555556">
            <text:p>23</text:p>
          </table:table-cell>
          <table:table-cell table:style-name="ce60" table:formula="of:=SUM([.I34:.I59])" office:value-type="float" office:value="12">
            <text:p>12</text:p>
          </table:table-cell>
          <table:table-cell table:style-name="ce50" table:formula="of:=SUM([.J35:.J58])" office:value-type="float" office:value="540">
            <text:p>540</text:p>
          </table:table-cell>
          <table:table-cell table:style-name="ce68" table:formula="of:=SUM([.K34:.K59])" office:value-type="float" office:value="198">
            <text:p>198.00</text:p>
          </table:table-cell>
          <table:table-cell table:style-name="ce76" table:formula="of:=SUM([.L34:.L59])" office:value-type="float" office:value="815.4">
            <text:p>815.4</text:p>
          </table:table-cell>
          <table:table-cell table:style-name="ce13" table:formula="of:=SUM([.M34:.M59])" office:value-type="float" office:value="0">
            <text:p>0</text:p>
          </table:table-cell>
          <table:table-cell table:style-name="ce13" table:formula="of:=SUM([.N34:.N59])" office:value-type="float" office:value="0">
            <text:p>0</text:p>
          </table:table-cell>
          <table:table-cell table:style-name="ce13" table:formula="of:=SUM([.O34:.O59])" office:value-type="float" office:value="0">
            <text:p>0</text:p>
          </table:table-cell>
          <table:table-cell table:style-name="ce13" table:formula="of:=SUM([.P34:.P59])" office:value-type="float" office:value="0">
            <text:p>0</text:p>
          </table:table-cell>
          <table:table-cell table:style-name="ce13" table:formula="of:=SUM([.Q34:.Q59])" office:value-type="float" office:value="0">
            <text:p>0</text:p>
          </table:table-cell>
          <table:table-cell table:style-name="ce13" table:formula="of:=SUM([.R34:.R59])" office:value-type="float" office:value="0">
            <text:p>0</text:p>
          </table:table-cell>
          <table:table-cell table:style-name="ce13" table:formula="of:=SUM([.S34:.S59])" office:value-type="float" office:value="0">
            <text:p>0</text:p>
          </table:table-cell>
          <table:table-cell table:style-name="ce13" table:formula="of:=SUM([.T34:.T59])" office:value-type="float" office:value="0">
            <text:p>0</text:p>
          </table:table-cell>
          <table:table-cell table:style-name="ce13" table:formula="of:=SUM([.U34:.U59])" office:value-type="float" office:value="21">
            <text:p>21</text:p>
          </table:table-cell>
          <table:table-cell table:style-name="ce13" table:formula="of:=SUM([.V34:.V59])" office:value-type="float" office:value="24">
            <text:p>24</text:p>
          </table:table-cell>
          <table:table-cell table:style-name="ce13" table:formula="of:=SUM([.W34:.W59])" office:value-type="float" office:value="22">
            <text:p>22</text:p>
          </table:table-cell>
          <table:table-cell table:style-name="ce13" table:formula="of:=SUM([.X34:.X59])" office:value-type="float" office:value="22">
            <text:p>22</text:p>
          </table:table-cell>
          <table:table-cell table:style-name="ce13" table:formula="of:=SUM([.Y34:.Y59])" office:value-type="float" office:value="26">
            <text:p>26</text:p>
          </table:table-cell>
          <table:table-cell table:style-name="ce13" table:formula="of:=SUM([.Z34:.Z59])" office:value-type="float" office:value="22">
            <text:p>22</text:p>
          </table:table-cell>
          <table:table-cell table:style-name="ce13" table:formula="of:=SUM([.AA34:.AA59])" office:value-type="float" office:value="24">
            <text:p>24</text:p>
          </table:table-cell>
          <table:table-cell table:style-name="ce103" table:formula="of:=SUM([.AB34:.AB59])" office:value-type="float" office:value="0">
            <text:p>0</text:p>
          </table:table-cell>
          <table:table-cell table:style-name="ce13" table:formula="of:=SUM([.AC34:.AC59])" office:value-type="float" office:value="16">
            <text:p>16</text:p>
          </table:table-cell>
          <table:table-cell table:style-name="ce13" table:formula="of:=SUM([.AD34:.AD59])" office:value-type="float" office:value="22">
            <text:p>22</text:p>
          </table:table-cell>
          <table:table-cell table:style-name="ce13" table:formula="of:=SUM([.AE34:.AE59])" office:value-type="float" office:value="22">
            <text:p>22</text:p>
          </table:table-cell>
          <table:table-cell table:style-name="ce13" table:formula="of:=SUM([.AF34:.AF59])" office:value-type="float" office:value="24">
            <text:p>24</text:p>
          </table:table-cell>
          <table:table-cell table:style-name="ce13" table:formula="of:=SUM([.AG34:.AG59])" office:value-type="float" office:value="24">
            <text:p>24</text:p>
          </table:table-cell>
          <table:table-cell table:style-name="ce13" table:formula="of:=SUM([.AH34:.AH59])" office:value-type="float" office:value="24">
            <text:p>24</text:p>
          </table:table-cell>
          <table:table-cell table:style-name="ce13" table:formula="of:=SUM([.AI34:.AI59])" office:value-type="float" office:value="26">
            <text:p>26</text:p>
          </table:table-cell>
          <table:table-cell table:style-name="ce13" table:formula="of:=SUM([.AJ34:.AJ59])" office:value-type="float" office:value="24">
            <text:p>24</text:p>
          </table:table-cell>
          <table:table-cell table:style-name="ce103" table:formula="of:=SUM([.AK34:.AK59])" office:value-type="float" office:value="0">
            <text:p>0</text:p>
          </table:table-cell>
          <table:table-cell table:style-name="ce103"/>
          <table:table-cell table:style-name="ce13" table:formula="of:=SUM([.AM34:.AM59])" office:value-type="float" office:value="24">
            <text:p>24</text:p>
          </table:table-cell>
          <table:table-cell table:style-name="ce13" table:formula="of:=SUM([.AN34:.AN59])" office:value-type="float" office:value="24">
            <text:p>24</text:p>
          </table:table-cell>
          <table:table-cell table:style-name="ce13" table:formula="of:=SUM([.AO34:.AO59])" office:value-type="float" office:value="24">
            <text:p>24</text:p>
          </table:table-cell>
          <table:table-cell table:style-name="ce13" table:formula="of:=SUM([.AP34:.AP59])" office:value-type="float" office:value="0">
            <text:p>0</text:p>
          </table:table-cell>
          <table:table-cell table:style-name="ce13" table:formula="of:=SUM([.AQ34:.AQ59])" office:value-type="float" office:value="0">
            <text:p>0</text:p>
          </table:table-cell>
          <table:table-cell table:style-name="ce13" table:formula="of:=SUM([.AR34:.AR59])" office:value-type="float" office:value="0">
            <text:p>0</text:p>
          </table:table-cell>
          <table:table-cell table:style-name="ce13" table:formula="of:=SUM([.AS34:.AS59])" office:value-type="float" office:value="617.4">
            <text:p>617</text:p>
          </table:table-cell>
          <table:table-cell table:style-name="ce133" table:formula="of:=SUM([.AT34:.AT59])" office:value-type="float" office:value="198">
            <text:p>198</text:p>
          </table:table-cell>
          <table:table-cell table:style-name="ce133" table:formula="of:=SUM([.AU35:.AU59])" office:value-type="float" office:value="815.4">
            <text:p>815</text:p>
          </table:table-cell>
          <table:table-cell table:style-name="ce13"/>
          <table:table-cell table:style-name="ce3" table:number-columns-repeated="2"/>
          <table:table-cell table:style-name="ce13" table:number-columns-repeated="974"/>
        </table:table-row>
        <table:table-row table:style-name="ro5">
          <table:table-cell table:style-name="ce3" table:number-columns-repeated="7"/>
          <table:table-cell/>
          <table:table-cell table:style-name="ce56"/>
          <table:table-cell table:style-name="ce51"/>
          <table:table-cell table:style-name="ce37"/>
          <table:table-cell table:style-name="ce72"/>
          <table:table-cell table:style-name="ce3" table:number-columns-repeated="9"/>
          <table:table-cell/>
          <table:table-cell table:style-name="ce3"/>
          <table:table-cell table:style-name="ce51"/>
          <table:table-cell table:style-name="ce3" table:number-columns-repeated="3"/>
          <table:table-cell table:style-name="ce32"/>
          <table:table-cell table:style-name="ce3" table:number-columns-repeated="7"/>
          <table:table-cell/>
          <table:table-cell table:style-name="ce102" table:number-columns-repeated="2"/>
          <table:table-cell table:style-name="ce3"/>
          <table:table-cell table:number-columns-repeated="4"/>
          <table:table-cell table:style-name="ce3"/>
          <table:table-cell table:style-name="ce93" table:number-columns-repeated="3"/>
          <table:table-cell/>
          <table:table-cell table:style-name="ce3" table:number-columns-repeated="2"/>
          <table:table-cell table:number-columns-repeated="974"/>
        </table:table-row>
        <table:table-row table:style-name="ro3">
          <table:table-cell table:style-name="ce3" table:number-columns-repeated="11"/>
          <table:table-cell table:style-name="ce72" table:number-columns-repeated="7"/>
          <table:table-cell table:style-name="ce3" table:number-columns-repeated="3"/>
          <table:table-cell/>
          <table:table-cell table:style-name="ce3"/>
          <table:table-cell table:style-name="ce51"/>
          <table:table-cell table:style-name="ce3" table:number-columns-repeated="3"/>
          <table:table-cell table:style-name="ce104"/>
          <table:table-cell table:style-name="ce3" table:number-columns-repeated="4"/>
          <table:table-cell table:style-name="ce116"/>
          <table:table-cell table:style-name="ce117"/>
          <table:table-cell table:style-name="ce116" table:number-columns-repeated="2"/>
          <table:table-cell table:style-name="ce120" table:number-columns-repeated="2"/>
          <table:table-cell table:style-name="ce3"/>
          <table:table-cell table:style-name="ce116" table:number-columns-repeated="4"/>
          <table:table-cell table:style-name="ce3"/>
          <table:table-cell table:style-name="ce93" table:number-columns-repeated="3"/>
          <table:table-cell table:style-name="ce3" table:number-columns-repeated="16"/>
          <table:table-cell table:number-columns-repeated="961"/>
        </table:table-row>
        <table:table-row table:style-name="ro2">
          <table:table-cell table:style-name="ce5" office:value-type="string">
            <text:p>3.Networks</text:p>
          </table:table-cell>
          <table:table-cell table:style-name="ce5" office:value-type="string">
            <text:p>TFAKT</text:p>
          </table:table-cell>
          <table:table-cell table:style-name="ce5" office:value-type="float" office:value="18">
            <text:p>18</text:p>
          </table:table-cell>
          <table:table-cell table:style-name="ce35" office:value-type="string">
            <text:p>Teacher 5</text:p>
          </table:table-cell>
          <table:table-cell table:style-name="ce35"/>
          <table:table-cell table:style-name="ce39" office:value-type="string">
            <text:p>LÆRER</text:p>
          </table:table-cell>
          <table:table-cell table:style-name="ce39"/>
          <table:table-cell table:style-name="ce5" table:number-columns-repeated="4"/>
          <table:table-cell table:style-name="ce77" table:number-columns-repeated="7"/>
          <table:table-cell table:style-name="ce30" office:value-type="string">
            <text:p>IT3.1</text:p>
          </table:table-cell>
          <table:table-cell table:style-name="ce30" office:value-type="string">
            <text:p>IT3.2</text:p>
          </table:table-cell>
          <table:table-cell table:style-name="ce30" office:value-type="string">
            <text:p>IT3.3</text:p>
          </table:table-cell>
          <table:table-cell table:style-name="ce30" office:value-type="string">
            <text:p>IT3.4</text:p>
          </table:table-cell>
          <table:table-cell table:style-name="ce30" office:value-type="string">
            <text:p>IT3.5</text:p>
          </table:table-cell>
          <table:table-cell table:style-name="ce30" office:value-type="string">
            <text:p>IT3.6</text:p>
          </table:table-cell>
          <table:table-cell table:style-name="ce30" office:value-type="string">
            <text:p>IT3.7</text:p>
          </table:table-cell>
          <table:table-cell table:style-name="ce30" office:value-type="string">
            <text:p>IT3.8</text:p>
          </table:table-cell>
          <table:table-cell table:style-name="ce30" office:value-type="string">
            <text:p>IT3.9</text:p>
          </table:table-cell>
          <table:table-cell table:style-name="ce105" office:value-type="string">
            <text:p>IT3.10</text:p>
          </table:table-cell>
          <table:table-cell table:style-name="ce30" office:value-type="string">
            <text:p>IT3.11</text:p>
          </table:table-cell>
          <table:table-cell table:style-name="ce30" office:value-type="string">
            <text:p>IT3.12</text:p>
          </table:table-cell>
          <table:table-cell table:style-name="ce30" office:value-type="string">
            <text:p>IT3.13</text:p>
          </table:table-cell>
          <table:table-cell table:style-name="ce30" office:value-type="string">
            <text:p>IT3.14</text:p>
          </table:table-cell>
          <table:table-cell table:style-name="ce30" office:value-type="string">
            <text:p>IT3.15</text:p>
          </table:table-cell>
          <table:table-cell table:style-name="ce30" office:value-type="string">
            <text:p>IT3.16</text:p>
          </table:table-cell>
          <table:table-cell table:style-name="ce30" office:value-type="string">
            <text:p>IT3.17</text:p>
          </table:table-cell>
          <table:table-cell table:style-name="ce30" office:value-type="string">
            <text:p>IT3.18</text:p>
          </table:table-cell>
          <table:table-cell table:style-name="ce101" office:value-type="string">
            <text:p>IT3.19</text:p>
          </table:table-cell>
          <table:table-cell table:style-name="ce101" office:value-type="string">
            <text:p>IT3.20</text:p>
          </table:table-cell>
          <table:table-cell table:style-name="ce30" office:value-type="string">
            <text:p>IT3.21</text:p>
          </table:table-cell>
          <table:table-cell table:style-name="ce30" office:value-type="string">
            <text:p>IT3.22</text:p>
          </table:table-cell>
          <table:table-cell table:style-name="ce30" office:value-type="string">
            <text:p>IT3.23</text:p>
          </table:table-cell>
          <table:table-cell table:style-name="ce30" office:value-type="string">
            <text:p>IT3.24</text:p>
          </table:table-cell>
          <table:table-cell table:style-name="ce30" office:value-type="string">
            <text:p>IT3.25</text:p>
          </table:table-cell>
          <table:table-cell table:style-name="ce30" office:value-type="string">
            <text:p>e1</text:p>
          </table:table-cell>
          <table:table-cell table:style-name="ce129" table:number-columns-repeated="3"/>
          <table:table-cell table:style-name="ce3" table:number-columns-repeated="16"/>
          <table:table-cell table:number-columns-repeated="961"/>
        </table:table-row>
        <table:table-row table:style-name="ro3">
          <table:table-cell table:style-name="ce6"/>
          <table:table-cell table:style-name="ce3"/>
          <table:table-cell table:style-name="ce26" office:value-type="string">
            <text:p>Plan</text:p>
          </table:table-cell>
          <table:table-cell table:style-name="ce3" table:number-columns-repeated="2"/>
          <table:table-cell table:number-columns-repeated="2"/>
          <table:table-cell table:style-name="ce49"/>
          <table:table-cell table:style-name="ce57"/>
          <table:table-cell table:style-name="ce49"/>
          <table:table-cell table:style-name="ce65"/>
          <table:table-cell table:style-name="ce78"/>
          <table:table-cell table:style-name="ce72" table:number-columns-repeated="6"/>
          <table:table-cell/>
          <table:table-cell table:style-name="ce3" table:number-columns-repeated="2"/>
          <table:table-cell/>
          <table:table-cell table:style-name="ce3"/>
          <table:table-cell table:style-name="ce17" table:number-columns-repeated="4"/>
          <table:table-cell table:style-name="ce106"/>
          <table:table-cell table:style-name="ce17" table:number-columns-repeated="8"/>
          <table:table-cell table:style-name="ce98" table:number-columns-repeated="2"/>
          <table:table-cell table:style-name="ce17" table:number-columns-repeated="4"/>
          <table:table-cell/>
          <table:table-cell table:style-name="ce29"/>
          <table:table-cell table:style-name="ce93"/>
          <table:table-cell table:style-name="ce135" table:number-columns-repeated="2"/>
          <table:table-cell table:style-name="ce3" table:number-columns-repeated="16"/>
          <table:table-cell table:number-columns-repeated="961"/>
        </table:table-row>
        <table:table-row table:style-name="ro3">
          <table:table-cell table:style-name="ce11" office:value-type="string">
            <text:p>Subject A3</text:p>
          </table:table-cell>
          <table:table-cell table:style-name="ce3" office:value-type="float" office:value="1">
            <text:p>1</text:p>
          </table:table-cell>
          <table:table-cell table:style-name="ce26" office:value-type="float" office:value="36">
            <text:p>36</text:p>
          </table:table-cell>
          <table:table-cell table:style-name="ce3" table:formula="of:=SUM([.M65:.AR65])" office:value-type="float" office:value="28">
            <text:p>28</text:p>
          </table:table-cell>
          <table:table-cell table:style-name="ce3" table:formula="of:=SUM([.S65:.AR65])*[.B65]" office:value-type="float" office:value="28">
            <text:p>28</text:p>
          </table:table-cell>
          <table:table-cell office:value-type="string">
            <text:p>Teacher 5</text:p>
          </table:table-cell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60">
            <text:p>60</text:p>
          </table:table-cell>
          <table:table-cell table:style-name="ce57" office:value-type="float" office:value="1">
            <text:p>1</text:p>
          </table:table-cell>
          <table:table-cell table:style-name="ce49" office:value-type="float" office:value="45">
            <text:p>45</text:p>
          </table:table-cell>
          <table:table-cell table:style-name="ce65" table:formula="of:=[.$J65]*[.$C$63]/60" office:value-type="float" office:value="13.5">
            <text:p>13.50</text:p>
          </table:table-cell>
          <table:table-cell table:style-name="ce73" table:formula="of:=[.E65]*[.G65]/60+[.K65]" office:value-type="float" office:value="63.9">
            <text:p>63.9</text:p>
          </table:table-cell>
          <table:table-cell table:style-name="ce85"/>
          <table:table-cell table:style-name="ce73" table:number-columns-repeated="5"/>
          <table:table-cell office:value-type="float" office:value="8">
            <text:p>8</text:p>
          </table:table-cell>
          <table:table-cell table:style-name="ce3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3"/>
          <table:table-cell table:style-name="ce104"/>
          <table:table-cell table:style-name="ce3" table:number-columns-repeated="3"/>
          <table:table-cell table:number-columns-repeated="5"/>
          <table:table-cell table:style-name="ce102" table:number-columns-repeated="2"/>
          <table:table-cell table:style-name="ce3"/>
          <table:table-cell table:number-columns-repeated="4"/>
          <table:table-cell table:style-name="ce29"/>
          <table:table-cell table:style-name="ce93" table:formula="of:=SUM([.S65:.AL65])*[.G65]/60*[.B65]" office:value-type="float" office:value="50.4">
            <text:p>50</text:p>
          </table:table-cell>
          <table:table-cell table:style-name="ce135" table:formula="of:=[.K65]" office:value-type="float" office:value="13.5">
            <text:p>14</text:p>
          </table:table-cell>
          <table:table-cell table:style-name="ce135" table:formula="of:=[.L65]" office:value-type="float" office:value="63.9">
            <text:p>64</text:p>
          </table:table-cell>
          <table:table-cell table:style-name="ce3" table:number-columns-repeated="16"/>
          <table:table-cell table:number-columns-repeated="961"/>
        </table:table-row>
        <table:table-row table:style-name="ro4">
          <table:table-cell table:style-name="ce11" office:value-type="string">
            <text:p>Subject B3</text:p>
          </table:table-cell>
          <table:table-cell table:style-name="ce3" office:value-type="float" office:value="1">
            <text:p>1</text:p>
          </table:table-cell>
          <table:table-cell table:style-name="ce26" office:value-type="float" office:value="36">
            <text:p>36</text:p>
          </table:table-cell>
          <table:table-cell table:style-name="ce3" table:formula="of:=SUM([.M66:.AR66])" office:value-type="float" office:value="32">
            <text:p>32</text:p>
          </table:table-cell>
          <table:table-cell table:style-name="ce3" table:formula="of:=SUM([.S66:.AR66])*[.B66]" office:value-type="float" office:value="32">
            <text:p>32</text:p>
          </table:table-cell>
          <table:table-cell office:value-type="string">
            <text:p>Teacher 5</text:p>
          </table:table-cell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90">
            <text:p>90</text:p>
          </table:table-cell>
          <table:table-cell table:style-name="ce57" office:value-type="float" office:value="1">
            <text:p>1</text:p>
          </table:table-cell>
          <table:table-cell table:style-name="ce49" office:value-type="float" office:value="45">
            <text:p>45</text:p>
          </table:table-cell>
          <table:table-cell table:style-name="ce65" table:formula="of:=[.$J66]*[.$C$63]/60" office:value-type="float" office:value="13.5">
            <text:p>13.50</text:p>
          </table:table-cell>
          <table:table-cell table:style-name="ce73" table:formula="of:=[.E66]*[.G66]/60+[.K66]" office:value-type="float" office:value="71.1">
            <text:p>71.1</text:p>
          </table:table-cell>
          <table:table-cell table:style-name="ce85"/>
          <table:table-cell table:style-name="ce73" table:number-columns-repeated="5"/>
          <table:table-cell table:style-name="ce3" office:value-type="float" office:value="8">
            <text:p>8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style-name="ce104"/>
          <table:table-cell table:style-name="ce3" table:number-columns-repeated="4"/>
          <table:table-cell table:number-columns-repeated="2"/>
          <table:table-cell table:style-name="ce3"/>
          <table:table-cell/>
          <table:table-cell table:style-name="ce102" table:number-columns-repeated="2"/>
          <table:table-cell table:style-name="ce3"/>
          <table:table-cell table:number-columns-repeated="4"/>
          <table:table-cell table:style-name="ce29"/>
          <table:table-cell table:style-name="ce93" table:formula="of:=SUM([.S66:.AL66])*[.G66]/60*[.B66]" office:value-type="float" office:value="57.6">
            <text:p>58</text:p>
          </table:table-cell>
          <table:table-cell table:style-name="ce135" table:formula="of:=[.K66]" office:value-type="float" office:value="13.5">
            <text:p>14</text:p>
          </table:table-cell>
          <table:table-cell table:style-name="ce135" table:formula="of:=[.L66]" office:value-type="float" office:value="71.1">
            <text:p>71</text:p>
          </table:table-cell>
          <table:table-cell table:style-name="ce3" table:number-columns-repeated="16"/>
          <table:table-cell table:number-columns-repeated="961"/>
        </table:table-row>
        <table:table-row table:style-name="ro4">
          <table:table-cell table:style-name="ce12" office:value-type="string">
            <text:p>Subject C3</text:p>
          </table:table-cell>
          <table:table-cell table:style-name="ce3" office:value-type="float" office:value="1">
            <text:p>1</text:p>
          </table:table-cell>
          <table:table-cell table:style-name="ce26" office:value-type="float" office:value="36">
            <text:p>36</text:p>
          </table:table-cell>
          <table:table-cell table:style-name="ce3" table:formula="of:=SUM([.M67:.AR67])" office:value-type="float" office:value="36">
            <text:p>36</text:p>
          </table:table-cell>
          <table:table-cell table:style-name="ce3" table:formula="of:=SUM([.S67:.AR67])*[.B67]" office:value-type="float" office:value="36">
            <text:p>36</text:p>
          </table:table-cell>
          <table:table-cell office:value-type="string">
            <text:p>Teacher 8</text:p>
          </table:table-cell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90">
            <text:p>90</text:p>
          </table:table-cell>
          <table:table-cell table:style-name="ce57" office:value-type="float" office:value="1">
            <text:p>1</text:p>
          </table:table-cell>
          <table:table-cell table:style-name="ce49" office:value-type="float" office:value="45">
            <text:p>45</text:p>
          </table:table-cell>
          <table:table-cell table:style-name="ce65" table:formula="of:=[.$J67]*[.$C$63]/60" office:value-type="float" office:value="13.5">
            <text:p>13.50</text:p>
          </table:table-cell>
          <table:table-cell table:style-name="ce73" table:formula="of:=[.E67]*[.G67]/60+[.K67]" office:value-type="float" office:value="78.3">
            <text:p>78.3</text:p>
          </table:table-cell>
          <table:table-cell table:style-name="ce85"/>
          <table:table-cell table:style-name="ce73" table:number-columns-repeated="5"/>
          <table:table-cell table:style-name="ce3"/>
          <table:table-cell table:style-name="ce51"/>
          <table:table-cell table:style-name="ce3"/>
          <table:table-cell/>
          <table:table-cell table:style-name="ce3" table:number-columns-repeated="2"/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104"/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/>
          <table:table-cell/>
          <table:table-cell table:style-name="ce102" table:number-columns-repeated="2"/>
          <table:table-cell table:style-name="ce3"/>
          <table:table-cell table:number-columns-repeated="4"/>
          <table:table-cell table:style-name="ce29"/>
          <table:table-cell table:style-name="ce93" table:formula="of:=SUM([.S67:.AL67])*[.G67]/60*[.B67]" office:value-type="float" office:value="64.8">
            <text:p>65</text:p>
          </table:table-cell>
          <table:table-cell table:style-name="ce135" table:formula="of:=[.K67]" office:value-type="float" office:value="13.5">
            <text:p>14</text:p>
          </table:table-cell>
          <table:table-cell table:style-name="ce135" table:formula="of:=[.L67]" office:value-type="float" office:value="78.3">
            <text:p>78</text:p>
          </table:table-cell>
          <table:table-cell table:style-name="ce3" table:number-columns-repeated="16"/>
          <table:table-cell table:number-columns-repeated="961"/>
        </table:table-row>
        <table:table-row table:style-name="ro4">
          <table:table-cell table:style-name="ce12" office:value-type="string">
            <text:p>Subject D3</text:p>
          </table:table-cell>
          <table:table-cell table:style-name="ce3" office:value-type="float" office:value="1">
            <text:p>1</text:p>
          </table:table-cell>
          <table:table-cell table:style-name="ce26" office:value-type="float" office:value="36">
            <text:p>36</text:p>
          </table:table-cell>
          <table:table-cell table:style-name="ce3" table:formula="of:=SUM([.M68:.AR68])" office:value-type="float" office:value="36">
            <text:p>36</text:p>
          </table:table-cell>
          <table:table-cell table:style-name="ce3" table:formula="of:=SUM([.S68:.AR68])*[.B68]" office:value-type="float" office:value="36">
            <text:p>36</text:p>
          </table:table-cell>
          <table:table-cell office:value-type="string">
            <text:p>Teacher 7</text:p>
          </table:table-cell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90">
            <text:p>90</text:p>
          </table:table-cell>
          <table:table-cell table:style-name="ce57" office:value-type="float" office:value="1">
            <text:p>1</text:p>
          </table:table-cell>
          <table:table-cell table:style-name="ce49" table:formula="of:=[.H68]*[.I68]" office:value-type="float" office:value="90">
            <text:p>90</text:p>
          </table:table-cell>
          <table:table-cell table:style-name="ce65" table:formula="of:=[.$J68]*[.$C$63]/60" office:value-type="float" office:value="27">
            <text:p>27.00</text:p>
          </table:table-cell>
          <table:table-cell table:style-name="ce73" table:formula="of:=[.E68]*[.G68]/60+[.K68]" office:value-type="float" office:value="91.8">
            <text:p>91.8</text:p>
          </table:table-cell>
          <table:table-cell table:style-name="ce85"/>
          <table:table-cell table:style-name="ce73" table:number-columns-repeated="5"/>
          <table:table-cell table:style-name="ce3"/>
          <table:table-cell table:style-name="ce3" office:value-type="float" office:value="6">
            <text:p>6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2">
            <text:p>12</text:p>
          </table:table-cell>
          <table:table-cell table:style-name="ce3" table:number-columns-repeated="4"/>
          <table:table-cell table:style-name="ce104"/>
          <table:table-cell table:style-name="ce3" table:number-columns-repeated="8"/>
          <table:table-cell table:style-name="ce32" table:number-columns-repeated="2"/>
          <table:table-cell table:style-name="ce51"/>
          <table:table-cell table:style-name="ce3" table:number-columns-repeated="4"/>
          <table:table-cell table:style-name="ce29"/>
          <table:table-cell table:style-name="ce93" table:formula="of:=SUM([.S68:.AL68])*[.G68]/60*[.B68]" office:value-type="float" office:value="64.8">
            <text:p>65</text:p>
          </table:table-cell>
          <table:table-cell table:style-name="ce135" table:formula="of:=[.K68]" office:value-type="float" office:value="27">
            <text:p>27</text:p>
          </table:table-cell>
          <table:table-cell table:style-name="ce135" table:formula="of:=[.L68]" office:value-type="float" office:value="91.8">
            <text:p>92</text:p>
          </table:table-cell>
          <table:table-cell table:style-name="ce3" table:number-columns-repeated="17"/>
          <table:table-cell table:style-name="ce17" table:number-columns-repeated="960"/>
        </table:table-row>
        <table:table-row table:style-name="ro4">
          <table:table-cell table:style-name="ce12" office:value-type="string">
            <text:p>Subject E3</text:p>
          </table:table-cell>
          <table:table-cell table:style-name="ce3" office:value-type="float" office:value="1">
            <text:p>1</text:p>
          </table:table-cell>
          <table:table-cell table:style-name="ce26" office:value-type="float" office:value="36">
            <text:p>36</text:p>
          </table:table-cell>
          <table:table-cell table:style-name="ce3" table:formula="of:=SUM([.M69:.AR69])" office:value-type="float" office:value="36">
            <text:p>36</text:p>
          </table:table-cell>
          <table:table-cell table:style-name="ce3" table:formula="of:=SUM([.S69:.AR69])*[.B69]" office:value-type="float" office:value="36">
            <text:p>36</text:p>
          </table:table-cell>
          <table:table-cell office:value-type="string">
            <text:p>Teacher 5</text:p>
          </table:table-cell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90">
            <text:p>90</text:p>
          </table:table-cell>
          <table:table-cell table:style-name="ce57" office:value-type="float" office:value="1">
            <text:p>1</text:p>
          </table:table-cell>
          <table:table-cell table:style-name="ce49" table:formula="of:=[.H69]*[.I69]" office:value-type="float" office:value="90">
            <text:p>90</text:p>
          </table:table-cell>
          <table:table-cell table:style-name="ce65" table:formula="of:=[.$J69]*[.$C$63]/60" office:value-type="float" office:value="27">
            <text:p>27.00</text:p>
          </table:table-cell>
          <table:table-cell table:style-name="ce73" table:formula="of:=[.E69]*[.G69]/60+[.K69]" office:value-type="float" office:value="91.8">
            <text:p>91.8</text:p>
          </table:table-cell>
          <table:table-cell table:style-name="ce85"/>
          <table:table-cell table:style-name="ce73" table:number-columns-repeated="5"/>
          <table:table-cell table:style-name="ce3" table:number-columns-repeated="3"/>
          <table:table-cell table:style-name="ce51"/>
          <table:table-cell table:style-name="ce3" table:number-columns-repeated="5"/>
          <table:table-cell table:style-name="ce104"/>
          <table:table-cell table:style-name="ce3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style-name="ce3" table:number-columns-repeated="5"/>
          <table:table-cell table:style-name="ce32" table:number-columns-repeated="2"/>
          <table:table-cell table:style-name="ce3" table:number-columns-repeated="5"/>
          <table:table-cell table:style-name="ce29"/>
          <table:table-cell table:style-name="ce93" table:formula="of:=SUM([.S69:.AL69])*[.G69]/60*[.B69]" office:value-type="float" office:value="64.8">
            <text:p>65</text:p>
          </table:table-cell>
          <table:table-cell table:style-name="ce135" table:formula="of:=[.K69]" office:value-type="float" office:value="27">
            <text:p>27</text:p>
          </table:table-cell>
          <table:table-cell table:style-name="ce135" table:formula="of:=[.L69]" office:value-type="float" office:value="91.8">
            <text:p>92</text:p>
          </table:table-cell>
          <table:table-cell table:style-name="ce3" table:number-columns-repeated="17"/>
          <table:table-cell table:style-name="ce17" table:number-columns-repeated="960"/>
        </table:table-row>
        <table:table-row table:style-name="ro4">
          <table:table-cell table:style-name="ce12" office:value-type="string">
            <text:p>Subject F3</text:p>
          </table:table-cell>
          <table:table-cell table:style-name="ce3" office:value-type="float" office:value="1">
            <text:p>1</text:p>
          </table:table-cell>
          <table:table-cell table:style-name="ce26" office:value-type="float" office:value="36">
            <text:p>36</text:p>
          </table:table-cell>
          <table:table-cell table:style-name="ce3" table:formula="of:=SUM([.M70:.AR70])" office:value-type="float" office:value="36">
            <text:p>36</text:p>
          </table:table-cell>
          <table:table-cell table:style-name="ce3" table:formula="of:=SUM([.S70:.AR70])*[.B70]" office:value-type="float" office:value="36">
            <text:p>36</text:p>
          </table:table-cell>
          <table:table-cell office:value-type="string">
            <text:p>Teacher 8</text:p>
          </table:table-cell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90">
            <text:p>90</text:p>
          </table:table-cell>
          <table:table-cell table:style-name="ce57" office:value-type="float" office:value="1">
            <text:p>1</text:p>
          </table:table-cell>
          <table:table-cell table:style-name="ce49" table:formula="of:=[.H70]*[.I70]" office:value-type="float" office:value="90">
            <text:p>90</text:p>
          </table:table-cell>
          <table:table-cell table:style-name="ce65" table:formula="of:=[.$J70]*[.$C$63]/60" office:value-type="float" office:value="27">
            <text:p>27.00</text:p>
          </table:table-cell>
          <table:table-cell table:style-name="ce73" table:formula="of:=[.E70]*[.G70]/60+[.K70]" office:value-type="float" office:value="91.8">
            <text:p>91.8</text:p>
          </table:table-cell>
          <table:table-cell table:style-name="ce85"/>
          <table:table-cell table:style-name="ce73" table:number-columns-repeated="5"/>
          <table:table-cell table:style-name="ce3" table:number-columns-repeated="3"/>
          <table:table-cell table:style-name="ce51"/>
          <table:table-cell table:style-name="ce3"/>
          <table:table-cell table:style-name="ce3" office:value-type="float" office:value="6">
            <text:p>6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2">
            <text:p>12</text:p>
          </table:table-cell>
          <table:table-cell table:style-name="ce104"/>
          <table:table-cell table:style-name="ce3" table:number-columns-repeated="8"/>
          <table:table-cell table:style-name="ce32" table:number-columns-repeated="2"/>
          <table:table-cell table:style-name="ce3" table:number-columns-repeated="5"/>
          <table:table-cell table:style-name="ce29"/>
          <table:table-cell table:style-name="ce93" table:formula="of:=SUM([.S70:.AL70])*[.G70]/60*[.B70]" office:value-type="float" office:value="64.8">
            <text:p>65</text:p>
          </table:table-cell>
          <table:table-cell table:style-name="ce135" table:formula="of:=[.K70]" office:value-type="float" office:value="27">
            <text:p>27</text:p>
          </table:table-cell>
          <table:table-cell table:style-name="ce135" table:formula="of:=[.L70]" office:value-type="float" office:value="91.8">
            <text:p>92</text:p>
          </table:table-cell>
          <table:table-cell table:style-name="ce3" table:number-columns-repeated="17"/>
          <table:table-cell table:style-name="ce17" table:number-columns-repeated="960"/>
        </table:table-row>
        <table:table-row table:style-name="ro4">
          <table:table-cell table:style-name="ce12" office:value-type="string">
            <text:p>Subject G3</text:p>
          </table:table-cell>
          <table:table-cell office:value-type="float" office:value="1">
            <text:p>1</text:p>
          </table:table-cell>
          <table:table-cell table:style-name="ce26" office:value-type="float" office:value="72">
            <text:p>72</text:p>
          </table:table-cell>
          <table:table-cell table:style-name="ce3" table:formula="of:=SUM([.M71:.AR71])" office:value-type="float" office:value="70">
            <text:p>70</text:p>
          </table:table-cell>
          <table:table-cell table:style-name="ce3" table:formula="of:=SUM([.S71:.AR71])*[.B71]" office:value-type="float" office:value="70">
            <text:p>70</text:p>
          </table:table-cell>
          <table:table-cell office:value-type="string">
            <text:p>Teacher 10</text:p>
          </table:table-cell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90">
            <text:p>90</text:p>
          </table:table-cell>
          <table:table-cell table:style-name="ce57" office:value-type="float" office:value="1">
            <text:p>1</text:p>
          </table:table-cell>
          <table:table-cell table:style-name="ce49" table:formula="of:=[.H71]*[.I71]" office:value-type="float" office:value="90">
            <text:p>90</text:p>
          </table:table-cell>
          <table:table-cell table:style-name="ce65" table:formula="of:=[.$J71]*[.$C$63]/60" office:value-type="float" office:value="27">
            <text:p>27.00</text:p>
          </table:table-cell>
          <table:table-cell table:style-name="ce73" table:formula="of:=[.E71]*[.G71]/60+[.K71]" office:value-type="float" office:value="153">
            <text:p>153.0</text:p>
          </table:table-cell>
          <table:table-cell table:style-name="ce85"/>
          <table:table-cell table:style-name="ce73" table:number-columns-repeated="5"/>
          <table:table-cell table:style-name="ce3" table:number-columns-repeated="4"/>
          <table:table-cell table:style-name="ce51" table:number-columns-repeated="3"/>
          <table:table-cell table:style-name="ce3" table:number-columns-repeated="2"/>
          <table:table-cell table:style-name="ce104"/>
          <table:table-cell table:style-name="ce3" table:number-columns-repeated="3"/>
          <table:table-cell table:style-name="ce3" office:value-type="float" office:value="12">
            <text:p>12</text:p>
          </table:table-cell>
          <table:table-cell table:style-name="ce51" office:value-type="float" office:value="12">
            <text:p>12</text:p>
          </table:table-cell>
          <table:table-cell table:style-name="ce51" office:value-type="float" office:value="14">
            <text:p>14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6">
            <text:p>16</text:p>
          </table:table-cell>
          <table:table-cell table:style-name="ce32" table:number-columns-repeated="2"/>
          <table:table-cell table:style-name="ce3" table:number-columns-repeated="3"/>
          <table:table-cell table:style-name="ce51"/>
          <table:table-cell table:style-name="ce3"/>
          <table:table-cell table:style-name="ce29"/>
          <table:table-cell table:style-name="ce93" table:formula="of:=SUM([.S71:.AL71])*[.G71]/60*[.B71]" office:value-type="float" office:value="126">
            <text:p>126</text:p>
          </table:table-cell>
          <table:table-cell table:style-name="ce135" table:formula="of:=[.K71]" office:value-type="float" office:value="27">
            <text:p>27</text:p>
          </table:table-cell>
          <table:table-cell table:style-name="ce135" table:formula="of:=[.L71]" office:value-type="float" office:value="153">
            <text:p>153</text:p>
          </table:table-cell>
          <table:table-cell table:style-name="ce3" table:number-columns-repeated="17"/>
          <table:table-cell table:style-name="ce17" table:number-columns-repeated="960"/>
        </table:table-row>
        <table:table-row table:style-name="ro4">
          <table:table-cell table:style-name="ce12" office:value-type="string">
            <text:p>Subject H3</text:p>
          </table:table-cell>
          <table:table-cell office:value-type="float" office:value="1">
            <text:p>1</text:p>
          </table:table-cell>
          <table:table-cell table:style-name="ce26" office:value-type="float" office:value="72">
            <text:p>72</text:p>
          </table:table-cell>
          <table:table-cell table:style-name="ce3" table:formula="of:=SUM([.M72:.AR72])" office:value-type="float" office:value="64">
            <text:p>64</text:p>
          </table:table-cell>
          <table:table-cell table:style-name="ce3" table:formula="of:=SUM([.S72:.AR72])*[.B72]" office:value-type="float" office:value="64">
            <text:p>64</text:p>
          </table:table-cell>
          <table:table-cell office:value-type="string">
            <text:p>Teacher 11</text:p>
          </table:table-cell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45">
            <text:p>45</text:p>
          </table:table-cell>
          <table:table-cell table:style-name="ce57" office:value-type="float" office:value="1">
            <text:p>1</text:p>
          </table:table-cell>
          <table:table-cell table:style-name="ce49" office:value-type="float" office:value="60">
            <text:p>60</text:p>
          </table:table-cell>
          <table:table-cell table:style-name="ce65" table:formula="of:=[.$J72]*[.$C$63]/60" office:value-type="float" office:value="18">
            <text:p>18.00</text:p>
          </table:table-cell>
          <table:table-cell table:style-name="ce73" table:formula="of:=[.E72]*[.G72]/60+[.K72]" office:value-type="float" office:value="133.2">
            <text:p>133.2</text:p>
          </table:table-cell>
          <table:table-cell table:style-name="ce85"/>
          <table:table-cell table:style-name="ce73" table:number-columns-repeated="5"/>
          <table:table-cell table:style-name="ce3" table:number-columns-repeated="2"/>
          <table:table-cell table:style-name="ce3" office:value-type="float" office:value="2">
            <text:p>2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107"/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6">
            <text:p>6</text:p>
          </table:table-cell>
          <table:table-cell table:style-name="ce32" table:number-columns-repeated="2"/>
          <table:table-cell table:style-name="ce3" table:number-columns-repeated="3"/>
          <table:table-cell table:style-name="ce51"/>
          <table:table-cell table:style-name="ce3"/>
          <table:table-cell table:style-name="ce29"/>
          <table:table-cell table:style-name="ce93" table:formula="of:=SUM([.S72:.AL72])*[.G72]/60*[.B72]" office:value-type="float" office:value="115.2">
            <text:p>115</text:p>
          </table:table-cell>
          <table:table-cell table:style-name="ce135" table:formula="of:=[.K72]" office:value-type="float" office:value="18">
            <text:p>18</text:p>
          </table:table-cell>
          <table:table-cell table:style-name="ce135" table:formula="of:=[.L72]" office:value-type="float" office:value="133.2">
            <text:p>133</text:p>
          </table:table-cell>
          <table:table-cell table:style-name="ce3" table:number-columns-repeated="17"/>
          <table:table-cell table:style-name="ce17" table:number-columns-repeated="960"/>
        </table:table-row>
        <table:table-row table:style-name="ro3">
          <table:table-cell/>
          <table:table-cell/>
          <table:table-cell table:style-name="ce26"/>
          <table:table-cell table:style-name="ce3" table:formula="of:=SUM([.M73:.AR73])" office:value-type="float" office:value="0">
            <text:p>0</text:p>
          </table:table-cell>
          <table:table-cell table:style-name="ce3"/>
          <table:table-cell/>
          <table:table-cell/>
          <table:table-cell table:style-name="ce49"/>
          <table:table-cell table:style-name="ce57"/>
          <table:table-cell table:style-name="ce49"/>
          <table:table-cell table:style-name="ce65" table:formula="of:=[.$J73]*[.$C$63]/60" office:value-type="float" office:value="0">
            <text:p>0.00</text:p>
          </table:table-cell>
          <table:table-cell table:style-name="ce73" table:formula="of:=[.E73]*[.G73]/60+[.K73]" office:value-type="float" office:value="0">
            <text:p>0.0</text:p>
          </table:table-cell>
          <table:table-cell table:style-name="ce85"/>
          <table:table-cell table:style-name="ce73" table:number-columns-repeated="5"/>
          <table:table-cell/>
          <table:table-cell table:style-name="ce3" table:number-columns-repeated="4"/>
          <table:table-cell table:style-name="ce51" table:number-columns-repeated="2"/>
          <table:table-cell/>
          <table:table-cell table:style-name="ce3"/>
          <table:table-cell table:style-name="ce107"/>
          <table:table-cell table:style-name="ce3" table:number-columns-repeated="3"/>
          <table:table-cell table:style-name="ce51" table:number-columns-repeated="3"/>
          <table:table-cell table:style-name="ce3" table:number-columns-repeated="2"/>
          <table:table-cell table:style-name="ce32" table:number-columns-repeated="2"/>
          <table:table-cell table:style-name="ce3" table:number-columns-repeated="3"/>
          <table:table-cell table:style-name="ce51"/>
          <table:table-cell table:style-name="ce3"/>
          <table:table-cell table:style-name="ce29"/>
          <table:table-cell table:style-name="ce93" table:formula="of:=SUM([.S73:.AL73])*[.G73]/60*[.B73]" office:value-type="float" office:value="0">
            <text:p>0</text:p>
          </table:table-cell>
          <table:table-cell table:style-name="ce135" table:formula="of:=[.K73]" office:value-type="float" office:value="0">
            <text:p>0</text:p>
          </table:table-cell>
          <table:table-cell table:style-name="ce135" table:formula="of:=[.L73]" office:value-type="float" office:value="0">
            <text:p>0</text:p>
          </table:table-cell>
          <table:table-cell table:style-name="ce3" table:number-columns-repeated="977"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26"/>
          <table:table-cell table:style-name="ce3" table:formula="of:=SUM([.M74:.AR74])" office:value-type="float" office:value="0">
            <text:p>0</text:p>
          </table:table-cell>
          <table:table-cell table:style-name="ce3" table:formula="of:=SUM([.S74:.AR74])*[.B74]" office:value-type="float" office:value="0">
            <text:p>0</text:p>
          </table:table-cell>
          <table:table-cell/>
          <table:table-cell/>
          <table:table-cell table:style-name="ce49" office:value-type="float" office:value="0">
            <text:p>0</text:p>
          </table:table-cell>
          <table:table-cell table:style-name="ce57" office:value-type="float" office:value="1">
            <text:p>1</text:p>
          </table:table-cell>
          <table:table-cell table:style-name="ce49" table:formula="of:=[.H74]*[.I74]" office:value-type="float" office:value="0">
            <text:p>0</text:p>
          </table:table-cell>
          <table:table-cell table:style-name="ce65" table:formula="of:=[.$J74]*[.$C$63]/60" office:value-type="float" office:value="0">
            <text:p>0.00</text:p>
          </table:table-cell>
          <table:table-cell table:style-name="ce73" table:formula="of:=[.E74]*[.G74]/60+[.K74]" office:value-type="float" office:value="0">
            <text:p>0.0</text:p>
          </table:table-cell>
          <table:table-cell table:style-name="ce85"/>
          <table:table-cell table:style-name="ce73" table:number-columns-repeated="5"/>
          <table:table-cell/>
          <table:table-cell table:style-name="ce3" table:number-columns-repeated="4"/>
          <table:table-cell table:style-name="ce51" table:number-columns-repeated="2"/>
          <table:table-cell/>
          <table:table-cell table:style-name="ce3"/>
          <table:table-cell table:style-name="ce107"/>
          <table:table-cell table:style-name="ce3" table:number-columns-repeated="3"/>
          <table:table-cell table:style-name="ce51" table:number-columns-repeated="3"/>
          <table:table-cell table:style-name="ce3" table:number-columns-repeated="2"/>
          <table:table-cell table:style-name="ce32" table:number-columns-repeated="2"/>
          <table:table-cell table:style-name="ce3" table:number-columns-repeated="3"/>
          <table:table-cell table:style-name="ce51"/>
          <table:table-cell table:style-name="ce3"/>
          <table:table-cell table:style-name="ce29"/>
          <table:table-cell table:style-name="ce93" table:formula="of:=SUM([.S74:.AL74])*[.G74]/60*[.B74]" office:value-type="float" office:value="0">
            <text:p>0</text:p>
          </table:table-cell>
          <table:table-cell table:style-name="ce135" table:formula="of:=[.K74]" office:value-type="float" office:value="0">
            <text:p>0</text:p>
          </table:table-cell>
          <table:table-cell table:style-name="ce135" table:formula="of:=[.L74]" office:value-type="float" office:value="0">
            <text:p>0</text:p>
          </table:table-cell>
          <table:table-cell table:style-name="ce3" table:number-columns-repeated="977"/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26"/>
          <table:table-cell table:style-name="ce3" table:formula="of:=SUM([.M75:.AR75])" office:value-type="float" office:value="0">
            <text:p>0</text:p>
          </table:table-cell>
          <table:table-cell table:style-name="ce3" table:formula="of:=SUM([.S75:.AR75])*[.B75]" office:value-type="float" office:value="0">
            <text:p>0</text:p>
          </table:table-cell>
          <table:table-cell/>
          <table:table-cell/>
          <table:table-cell table:style-name="ce49" office:value-type="float" office:value="0">
            <text:p>0</text:p>
          </table:table-cell>
          <table:table-cell table:style-name="ce57" office:value-type="float" office:value="1">
            <text:p>1</text:p>
          </table:table-cell>
          <table:table-cell table:style-name="ce49" table:formula="of:=[.H75]*[.I75]" office:value-type="float" office:value="0">
            <text:p>0</text:p>
          </table:table-cell>
          <table:table-cell table:style-name="ce65" table:formula="of:=[.$J75]*[.$C$63]/60" office:value-type="float" office:value="0">
            <text:p>0.00</text:p>
          </table:table-cell>
          <table:table-cell table:style-name="ce73" table:formula="of:=[.E75]*[.G75]/60+[.K75]" office:value-type="float" office:value="0">
            <text:p>0.0</text:p>
          </table:table-cell>
          <table:table-cell table:style-name="ce85"/>
          <table:table-cell table:style-name="ce73" table:number-columns-repeated="5"/>
          <table:table-cell/>
          <table:table-cell table:style-name="ce3" table:number-columns-repeated="4"/>
          <table:table-cell table:style-name="ce51"/>
          <table:table-cell table:style-name="ce3" table:number-columns-repeated="3"/>
          <table:table-cell table:style-name="ce104"/>
          <table:table-cell table:style-name="ce3" table:number-columns-repeated="8"/>
          <table:table-cell table:style-name="ce32" table:number-columns-repeated="2"/>
          <table:table-cell table:style-name="ce3" table:number-columns-repeated="5"/>
          <table:table-cell table:style-name="ce29"/>
          <table:table-cell table:style-name="ce93" table:formula="of:=SUM([.S75:.AL75])*[.G75]/60*[.B75]" office:value-type="float" office:value="0">
            <text:p>0</text:p>
          </table:table-cell>
          <table:table-cell table:style-name="ce135" table:formula="of:=[.K75]" office:value-type="float" office:value="0">
            <text:p>0</text:p>
          </table:table-cell>
          <table:table-cell table:style-name="ce135" table:formula="of:=[.L75]" office:value-type="float" office:value="0">
            <text:p>0</text:p>
          </table:table-cell>
          <table:table-cell table:style-name="ce3" table:number-columns-repeated="17"/>
          <table:table-cell table:style-name="ce5" table:number-columns-repeated="960"/>
        </table:table-row>
        <table:table-row table:style-name="ro3">
          <table:table-cell/>
          <table:table-cell office:value-type="float" office:value="0">
            <text:p>0</text:p>
          </table:table-cell>
          <table:table-cell table:style-name="ce26"/>
          <table:table-cell table:style-name="ce3" table:formula="of:=SUM([.M76:.AR76])" office:value-type="float" office:value="0">
            <text:p>0</text:p>
          </table:table-cell>
          <table:table-cell table:style-name="ce3" table:formula="of:=SUM([.S76:.AR76])*[.B76]" office:value-type="float" office:value="0">
            <text:p>0</text:p>
          </table:table-cell>
          <table:table-cell/>
          <table:table-cell/>
          <table:table-cell table:style-name="ce49"/>
          <table:table-cell table:style-name="ce57"/>
          <table:table-cell table:style-name="ce49" table:formula="of:=[.H76]*[.I76]" office:value-type="float" office:value="0">
            <text:p>0</text:p>
          </table:table-cell>
          <table:table-cell table:style-name="ce65" table:formula="of:=[.$J76]*[.$C$63]/60" office:value-type="float" office:value="0">
            <text:p>0.00</text:p>
          </table:table-cell>
          <table:table-cell table:style-name="ce73" table:formula="of:=[.E76]*[.G76]/60+[.K76]" office:value-type="float" office:value="0">
            <text:p>0.0</text:p>
          </table:table-cell>
          <table:table-cell table:style-name="ce85"/>
          <table:table-cell table:style-name="ce73" table:number-columns-repeated="5"/>
          <table:table-cell/>
          <table:table-cell table:style-name="ce3" table:number-columns-repeated="2"/>
          <table:table-cell/>
          <table:table-cell table:style-name="ce3"/>
          <table:table-cell table:style-name="ce51"/>
          <table:table-cell table:style-name="ce3"/>
          <table:table-cell/>
          <table:table-cell table:style-name="ce51"/>
          <table:table-cell table:style-name="ce107"/>
          <table:table-cell table:style-name="ce51" table:number-columns-repeated="2"/>
          <table:table-cell table:number-columns-repeated="4"/>
          <table:table-cell table:style-name="ce3"/>
          <table:table-cell/>
          <table:table-cell table:style-name="ce102" table:number-columns-repeated="2"/>
          <table:table-cell table:style-name="ce3"/>
          <table:table-cell table:number-columns-repeated="4"/>
          <table:table-cell table:style-name="ce29"/>
          <table:table-cell table:style-name="ce93" table:formula="of:=SUM([.S76:.AL76])*[.G76]/60*[.B76]" office:value-type="float" office:value="0">
            <text:p>0</text:p>
          </table:table-cell>
          <table:table-cell table:style-name="ce135" table:formula="of:=[.K76]" office:value-type="float" office:value="0">
            <text:p>0</text:p>
          </table:table-cell>
          <table:table-cell table:style-name="ce135" table:formula="of:=[.L76]" office:value-type="float" office:value="0">
            <text:p>0</text:p>
          </table:table-cell>
          <table:table-cell table:style-name="ce3" table:number-columns-repeated="17"/>
          <table:table-cell table:number-columns-repeated="960"/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26"/>
          <table:table-cell table:style-name="ce3" table:number-columns-repeated="2"/>
          <table:table-cell table:number-columns-repeated="2"/>
          <table:table-cell table:style-name="ce49"/>
          <table:table-cell table:style-name="ce57"/>
          <table:table-cell table:style-name="ce49"/>
          <table:table-cell table:style-name="ce65"/>
          <table:table-cell table:style-name="ce73"/>
          <table:table-cell table:style-name="ce85"/>
          <table:table-cell table:style-name="ce73" table:number-columns-repeated="5"/>
          <table:table-cell table:style-name="ce29"/>
          <table:table-cell table:style-name="ce3" table:number-columns-repeated="2"/>
          <table:table-cell/>
          <table:table-cell table:style-name="ce3"/>
          <table:table-cell table:style-name="ce51"/>
          <table:table-cell table:style-name="ce3" table:number-columns-repeated="3"/>
          <table:table-cell table:style-name="ce104"/>
          <table:table-cell table:style-name="ce3" table:number-columns-repeated="7"/>
          <table:table-cell/>
          <table:table-cell table:style-name="ce102" table:number-columns-repeated="2"/>
          <table:table-cell table:style-name="ce3"/>
          <table:table-cell table:number-columns-repeated="4"/>
          <table:table-cell table:style-name="ce29"/>
          <table:table-cell table:style-name="ce93"/>
          <table:table-cell table:style-name="ce135" table:number-columns-repeated="2"/>
          <table:table-cell table:style-name="ce3" table:number-columns-repeated="16"/>
          <table:table-cell table:number-columns-repeated="961"/>
        </table:table-row>
        <table:table-row table:style-name="ro2">
          <table:table-cell table:style-name="ce13" office:value-type="string">
            <text:p>I <text:s/>ALT</text:p>
          </table:table-cell>
          <table:table-cell table:style-name="ce13"/>
          <table:table-cell table:style-name="ce27" table:formula="of:=SUM([.C64:.C77])" office:value-type="float" office:value="360">
            <text:p>360</text:p>
          </table:table-cell>
          <table:table-cell table:style-name="ce13" table:formula="of:=SUM([.D64:.D77])" office:value-type="float" office:value="338">
            <text:p>338</text:p>
          </table:table-cell>
          <table:table-cell table:style-name="ce13" table:formula="of:=SUM([.E64:.E77])" office:value-type="float" office:value="338">
            <text:p>338</text:p>
          </table:table-cell>
          <table:table-cell table:style-name="ce41" table:formula="of:=[.E78]/18" office:value-type="float" office:value="18.7777777777778">
            <text:p>18.78</text:p>
          </table:table-cell>
          <table:table-cell table:style-name="ce41"/>
          <table:table-cell table:style-name="ce13" table:number-columns-repeated="2"/>
          <table:table-cell table:style-name="ce13" table:formula="of:=SUM([.J65:.J77])" office:value-type="float" office:value="555">
            <text:p>555</text:p>
          </table:table-cell>
          <table:table-cell table:style-name="ce13" table:formula="of:=SUM([.K64:.K77])" office:value-type="float" office:value="166.5">
            <text:p>167</text:p>
          </table:table-cell>
          <table:table-cell table:style-name="ce13" table:formula="of:=SUM([.L64:.L77])" office:value-type="float" office:value="774.9">
            <text:p>775</text:p>
          </table:table-cell>
          <table:table-cell table:style-name="ce86"/>
          <table:table-cell table:style-name="ce76" table:number-columns-repeated="5"/>
          <table:table-cell table:style-name="ce28" table:formula="of:=SUM([.S64:.S77])" office:value-type="float" office:value="16">
            <text:p>16</text:p>
          </table:table-cell>
          <table:table-cell table:style-name="ce28" table:formula="of:=SUM([.T64:.T77])" office:value-type="float" office:value="14">
            <text:p>14</text:p>
          </table:table-cell>
          <table:table-cell table:style-name="ce28" table:formula="of:=SUM([.U64:.U77])" office:value-type="float" office:value="16">
            <text:p>16</text:p>
          </table:table-cell>
          <table:table-cell table:style-name="ce28" table:formula="of:=SUM([.V64:.V77])" office:value-type="float" office:value="22">
            <text:p>22</text:p>
          </table:table-cell>
          <table:table-cell table:style-name="ce28" table:formula="of:=SUM([.W64:.W77])" office:value-type="float" office:value="20">
            <text:p>20</text:p>
          </table:table-cell>
          <table:table-cell table:style-name="ce28" table:formula="of:=SUM([.X64:.X77])" office:value-type="float" office:value="18">
            <text:p>18</text:p>
          </table:table-cell>
          <table:table-cell table:style-name="ce28" table:formula="of:=SUM([.Y64:.Y77])" office:value-type="float" office:value="20">
            <text:p>20</text:p>
          </table:table-cell>
          <table:table-cell table:style-name="ce28" table:formula="of:=SUM([.Z64:.Z77])" office:value-type="float" office:value="24">
            <text:p>24</text:p>
          </table:table-cell>
          <table:table-cell table:style-name="ce28" table:formula="of:=SUM([.AA64:.AA77])" office:value-type="float" office:value="20">
            <text:p>20</text:p>
          </table:table-cell>
          <table:table-cell table:style-name="ce108" table:formula="of:=SUM([.AB64:.AB77])" office:value-type="float" office:value="0">
            <text:p>0</text:p>
          </table:table-cell>
          <table:table-cell table:style-name="ce28" table:formula="of:=SUM([.AC64:.AC77])" office:value-type="float" office:value="20">
            <text:p>20</text:p>
          </table:table-cell>
          <table:table-cell table:style-name="ce28" table:formula="of:=SUM([.AD64:.AD77])" office:value-type="float" office:value="20">
            <text:p>20</text:p>
          </table:table-cell>
          <table:table-cell table:style-name="ce28" table:formula="of:=SUM([.AE64:.AE77])" office:value-type="float" office:value="20">
            <text:p>20</text:p>
          </table:table-cell>
          <table:table-cell table:style-name="ce28" table:formula="of:=SUM([.AF64:.AF77])" office:value-type="float" office:value="20">
            <text:p>20</text:p>
          </table:table-cell>
          <table:table-cell table:style-name="ce28" table:formula="of:=SUM([.AG64:.AG77])" office:value-type="float" office:value="20">
            <text:p>20</text:p>
          </table:table-cell>
          <table:table-cell table:style-name="ce28" table:formula="of:=SUM([.AH64:.AH77])" office:value-type="float" office:value="22">
            <text:p>22</text:p>
          </table:table-cell>
          <table:table-cell table:style-name="ce28" table:formula="of:=SUM([.AI64:.AI77])" office:value-type="float" office:value="24">
            <text:p>24</text:p>
          </table:table-cell>
          <table:table-cell table:style-name="ce28" table:formula="of:=SUM([.AJ64:.AJ77])" office:value-type="float" office:value="22">
            <text:p>22</text:p>
          </table:table-cell>
          <table:table-cell table:style-name="ce121" table:formula="of:=SUM([.AK64:.AK77])" office:value-type="float" office:value="0">
            <text:p>0</text:p>
          </table:table-cell>
          <table:table-cell table:style-name="ce121"/>
          <table:table-cell table:style-name="ce28" table:formula="of:=SUM([.AM64:.AM77])" office:value-type="float" office:value="0">
            <text:p>0</text:p>
          </table:table-cell>
          <table:table-cell table:style-name="ce28" table:formula="of:=SUM([.AN64:.AN77])" office:value-type="float" office:value="0">
            <text:p>0</text:p>
          </table:table-cell>
          <table:table-cell table:style-name="ce28" table:formula="of:=SUM([.AO64:.AO77])" office:value-type="float" office:value="0">
            <text:p>0</text:p>
          </table:table-cell>
          <table:table-cell table:style-name="ce28" table:formula="of:=SUM([.AP64:.AP77])" office:value-type="float" office:value="0">
            <text:p>0</text:p>
          </table:table-cell>
          <table:table-cell table:style-name="ce28" table:formula="of:=SUM([.AQ64:.AQ77])" office:value-type="float" office:value="0">
            <text:p>0</text:p>
          </table:table-cell>
          <table:table-cell table:style-name="ce28" table:formula="of:=SUM([.AR64:.AR77])" office:value-type="float" office:value="0">
            <text:p>0</text:p>
          </table:table-cell>
          <table:table-cell table:style-name="ce133" table:formula="of:=SUM([.AS64:.AS77])" office:value-type="float" office:value="608.4">
            <text:p>608</text:p>
          </table:table-cell>
          <table:table-cell table:style-name="ce133" table:formula="of:=SUM([.AT64:.AT77])" office:value-type="float" office:value="166.5">
            <text:p>167</text:p>
          </table:table-cell>
          <table:table-cell table:style-name="ce133" table:formula="of:=SUM([.AU64:.AU77])" office:value-type="float" office:value="774.9">
            <text:p>775</text:p>
          </table:table-cell>
          <table:table-cell table:style-name="ce13"/>
          <table:table-cell table:style-name="ce3" table:number-columns-repeated="2"/>
          <table:table-cell table:style-name="ce13" table:number-columns-repeated="974"/>
        </table:table-row>
        <table:table-row table:style-name="ro3">
          <table:table-cell table:style-name="ce3" table:number-columns-repeated="11"/>
          <table:table-cell table:style-name="ce72" table:number-columns-repeated="7"/>
          <table:table-cell table:style-name="ce3" table:number-columns-repeated="3"/>
          <table:table-cell/>
          <table:table-cell table:style-name="ce3" table:number-columns-repeated="5"/>
          <table:table-cell table:style-name="ce104"/>
          <table:table-cell table:style-name="ce3" table:number-columns-repeated="7"/>
          <table:table-cell/>
          <table:table-cell table:style-name="ce102" table:number-columns-repeated="2"/>
          <table:table-cell table:style-name="ce3"/>
          <table:table-cell table:number-columns-repeated="3"/>
          <table:table-cell table:style-name="ce116"/>
          <table:table-cell table:style-name="ce3"/>
          <table:table-cell table:style-name="ce93" table:number-columns-repeated="3"/>
          <table:table-cell table:style-name="ce3" table:number-columns-repeated="16"/>
          <table:table-cell table:number-columns-repeated="961"/>
        </table:table-row>
        <table:table-row table:style-name="ro3">
          <table:table-cell table:style-name="ce3" table:number-columns-repeated="5"/>
          <table:table-cell table:style-name="ce33" table:number-columns-repeated="2"/>
          <table:table-cell table:style-name="ce3" table:number-columns-repeated="4"/>
          <table:table-cell table:style-name="ce72" table:number-columns-repeated="7"/>
          <table:table-cell table:style-name="ce3" table:number-columns-repeated="9"/>
          <table:table-cell table:style-name="ce104"/>
          <table:table-cell table:style-name="ce3" table:number-columns-repeated="8"/>
          <table:table-cell table:style-name="ce32" table:number-columns-repeated="2"/>
          <table:table-cell table:style-name="ce3" table:number-columns-repeated="6"/>
          <table:table-cell table:style-name="ce93" table:number-columns-repeated="3"/>
          <table:table-cell table:style-name="ce3" table:formula="of:=[.$#REF!$#REF!]+[.AU78]" office:value-type="float" office:value="0">
            <text:p>#REF!</text:p>
          </table:table-cell>
          <table:table-cell table:style-name="ce3" table:number-columns-repeated="976"/>
        </table:table-row>
        <table:table-row table:style-name="ro3">
          <table:table-cell office:value-type="string">
            <text:p>ANTAL STUDERENDE:</text:p>
          </table:table-cell>
          <table:table-cell/>
          <table:table-cell table:style-name="ce3" office:value-type="float" office:value="20">
            <text:p>20</text:p>
          </table:table-cell>
          <table:table-cell table:style-name="ce3" office:value-type="string">
            <text:p>alm</text:p>
          </table:table-cell>
          <table:table-cell table:style-name="ce3" office:value-type="string">
            <text:p>Klasselærer</text:p>
          </table:table-cell>
          <table:table-cell table:style-name="ce3" table:number-columns-repeated="2"/>
          <table:table-cell table:style-name="ce52" office:value-type="string">
            <text:p>Teacher 7</text:p>
          </table:table-cell>
          <table:table-cell table:style-name="ce3" table:number-columns-repeated="3"/>
          <table:table-cell table:style-name="ce72" table:number-columns-repeated="7"/>
          <table:table-cell table:style-name="ce3"/>
          <table:table-cell table:style-name="ce15" table:number-columns-repeated="4"/>
          <table:table-cell table:style-name="ce95"/>
          <table:table-cell table:style-name="ce96"/>
          <table:table-cell table:style-name="ce15" table:number-columns-repeated="2"/>
          <table:table-cell table:style-name="ce109"/>
          <table:table-cell table:style-name="ce15"/>
          <table:table-cell table:style-name="ce114"/>
          <table:table-cell table:style-name="ce15" table:number-columns-repeated="6"/>
          <table:table-cell table:style-name="ce122" table:number-columns-repeated="2"/>
          <table:table-cell table:style-name="ce92"/>
          <table:table-cell table:style-name="ce15" table:number-columns-repeated="4"/>
          <table:table-cell table:style-name="ce92"/>
          <table:table-cell table:style-name="ce93" table:number-columns-repeated="3"/>
          <table:table-cell table:style-name="ce3" table:number-columns-repeated="16"/>
          <table:table-cell table:number-columns-repeated="961"/>
        </table:table-row>
        <table:table-row table:style-name="ro2">
          <table:table-cell table:style-name="ce5" office:value-type="string">
            <text:p>3. Electronics</text:p>
          </table:table-cell>
          <table:table-cell table:style-name="ce5" office:value-type="string">
            <text:p>LFAKT</text:p>
          </table:table-cell>
          <table:table-cell table:style-name="ce5" office:value-type="float" office:value="0">
            <text:p>0</text:p>
          </table:table-cell>
          <table:table-cell table:style-name="ce35" office:value-type="string">
            <text:p>Teacher 7</text:p>
          </table:table-cell>
          <table:table-cell table:style-name="ce35"/>
          <table:table-cell table:style-name="ce39" office:value-type="string">
            <text:p>LÆRER</text:p>
          </table:table-cell>
          <table:table-cell table:style-name="ce39"/>
          <table:table-cell table:style-name="ce5" table:number-columns-repeated="4"/>
          <table:table-cell table:style-name="ce77"/>
          <table:table-cell table:style-name="ce77" office:value-type="string">
            <text:p>ej1</text:p>
          </table:table-cell>
          <table:table-cell table:style-name="ce77" office:value-type="string">
            <text:p>ej2</text:p>
          </table:table-cell>
          <table:table-cell table:style-name="ce77" office:value-type="string">
            <text:p>ej3</text:p>
          </table:table-cell>
          <table:table-cell table:style-name="ce77" office:value-type="string">
            <text:p>ej4</text:p>
          </table:table-cell>
          <table:table-cell table:style-name="ce77" office:value-type="string">
            <text:p>ej5</text:p>
          </table:table-cell>
          <table:table-cell table:style-name="ce77" office:value-type="string">
            <text:p>ej6</text:p>
          </table:table-cell>
          <table:table-cell table:style-name="ce30" office:value-type="string">
            <text:p>E3.1</text:p>
          </table:table-cell>
          <table:table-cell table:style-name="ce30" office:value-type="string">
            <text:p>E3.2</text:p>
          </table:table-cell>
          <table:table-cell table:style-name="ce30" office:value-type="string">
            <text:p>E3.3</text:p>
          </table:table-cell>
          <table:table-cell table:style-name="ce30" office:value-type="string">
            <text:p>E3.4</text:p>
          </table:table-cell>
          <table:table-cell table:style-name="ce30" office:value-type="string">
            <text:p>E3.5</text:p>
          </table:table-cell>
          <table:table-cell table:style-name="ce30" office:value-type="string">
            <text:p>E3.6</text:p>
          </table:table-cell>
          <table:table-cell table:style-name="ce30" office:value-type="string">
            <text:p>E3.7</text:p>
          </table:table-cell>
          <table:table-cell table:style-name="ce30" office:value-type="string">
            <text:p>E3.8</text:p>
          </table:table-cell>
          <table:table-cell table:style-name="ce30" office:value-type="string">
            <text:p>E3.9</text:p>
          </table:table-cell>
          <table:table-cell table:style-name="ce101" office:value-type="string">
            <text:p>E3.10</text:p>
          </table:table-cell>
          <table:table-cell table:style-name="ce30" office:value-type="string">
            <text:p>E3.11</text:p>
          </table:table-cell>
          <table:table-cell table:style-name="ce30" office:value-type="string">
            <text:p>E3.12</text:p>
          </table:table-cell>
          <table:table-cell table:style-name="ce30" office:value-type="string">
            <text:p>E3.13</text:p>
          </table:table-cell>
          <table:table-cell table:style-name="ce30" office:value-type="string">
            <text:p>E3.14</text:p>
          </table:table-cell>
          <table:table-cell table:style-name="ce30" office:value-type="string">
            <text:p>E3.15</text:p>
          </table:table-cell>
          <table:table-cell table:style-name="ce30" office:value-type="string">
            <text:p>E3.16</text:p>
          </table:table-cell>
          <table:table-cell table:style-name="ce30" office:value-type="string">
            <text:p>E3.17</text:p>
          </table:table-cell>
          <table:table-cell table:style-name="ce30" office:value-type="string">
            <text:p>E3.18</text:p>
          </table:table-cell>
          <table:table-cell table:style-name="ce101" office:value-type="string">
            <text:p>E3.19</text:p>
          </table:table-cell>
          <table:table-cell table:style-name="ce101" office:value-type="string">
            <text:p>E3.20</text:p>
          </table:table-cell>
          <table:table-cell table:style-name="ce30" office:value-type="string">
            <text:p>E3.21</text:p>
          </table:table-cell>
          <table:table-cell table:style-name="ce30" office:value-type="string">
            <text:p>E3.22</text:p>
          </table:table-cell>
          <table:table-cell table:style-name="ce30" office:value-type="string">
            <text:p>E3.23</text:p>
          </table:table-cell>
          <table:table-cell table:style-name="ce30" office:value-type="string">
            <text:p>E3.24</text:p>
          </table:table-cell>
          <table:table-cell table:style-name="ce30" office:value-type="string">
            <text:p>E3.25</text:p>
          </table:table-cell>
          <table:table-cell table:style-name="ce30" office:value-type="string">
            <text:p>E3.26</text:p>
          </table:table-cell>
          <table:table-cell table:style-name="ce129" table:number-columns-repeated="3"/>
          <table:table-cell table:style-name="ce3" table:number-columns-repeated="16"/>
          <table:table-cell table:number-columns-repeated="961"/>
        </table:table-row>
        <table:table-row table:style-name="ro3">
          <table:table-cell table:style-name="ce3"/>
          <table:table-cell table:style-name="ce3"/>
          <table:table-cell table:style-name="ce25" office:value-type="string">
            <text:p>Plan</text:p>
          </table:table-cell>
          <table:table-cell table:style-name="ce36" table:number-columns-repeated="2"/>
          <table:table-cell table:style-name="ce40" table:number-columns-repeated="2"/>
          <table:table-cell table:style-name="ce3" table:number-columns-repeated="4"/>
          <table:table-cell table:style-name="ce72"/>
          <table:table-cell table:style-name="ce87"/>
          <table:table-cell table:style-name="ce72" table:number-columns-repeated="5"/>
          <table:table-cell table:style-name="ce3" table:number-columns-repeated="3"/>
          <table:table-cell/>
          <table:table-cell table:style-name="ce3" table:number-columns-repeated="5"/>
          <table:table-cell table:style-name="ce32"/>
          <table:table-cell table:style-name="ce3" table:number-columns-repeated="7"/>
          <table:table-cell/>
          <table:table-cell table:style-name="ce102" table:number-columns-repeated="2"/>
          <table:table-cell table:style-name="ce3"/>
          <table:table-cell table:number-columns-repeated="4"/>
          <table:table-cell table:style-name="ce29"/>
          <table:table-cell table:style-name="ce93" table:formula="of:=SUM([.S83:.AL83])*__niv4/60*[.B83]" office:value-type="float" office:value="0">
            <text:p>0</text:p>
          </table:table-cell>
          <table:table-cell table:style-name="ce93" table:number-columns-repeated="2"/>
          <table:table-cell table:style-name="ce3" table:number-columns-repeated="16"/>
          <table:table-cell table:number-columns-repeated="961"/>
        </table:table-row>
        <table:table-row table:style-name="ro4">
          <table:table-cell table:style-name="ce6" office:value-type="string">
            <text:p>Subject I3</text:p>
          </table:table-cell>
          <table:table-cell office:value-type="float" office:value="1">
            <text:p>1</text:p>
          </table:table-cell>
          <table:table-cell table:style-name="ce26" office:value-type="float" office:value="72">
            <text:p>72</text:p>
          </table:table-cell>
          <table:table-cell table:style-name="ce3" table:formula="of:=SUM([.M84:.AR84])" office:value-type="float" office:value="72">
            <text:p>72</text:p>
          </table:table-cell>
          <table:table-cell table:style-name="ce3" table:formula="of:=SUM([.S84:.AL84])*[.B84]" office:value-type="float" office:value="72">
            <text:p>72</text:p>
          </table:table-cell>
          <table:table-cell office:value-type="string">
            <text:p>Teacher2</text:p>
          </table:table-cell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90">
            <text:p>90</text:p>
          </table:table-cell>
          <table:table-cell table:style-name="ce57" office:value-type="float" office:value="1">
            <text:p>1</text:p>
          </table:table-cell>
          <table:table-cell table:style-name="ce49" table:formula="of:=[.H84]*[.I84]" office:value-type="float" office:value="90">
            <text:p>90</text:p>
          </table:table-cell>
          <table:table-cell table:style-name="ce65" table:formula="of:=[.$J84]*[.$C$81]/60" office:value-type="float" office:value="30">
            <text:p>30.00</text:p>
          </table:table-cell>
          <table:table-cell table:style-name="ce73" table:formula="of:=[.E84]*[.G84]/60+[.K84]" office:value-type="float" office:value="159.6">
            <text:p>159.6</text:p>
          </table:table-cell>
          <table:table-cell table:style-name="ce85"/>
          <table:table-cell table:style-name="ce73" table:number-columns-repeated="5"/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2"/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102" table:number-columns-repeated="2"/>
          <table:table-cell table:number-columns-repeated="5"/>
          <table:table-cell table:style-name="ce29"/>
          <table:table-cell table:style-name="ce93" table:formula="of:=SUM([.S84:.AL84])*__niv4/60*[.B84]" office:value-type="float" office:value="129.6">
            <text:p>130</text:p>
          </table:table-cell>
          <table:table-cell table:style-name="ce135" table:formula="of:=[.K84]" office:value-type="float" office:value="30">
            <text:p>30</text:p>
          </table:table-cell>
          <table:table-cell table:style-name="ce135" table:formula="of:=[.L84]" office:value-type="float" office:value="159.6">
            <text:p>160</text:p>
          </table:table-cell>
          <table:table-cell table:style-name="ce3" table:number-columns-repeated="16"/>
          <table:table-cell table:number-columns-repeated="961"/>
        </table:table-row>
        <table:table-row table:style-name="ro4">
          <table:table-cell table:style-name="ce6" office:value-type="string">
            <text:p>Subject J3</text:p>
          </table:table-cell>
          <table:table-cell office:value-type="float" office:value="1">
            <text:p>1</text:p>
          </table:table-cell>
          <table:table-cell table:style-name="ce26" office:value-type="float" office:value="71">
            <text:p>71</text:p>
          </table:table-cell>
          <table:table-cell table:style-name="ce3" table:formula="of:=SUM([.M85:.AR85])" office:value-type="float" office:value="69">
            <text:p>69</text:p>
          </table:table-cell>
          <table:table-cell table:style-name="ce3" table:formula="of:=SUM([.S85:.AL85])*[.B85]" office:value-type="float" office:value="69">
            <text:p>69</text:p>
          </table:table-cell>
          <table:table-cell office:value-type="string">
            <text:p>Teacher 12</text:p>
          </table:table-cell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90">
            <text:p>90</text:p>
          </table:table-cell>
          <table:table-cell table:style-name="ce57" office:value-type="float" office:value="1">
            <text:p>1</text:p>
          </table:table-cell>
          <table:table-cell table:style-name="ce49" table:formula="of:=[.H85]*[.I85]" office:value-type="float" office:value="90">
            <text:p>90</text:p>
          </table:table-cell>
          <table:table-cell table:style-name="ce65" table:formula="of:=[.$J85]*[.$C$81]/60" office:value-type="float" office:value="30">
            <text:p>30.00</text:p>
          </table:table-cell>
          <table:table-cell table:style-name="ce73" table:formula="of:=[.E85]*[.G85]/60+[.K85]" office:value-type="float" office:value="154.2">
            <text:p>154.2</text:p>
          </table:table-cell>
          <table:table-cell table:style-name="ce85"/>
          <table:table-cell table:style-name="ce73" table:number-columns-repeated="5"/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2"/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102" table:number-columns-repeated="2"/>
          <table:table-cell table:number-columns-repeated="5"/>
          <table:table-cell table:style-name="ce29"/>
          <table:table-cell table:style-name="ce93" table:formula="of:=SUM([.S85:.AL85])*[.G85]/60*[.B85]" office:value-type="float" office:value="124.2">
            <text:p>124</text:p>
          </table:table-cell>
          <table:table-cell table:style-name="ce135" table:formula="of:=[.K85]" office:value-type="float" office:value="30">
            <text:p>30</text:p>
          </table:table-cell>
          <table:table-cell table:style-name="ce135" table:formula="of:=[.L85]" office:value-type="float" office:value="154.2">
            <text:p>154</text:p>
          </table:table-cell>
          <table:table-cell table:style-name="ce3" table:number-columns-repeated="16"/>
          <table:table-cell table:number-columns-repeated="961"/>
        </table:table-row>
        <table:table-row table:style-name="ro3">
          <table:table-cell table:style-name="ce6"/>
          <table:table-cell/>
          <table:table-cell table:style-name="ce26"/>
          <table:table-cell table:style-name="ce3" table:formula="of:=SUM([.M86:.AR86])" office:value-type="float" office:value="0">
            <text:p>0</text:p>
          </table:table-cell>
          <table:table-cell table:style-name="ce3" table:formula="of:=SUM([.S86:.AL86])*[.B86]" office:value-type="float" office:value="0">
            <text:p>0</text:p>
          </table:table-cell>
          <table:table-cell/>
          <table:table-cell table:style-name="ce40" table:formula="of:=__niv4" office:value-type="float" office:value="108">
            <text:p>108</text:p>
          </table:table-cell>
          <table:table-cell table:style-name="ce49"/>
          <table:table-cell table:style-name="ce57"/>
          <table:table-cell table:style-name="ce49"/>
          <table:table-cell table:style-name="ce65"/>
          <table:table-cell table:style-name="ce73" table:formula="of:=[.E86]*[.G86]/60+[.K86]" office:value-type="float" office:value="0">
            <text:p>0.0</text:p>
          </table:table-cell>
          <table:table-cell table:style-name="ce85"/>
          <table:table-cell table:style-name="ce73" table:number-columns-repeated="5"/>
          <table:table-cell table:style-name="ce3" table:number-columns-repeated="3"/>
          <table:table-cell/>
          <table:table-cell table:style-name="ce3" table:number-columns-repeated="5"/>
          <table:table-cell table:style-name="ce32"/>
          <table:table-cell table:style-name="ce3" table:number-columns-repeated="7"/>
          <table:table-cell/>
          <table:table-cell table:style-name="ce102" table:number-columns-repeated="2"/>
          <table:table-cell table:number-columns-repeated="5"/>
          <table:table-cell table:style-name="ce29"/>
          <table:table-cell table:style-name="ce93" table:formula="of:=SUM([.S86:.AL86])*[.G86]/60*[.B86]" office:value-type="float" office:value="0">
            <text:p>0</text:p>
          </table:table-cell>
          <table:table-cell table:style-name="ce135" table:formula="of:=[.K86]" office:value-type="float" office:value="0">
            <text:p>0</text:p>
          </table:table-cell>
          <table:table-cell table:style-name="ce135" table:formula="of:=[.L86]" office:value-type="float" office:value="0">
            <text:p>0</text:p>
          </table:table-cell>
          <table:table-cell table:style-name="ce3" table:number-columns-repeated="16"/>
          <table:table-cell table:number-columns-repeated="961"/>
        </table:table-row>
        <table:table-row table:style-name="ro4">
          <table:table-cell table:style-name="ce6" office:value-type="string">
            <text:p>Subject K3</text:p>
          </table:table-cell>
          <table:table-cell office:value-type="float" office:value="1">
            <text:p>1</text:p>
          </table:table-cell>
          <table:table-cell table:style-name="ce26" office:value-type="float" office:value="52">
            <text:p>52</text:p>
          </table:table-cell>
          <table:table-cell table:style-name="ce3" table:formula="of:=SUM([.M87:.AR87])" office:value-type="float" office:value="44">
            <text:p>44</text:p>
          </table:table-cell>
          <table:table-cell table:style-name="ce3" table:formula="of:=SUM([.S87:.AL87])*[.B87]" office:value-type="float" office:value="44">
            <text:p>44</text:p>
          </table:table-cell>
          <table:table-cell office:value-type="string">
            <text:p>Teacher 11</text:p>
          </table:table-cell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90">
            <text:p>90</text:p>
          </table:table-cell>
          <table:table-cell table:style-name="ce57" office:value-type="float" office:value="1">
            <text:p>1</text:p>
          </table:table-cell>
          <table:table-cell table:style-name="ce49" office:value-type="float" office:value="45">
            <text:p>45</text:p>
          </table:table-cell>
          <table:table-cell table:style-name="ce65" table:formula="of:=[.$J87]*[.$C$81]/60" office:value-type="float" office:value="15">
            <text:p>15.00</text:p>
          </table:table-cell>
          <table:table-cell table:style-name="ce73" table:formula="of:=[.E87]*[.G87]/60+[.K87]" office:value-type="float" office:value="94.2">
            <text:p>94.2</text:p>
          </table:table-cell>
          <table:table-cell table:style-name="ce85"/>
          <table:table-cell table:style-name="ce72" table:number-columns-repeated="4"/>
          <table:table-cell table:style-name="ce73"/>
          <table:table-cell table:style-name="ce3" table:number-columns-repeated="3"/>
          <table:table-cell/>
          <table:table-cell table:style-name="ce3" table:number-columns-repeated="3"/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2"/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6">
            <text:p>6</text:p>
          </table:table-cell>
          <table:table-cell table:style-name="ce102" table:number-columns-repeated="2"/>
          <table:table-cell table:number-columns-repeated="5"/>
          <table:table-cell table:style-name="ce29"/>
          <table:table-cell table:style-name="ce93" table:formula="of:=SUM([.S87:.AL87])*[.G87]/60*[.B87]" office:value-type="float" office:value="79.2">
            <text:p>79</text:p>
          </table:table-cell>
          <table:table-cell table:style-name="ce135" table:formula="of:=[.K87]" office:value-type="float" office:value="15">
            <text:p>15</text:p>
          </table:table-cell>
          <table:table-cell table:style-name="ce135" table:formula="of:=[.L87]" office:value-type="float" office:value="94.2">
            <text:p>94</text:p>
          </table:table-cell>
          <table:table-cell table:style-name="ce3" table:number-columns-repeated="16"/>
          <table:table-cell table:number-columns-repeated="961"/>
        </table:table-row>
        <table:table-row table:style-name="ro3">
          <table:table-cell table:style-name="ce14"/>
          <table:table-cell/>
          <table:table-cell table:style-name="ce26"/>
          <table:table-cell table:style-name="ce3" table:formula="of:=SUM([.M88:.AR88])" office:value-type="float" office:value="0">
            <text:p>0</text:p>
          </table:table-cell>
          <table:table-cell table:style-name="ce3" table:formula="of:=SUM([.S88:.AL88])*[.B88]" office:value-type="float" office:value="0">
            <text:p>0</text:p>
          </table:table-cell>
          <table:table-cell/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90">
            <text:p>90</text:p>
          </table:table-cell>
          <table:table-cell table:style-name="ce57"/>
          <table:table-cell table:style-name="ce49" table:formula="of:=[.H88]*[.I88]" office:value-type="float" office:value="0">
            <text:p>0</text:p>
          </table:table-cell>
          <table:table-cell table:style-name="ce65" table:formula="of:=[.$J88]*[.$C$81]/60" office:value-type="float" office:value="0">
            <text:p>0.00</text:p>
          </table:table-cell>
          <table:table-cell table:style-name="ce73" table:formula="of:=[.E88]*[.G88]/60+[.K88]" office:value-type="float" office:value="0">
            <text:p>0.0</text:p>
          </table:table-cell>
          <table:table-cell table:style-name="ce85"/>
          <table:table-cell table:style-name="ce73" table:number-columns-repeated="5"/>
          <table:table-cell table:style-name="ce3" table:number-columns-repeated="3"/>
          <table:table-cell/>
          <table:table-cell table:style-name="ce3" table:number-columns-repeated="5"/>
          <table:table-cell table:style-name="ce32"/>
          <table:table-cell table:style-name="ce3" table:number-columns-repeated="7"/>
          <table:table-cell/>
          <table:table-cell table:style-name="ce102" table:number-columns-repeated="2"/>
          <table:table-cell table:number-columns-repeated="5"/>
          <table:table-cell table:style-name="ce29"/>
          <table:table-cell table:style-name="ce93" table:formula="of:=SUM([.S88:.AL88])*[.G88]/60*[.B88]" office:value-type="float" office:value="0">
            <text:p>0</text:p>
          </table:table-cell>
          <table:table-cell table:style-name="ce135" table:formula="of:=[.K88]" office:value-type="float" office:value="0">
            <text:p>0</text:p>
          </table:table-cell>
          <table:table-cell table:style-name="ce135" table:formula="of:=[.L88]" office:value-type="float" office:value="0">
            <text:p>0</text:p>
          </table:table-cell>
          <table:table-cell table:style-name="ce3" table:number-columns-repeated="16"/>
          <table:table-cell table:number-columns-repeated="961"/>
        </table:table-row>
        <table:table-row table:style-name="ro4">
          <table:table-cell table:style-name="ce14" office:value-type="string">
            <text:p>Subject L3</text:p>
          </table:table-cell>
          <table:table-cell office:value-type="float" office:value="1">
            <text:p>1</text:p>
          </table:table-cell>
          <table:table-cell table:style-name="ce26" office:value-type="float" office:value="24">
            <text:p>24</text:p>
          </table:table-cell>
          <table:table-cell table:style-name="ce3" table:formula="of:=SUM([.M89:.AR89])" office:value-type="float" office:value="24">
            <text:p>24</text:p>
          </table:table-cell>
          <table:table-cell table:style-name="ce3" table:formula="of:=SUM([.S89:.AL89])*[.B89]" office:value-type="float" office:value="24">
            <text:p>24</text:p>
          </table:table-cell>
          <table:table-cell office:value-type="string">
            <text:p>Teacher 7</text:p>
          </table:table-cell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90">
            <text:p>90</text:p>
          </table:table-cell>
          <table:table-cell table:style-name="ce57" office:value-type="float" office:value="1">
            <text:p>1</text:p>
          </table:table-cell>
          <table:table-cell table:style-name="ce49" table:formula="of:=[.H89]*[.I89]" office:value-type="float" office:value="90">
            <text:p>90</text:p>
          </table:table-cell>
          <table:table-cell table:style-name="ce65" table:formula="of:=[.$J89]*[.$C$81]/60" office:value-type="float" office:value="30">
            <text:p>30.00</text:p>
          </table:table-cell>
          <table:table-cell table:style-name="ce73" table:formula="of:=[.E89]*[.G89]/60+[.K89]" office:value-type="float" office:value="73.2">
            <text:p>73.2</text:p>
          </table:table-cell>
          <table:table-cell table:style-name="ce85"/>
          <table:table-cell table:style-name="ce73" table:number-columns-repeated="5"/>
          <table:table-cell table:style-name="ce3"/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6">
            <text:p>6</text:p>
          </table:table-cell>
          <table:table-cell table:style-name="ce3" table:number-columns-repeated="3"/>
          <table:table-cell table:style-name="ce32"/>
          <table:table-cell table:style-name="ce3" table:number-columns-repeated="7"/>
          <table:table-cell/>
          <table:table-cell table:style-name="ce102" table:number-columns-repeated="2"/>
          <table:table-cell table:number-columns-repeated="5"/>
          <table:table-cell table:style-name="ce29"/>
          <table:table-cell table:style-name="ce93" table:formula="of:=SUM([.S89:.AL89])*[.G89]/60*[.B89]" office:value-type="float" office:value="43.2">
            <text:p>43</text:p>
          </table:table-cell>
          <table:table-cell table:style-name="ce135" table:formula="of:=[.K89]" office:value-type="float" office:value="30">
            <text:p>30</text:p>
          </table:table-cell>
          <table:table-cell table:style-name="ce135" table:formula="of:=[.L89]" office:value-type="float" office:value="73.2">
            <text:p>73</text:p>
          </table:table-cell>
          <table:table-cell table:style-name="ce3" table:number-columns-repeated="16"/>
          <table:table-cell table:number-columns-repeated="961"/>
        </table:table-row>
        <table:table-row table:style-name="ro3">
          <table:table-cell table:style-name="ce14"/>
          <table:table-cell/>
          <table:table-cell table:style-name="ce26"/>
          <table:table-cell table:style-name="ce3" table:formula="of:=SUM([.M90:.AR90])" office:value-type="float" office:value="0">
            <text:p>0</text:p>
          </table:table-cell>
          <table:table-cell table:style-name="ce3" table:formula="of:=SUM([.S90:.AL90])*[.B90]" office:value-type="float" office:value="0">
            <text:p>0</text:p>
          </table:table-cell>
          <table:table-cell/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55">
            <text:p>55</text:p>
          </table:table-cell>
          <table:table-cell table:style-name="ce57"/>
          <table:table-cell table:style-name="ce49" table:formula="of:=[.H90]*[.I90]" office:value-type="float" office:value="0">
            <text:p>0</text:p>
          </table:table-cell>
          <table:table-cell table:style-name="ce65" table:formula="of:=[.$J90]*[.$C$81]/60" office:value-type="float" office:value="0">
            <text:p>0.00</text:p>
          </table:table-cell>
          <table:table-cell table:style-name="ce73" table:formula="of:=[.E90]*[.G90]/60+[.K90]" office:value-type="float" office:value="0">
            <text:p>0.0</text:p>
          </table:table-cell>
          <table:table-cell table:style-name="ce85"/>
          <table:table-cell table:style-name="ce73" table:number-columns-repeated="5"/>
          <table:table-cell table:style-name="ce3" table:number-columns-repeated="3"/>
          <table:table-cell/>
          <table:table-cell table:style-name="ce3" table:number-columns-repeated="5"/>
          <table:table-cell table:style-name="ce32"/>
          <table:table-cell table:style-name="ce3" table:number-columns-repeated="7"/>
          <table:table-cell/>
          <table:table-cell table:style-name="ce102" table:number-columns-repeated="2"/>
          <table:table-cell table:style-name="ce3"/>
          <table:table-cell table:number-columns-repeated="4"/>
          <table:table-cell table:style-name="ce29"/>
          <table:table-cell table:style-name="ce93" table:formula="of:=SUM([.S90:.AL90])*[.G90]/60*[.B90]" office:value-type="float" office:value="0">
            <text:p>0</text:p>
          </table:table-cell>
          <table:table-cell table:style-name="ce135" table:formula="of:=[.K90]" office:value-type="float" office:value="0">
            <text:p>0</text:p>
          </table:table-cell>
          <table:table-cell table:style-name="ce135" table:formula="of:=[.L90]" office:value-type="float" office:value="0">
            <text:p>0</text:p>
          </table:table-cell>
          <table:table-cell table:style-name="ce3" table:number-columns-repeated="16"/>
          <table:table-cell table:number-columns-repeated="961"/>
        </table:table-row>
        <table:table-row table:style-name="ro4">
          <table:table-cell table:style-name="ce14" office:value-type="string">
            <text:p>Subject M3</text:p>
          </table:table-cell>
          <table:table-cell office:value-type="float" office:value="1">
            <text:p>1</text:p>
          </table:table-cell>
          <table:table-cell table:style-name="ce26" office:value-type="float" office:value="24">
            <text:p>24</text:p>
          </table:table-cell>
          <table:table-cell table:style-name="ce3" table:formula="of:=SUM([.M91:.AR91])" office:value-type="float" office:value="24">
            <text:p>24</text:p>
          </table:table-cell>
          <table:table-cell table:style-name="ce3" table:formula="of:=SUM([.S91:.AL91])*[.B91]" office:value-type="float" office:value="24">
            <text:p>24</text:p>
          </table:table-cell>
          <table:table-cell office:value-type="string">
            <text:p>Teacher 12</text:p>
          </table:table-cell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60">
            <text:p>60</text:p>
          </table:table-cell>
          <table:table-cell table:style-name="ce57" office:value-type="float" office:value="1">
            <text:p>1</text:p>
          </table:table-cell>
          <table:table-cell table:style-name="ce49" table:formula="of:=[.H91]*[.I91]" office:value-type="float" office:value="60">
            <text:p>60</text:p>
          </table:table-cell>
          <table:table-cell table:style-name="ce65" table:formula="of:=[.$J91]*[.$C$81]/60" office:value-type="float" office:value="20">
            <text:p>20.00</text:p>
          </table:table-cell>
          <table:table-cell table:style-name="ce73" table:formula="of:=[.E91]*[.G91]/60+[.K91]" office:value-type="float" office:value="63.2">
            <text:p>63.2</text:p>
          </table:table-cell>
          <table:table-cell table:style-name="ce85"/>
          <table:table-cell table:style-name="ce73" table:number-columns-repeated="5"/>
          <table:table-cell table:style-name="ce3" table:number-columns-repeated="3"/>
          <table:table-cell/>
          <table:table-cell table:style-name="ce3" table:number-columns-repeated="3"/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2"/>
          <table:table-cell table:style-name="ce3" office:value-type="float" office:value="6">
            <text:p>6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table:number-columns-repeated="4"/>
          <table:table-cell/>
          <table:table-cell table:style-name="ce102" table:number-columns-repeated="2"/>
          <table:table-cell table:style-name="ce3"/>
          <table:table-cell table:number-columns-repeated="4"/>
          <table:table-cell table:style-name="ce29"/>
          <table:table-cell table:style-name="ce93" table:formula="of:=SUM([.S91:.AL91])*[.G91]/60*[.B91]" office:value-type="float" office:value="43.2">
            <text:p>43</text:p>
          </table:table-cell>
          <table:table-cell table:style-name="ce135" table:formula="of:=[.K91]" office:value-type="float" office:value="20">
            <text:p>20</text:p>
          </table:table-cell>
          <table:table-cell table:style-name="ce135" table:formula="of:=[.L91]" office:value-type="float" office:value="63.2">
            <text:p>63</text:p>
          </table:table-cell>
          <table:table-cell table:style-name="ce3" table:number-columns-repeated="16"/>
          <table:table-cell table:number-columns-repeated="961"/>
        </table:table-row>
        <table:table-row table:style-name="ro2">
          <table:table-cell table:style-name="ce15"/>
          <table:table-cell/>
          <table:table-cell table:style-name="ce26"/>
          <table:table-cell table:style-name="ce3" table:formula="of:=SUM([.M92:.AR92])" office:value-type="float" office:value="0">
            <text:p>0</text:p>
          </table:table-cell>
          <table:table-cell table:style-name="ce3" table:formula="of:=SUM([.S92:.AL92])*[.B92]" office:value-type="float" office:value="0">
            <text:p>0</text:p>
          </table:table-cell>
          <table:table-cell/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55">
            <text:p>55</text:p>
          </table:table-cell>
          <table:table-cell table:style-name="ce57"/>
          <table:table-cell table:style-name="ce49" table:formula="of:=[.H92]*[.I92]" office:value-type="float" office:value="0">
            <text:p>0</text:p>
          </table:table-cell>
          <table:table-cell table:style-name="ce65" table:formula="of:=[.$J92]*[.$C$81]/60" office:value-type="float" office:value="0">
            <text:p>0.00</text:p>
          </table:table-cell>
          <table:table-cell table:style-name="ce73" table:formula="of:=[.E92]*[.G92]/60+[.K92]" office:value-type="float" office:value="0">
            <text:p>0.0</text:p>
          </table:table-cell>
          <table:table-cell table:style-name="ce85"/>
          <table:table-cell table:style-name="ce73" table:number-columns-repeated="5"/>
          <table:table-cell table:style-name="ce3" table:number-columns-repeated="3"/>
          <table:table-cell table:style-name="ce51"/>
          <table:table-cell table:style-name="ce3" table:number-columns-repeated="5"/>
          <table:table-cell table:style-name="ce32"/>
          <table:table-cell table:style-name="ce3" table:number-columns-repeated="8"/>
          <table:table-cell table:style-name="ce32" table:number-columns-repeated="2"/>
          <table:table-cell table:style-name="ce3" table:number-columns-repeated="5"/>
          <table:table-cell table:style-name="ce29"/>
          <table:table-cell table:style-name="ce93" table:formula="of:=SUM([.S92:.AL92])*[.G92]/60*[.B92]" office:value-type="float" office:value="0">
            <text:p>0</text:p>
          </table:table-cell>
          <table:table-cell table:style-name="ce135" table:formula="of:=[.K92]" office:value-type="float" office:value="0">
            <text:p>0</text:p>
          </table:table-cell>
          <table:table-cell table:style-name="ce135" table:formula="of:=[.L92]" office:value-type="float" office:value="0">
            <text:p>0</text:p>
          </table:table-cell>
          <table:table-cell table:style-name="ce3" table:number-columns-repeated="17"/>
          <table:table-cell table:style-name="ce17" table:number-columns-repeated="960"/>
        </table:table-row>
        <table:table-row table:style-name="ro4">
          <table:table-cell table:style-name="ce15" office:value-type="string">
            <text:p>Subject N3</text:p>
          </table:table-cell>
          <table:table-cell office:value-type="float" office:value="1">
            <text:p>1</text:p>
          </table:table-cell>
          <table:table-cell table:style-name="ce26" office:value-type="float" office:value="24">
            <text:p>24</text:p>
          </table:table-cell>
          <table:table-cell table:style-name="ce3" table:formula="of:=SUM([.M93:.AR93])" office:value-type="float" office:value="24">
            <text:p>24</text:p>
          </table:table-cell>
          <table:table-cell table:style-name="ce3" table:formula="of:=SUM([.S93:.AL93])*[.B93]" office:value-type="float" office:value="24">
            <text:p>24</text:p>
          </table:table-cell>
          <table:table-cell office:value-type="string">
            <text:p>Teacher 12</text:p>
          </table:table-cell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60">
            <text:p>60</text:p>
          </table:table-cell>
          <table:table-cell table:style-name="ce57" office:value-type="float" office:value="1">
            <text:p>1</text:p>
          </table:table-cell>
          <table:table-cell table:style-name="ce49" table:formula="of:=[.H93]*[.I93]" office:value-type="float" office:value="60">
            <text:p>60</text:p>
          </table:table-cell>
          <table:table-cell table:style-name="ce65" table:formula="of:=[.$J93]*[.$C$81]/60" office:value-type="float" office:value="20">
            <text:p>20.00</text:p>
          </table:table-cell>
          <table:table-cell table:style-name="ce73" table:formula="of:=[.E93]*[.G93]/60+[.K93]" office:value-type="float" office:value="63.2">
            <text:p>63.2</text:p>
          </table:table-cell>
          <table:table-cell table:style-name="ce85"/>
          <table:table-cell table:style-name="ce73" table:number-columns-repeated="5"/>
          <table:table-cell table:style-name="ce3" table:number-columns-repeated="3"/>
          <table:table-cell table:style-name="ce51"/>
          <table:table-cell table:style-name="ce3" table:number-columns-repeated="5"/>
          <table:table-cell table:style-name="ce32"/>
          <table:table-cell table:style-name="ce3" table:number-columns-repeated="4"/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32" table:number-columns-repeated="2"/>
          <table:table-cell table:style-name="ce3" table:number-columns-repeated="5"/>
          <table:table-cell table:style-name="ce29"/>
          <table:table-cell table:style-name="ce93" table:formula="of:=SUM([.S93:.AL93])*[.G93]/60*[.B93]" office:value-type="float" office:value="43.2">
            <text:p>43</text:p>
          </table:table-cell>
          <table:table-cell table:style-name="ce135" table:formula="of:=[.K93]" office:value-type="float" office:value="20">
            <text:p>20</text:p>
          </table:table-cell>
          <table:table-cell table:style-name="ce135" table:formula="of:=[.L93]" office:value-type="float" office:value="63.2">
            <text:p>63</text:p>
          </table:table-cell>
          <table:table-cell table:style-name="ce3" table:number-columns-repeated="17"/>
          <table:table-cell table:style-name="ce17" table:number-columns-repeated="960"/>
        </table:table-row>
        <table:table-row table:style-name="ro2">
          <table:table-cell table:style-name="ce15"/>
          <table:table-cell/>
          <table:table-cell table:style-name="ce26"/>
          <table:table-cell table:style-name="ce3" table:formula="of:=SUM([.M94:.AR94])" office:value-type="float" office:value="0">
            <text:p>0</text:p>
          </table:table-cell>
          <table:table-cell table:style-name="ce3" table:formula="of:=SUM([.S94:.AL94])*[.B94]" office:value-type="float" office:value="0">
            <text:p>0</text:p>
          </table:table-cell>
          <table:table-cell/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55">
            <text:p>55</text:p>
          </table:table-cell>
          <table:table-cell table:style-name="ce57"/>
          <table:table-cell table:style-name="ce49" table:formula="of:=[.H94]*[.I94]" office:value-type="float" office:value="0">
            <text:p>0</text:p>
          </table:table-cell>
          <table:table-cell table:style-name="ce65" table:formula="of:=[.$J94]*[.$C$81]/60" office:value-type="float" office:value="0">
            <text:p>0.00</text:p>
          </table:table-cell>
          <table:table-cell table:style-name="ce73" table:formula="of:=[.E94]*[.G94]/60+[.K94]" office:value-type="float" office:value="0">
            <text:p>0.0</text:p>
          </table:table-cell>
          <table:table-cell table:style-name="ce85"/>
          <table:table-cell table:style-name="ce73" table:number-columns-repeated="5"/>
          <table:table-cell table:style-name="ce3" table:number-columns-repeated="9"/>
          <table:table-cell table:style-name="ce32"/>
          <table:table-cell table:style-name="ce3" table:number-columns-repeated="8"/>
          <table:table-cell table:style-name="ce32" table:number-columns-repeated="2"/>
          <table:table-cell table:style-name="ce3" table:number-columns-repeated="5"/>
          <table:table-cell table:style-name="ce29"/>
          <table:table-cell table:style-name="ce93" table:formula="of:=SUM([.S94:.AL94])*[.G94]/60*[.B94]" office:value-type="float" office:value="0">
            <text:p>0</text:p>
          </table:table-cell>
          <table:table-cell table:style-name="ce135" table:formula="of:=[.K94]" office:value-type="float" office:value="0">
            <text:p>0</text:p>
          </table:table-cell>
          <table:table-cell table:style-name="ce135" table:formula="of:=[.L94]" office:value-type="float" office:value="0">
            <text:p>0</text:p>
          </table:table-cell>
          <table:table-cell table:style-name="ce3" table:number-columns-repeated="17"/>
          <table:table-cell table:style-name="ce17" table:number-columns-repeated="960"/>
        </table:table-row>
        <table:table-row table:style-name="ro4">
          <table:table-cell table:style-name="ce16" office:value-type="string">
            <text:p>Subject O3</text:p>
          </table:table-cell>
          <table:table-cell office:value-type="float" office:value="1">
            <text:p>1</text:p>
          </table:table-cell>
          <table:table-cell table:style-name="ce26" office:value-type="float" office:value="71">
            <text:p>71</text:p>
          </table:table-cell>
          <table:table-cell table:style-name="ce3" table:formula="of:=SUM([.M95:.AR95])" office:value-type="float" office:value="57">
            <text:p>57</text:p>
          </table:table-cell>
          <table:table-cell table:style-name="ce3" table:formula="of:=SUM([.S95:.AL95])*[.B95]" office:value-type="float" office:value="57">
            <text:p>57</text:p>
          </table:table-cell>
          <table:table-cell office:value-type="string">
            <text:p>Teacher 12</text:p>
          </table:table-cell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60">
            <text:p>60</text:p>
          </table:table-cell>
          <table:table-cell table:style-name="ce57" office:value-type="float" office:value="1">
            <text:p>1</text:p>
          </table:table-cell>
          <table:table-cell table:style-name="ce49" table:formula="of:=[.H95]*[.I95]" office:value-type="float" office:value="60">
            <text:p>60</text:p>
          </table:table-cell>
          <table:table-cell table:style-name="ce65" table:formula="of:=[.$J95]*[.$C$81]/60" office:value-type="float" office:value="20">
            <text:p>20.00</text:p>
          </table:table-cell>
          <table:table-cell table:style-name="ce73" table:formula="of:=[.E95]*[.G95]/60+[.K95]" office:value-type="float" office:value="122.6">
            <text:p>122.6</text:p>
          </table:table-cell>
          <table:table-cell table:style-name="ce85"/>
          <table:table-cell table:style-name="ce73" table:number-columns-repeated="5"/>
          <table:table-cell table:style-name="ce3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5">
            <text:p>5</text:p>
          </table:table-cell>
          <table:table-cell table:style-name="ce3"/>
          <table:table-cell table:style-name="ce32"/>
          <table:table-cell table:style-name="ce3" table:number-columns-repeated="8"/>
          <table:table-cell table:style-name="ce32" table:number-columns-repeated="2"/>
          <table:table-cell table:style-name="ce3" table:number-columns-repeated="5"/>
          <table:table-cell table:style-name="ce29"/>
          <table:table-cell table:style-name="ce93" table:formula="of:=SUM([.S95:.AL95])*[.G95]/60*[.B95]" office:value-type="float" office:value="102.6">
            <text:p>103</text:p>
          </table:table-cell>
          <table:table-cell table:style-name="ce135" table:formula="of:=[.K95]" office:value-type="float" office:value="20">
            <text:p>20</text:p>
          </table:table-cell>
          <table:table-cell table:style-name="ce135" table:formula="of:=[.L95]" office:value-type="float" office:value="122.6">
            <text:p>123</text:p>
          </table:table-cell>
          <table:table-cell table:style-name="ce3" table:number-columns-repeated="17"/>
          <table:table-cell table:style-name="ce17" table:number-columns-repeated="960"/>
        </table:table-row>
        <table:table-row table:style-name="ro2">
          <table:table-cell table:style-name="ce3"/>
          <table:table-cell/>
          <table:table-cell table:style-name="ce26" office:value-type="float" office:value="71">
            <text:p>71</text:p>
          </table:table-cell>
          <table:table-cell table:style-name="ce3" table:formula="of:=SUM([.M96:.AR96])" office:value-type="float" office:value="0">
            <text:p>0</text:p>
          </table:table-cell>
          <table:table-cell table:style-name="ce3" table:formula="of:=SUM([.S96:.AL96])*[.B96]" office:value-type="float" office:value="0">
            <text:p>0</text:p>
          </table:table-cell>
          <table:table-cell/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55">
            <text:p>55</text:p>
          </table:table-cell>
          <table:table-cell table:style-name="ce57"/>
          <table:table-cell table:style-name="ce49" table:formula="of:=[.H96]*[.I96]" office:value-type="float" office:value="0">
            <text:p>0</text:p>
          </table:table-cell>
          <table:table-cell table:style-name="ce65" table:formula="of:=[.$J96]*[.$C$81]/60" office:value-type="float" office:value="0">
            <text:p>0.00</text:p>
          </table:table-cell>
          <table:table-cell table:style-name="ce73" table:formula="of:=[.E96]*[.G96]/60+[.K96]" office:value-type="float" office:value="0">
            <text:p>0.0</text:p>
          </table:table-cell>
          <table:table-cell table:style-name="ce85"/>
          <table:table-cell table:style-name="ce73" table:number-columns-repeated="5"/>
          <table:table-cell/>
          <table:table-cell table:style-name="ce3" table:number-columns-repeated="4"/>
          <table:table-cell table:style-name="ce51"/>
          <table:table-cell table:style-name="ce3" table:number-columns-repeated="3"/>
          <table:table-cell table:style-name="ce32"/>
          <table:table-cell table:style-name="ce3" table:number-columns-repeated="8"/>
          <table:table-cell table:style-name="ce32" table:number-columns-repeated="2"/>
          <table:table-cell table:style-name="ce3" table:number-columns-repeated="5"/>
          <table:table-cell table:style-name="ce29"/>
          <table:table-cell table:style-name="ce93" table:formula="of:=SUM([.S96:.AL96])*[.G96]/60*[.B96]" office:value-type="float" office:value="0">
            <text:p>0</text:p>
          </table:table-cell>
          <table:table-cell table:style-name="ce135" table:formula="of:=[.K96]" office:value-type="float" office:value="0">
            <text:p>0</text:p>
          </table:table-cell>
          <table:table-cell table:style-name="ce135" table:formula="of:=[.L96]" office:value-type="float" office:value="0">
            <text:p>0</text:p>
          </table:table-cell>
          <table:table-cell table:style-name="ce3" table:number-columns-repeated="17"/>
          <table:table-cell table:style-name="ce17" table:number-columns-repeated="31"/>
          <table:table-cell table:style-name="ce17"/>
          <table:table-cell table:style-name="ce17" table:number-columns-repeated="928"/>
        </table:table-row>
        <table:table-row table:style-name="ro4">
          <table:table-cell table:style-name="ce12" office:value-type="string">
            <text:p>Subject P3</text:p>
          </table:table-cell>
          <table:table-cell office:value-type="float" office:value="1">
            <text:p>1</text:p>
          </table:table-cell>
          <table:table-cell table:style-name="ce26" office:value-type="float" office:value="55">
            <text:p>55</text:p>
          </table:table-cell>
          <table:table-cell table:style-name="ce3" table:formula="of:=SUM([.M97:.AR97])" office:value-type="float" office:value="54">
            <text:p>54</text:p>
          </table:table-cell>
          <table:table-cell table:style-name="ce3" table:formula="of:=SUM([.S97:.AL97])*[.B97]" office:value-type="float" office:value="54">
            <text:p>54</text:p>
          </table:table-cell>
          <table:table-cell office:value-type="string">
            <text:p>Teacher 3</text:p>
          </table:table-cell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60">
            <text:p>60</text:p>
          </table:table-cell>
          <table:table-cell table:style-name="ce57" office:value-type="float" office:value="1">
            <text:p>1</text:p>
          </table:table-cell>
          <table:table-cell table:style-name="ce49" table:formula="of:=[.H97]*[.I97]" office:value-type="float" office:value="60">
            <text:p>60</text:p>
          </table:table-cell>
          <table:table-cell table:style-name="ce65" table:formula="of:=[.$J97]*[.$C$81]/60" office:value-type="float" office:value="20">
            <text:p>20.00</text:p>
          </table:table-cell>
          <table:table-cell table:style-name="ce73" table:formula="of:=[.E97]*[.G97]/60+[.K97]" office:value-type="float" office:value="117.2">
            <text:p>117.2</text:p>
          </table:table-cell>
          <table:table-cell table:style-name="ce85"/>
          <table:table-cell table:style-name="ce73" table:number-columns-repeated="5"/>
          <table:table-cell/>
          <table:table-cell table:style-name="ce3" table:number-columns-repeated="4"/>
          <table:table-cell table:style-name="ce51"/>
          <table:table-cell table:style-name="ce3" table:number-columns-repeated="2"/>
          <table:table-cell table:style-name="ce3" office:value-type="float" office:value="8">
            <text:p>8</text:p>
          </table:table-cell>
          <table:table-cell table:style-name="ce32"/>
          <table:table-cell table:style-name="ce3" office:value-type="float" office:value="8">
            <text:p>8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3" table:number-columns-repeated="2"/>
          <table:table-cell table:style-name="ce32" table:number-columns-repeated="2"/>
          <table:table-cell table:style-name="ce3" table:number-columns-repeated="5"/>
          <table:table-cell table:style-name="ce29"/>
          <table:table-cell table:style-name="ce93" table:formula="of:=SUM([.S97:.AL97])*[.G97]/60*[.B97]" office:value-type="float" office:value="97.2">
            <text:p>97</text:p>
          </table:table-cell>
          <table:table-cell table:style-name="ce135" table:formula="of:=[.K97]" office:value-type="float" office:value="20">
            <text:p>20</text:p>
          </table:table-cell>
          <table:table-cell table:style-name="ce135" table:formula="of:=[.L97]" office:value-type="float" office:value="117.2">
            <text:p>117</text:p>
          </table:table-cell>
          <table:table-cell table:style-name="ce3" table:number-columns-repeated="17"/>
          <table:table-cell table:style-name="ce17" table:number-columns-repeated="960"/>
        </table:table-row>
        <table:table-row table:style-name="ro3">
          <table:table-cell table:style-name="ce15"/>
          <table:table-cell/>
          <table:table-cell table:style-name="ce26"/>
          <table:table-cell table:style-name="ce3" table:formula="of:=SUM([.M98:.AR98])" office:value-type="float" office:value="0">
            <text:p>0</text:p>
          </table:table-cell>
          <table:table-cell table:style-name="ce3" table:formula="of:=SUM([.S98:.AL98])*[.B98]" office:value-type="float" office:value="0">
            <text:p>0</text:p>
          </table:table-cell>
          <table:table-cell/>
          <table:table-cell/>
          <table:table-cell table:style-name="ce49" office:value-type="float" office:value="55">
            <text:p>55</text:p>
          </table:table-cell>
          <table:table-cell table:style-name="ce57"/>
          <table:table-cell table:style-name="ce49" table:formula="of:=[.H98]*[.I98]" office:value-type="float" office:value="0">
            <text:p>0</text:p>
          </table:table-cell>
          <table:table-cell table:style-name="ce65" table:formula="of:=[.$J98]*[.$C$81]/60" office:value-type="float" office:value="0">
            <text:p>0.00</text:p>
          </table:table-cell>
          <table:table-cell table:style-name="ce73" table:formula="of:=[.E98]*[.G98]/60+[.K98]" office:value-type="float" office:value="0">
            <text:p>0.0</text:p>
          </table:table-cell>
          <table:table-cell table:style-name="ce85"/>
          <table:table-cell table:style-name="ce73" table:number-columns-repeated="5"/>
          <table:table-cell/>
          <table:table-cell table:style-name="ce3" table:number-columns-repeated="4"/>
          <table:table-cell table:style-name="ce51"/>
          <table:table-cell table:style-name="ce3" table:number-columns-repeated="3"/>
          <table:table-cell table:style-name="ce32"/>
          <table:table-cell table:style-name="ce3" table:number-columns-repeated="8"/>
          <table:table-cell table:style-name="ce32" table:number-columns-repeated="2"/>
          <table:table-cell table:style-name="ce3" table:number-columns-repeated="5"/>
          <table:table-cell table:style-name="ce29"/>
          <table:table-cell table:style-name="ce93" table:formula="of:=SUM([.S98:.AL98])*[.G98]/60*[.B98]" office:value-type="float" office:value="0">
            <text:p>0</text:p>
          </table:table-cell>
          <table:table-cell table:style-name="ce135" table:formula="of:=[.K98]" office:value-type="float" office:value="0">
            <text:p>0</text:p>
          </table:table-cell>
          <table:table-cell table:style-name="ce135" table:formula="of:=[.L98]" office:value-type="float" office:value="0">
            <text:p>0</text:p>
          </table:table-cell>
          <table:table-cell table:style-name="ce3" table:number-columns-repeated="17"/>
          <table:table-cell table:style-name="ce17" table:number-columns-repeated="960"/>
        </table:table-row>
        <table:table-row table:style-name="ro2">
          <table:table-cell table:number-columns-repeated="2"/>
          <table:table-cell table:style-name="ce26"/>
          <table:table-cell table:style-name="ce3" table:number-columns-repeated="2"/>
          <table:table-cell table:number-columns-repeated="2"/>
          <table:table-cell table:style-name="ce49"/>
          <table:table-cell table:style-name="ce57"/>
          <table:table-cell table:style-name="ce49"/>
          <table:table-cell table:style-name="ce65"/>
          <table:table-cell table:style-name="ce73"/>
          <table:table-cell table:style-name="ce88"/>
          <table:table-cell table:style-name="ce73" table:number-columns-repeated="5"/>
          <table:table-cell table:style-name="ce29"/>
          <table:table-cell table:style-name="ce3" table:number-columns-repeated="2"/>
          <table:table-cell table:style-name="ce5" table:number-columns-repeated="2"/>
          <table:table-cell table:style-name="ce53"/>
          <table:table-cell table:style-name="ce5" table:number-columns-repeated="3"/>
          <table:table-cell table:style-name="ce110"/>
          <table:table-cell table:style-name="ce5" table:number-columns-repeated="2"/>
          <table:table-cell table:style-name="ce3" table:number-columns-repeated="5"/>
          <table:table-cell/>
          <table:table-cell table:style-name="ce102" table:number-columns-repeated="2"/>
          <table:table-cell table:style-name="ce3"/>
          <table:table-cell table:number-columns-repeated="4"/>
          <table:table-cell table:style-name="ce3"/>
          <table:table-cell table:style-name="ce93"/>
          <table:table-cell table:style-name="ce135" table:number-columns-repeated="2"/>
          <table:table-cell table:style-name="ce3" table:number-columns-repeated="16"/>
          <table:table-cell table:number-columns-repeated="961"/>
        </table:table-row>
        <table:table-row table:style-name="ro2">
          <table:table-cell table:style-name="ce13" office:value-type="string">
            <text:p>I <text:s/>ALT</text:p>
          </table:table-cell>
          <table:table-cell table:style-name="ce13"/>
          <table:table-cell table:style-name="ce27" table:formula="of:=SUM([.C84:.C99])" office:value-type="float" office:value="464">
            <text:p>464</text:p>
          </table:table-cell>
          <table:table-cell table:style-name="ce13" table:formula="of:=SUM([.D84:.D99])" office:value-type="float" office:value="368">
            <text:p>368</text:p>
          </table:table-cell>
          <table:table-cell table:style-name="ce13" table:formula="of:=SUM([.E84:.E99])" office:value-type="float" office:value="368">
            <text:p>368</text:p>
          </table:table-cell>
          <table:table-cell table:style-name="ce13" table:formula="of:=SUM([.F84:.F99])" office:value-type="float" office:value="0">
            <text:p>0</text:p>
          </table:table-cell>
          <table:table-cell table:style-name="ce13"/>
          <table:table-cell table:style-name="ce13" table:formula="of:=[.D78]/18" office:value-type="float" office:value="18.7777777777778">
            <text:p>19</text:p>
          </table:table-cell>
          <table:table-cell table:style-name="ce13"/>
          <table:table-cell table:style-name="ce13" table:formula="of:=SUM([.J84:.J99])" office:value-type="float" office:value="555">
            <text:p>555</text:p>
          </table:table-cell>
          <table:table-cell table:style-name="ce13" table:formula="of:=SUM([.K84:.K99])" office:value-type="float" office:value="185">
            <text:p>185</text:p>
          </table:table-cell>
          <table:table-cell table:style-name="ce13" table:formula="of:=SUM([.L84:.L99])" office:value-type="float" office:value="847.4">
            <text:p>847</text:p>
          </table:table-cell>
          <table:table-cell table:style-name="ce70" table:number-columns-repeated="6"/>
          <table:table-cell table:style-name="ce23" table:formula="of:=SUM([.S84:.S99])" office:value-type="float" office:value="20">
            <text:p>20</text:p>
          </table:table-cell>
          <table:table-cell table:style-name="ce23" table:formula="of:=SUM([.T84:.T99])" office:value-type="float" office:value="20">
            <text:p>20</text:p>
          </table:table-cell>
          <table:table-cell table:style-name="ce23" table:formula="of:=SUM([.U84:.U99])" office:value-type="float" office:value="20">
            <text:p>20</text:p>
          </table:table-cell>
          <table:table-cell table:style-name="ce23" table:formula="of:=SUM([.V84:.V99])" office:value-type="float" office:value="20">
            <text:p>20</text:p>
          </table:table-cell>
          <table:table-cell table:style-name="ce23" table:formula="of:=SUM([.W84:.W99])" office:value-type="float" office:value="20">
            <text:p>20</text:p>
          </table:table-cell>
          <table:table-cell table:style-name="ce23" table:formula="of:=SUM([.X84:.X99])" office:value-type="float" office:value="20">
            <text:p>20</text:p>
          </table:table-cell>
          <table:table-cell table:style-name="ce23" table:formula="of:=SUM([.Y84:.Y99])" office:value-type="float" office:value="20">
            <text:p>20</text:p>
          </table:table-cell>
          <table:table-cell table:style-name="ce23" table:formula="of:=SUM([.Z84:.Z99])" office:value-type="float" office:value="21">
            <text:p>21</text:p>
          </table:table-cell>
          <table:table-cell table:style-name="ce23" table:formula="of:=SUM([.AA84:.AA99])" office:value-type="float" office:value="24">
            <text:p>24</text:p>
          </table:table-cell>
          <table:table-cell table:style-name="ce111" table:formula="of:=SUM([.AB84:.AB99])" office:value-type="float" office:value="0">
            <text:p>0</text:p>
          </table:table-cell>
          <table:table-cell table:style-name="ce23" table:formula="of:=SUM([.AC84:.AC99])" office:value-type="float" office:value="26">
            <text:p>26</text:p>
          </table:table-cell>
          <table:table-cell table:style-name="ce23" table:formula="of:=SUM([.AD84:.AD99])" office:value-type="float" office:value="24">
            <text:p>24</text:p>
          </table:table-cell>
          <table:table-cell table:style-name="ce23" table:formula="of:=SUM([.AE84:.AE99])" office:value-type="float" office:value="24">
            <text:p>24</text:p>
          </table:table-cell>
          <table:table-cell table:style-name="ce23" table:formula="of:=SUM([.AF84:.AF99])" office:value-type="float" office:value="22">
            <text:p>22</text:p>
          </table:table-cell>
          <table:table-cell table:style-name="ce23" table:formula="of:=SUM([.AG84:.AG99])" office:value-type="float" office:value="24">
            <text:p>24</text:p>
          </table:table-cell>
          <table:table-cell table:style-name="ce23" table:formula="of:=SUM([.AH84:.AH99])" office:value-type="float" office:value="23">
            <text:p>23</text:p>
          </table:table-cell>
          <table:table-cell table:style-name="ce23" table:formula="of:=SUM([.AI84:.AI99])" office:value-type="float" office:value="22">
            <text:p>22</text:p>
          </table:table-cell>
          <table:table-cell table:style-name="ce23" table:formula="of:=SUM([.AJ84:.AJ99])" office:value-type="float" office:value="18">
            <text:p>18</text:p>
          </table:table-cell>
          <table:table-cell table:style-name="ce111" table:formula="of:=SUM([.AK84:.AK99])" office:value-type="float" office:value="0">
            <text:p>0</text:p>
          </table:table-cell>
          <table:table-cell table:style-name="ce111"/>
          <table:table-cell table:style-name="ce23" table:formula="of:=SUM([.AM84:.AM99])" office:value-type="float" office:value="0">
            <text:p>0</text:p>
          </table:table-cell>
          <table:table-cell table:style-name="ce23" table:formula="of:=SUM([.AN84:.AN99])" office:value-type="float" office:value="0">
            <text:p>0</text:p>
          </table:table-cell>
          <table:table-cell table:style-name="ce23" table:formula="of:=SUM([.AO84:.AO99])" office:value-type="float" office:value="0">
            <text:p>0</text:p>
          </table:table-cell>
          <table:table-cell table:style-name="ce23" table:formula="of:=SUM([.AP84:.AP99])" office:value-type="float" office:value="0">
            <text:p>0</text:p>
          </table:table-cell>
          <table:table-cell table:style-name="ce23" table:formula="of:=SUM([.AQ84:.AQ99])" office:value-type="float" office:value="0">
            <text:p>0</text:p>
          </table:table-cell>
          <table:table-cell table:style-name="ce23" table:formula="of:=SUM([.AR84:.AR99])" office:value-type="float" office:value="0">
            <text:p>0</text:p>
          </table:table-cell>
          <table:table-cell table:style-name="ce126" table:formula="of:=SUM([.AS84:.AS99])" office:value-type="float" office:value="662.4">
            <text:p>662</text:p>
          </table:table-cell>
          <table:table-cell table:style-name="ce137" table:formula="of:=SUM([.AT84:.AT99])" office:value-type="float" office:value="185">
            <text:p>185</text:p>
          </table:table-cell>
          <table:table-cell table:style-name="ce137" table:formula="of:=SUM([.AU84:.AU99])" office:value-type="float" office:value="847.4">
            <text:p>847</text:p>
          </table:table-cell>
          <table:table-cell table:style-name="ce3" table:number-columns-repeated="16"/>
          <table:table-cell table:number-columns-repeated="961"/>
        </table:table-row>
        <table:table-row table:style-name="ro3">
          <table:table-cell table:style-name="ce17" table:number-columns-repeated="4"/>
          <table:table-cell table:style-name="ce3"/>
          <table:table-cell table:style-name="ce17" table:number-columns-repeated="6"/>
          <table:table-cell table:style-name="ce70" table:number-columns-repeated="7"/>
          <table:table-cell table:style-name="ce23"/>
          <table:table-cell table:style-name="ce17" table:number-columns-repeated="5"/>
          <table:table-cell table:style-name="ce23"/>
          <table:table-cell table:style-name="ce17" table:number-columns-repeated="5"/>
          <table:table-cell table:style-name="ce23"/>
          <table:table-cell table:style-name="ce17" table:number-columns-repeated="5"/>
          <table:table-cell table:style-name="ce98" table:number-columns-repeated="2"/>
          <table:table-cell table:style-name="ce23"/>
          <table:table-cell table:style-name="ce17" table:number-columns-repeated="4"/>
          <table:table-cell table:style-name="ce23"/>
          <table:table-cell table:style-name="ce134" table:number-columns-repeated="3"/>
          <table:table-cell table:style-name="ce3" table:number-columns-repeated="16"/>
          <table:table-cell table:number-columns-repeated="961"/>
        </table:table-row>
        <table:table-row table:style-name="ro2">
          <table:table-cell table:style-name="ce5" office:value-type="string">
            <text:p>4. Communication</text:p>
          </table:table-cell>
          <table:table-cell table:style-name="ce5" office:value-type="string">
            <text:p>TFAKT</text:p>
          </table:table-cell>
          <table:table-cell table:style-name="ce5" office:value-type="float" office:value="10">
            <text:p>10</text:p>
          </table:table-cell>
          <table:table-cell table:style-name="ce35" office:value-type="string">
            <text:p>Teacher 10</text:p>
          </table:table-cell>
          <table:table-cell table:style-name="ce35"/>
          <table:table-cell table:style-name="ce39" office:value-type="string">
            <text:p>LÆRER</text:p>
          </table:table-cell>
          <table:table-cell table:style-name="ce39"/>
          <table:table-cell table:style-name="ce5" table:number-columns-repeated="4"/>
          <table:table-cell table:style-name="ce77"/>
          <table:table-cell table:style-name="ce30" office:value-type="string">
            <text:p>IT4.1</text:p>
          </table:table-cell>
          <table:table-cell table:style-name="ce30" office:value-type="string">
            <text:p>IT4.2</text:p>
          </table:table-cell>
          <table:table-cell table:style-name="ce30" office:value-type="string">
            <text:p>IT4.3</text:p>
          </table:table-cell>
          <table:table-cell table:style-name="ce30" office:value-type="string">
            <text:p>IT4.2</text:p>
          </table:table-cell>
          <table:table-cell table:style-name="ce30" office:value-type="string">
            <text:p>IT4.3</text:p>
          </table:table-cell>
          <table:table-cell table:style-name="ce30" office:value-type="string">
            <text:p>IT4.2</text:p>
          </table:table-cell>
          <table:table-cell table:style-name="ce30" office:value-type="string">
            <text:p>IT4.3</text:p>
          </table:table-cell>
          <table:table-cell table:style-name="ce30" office:value-type="string">
            <text:p>IT4.1</text:p>
          </table:table-cell>
          <table:table-cell table:style-name="ce30" office:value-type="string">
            <text:p>IT4.2</text:p>
          </table:table-cell>
          <table:table-cell table:style-name="ce30" office:value-type="string">
            <text:p>IT4.3</text:p>
          </table:table-cell>
          <table:table-cell table:style-name="ce30" office:value-type="string">
            <text:p>IT4.4</text:p>
          </table:table-cell>
          <table:table-cell table:style-name="ce30" office:value-type="string">
            <text:p>IT4.5</text:p>
          </table:table-cell>
          <table:table-cell table:style-name="ce30" office:value-type="string">
            <text:p>IT4.6</text:p>
          </table:table-cell>
          <table:table-cell table:style-name="ce30" office:value-type="string">
            <text:p>IT4.7</text:p>
          </table:table-cell>
          <table:table-cell table:style-name="ce30" office:value-type="string">
            <text:p>IT4.8</text:p>
          </table:table-cell>
          <table:table-cell table:style-name="ce30" office:value-type="string">
            <text:p>IT4.9</text:p>
          </table:table-cell>
          <table:table-cell table:style-name="ce30" office:value-type="string">
            <text:p>IT4.10</text:p>
          </table:table-cell>
          <table:table-cell table:style-name="ce30" office:value-type="string">
            <text:p>IT4.11</text:p>
          </table:table-cell>
          <table:table-cell table:style-name="ce30" office:value-type="string">
            <text:p>IT4.12</text:p>
          </table:table-cell>
          <table:table-cell table:style-name="ce30" office:value-type="string">
            <text:p>IT4.13</text:p>
          </table:table-cell>
          <table:table-cell table:style-name="ce30" office:value-type="string">
            <text:p>IT4.14</text:p>
          </table:table-cell>
          <table:table-cell table:style-name="ce30" office:value-type="string">
            <text:p>IT4.15</text:p>
          </table:table-cell>
          <table:table-cell table:style-name="ce30" office:value-type="string">
            <text:p>IT4.16</text:p>
          </table:table-cell>
          <table:table-cell table:style-name="ce30" office:value-type="string">
            <text:p>IT4.17</text:p>
          </table:table-cell>
          <table:table-cell table:style-name="ce101" office:value-type="string">
            <text:p>IT4.18</text:p>
          </table:table-cell>
          <table:table-cell table:style-name="ce101" office:value-type="string">
            <text:p>IT4.19</text:p>
          </table:table-cell>
          <table:table-cell table:style-name="ce30" office:value-type="string">
            <text:p>IT4.20</text:p>
          </table:table-cell>
          <table:table-cell table:style-name="ce30" office:value-type="string">
            <text:p>IT4.21</text:p>
          </table:table-cell>
          <table:table-cell table:style-name="ce30" office:value-type="string">
            <text:p>IT4.22</text:p>
          </table:table-cell>
          <table:table-cell table:style-name="ce30" office:value-type="string">
            <text:p>IT4.23</text:p>
          </table:table-cell>
          <table:table-cell table:style-name="ce30" office:value-type="string">
            <text:p>IT4.24</text:p>
          </table:table-cell>
          <table:table-cell table:style-name="ce129" table:number-columns-repeated="3"/>
          <table:table-cell table:style-name="ce3" table:number-columns-repeated="16"/>
          <table:table-cell table:number-columns-repeated="962"/>
        </table:table-row>
        <table:table-row table:style-name="ro3">
          <table:table-cell table:style-name="ce6"/>
          <table:table-cell table:style-name="ce3"/>
          <table:table-cell table:style-name="ce26" office:value-type="string">
            <text:p>Plan</text:p>
          </table:table-cell>
          <table:table-cell table:style-name="ce3" table:formula="of:=SUM([.T103:.AR103])" office:value-type="float" office:value="0">
            <text:p>0</text:p>
          </table:table-cell>
          <table:table-cell table:style-name="ce3" table:formula="of:=SUM([.T103:.AR103])*[.B103]" office:value-type="float" office:value="0">
            <text:p>0</text:p>
          </table:table-cell>
          <table:table-cell/>
          <table:table-cell/>
          <table:table-cell table:style-name="ce49"/>
          <table:table-cell table:style-name="ce57"/>
          <table:table-cell table:style-name="ce49"/>
          <table:table-cell table:style-name="ce65"/>
          <table:table-cell table:style-name="ce78"/>
          <table:table-cell/>
          <table:table-cell table:style-name="ce3" table:number-columns-repeated="6"/>
          <table:table-cell/>
          <table:table-cell table:style-name="ce3"/>
          <table:table-cell/>
          <table:table-cell table:style-name="ce3" table:number-columns-repeated="2"/>
          <table:table-cell table:style-name="ce17" table:number-columns-repeated="12"/>
          <table:table-cell table:style-name="ce98" table:number-columns-repeated="2"/>
          <table:table-cell table:style-name="ce17" table:number-columns-repeated="6"/>
          <table:table-cell table:style-name="ce93" table:formula="of:=SUM([.S103:.AL103])*[.G103]/60*[.B103]" office:value-type="float" office:value="0">
            <text:p>0</text:p>
          </table:table-cell>
          <table:table-cell table:style-name="ce135" table:formula="of:=[.K103]" office:value-type="float" office:value="0">
            <text:p>0</text:p>
          </table:table-cell>
          <table:table-cell table:style-name="ce135" table:formula="of:=[.L103]" office:value-type="float" office:value="0">
            <text:p>0</text:p>
          </table:table-cell>
          <table:table-cell table:style-name="ce3" table:number-columns-repeated="16"/>
          <table:table-cell table:number-columns-repeated="961"/>
        </table:table-row>
        <table:table-row table:style-name="ro7">
          <table:table-cell table:style-name="ce6" office:value-type="string">
            <text:p>Subject A4</text:p>
          </table:table-cell>
          <table:table-cell table:style-name="ce3" office:value-type="float" office:value="1">
            <text:p>1</text:p>
          </table:table-cell>
          <table:table-cell table:style-name="ce26" office:value-type="float" office:value="4">
            <text:p>4</text:p>
          </table:table-cell>
          <table:table-cell table:style-name="ce3" table:formula="of:=SUM([.M104:.AR104])" office:value-type="float" office:value="4">
            <text:p>4</text:p>
          </table:table-cell>
          <table:table-cell table:style-name="ce3" table:formula="of:=SUM([.T104:.AR104])*[.B104]" office:value-type="float" office:value="4">
            <text:p>4</text:p>
          </table:table-cell>
          <table:table-cell office:value-type="string">
            <text:p>JLU</text:p>
          </table:table-cell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60">
            <text:p>60</text:p>
          </table:table-cell>
          <table:table-cell table:style-name="ce57" office:value-type="float" office:value="0">
            <text:p>0</text:p>
          </table:table-cell>
          <table:table-cell table:style-name="ce49" table:formula="of:=[.H104]*[.I104]" office:value-type="float" office:value="0">
            <text:p>0</text:p>
          </table:table-cell>
          <table:table-cell table:style-name="ce65" table:formula="of:=[.$J104]*[.$C$81]/60" office:value-type="float" office:value="0">
            <text:p>0.00</text:p>
          </table:table-cell>
          <table:table-cell table:style-name="ce79" table:formula="of:=[.E104]*__niv4/60+[.K104]" office:value-type="float" office:value="7.2">
            <text:p>7.2</text:p>
          </table:table-cell>
          <table:table-cell/>
          <table:table-cell table:style-name="ce3" table:number-columns-repeated="6"/>
          <table:table-cell/>
          <table:table-cell table:style-name="ce3" office:value-type="float" office:value="4">
            <text:p>4</text:p>
          </table:table-cell>
          <table:table-cell/>
          <table:table-cell table:style-name="ce3" table:number-columns-repeated="5"/>
          <table:table-cell/>
          <table:table-cell table:style-name="ce51"/>
          <table:table-cell table:style-name="ce3" table:number-columns-repeated="6"/>
          <table:table-cell/>
          <table:table-cell table:style-name="ce102" table:number-columns-repeated="2"/>
          <table:table-cell table:style-name="ce3"/>
          <table:table-cell table:number-columns-repeated="4"/>
          <table:table-cell table:style-name="ce3"/>
          <table:table-cell table:style-name="ce93" table:formula="of:=SUM([.S104:.AL104])*[.G104]/60*[.B104]" office:value-type="float" office:value="7.2">
            <text:p>7</text:p>
          </table:table-cell>
          <table:table-cell table:style-name="ce135" table:formula="of:=[.K104]" office:value-type="float" office:value="0">
            <text:p>0</text:p>
          </table:table-cell>
          <table:table-cell table:style-name="ce135" table:formula="of:=[.L104]" office:value-type="float" office:value="7.2">
            <text:p>7</text:p>
          </table:table-cell>
          <table:table-cell table:style-name="ce3" table:number-columns-repeated="16"/>
          <table:table-cell table:number-columns-repeated="961"/>
        </table:table-row>
        <table:table-row table:style-name="ro4">
          <table:table-cell table:style-name="ce6" office:value-type="string">
            <text:p>Subject B4</text:p>
          </table:table-cell>
          <table:table-cell table:style-name="ce3" office:value-type="float" office:value="1">
            <text:p>1</text:p>
          </table:table-cell>
          <table:table-cell table:style-name="ce26" office:value-type="float" office:value="14">
            <text:p>14</text:p>
          </table:table-cell>
          <table:table-cell table:style-name="ce3" table:formula="of:=SUM([.M105:.AR105])" office:value-type="float" office:value="8">
            <text:p>8</text:p>
          </table:table-cell>
          <table:table-cell table:style-name="ce3" table:formula="of:=SUM([.T105:.AR105])*[.B105]" office:value-type="float" office:value="8">
            <text:p>8</text:p>
          </table:table-cell>
          <table:table-cell office:value-type="string">
            <text:p>Teacher 5</text:p>
          </table:table-cell>
          <table:table-cell table:style-name="ce40" table:formula="of:=__niv4" office:value-type="float" office:value="108">
            <text:p>108</text:p>
          </table:table-cell>
          <table:table-cell table:style-name="ce49"/>
          <table:table-cell table:style-name="ce57"/>
          <table:table-cell table:style-name="ce49" table:formula="of:=[.H105]*[.I105]" office:value-type="float" office:value="0">
            <text:p>0</text:p>
          </table:table-cell>
          <table:table-cell table:style-name="ce65" table:formula="of:=[.$J105]*[.$C$81]/60" office:value-type="float" office:value="0">
            <text:p>0.00</text:p>
          </table:table-cell>
          <table:table-cell table:style-name="ce73" table:formula="of:=[.E105]*__niv4/60+[.K105]" office:value-type="float" office:value="14.4">
            <text:p>14.4</text:p>
          </table:table-cell>
          <table:table-cell table:style-name="ce29"/>
          <table:table-cell table:style-name="ce3" table:number-columns-repeated="6"/>
          <table:table-cell table:style-name="ce29"/>
          <table:table-cell table:style-name="ce3" table:number-columns-repeated="7"/>
          <table:table-cell table:style-name="ce102"/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123"/>
          <table:table-cell table:style-name="ce32"/>
          <table:table-cell table:style-name="ce3" table:number-columns-repeated="6"/>
          <table:table-cell table:style-name="ce93" table:formula="of:=SUM([.S105:.AL105])*[.G105]/60*[.B105]" office:value-type="float" office:value="14.4">
            <text:p>14</text:p>
          </table:table-cell>
          <table:table-cell table:style-name="ce135" table:formula="of:=[.K105]" office:value-type="float" office:value="0">
            <text:p>0</text:p>
          </table:table-cell>
          <table:table-cell table:style-name="ce135" table:formula="of:=[.L105]" office:value-type="float" office:value="14.4">
            <text:p>14</text:p>
          </table:table-cell>
          <table:table-cell table:style-name="ce3" table:number-columns-repeated="17"/>
          <table:table-cell table:style-name="ce17" table:number-columns-repeated="960"/>
        </table:table-row>
        <table:table-row table:style-name="ro8">
          <table:table-cell table:style-name="ce6" office:value-type="string">
            <text:p>Subject C4</text:p>
          </table:table-cell>
          <table:table-cell table:style-name="ce3" office:value-type="float" office:value="1">
            <text:p>1</text:p>
          </table:table-cell>
          <table:table-cell table:style-name="ce26" office:value-type="float" office:value="64">
            <text:p>64</text:p>
          </table:table-cell>
          <table:table-cell table:style-name="ce3" table:formula="of:=SUM([.M106:.AR106])" office:value-type="float" office:value="50">
            <text:p>50</text:p>
          </table:table-cell>
          <table:table-cell table:style-name="ce3" table:formula="of:=SUM([.T106:.AR106])*[.B106]" office:value-type="float" office:value="50">
            <text:p>50</text:p>
          </table:table-cell>
          <table:table-cell office:value-type="string">
            <text:p>Teacher 11</text:p>
          </table:table-cell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60">
            <text:p>60</text:p>
          </table:table-cell>
          <table:table-cell table:style-name="ce57" office:value-type="float" office:value="1">
            <text:p>1</text:p>
          </table:table-cell>
          <table:table-cell table:style-name="ce49" office:value-type="float" office:value="90">
            <text:p>90</text:p>
          </table:table-cell>
          <table:table-cell table:style-name="ce65" table:formula="of:=[.$J106]*[.$C$81]/60" office:value-type="float" office:value="30">
            <text:p>30.00</text:p>
          </table:table-cell>
          <table:table-cell table:style-name="ce79" table:formula="of:=[.E106]*__niv4/60+[.K106]" office:value-type="float" office:value="120">
            <text:p>120.0</text:p>
          </table:table-cell>
          <table:table-cell/>
          <table:table-cell table:style-name="ce3" table:number-columns-repeated="6"/>
          <table:table-cell/>
          <table:table-cell table:style-name="ce3"/>
          <table:table-cell/>
          <table:table-cell table:style-name="ce3"/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/>
          <table:table-cell table:style-name="ce51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102" table:number-columns-repeated="2"/>
          <table:table-cell table:style-name="ce3"/>
          <table:table-cell table:style-name="ce3" office:value-type="float" office:value="4">
            <text:p>4</text:p>
          </table:table-cell>
          <table:table-cell table:style-name="ce3" office:value-type="string">
            <text:p>x</text:p>
          </table:table-cell>
          <table:table-cell table:number-columns-repeated="2"/>
          <table:table-cell table:style-name="ce3"/>
          <table:table-cell table:style-name="ce93" table:formula="of:=SUM([.S106:.AL106])*[.G106]/60*[.B106]" office:value-type="float" office:value="82.8">
            <text:p>83</text:p>
          </table:table-cell>
          <table:table-cell table:style-name="ce135" table:formula="of:=[.K106]" office:value-type="float" office:value="30">
            <text:p>30</text:p>
          </table:table-cell>
          <table:table-cell table:style-name="ce135" table:formula="of:=[.L106]" office:value-type="float" office:value="120">
            <text:p>120</text:p>
          </table:table-cell>
          <table:table-cell table:style-name="ce3" table:number-columns-repeated="16"/>
          <table:table-cell table:number-columns-repeated="961"/>
        </table:table-row>
        <table:table-row table:style-name="ro4">
          <table:table-cell table:style-name="ce3" office:value-type="string">
            <text:p>Subject D4</text:p>
          </table:table-cell>
          <table:table-cell table:style-name="ce3" office:value-type="float" office:value="1">
            <text:p>1</text:p>
          </table:table-cell>
          <table:table-cell table:style-name="ce26" office:value-type="float" office:value="48">
            <text:p>48</text:p>
          </table:table-cell>
          <table:table-cell table:style-name="ce3" table:formula="of:=SUM([.M107:.AR107])" office:value-type="float" office:value="48">
            <text:p>48</text:p>
          </table:table-cell>
          <table:table-cell table:style-name="ce3" table:formula="of:=SUM([.T107:.AR107])*[.B107]" office:value-type="float" office:value="48">
            <text:p>48</text:p>
          </table:table-cell>
          <table:table-cell office:value-type="string">
            <text:p>Teacher 10</text:p>
          </table:table-cell>
          <table:table-cell/>
          <table:table-cell table:style-name="ce49" office:value-type="float" office:value="90">
            <text:p>90</text:p>
          </table:table-cell>
          <table:table-cell table:style-name="ce57" office:value-type="float" office:value="1">
            <text:p>1</text:p>
          </table:table-cell>
          <table:table-cell table:style-name="ce49" table:formula="of:=[.H107]*[.I107]" office:value-type="float" office:value="90">
            <text:p>90</text:p>
          </table:table-cell>
          <table:table-cell table:style-name="ce65" table:formula="of:=[.$J107]*[.$C$81]/60" office:value-type="float" office:value="30">
            <text:p>30.00</text:p>
          </table:table-cell>
          <table:table-cell table:style-name="ce79" table:formula="of:=[.E107]*__niv4/60+[.K107]" office:value-type="float" office:value="116.4">
            <text:p>116.4</text:p>
          </table:table-cell>
          <table:table-cell table:style-name="ce29"/>
          <table:table-cell table:style-name="ce3" table:number-columns-repeated="6"/>
          <table:table-cell table:style-name="ce29"/>
          <table:table-cell table:style-name="ce3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style-name="ce51" office:value-type="float" office:value="12">
            <text:p>12</text:p>
          </table:table-cell>
          <table:table-cell table:style-name="ce3" table:number-columns-repeated="3"/>
          <table:table-cell/>
          <table:table-cell table:style-name="ce3" table:number-columns-repeated="7"/>
          <table:table-cell/>
          <table:table-cell table:style-name="ce102" table:number-columns-repeated="2"/>
          <table:table-cell table:style-name="ce3"/>
          <table:table-cell table:number-columns-repeated="4"/>
          <table:table-cell table:style-name="ce3"/>
          <table:table-cell table:style-name="ce93" table:formula="of:=SUM([.S107:.AL107])*[.G107]/60*[.B107]" office:value-type="float" office:value="0">
            <text:p>0</text:p>
          </table:table-cell>
          <table:table-cell table:style-name="ce135" table:formula="of:=[.K107]" office:value-type="float" office:value="30">
            <text:p>30</text:p>
          </table:table-cell>
          <table:table-cell table:style-name="ce135" table:formula="of:=[.L107]" office:value-type="float" office:value="116.4">
            <text:p>116</text:p>
          </table:table-cell>
          <table:table-cell table:style-name="ce3" table:number-columns-repeated="16"/>
          <table:table-cell table:number-columns-repeated="961"/>
        </table:table-row>
        <table:table-row table:style-name="ro4">
          <table:table-cell table:style-name="ce3" office:value-type="string">
            <text:p>Subject E4</text:p>
          </table:table-cell>
          <table:table-cell table:style-name="ce3" office:value-type="float" office:value="1">
            <text:p>1</text:p>
          </table:table-cell>
          <table:table-cell table:style-name="ce26" office:value-type="float" office:value="48">
            <text:p>48</text:p>
          </table:table-cell>
          <table:table-cell table:style-name="ce3" table:formula="of:=SUM([.M108:.AR108])" office:value-type="float" office:value="48">
            <text:p>48</text:p>
          </table:table-cell>
          <table:table-cell table:style-name="ce3" table:formula="of:=SUM([.T108:.AR108])*[.B108]" office:value-type="float" office:value="48">
            <text:p>48</text:p>
          </table:table-cell>
          <table:table-cell office:value-type="string">
            <text:p>Teacher 10</text:p>
          </table:table-cell>
          <table:table-cell/>
          <table:table-cell table:style-name="ce49" office:value-type="float" office:value="90">
            <text:p>90</text:p>
          </table:table-cell>
          <table:table-cell table:style-name="ce57" office:value-type="float" office:value="1">
            <text:p>1</text:p>
          </table:table-cell>
          <table:table-cell table:style-name="ce49" table:formula="of:=[.H108]*[.I108]" office:value-type="float" office:value="90">
            <text:p>90</text:p>
          </table:table-cell>
          <table:table-cell table:style-name="ce65" table:formula="of:=[.$J108]*[.$C$81]/60" office:value-type="float" office:value="30">
            <text:p>30.00</text:p>
          </table:table-cell>
          <table:table-cell table:style-name="ce79" table:formula="of:=[.E108]*__niv4/60+[.K108]" office:value-type="float" office:value="116.4">
            <text:p>116.4</text:p>
          </table:table-cell>
          <table:table-cell table:style-name="ce29"/>
          <table:table-cell table:style-name="ce3" table:number-columns-repeated="6"/>
          <table:table-cell table:style-name="ce29"/>
          <table:table-cell table:style-name="ce3"/>
          <table:table-cell/>
          <table:table-cell table:style-name="ce3"/>
          <table:table-cell/>
          <table:table-cell table:style-name="ce49" office:value-type="float" office:value="12">
            <text:p>12</text:p>
          </table:table-cell>
          <table:table-cell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/>
          <table:table-cell table:style-name="ce3" office:value-type="float" office:value="12">
            <text:p>12</text:p>
          </table:table-cell>
          <table:table-cell table:style-name="ce3" table:number-columns-repeated="6"/>
          <table:table-cell/>
          <table:table-cell table:style-name="ce102" table:number-columns-repeated="2"/>
          <table:table-cell table:style-name="ce3"/>
          <table:table-cell table:number-columns-repeated="4"/>
          <table:table-cell table:style-name="ce3"/>
          <table:table-cell table:style-name="ce93" table:formula="of:=SUM([.S108:.AL108])*[.G108]/60*[.B108]" office:value-type="float" office:value="0">
            <text:p>0</text:p>
          </table:table-cell>
          <table:table-cell table:style-name="ce135" table:formula="of:=[.K108]" office:value-type="float" office:value="30">
            <text:p>30</text:p>
          </table:table-cell>
          <table:table-cell table:style-name="ce135" table:formula="of:=[.L108]" office:value-type="float" office:value="116.4">
            <text:p>116</text:p>
          </table:table-cell>
          <table:table-cell table:style-name="ce3" table:number-columns-repeated="16"/>
          <table:table-cell table:number-columns-repeated="961"/>
        </table:table-row>
        <table:table-row table:style-name="ro2">
          <table:table-cell/>
          <table:table-cell table:style-name="ce3" office:value-type="float" office:value="0">
            <text:p>0</text:p>
          </table:table-cell>
          <table:table-cell table:style-name="ce26"/>
          <table:table-cell table:style-name="ce3" table:formula="of:=SUM([.M109:.AR109])" office:value-type="float" office:value="0">
            <text:p>0</text:p>
          </table:table-cell>
          <table:table-cell table:style-name="ce3" table:formula="of:=SUM([.T109:.AR109])*[.B109]" office:value-type="float" office:value="0">
            <text:p>0</text:p>
          </table:table-cell>
          <table:table-cell/>
          <table:table-cell/>
          <table:table-cell table:style-name="ce49"/>
          <table:table-cell table:style-name="ce57"/>
          <table:table-cell table:style-name="ce49" table:formula="of:=[.H109]*[.I109]" office:value-type="float" office:value="0">
            <text:p>0</text:p>
          </table:table-cell>
          <table:table-cell table:style-name="ce65" table:formula="of:=[.$J109]*[.$C$81]/60" office:value-type="float" office:value="0">
            <text:p>0.00</text:p>
          </table:table-cell>
          <table:table-cell table:style-name="ce73" table:formula="of:=[.E109]*__niv4/60+[.K109]" office:value-type="float" office:value="0">
            <text:p>0.0</text:p>
          </table:table-cell>
          <table:table-cell table:style-name="ce29"/>
          <table:table-cell table:style-name="ce3" table:number-columns-repeated="6"/>
          <table:table-cell table:style-name="ce29"/>
          <table:table-cell table:style-name="ce3" table:number-columns-repeated="16"/>
          <table:table-cell table:style-name="ce32" table:number-columns-repeated="2"/>
          <table:table-cell table:style-name="ce3" table:number-columns-repeated="4"/>
          <table:table-cell table:style-name="ce51" table:number-columns-repeated="2"/>
          <table:table-cell table:style-name="ce93" table:formula="of:=SUM([.S109:.AL109])*[.G109]/60*[.B109]" office:value-type="float" office:value="0">
            <text:p>0</text:p>
          </table:table-cell>
          <table:table-cell table:style-name="ce135" table:formula="of:=[.K109]" office:value-type="float" office:value="0">
            <text:p>0</text:p>
          </table:table-cell>
          <table:table-cell table:style-name="ce135" table:formula="of:=[.L109]" office:value-type="float" office:value="0">
            <text:p>0</text:p>
          </table:table-cell>
          <table:table-cell table:style-name="ce3" table:number-columns-repeated="17"/>
          <table:table-cell table:style-name="ce17" table:number-columns-repeated="960"/>
        </table:table-row>
        <table:table-row table:style-name="ro2">
          <table:table-cell table:style-name="ce13" office:value-type="string">
            <text:p>I <text:s/>ALT</text:p>
          </table:table-cell>
          <table:table-cell table:style-name="ce13"/>
          <table:table-cell table:style-name="ce27" table:formula="of:=SUM([.C103:.C109])" office:value-type="float" office:value="178">
            <text:p>178</text:p>
          </table:table-cell>
          <table:table-cell table:style-name="ce13" table:formula="of:=SUM([.D103:.D109])" office:value-type="float" office:value="158">
            <text:p>158</text:p>
          </table:table-cell>
          <table:table-cell table:style-name="ce13" table:formula="of:=SUM([.E103:.E109])" office:value-type="float" office:value="158">
            <text:p>158</text:p>
          </table:table-cell>
          <table:table-cell table:style-name="ce42" table:formula="of:=[.E110]/18" office:value-type="float" office:value="8.77777777777778">
            <text:p>9</text:p>
          </table:table-cell>
          <table:table-cell table:style-name="ce17"/>
          <table:table-cell table:style-name="ce13"/>
          <table:table-cell table:style-name="ce13" table:formula="of:=SUM([.I103:.I109])" office:value-type="float" office:value="3">
            <text:p>3</text:p>
          </table:table-cell>
          <table:table-cell table:style-name="ce13" table:formula="of:=SUM([.J103:.J109])" office:value-type="float" office:value="270">
            <text:p>270</text:p>
          </table:table-cell>
          <table:table-cell table:style-name="ce13" table:formula="of:=SUM([.K103:.K109])" office:value-type="float" office:value="90">
            <text:p>90</text:p>
          </table:table-cell>
          <table:table-cell table:style-name="ce13" table:formula="of:=SUM([.L103:.L109])" office:value-type="float" office:value="374.4">
            <text:p>374</text:p>
          </table:table-cell>
          <table:table-cell table:style-name="ce23" table:formula="of:=SUM([.M103:.M109])" office:value-type="float" office:value="0">
            <text:p>0</text:p>
          </table:table-cell>
          <table:table-cell table:style-name="ce23" table:formula="of:=SUM([.N103:.N109])" office:value-type="float" office:value="0">
            <text:p>0</text:p>
          </table:table-cell>
          <table:table-cell table:style-name="ce23" table:formula="of:=SUM([.O103:.O109])" office:value-type="float" office:value="0">
            <text:p>0</text:p>
          </table:table-cell>
          <table:table-cell table:style-name="ce23" table:formula="of:=SUM([.P103:.P109])" office:value-type="float" office:value="0">
            <text:p>0</text:p>
          </table:table-cell>
          <table:table-cell table:style-name="ce23" table:formula="of:=SUM([.Q103:.Q109])" office:value-type="float" office:value="0">
            <text:p>0</text:p>
          </table:table-cell>
          <table:table-cell table:style-name="ce23" table:formula="of:=SUM([.R103:.R109])" office:value-type="float" office:value="0">
            <text:p>0</text:p>
          </table:table-cell>
          <table:table-cell table:style-name="ce23" table:formula="of:=SUM([.S103:.S109])" office:value-type="float" office:value="0">
            <text:p>0</text:p>
          </table:table-cell>
          <table:table-cell table:style-name="ce23" table:formula="of:=SUM([.T103:.T109])" office:value-type="float" office:value="0">
            <text:p>0</text:p>
          </table:table-cell>
          <table:table-cell table:style-name="ce23" table:formula="of:=SUM([.U103:.U109])" office:value-type="float" office:value="16">
            <text:p>16</text:p>
          </table:table-cell>
          <table:table-cell table:style-name="ce23" table:formula="of:=SUM([.V103:.V109])" office:value-type="float" office:value="12">
            <text:p>12</text:p>
          </table:table-cell>
          <table:table-cell table:style-name="ce23" table:formula="of:=SUM([.W103:.W109])" office:value-type="float" office:value="12">
            <text:p>12</text:p>
          </table:table-cell>
          <table:table-cell table:style-name="ce23" table:formula="of:=SUM([.X103:.X109])" office:value-type="float" office:value="16">
            <text:p>16</text:p>
          </table:table-cell>
          <table:table-cell table:style-name="ce23" table:formula="of:=SUM([.Y103:.Y109])" office:value-type="float" office:value="14">
            <text:p>14</text:p>
          </table:table-cell>
          <table:table-cell table:style-name="ce23" table:formula="of:=SUM([.Z103:.Z109])" office:value-type="float" office:value="16">
            <text:p>16</text:p>
          </table:table-cell>
          <table:table-cell table:style-name="ce23" table:formula="of:=SUM([.AA103:.AA109])" office:value-type="float" office:value="16">
            <text:p>16</text:p>
          </table:table-cell>
          <table:table-cell table:style-name="ce23" table:formula="of:=SUM([.AB103:.AB109])" office:value-type="float" office:value="0">
            <text:p>0</text:p>
          </table:table-cell>
          <table:table-cell table:style-name="ce23" table:formula="of:=SUM([.AC103:.AC109])" office:value-type="float" office:value="17">
            <text:p>17</text:p>
          </table:table-cell>
          <table:table-cell table:style-name="ce23" table:formula="of:=SUM([.AD103:.AD109])" office:value-type="float" office:value="5">
            <text:p>5</text:p>
          </table:table-cell>
          <table:table-cell table:style-name="ce23" table:formula="of:=SUM([.AE103:.AE109])" office:value-type="float" office:value="5">
            <text:p>5</text:p>
          </table:table-cell>
          <table:table-cell table:style-name="ce23" table:formula="of:=SUM([.AF103:.AF109])" office:value-type="float" office:value="5">
            <text:p>5</text:p>
          </table:table-cell>
          <table:table-cell table:style-name="ce23" table:formula="of:=SUM([.AG103:.AG109])" office:value-type="float" office:value="5">
            <text:p>5</text:p>
          </table:table-cell>
          <table:table-cell table:style-name="ce23" table:formula="of:=SUM([.AH103:.AH109])" office:value-type="float" office:value="5">
            <text:p>5</text:p>
          </table:table-cell>
          <table:table-cell table:style-name="ce23" table:formula="of:=SUM([.AI103:.AI109])" office:value-type="float" office:value="5">
            <text:p>5</text:p>
          </table:table-cell>
          <table:table-cell table:style-name="ce23" table:formula="of:=SUM([.AJ103:.AJ109])" office:value-type="float" office:value="5">
            <text:p>5</text:p>
          </table:table-cell>
          <table:table-cell table:style-name="ce111" table:formula="of:=SUM([.AK103:.AK109])" office:value-type="float" office:value="0">
            <text:p>0</text:p>
          </table:table-cell>
          <table:table-cell table:style-name="ce111" table:formula="of:=SUM([.AL103:.AL109])" office:value-type="float" office:value="0">
            <text:p>0</text:p>
          </table:table-cell>
          <table:table-cell table:style-name="ce23" table:formula="of:=SUM([.AM103:.AM109])" office:value-type="float" office:value="0">
            <text:p>0</text:p>
          </table:table-cell>
          <table:table-cell table:style-name="ce23" table:formula="of:=SUM([.AN103:.AN109])" office:value-type="float" office:value="4">
            <text:p>4</text:p>
          </table:table-cell>
          <table:table-cell table:style-name="ce23" table:formula="of:=SUM([.AO103:.AO109])" office:value-type="float" office:value="0">
            <text:p>0</text:p>
          </table:table-cell>
          <table:table-cell table:style-name="ce23" table:formula="of:=SUM([.AP103:.AP109])" office:value-type="float" office:value="0">
            <text:p>0</text:p>
          </table:table-cell>
          <table:table-cell table:style-name="ce23" table:formula="of:=SUM([.AQ103:.AQ109])" office:value-type="float" office:value="0">
            <text:p>0</text:p>
          </table:table-cell>
          <table:table-cell table:style-name="ce23" table:formula="of:=SUM([.AR103:.AR109])" office:value-type="float" office:value="0">
            <text:p>0</text:p>
          </table:table-cell>
          <table:table-cell table:style-name="ce23" table:formula="of:=SUM([.AS103:.AS109])" office:value-type="float" office:value="104.4">
            <text:p>104</text:p>
          </table:table-cell>
          <table:table-cell table:style-name="ce23" table:formula="of:=SUM([.AT103:.AT109])" office:value-type="float" office:value="90">
            <text:p>90</text:p>
          </table:table-cell>
          <table:table-cell table:style-name="ce23" table:formula="of:=SUM([.AU103:.AU109])" office:value-type="float" office:value="374.4">
            <text:p>374</text:p>
          </table:table-cell>
          <table:table-cell table:style-name="ce3" table:number-columns-repeated="15"/>
          <table:table-cell table:number-columns-repeated="962"/>
        </table:table-row>
        <table:table-row table:style-name="ro2">
          <table:table-cell table:style-name="ce3" table:number-columns-repeated="7"/>
          <table:table-cell table:style-name="ce51"/>
          <table:table-cell table:style-name="ce56"/>
          <table:table-cell table:style-name="ce51"/>
          <table:table-cell table:style-name="ce37"/>
          <table:table-cell table:style-name="ce72"/>
          <table:table-cell table:style-name="ce3" table:number-columns-repeated="9"/>
          <table:table-cell/>
          <table:table-cell table:style-name="ce3" table:number-columns-repeated="13"/>
          <table:table-cell/>
          <table:table-cell table:style-name="ce102" table:number-columns-repeated="2"/>
          <table:table-cell table:style-name="ce3"/>
          <table:table-cell table:number-columns-repeated="4"/>
          <table:table-cell table:style-name="ce3"/>
          <table:table-cell table:style-name="ce93" table:number-columns-repeated="3"/>
          <table:table-cell table:style-name="ce3" table:number-columns-repeated="18"/>
          <table:table-cell table:number-columns-repeated="959"/>
        </table:table-row>
        <table:table-row table:style-name="ro3">
          <table:table-cell table:style-name="ce17" table:number-columns-repeated="11"/>
          <table:table-cell table:style-name="ce70"/>
          <table:table-cell table:style-name="ce23" table:number-columns-repeated="7"/>
          <table:table-cell table:style-name="ce17" table:number-columns-repeated="5"/>
          <table:table-cell table:style-name="ce23"/>
          <table:table-cell table:style-name="ce17" table:number-columns-repeated="2"/>
          <table:table-cell table:style-name="ce98"/>
          <table:table-cell table:style-name="ce17" table:number-columns-repeated="2"/>
          <table:table-cell table:style-name="ce23"/>
          <table:table-cell table:style-name="ce17" table:number-columns-repeated="5"/>
          <table:table-cell table:style-name="ce98" table:number-columns-repeated="2"/>
          <table:table-cell table:style-name="ce23"/>
          <table:table-cell table:style-name="ce17" table:number-columns-repeated="4"/>
          <table:table-cell table:style-name="ce23"/>
          <table:table-cell table:style-name="ce134" table:number-columns-repeated="3"/>
          <table:table-cell table:style-name="ce3" table:number-columns-repeated="16"/>
          <table:table-cell table:number-columns-repeated="961"/>
        </table:table-row>
        <table:table-row table:style-name="ro2">
          <table:table-cell table:style-name="ce5" office:value-type="string">
            <text:p>Specialefag</text:p>
          </table:table-cell>
          <table:table-cell table:style-name="ce5"/>
          <table:table-cell table:style-name="ce5" office:value-type="string">
            <text:p>Stud.</text:p>
          </table:table-cell>
          <table:table-cell table:style-name="ce5"/>
          <table:table-cell table:style-name="ce35"/>
          <table:table-cell table:style-name="ce39" office:value-type="string">
            <text:p>LÆRER</text:p>
          </table:table-cell>
          <table:table-cell table:style-name="ce39"/>
          <table:table-cell table:style-name="ce35" table:number-columns-repeated="4"/>
          <table:table-cell table:style-name="ce80"/>
          <table:table-cell table:style-name="ce5" office:value-type="string">
            <text:p>vff1</text:p>
          </table:table-cell>
          <table:table-cell table:style-name="ce5" office:value-type="string">
            <text:p>vff2</text:p>
          </table:table-cell>
          <table:table-cell table:style-name="ce5" office:value-type="string">
            <text:p>vff3</text:p>
          </table:table-cell>
          <table:table-cell table:style-name="ce5" office:value-type="string">
            <text:p>vff4</text:p>
          </table:table-cell>
          <table:table-cell table:style-name="ce5" office:value-type="string">
            <text:p>vff4</text:p>
          </table:table-cell>
          <table:table-cell table:style-name="ce5" office:value-type="string">
            <text:p>vff3</text:p>
          </table:table-cell>
          <table:table-cell table:style-name="ce5" office:value-type="string">
            <text:p>vff4</text:p>
          </table:table-cell>
          <table:table-cell table:style-name="ce5" office:value-type="string">
            <text:p>vf2</text:p>
          </table:table-cell>
          <table:table-cell table:style-name="ce5" office:value-type="string">
            <text:p>vf3</text:p>
          </table:table-cell>
          <table:table-cell table:style-name="ce5" office:value-type="string">
            <text:p>vf4</text:p>
          </table:table-cell>
          <table:table-cell table:style-name="ce5" office:value-type="string">
            <text:p>vf5</text:p>
          </table:table-cell>
          <table:table-cell table:style-name="ce5" office:value-type="string">
            <text:p>vf6</text:p>
          </table:table-cell>
          <table:table-cell table:style-name="ce5" office:value-type="string">
            <text:p>vf7</text:p>
          </table:table-cell>
          <table:table-cell table:style-name="ce5" office:value-type="string">
            <text:p>vf8</text:p>
          </table:table-cell>
          <table:table-cell table:style-name="ce5" office:value-type="string">
            <text:p>vf9</text:p>
          </table:table-cell>
          <table:table-cell table:style-name="ce110" office:value-type="string">
            <text:p>vf10</text:p>
          </table:table-cell>
          <table:table-cell table:style-name="ce5" office:value-type="string">
            <text:p>vf11</text:p>
          </table:table-cell>
          <table:table-cell table:style-name="ce5" office:value-type="string">
            <text:p>vf12</text:p>
          </table:table-cell>
          <table:table-cell table:style-name="ce5" office:value-type="string">
            <text:p>vf13</text:p>
          </table:table-cell>
          <table:table-cell table:style-name="ce5" office:value-type="string">
            <text:p>vf14</text:p>
          </table:table-cell>
          <table:table-cell table:style-name="ce5" office:value-type="string">
            <text:p>vf15</text:p>
          </table:table-cell>
          <table:table-cell table:style-name="ce5" office:value-type="string">
            <text:p>vf16</text:p>
          </table:table-cell>
          <table:table-cell table:style-name="ce5" office:value-type="string">
            <text:p>vf17</text:p>
          </table:table-cell>
          <table:table-cell table:style-name="ce5" office:value-type="string">
            <text:p>vf18</text:p>
          </table:table-cell>
          <table:table-cell table:style-name="ce110" office:value-type="string">
            <text:p>vf19</text:p>
          </table:table-cell>
          <table:table-cell table:style-name="ce110"/>
          <table:table-cell table:style-name="ce5" office:value-type="string">
            <text:p>vf21</text:p>
          </table:table-cell>
          <table:table-cell table:style-name="ce5" office:value-type="string">
            <text:p>vf20</text:p>
          </table:table-cell>
          <table:table-cell table:style-name="ce5" office:value-type="string">
            <text:p>vf23</text:p>
          </table:table-cell>
          <table:table-cell table:style-name="ce5" office:value-type="string">
            <text:p>vf24</text:p>
          </table:table-cell>
          <table:table-cell table:style-name="ce5" office:value-type="string">
            <text:p>vf25</text:p>
          </table:table-cell>
          <table:table-cell table:style-name="ce5" office:value-type="string">
            <text:p>vf26</text:p>
          </table:table-cell>
          <table:table-cell table:style-name="ce129" table:number-columns-repeated="3"/>
          <table:table-cell table:style-name="ce3" table:number-columns-repeated="18"/>
          <table:table-cell table:number-columns-repeated="959"/>
        </table:table-row>
        <table:table-row table:style-name="ro3">
          <table:table-cell table:number-columns-repeated="3"/>
          <table:table-cell table:style-name="ce3" table:number-columns-repeated="2"/>
          <table:table-cell table:number-columns-repeated="2"/>
          <table:table-cell table:style-name="ce49"/>
          <table:table-cell table:style-name="ce57"/>
          <table:table-cell table:style-name="ce49"/>
          <table:table-cell table:style-name="ce65"/>
          <table:table-cell table:style-name="ce73"/>
          <table:table-cell table:style-name="ce29"/>
          <table:table-cell table:number-columns-repeated="14"/>
          <table:table-cell table:style-name="ce32"/>
          <table:table-cell table:number-columns-repeated="2"/>
          <table:table-cell table:style-name="ce3"/>
          <table:table-cell table:number-columns-repeated="2"/>
          <table:table-cell table:style-name="ce3" table:number-columns-repeated="2"/>
          <table:table-cell/>
          <table:table-cell table:style-name="ce102" table:number-columns-repeated="2"/>
          <table:table-cell table:style-name="ce29"/>
          <table:table-cell table:number-columns-repeated="4"/>
          <table:table-cell table:style-name="ce29"/>
          <table:table-cell table:style-name="ce135" table:number-columns-repeated="3"/>
          <table:table-cell table:style-name="ce3" table:number-columns-repeated="18"/>
          <table:table-cell table:number-columns-repeated="959"/>
        </table:table-row>
        <table:table-row table:style-name="ro3">
          <table:table-cell/>
          <table:table-cell/>
          <table:table-cell table:style-name="ce29" office:value-type="float" office:value="6">
            <text:p>6</text:p>
          </table:table-cell>
          <table:table-cell table:style-name="ce3" table:formula="of:=SUM([.M115:.AR115])" office:value-type="float" office:value="0">
            <text:p>0</text:p>
          </table:table-cell>
          <table:table-cell table:style-name="ce3" table:formula="of:=SUM([.M115:.AL115])*[.B115]" office:value-type="float" office:value="0">
            <text:p>0</text:p>
          </table:table-cell>
          <table:table-cell/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90">
            <text:p>90</text:p>
          </table:table-cell>
          <table:table-cell table:style-name="ce57" office:value-type="float" office:value="0">
            <text:p>0</text:p>
          </table:table-cell>
          <table:table-cell table:style-name="ce49" table:formula="of:=[.H115]*[.I115]" office:value-type="float" office:value="0">
            <text:p>0</text:p>
          </table:table-cell>
          <table:table-cell table:style-name="ce65" table:formula="of:=[.$J115]*[.$C$81]/60" office:value-type="float" office:value="0">
            <text:p>0.00</text:p>
          </table:table-cell>
          <table:table-cell table:style-name="ce73" table:formula="of:=[.E115]*__niv4/60+[.K115]" office:value-type="float" office:value="0">
            <text:p>0.0</text:p>
          </table:table-cell>
          <table:table-cell table:style-name="ce29"/>
          <table:table-cell table:style-name="ce3" table:number-columns-repeated="8"/>
          <table:table-cell/>
          <table:table-cell table:style-name="ce3"/>
          <table:table-cell table:style-name="ce51"/>
          <table:table-cell table:style-name="ce3"/>
          <table:table-cell table:style-name="ce51" table:number-columns-repeated="2"/>
          <table:table-cell table:style-name="ce112"/>
          <table:table-cell table:style-name="ce51"/>
          <table:table-cell table:style-name="ce3" table:number-columns-repeated="4"/>
          <table:table-cell table:style-name="ce51"/>
          <table:table-cell table:style-name="ce3"/>
          <table:table-cell table:style-name="ce51"/>
          <table:table-cell table:style-name="ce112" table:number-columns-repeated="2"/>
          <table:table-cell table:style-name="ce51" table:number-columns-repeated="3"/>
          <table:table-cell table:number-columns-repeated="2"/>
          <table:table-cell table:style-name="ce3"/>
          <table:table-cell table:style-name="ce93" table:formula="of:=SUM([.S115:.AL115])*[.G115]/60*[.B115]" office:value-type="float" office:value="0">
            <text:p>0</text:p>
          </table:table-cell>
          <table:table-cell table:style-name="ce135" table:formula="of:=[.K115]" office:value-type="float" office:value="0">
            <text:p>0</text:p>
          </table:table-cell>
          <table:table-cell table:style-name="ce135" table:formula="of:=[.L115]" office:value-type="float" office:value="0">
            <text:p>0</text:p>
          </table:table-cell>
          <table:table-cell table:style-name="ce3" table:number-columns-repeated="3"/>
          <table:table-cell table:number-columns-repeated="20"/>
          <table:table-cell table:style-name="ce3" table:number-columns-repeated="31"/>
          <table:table-cell table:number-columns-repeated="923"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29" office:value-type="float" office:value="4">
            <text:p>4</text:p>
          </table:table-cell>
          <table:table-cell table:style-name="ce3" table:formula="of:=SUM([.M116:.AR116])" office:value-type="float" office:value="0">
            <text:p>0</text:p>
          </table:table-cell>
          <table:table-cell table:style-name="ce3" table:formula="of:=SUM([.M116:.AL116])*[.B116]" office:value-type="float" office:value="0">
            <text:p>0</text:p>
          </table:table-cell>
          <table:table-cell/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90">
            <text:p>90</text:p>
          </table:table-cell>
          <table:table-cell table:style-name="ce57" office:value-type="float" office:value="0">
            <text:p>0</text:p>
          </table:table-cell>
          <table:table-cell table:style-name="ce49" table:formula="of:=[.H116]*[.I116]" office:value-type="float" office:value="0">
            <text:p>0</text:p>
          </table:table-cell>
          <table:table-cell table:style-name="ce65" table:formula="of:=[.$J116]*[.$C$81]/60" office:value-type="float" office:value="0">
            <text:p>0.00</text:p>
          </table:table-cell>
          <table:table-cell table:style-name="ce73" table:formula="of:=[.E116]*__niv4/60+[.K116]" office:value-type="float" office:value="0">
            <text:p>0.0</text:p>
          </table:table-cell>
          <table:table-cell table:style-name="ce29"/>
          <table:table-cell table:style-name="ce3" table:number-columns-repeated="7"/>
          <table:table-cell table:style-name="ce51" table:number-columns-repeated="5"/>
          <table:table-cell/>
          <table:table-cell table:style-name="ce51"/>
          <table:table-cell table:style-name="ce112"/>
          <table:table-cell table:style-name="ce51" table:number-columns-repeated="8"/>
          <table:table-cell table:style-name="ce112" table:number-columns-repeated="2"/>
          <table:table-cell table:style-name="ce51" table:number-columns-repeated="4"/>
          <table:table-cell/>
          <table:table-cell table:style-name="ce3"/>
          <table:table-cell table:style-name="ce93" table:formula="of:=SUM([.S116:.AL116])*[.G116]/60*[.B116]" office:value-type="float" office:value="0">
            <text:p>0</text:p>
          </table:table-cell>
          <table:table-cell table:style-name="ce135" table:formula="of:=[.K116]" office:value-type="float" office:value="0">
            <text:p>0</text:p>
          </table:table-cell>
          <table:table-cell table:style-name="ce135" table:formula="of:=[.L116]" office:value-type="float" office:value="0">
            <text:p>0</text:p>
          </table:table-cell>
          <table:table-cell table:style-name="ce3" table:number-columns-repeated="3"/>
          <table:table-cell table:number-columns-repeated="20"/>
          <table:table-cell table:style-name="ce3" table:number-columns-repeated="31"/>
          <table:table-cell table:number-columns-repeated="923"/>
        </table:table-row>
        <table:table-row table:style-name="ro3">
          <table:table-cell/>
          <table:table-cell office:value-type="float" office:value="1">
            <text:p>1</text:p>
          </table:table-cell>
          <table:table-cell/>
          <table:table-cell table:style-name="ce3" table:formula="of:=SUM([.M117:.AR117])" office:value-type="float" office:value="0">
            <text:p>0</text:p>
          </table:table-cell>
          <table:table-cell table:style-name="ce3" table:formula="of:=SUM([.M117:.AL117])*[.B117]" office:value-type="float" office:value="0">
            <text:p>0</text:p>
          </table:table-cell>
          <table:table-cell/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90">
            <text:p>90</text:p>
          </table:table-cell>
          <table:table-cell table:style-name="ce57" office:value-type="float" office:value="0">
            <text:p>0</text:p>
          </table:table-cell>
          <table:table-cell table:style-name="ce49" table:formula="of:=[.H117]*[.I117]" office:value-type="float" office:value="0">
            <text:p>0</text:p>
          </table:table-cell>
          <table:table-cell table:style-name="ce65" table:formula="of:=[.$J117]*[.$C$81]/60" office:value-type="float" office:value="0">
            <text:p>0.00</text:p>
          </table:table-cell>
          <table:table-cell table:style-name="ce73" table:formula="of:=[.E117]*__niv4/60+[.K117]" office:value-type="float" office:value="0">
            <text:p>0.0</text:p>
          </table:table-cell>
          <table:table-cell table:style-name="ce29"/>
          <table:table-cell table:style-name="ce3" table:number-columns-repeated="7"/>
          <table:table-cell table:style-name="ce51" table:number-columns-repeated="5"/>
          <table:table-cell/>
          <table:table-cell table:style-name="ce51"/>
          <table:table-cell table:style-name="ce112"/>
          <table:table-cell table:style-name="ce51" table:number-columns-repeated="8"/>
          <table:table-cell table:style-name="ce112" table:number-columns-repeated="2"/>
          <table:table-cell table:style-name="ce51" table:number-columns-repeated="4"/>
          <table:table-cell/>
          <table:table-cell table:style-name="ce3"/>
          <table:table-cell table:style-name="ce93" table:formula="of:=SUM([.S117:.AL117])*[.G117]/60*[.B117]" office:value-type="float" office:value="0">
            <text:p>0</text:p>
          </table:table-cell>
          <table:table-cell table:style-name="ce135" table:formula="of:=[.K117]" office:value-type="float" office:value="0">
            <text:p>0</text:p>
          </table:table-cell>
          <table:table-cell table:style-name="ce135" table:formula="of:=[.L117]" office:value-type="float" office:value="0">
            <text:p>0</text:p>
          </table:table-cell>
          <table:table-cell table:style-name="ce3" table:number-columns-repeated="3"/>
          <table:table-cell table:number-columns-repeated="20"/>
          <table:table-cell table:style-name="ce3" table:number-columns-repeated="31"/>
          <table:table-cell table:number-columns-repeated="923"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29" office:value-type="float" office:value="7">
            <text:p>7</text:p>
          </table:table-cell>
          <table:table-cell table:style-name="ce3" table:formula="of:=SUM([.M118:.AR118])" office:value-type="float" office:value="0">
            <text:p>0</text:p>
          </table:table-cell>
          <table:table-cell table:style-name="ce3" table:formula="of:=SUM([.M118:.AL118])*[.B118]" office:value-type="float" office:value="0">
            <text:p>0</text:p>
          </table:table-cell>
          <table:table-cell/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90">
            <text:p>90</text:p>
          </table:table-cell>
          <table:table-cell table:style-name="ce57" office:value-type="float" office:value="0">
            <text:p>0</text:p>
          </table:table-cell>
          <table:table-cell table:style-name="ce49" table:formula="of:=[.H118]*[.I118]" office:value-type="float" office:value="0">
            <text:p>0</text:p>
          </table:table-cell>
          <table:table-cell table:style-name="ce65" table:formula="of:=[.$J118]*[.$C$81]/60" office:value-type="float" office:value="0">
            <text:p>0.00</text:p>
          </table:table-cell>
          <table:table-cell table:style-name="ce73" table:formula="of:=[.E118]*__niv4/60+[.K118]" office:value-type="float" office:value="0">
            <text:p>0.0</text:p>
          </table:table-cell>
          <table:table-cell table:style-name="ce29"/>
          <table:table-cell table:style-name="ce3" table:number-columns-repeated="7"/>
          <table:table-cell table:style-name="ce51" table:number-columns-repeated="5"/>
          <table:table-cell/>
          <table:table-cell table:style-name="ce51"/>
          <table:table-cell table:style-name="ce112"/>
          <table:table-cell table:style-name="ce51"/>
          <table:table-cell table:style-name="ce3" table:number-columns-repeated="6"/>
          <table:table-cell/>
          <table:table-cell table:style-name="ce102"/>
          <table:table-cell table:style-name="ce112"/>
          <table:table-cell table:style-name="ce51" table:number-columns-repeated="4"/>
          <table:table-cell/>
          <table:table-cell table:style-name="ce3"/>
          <table:table-cell table:style-name="ce93" table:formula="of:=SUM([.S118:.AL118])*[.G118]/60*[.B118]" office:value-type="float" office:value="0">
            <text:p>0</text:p>
          </table:table-cell>
          <table:table-cell table:style-name="ce135" table:formula="of:=[.K118]" office:value-type="float" office:value="0">
            <text:p>0</text:p>
          </table:table-cell>
          <table:table-cell table:style-name="ce135" table:formula="of:=[.L118]" office:value-type="float" office:value="0">
            <text:p>0</text:p>
          </table:table-cell>
          <table:table-cell table:style-name="ce3" table:number-columns-repeated="3"/>
          <table:table-cell table:number-columns-repeated="20"/>
          <table:table-cell table:style-name="ce3" table:number-columns-repeated="31"/>
          <table:table-cell table:number-columns-repeated="923"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style-name="ce3" table:formula="of:=SUM([.M119:.AR119])" office:value-type="float" office:value="0">
            <text:p>0</text:p>
          </table:table-cell>
          <table:table-cell table:style-name="ce3" table:formula="of:=SUM([.M119:.AL119])*[.B119]" office:value-type="float" office:value="0">
            <text:p>0</text:p>
          </table:table-cell>
          <table:table-cell/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90">
            <text:p>90</text:p>
          </table:table-cell>
          <table:table-cell table:style-name="ce57" office:value-type="float" office:value="0">
            <text:p>0</text:p>
          </table:table-cell>
          <table:table-cell table:style-name="ce49" table:formula="of:=[.H119]*[.I119]" office:value-type="float" office:value="0">
            <text:p>0</text:p>
          </table:table-cell>
          <table:table-cell table:style-name="ce65" table:formula="of:=[.$J119]*[.$C$81]/60" office:value-type="float" office:value="0">
            <text:p>0.00</text:p>
          </table:table-cell>
          <table:table-cell table:style-name="ce73" table:formula="of:=[.E119]*__niv4/60+[.K119]" office:value-type="float" office:value="0">
            <text:p>0.0</text:p>
          </table:table-cell>
          <table:table-cell table:style-name="ce29"/>
          <table:table-cell table:style-name="ce3" table:number-columns-repeated="7"/>
          <table:table-cell table:style-name="ce51" table:number-columns-repeated="5"/>
          <table:table-cell/>
          <table:table-cell table:style-name="ce51"/>
          <table:table-cell table:style-name="ce112"/>
          <table:table-cell table:style-name="ce51"/>
          <table:table-cell table:style-name="ce3" table:number-columns-repeated="6"/>
          <table:table-cell/>
          <table:table-cell table:style-name="ce102"/>
          <table:table-cell table:style-name="ce112"/>
          <table:table-cell table:style-name="ce51" table:number-columns-repeated="4"/>
          <table:table-cell/>
          <table:table-cell table:style-name="ce3"/>
          <table:table-cell table:style-name="ce93" table:formula="of:=SUM([.S119:.AL119])*[.G119]/60*[.B119]" office:value-type="float" office:value="0">
            <text:p>0</text:p>
          </table:table-cell>
          <table:table-cell table:style-name="ce135" table:formula="of:=[.K119]" office:value-type="float" office:value="0">
            <text:p>0</text:p>
          </table:table-cell>
          <table:table-cell table:style-name="ce135" table:formula="of:=[.L119]" office:value-type="float" office:value="0">
            <text:p>0</text:p>
          </table:table-cell>
          <table:table-cell table:style-name="ce3" table:number-columns-repeated="3"/>
          <table:table-cell table:number-columns-repeated="20"/>
          <table:table-cell table:style-name="ce3" table:number-columns-repeated="31"/>
          <table:table-cell table:number-columns-repeated="923"/>
        </table:table-row>
        <table:table-row table:style-name="ro3">
          <table:table-cell/>
          <table:table-cell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" table:formula="of:=SUM([.M120:.AR120])" office:value-type="float" office:value="0">
            <text:p>0</text:p>
          </table:table-cell>
          <table:table-cell table:style-name="ce3" table:formula="of:=SUM([.M120:.AL120])*[.B120]" office:value-type="float" office:value="0">
            <text:p>0</text:p>
          </table:table-cell>
          <table:table-cell/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90">
            <text:p>90</text:p>
          </table:table-cell>
          <table:table-cell table:style-name="ce57" office:value-type="float" office:value="0">
            <text:p>0</text:p>
          </table:table-cell>
          <table:table-cell table:style-name="ce49" table:formula="of:=[.H120]*[.I120]" office:value-type="float" office:value="0">
            <text:p>0</text:p>
          </table:table-cell>
          <table:table-cell table:style-name="ce65" table:formula="of:=[.$J120]*[.$C$81]/60" office:value-type="float" office:value="0">
            <text:p>0.00</text:p>
          </table:table-cell>
          <table:table-cell table:style-name="ce73" table:formula="of:=[.E120]*__niv4/60+[.K120]" office:value-type="float" office:value="0">
            <text:p>0.0</text:p>
          </table:table-cell>
          <table:table-cell table:style-name="ce29"/>
          <table:table-cell table:style-name="ce3" table:number-columns-repeated="7"/>
          <table:table-cell table:style-name="ce51" table:number-columns-repeated="5"/>
          <table:table-cell/>
          <table:table-cell table:style-name="ce51"/>
          <table:table-cell table:style-name="ce112"/>
          <table:table-cell table:style-name="ce51"/>
          <table:table-cell table:style-name="ce3"/>
          <table:table-cell table:style-name="ce51" table:number-columns-repeated="5"/>
          <table:table-cell/>
          <table:table-cell table:style-name="ce112" table:number-columns-repeated="2"/>
          <table:table-cell table:style-name="ce51" table:number-columns-repeated="4"/>
          <table:table-cell/>
          <table:table-cell table:style-name="ce3"/>
          <table:table-cell table:style-name="ce93" table:formula="of:=SUM([.S120:.AL120])*[.G120]/60*[.B120]" office:value-type="float" office:value="0">
            <text:p>0</text:p>
          </table:table-cell>
          <table:table-cell table:style-name="ce135" table:formula="of:=[.K120]" office:value-type="float" office:value="0">
            <text:p>0</text:p>
          </table:table-cell>
          <table:table-cell table:style-name="ce135" table:formula="of:=[.L120]" office:value-type="float" office:value="0">
            <text:p>0</text:p>
          </table:table-cell>
          <table:table-cell table:style-name="ce3" table:number-columns-repeated="3"/>
          <table:table-cell table:number-columns-repeated="20"/>
          <table:table-cell table:style-name="ce3" table:number-columns-repeated="31"/>
          <table:table-cell table:number-columns-repeated="923"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29" office:value-type="float" office:value="2">
            <text:p>2</text:p>
          </table:table-cell>
          <table:table-cell table:style-name="ce3" table:formula="of:=SUM([.M121:.AR121])" office:value-type="float" office:value="0">
            <text:p>0</text:p>
          </table:table-cell>
          <table:table-cell table:style-name="ce3" table:formula="of:=SUM([.M121:.AL121])*[.B121]" office:value-type="float" office:value="0">
            <text:p>0</text:p>
          </table:table-cell>
          <table:table-cell/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90">
            <text:p>90</text:p>
          </table:table-cell>
          <table:table-cell table:style-name="ce57" office:value-type="float" office:value="0">
            <text:p>0</text:p>
          </table:table-cell>
          <table:table-cell table:style-name="ce49" table:formula="of:=[.H121]*[.I121]" office:value-type="float" office:value="0">
            <text:p>0</text:p>
          </table:table-cell>
          <table:table-cell table:style-name="ce65" table:formula="of:=[.$J121]*[.$C$81]/60" office:value-type="float" office:value="0">
            <text:p>0.00</text:p>
          </table:table-cell>
          <table:table-cell table:style-name="ce73" table:formula="of:=[.E121]*__niv4/60+[.K121]" office:value-type="float" office:value="0">
            <text:p>0.0</text:p>
          </table:table-cell>
          <table:table-cell table:style-name="ce29"/>
          <table:table-cell table:style-name="ce3" table:number-columns-repeated="7"/>
          <table:table-cell table:style-name="ce51" table:number-columns-repeated="5"/>
          <table:table-cell/>
          <table:table-cell table:style-name="ce51"/>
          <table:table-cell table:style-name="ce112"/>
          <table:table-cell table:style-name="ce51"/>
          <table:table-cell table:style-name="ce3" table:number-columns-repeated="6"/>
          <table:table-cell/>
          <table:table-cell table:style-name="ce102"/>
          <table:table-cell table:style-name="ce112"/>
          <table:table-cell table:style-name="ce51" table:number-columns-repeated="4"/>
          <table:table-cell/>
          <table:table-cell table:style-name="ce3"/>
          <table:table-cell table:style-name="ce93" table:formula="of:=SUM([.S121:.AL121])*[.G121]/60*[.B121]" office:value-type="float" office:value="0">
            <text:p>0</text:p>
          </table:table-cell>
          <table:table-cell table:style-name="ce135" table:formula="of:=[.K121]" office:value-type="float" office:value="0">
            <text:p>0</text:p>
          </table:table-cell>
          <table:table-cell table:style-name="ce135" table:formula="of:=[.L121]" office:value-type="float" office:value="0">
            <text:p>0</text:p>
          </table:table-cell>
          <table:table-cell table:style-name="ce3" table:number-columns-repeated="3"/>
          <table:table-cell table:number-columns-repeated="20"/>
          <table:table-cell table:style-name="ce3" table:number-columns-repeated="31"/>
          <table:table-cell table:number-columns-repeated="923"/>
        </table:table-row>
        <table:table-row table:style-name="ro3">
          <table:table-cell/>
          <table:table-cell office:value-type="float" office:value="0">
            <text:p>0</text:p>
          </table:table-cell>
          <table:table-cell table:style-name="ce29" office:value-type="float" office:value="3">
            <text:p>3</text:p>
          </table:table-cell>
          <table:table-cell table:style-name="ce3" table:formula="of:=SUM([.M122:.AR122])" office:value-type="float" office:value="0">
            <text:p>0</text:p>
          </table:table-cell>
          <table:table-cell table:style-name="ce3" table:formula="of:=SUM([.M122:.AL122])*[.B122]" office:value-type="float" office:value="0">
            <text:p>0</text:p>
          </table:table-cell>
          <table:table-cell/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90">
            <text:p>90</text:p>
          </table:table-cell>
          <table:table-cell table:style-name="ce57" office:value-type="float" office:value="0">
            <text:p>0</text:p>
          </table:table-cell>
          <table:table-cell table:style-name="ce49" table:formula="of:=[.H122]*[.I122]" office:value-type="float" office:value="0">
            <text:p>0</text:p>
          </table:table-cell>
          <table:table-cell table:style-name="ce65" table:formula="of:=[.$J122]*[.$C$81]/60" office:value-type="float" office:value="0">
            <text:p>0.00</text:p>
          </table:table-cell>
          <table:table-cell table:style-name="ce73" table:formula="of:=[.E122]*__niv4/60+[.K122]" office:value-type="float" office:value="0">
            <text:p>0.0</text:p>
          </table:table-cell>
          <table:table-cell table:style-name="ce29"/>
          <table:table-cell table:style-name="ce3" table:number-columns-repeated="8"/>
          <table:table-cell/>
          <table:table-cell table:style-name="ce3"/>
          <table:table-cell table:style-name="ce51" table:number-columns-repeated="2"/>
          <table:table-cell/>
          <table:table-cell table:style-name="ce51"/>
          <table:table-cell table:style-name="ce112"/>
          <table:table-cell table:style-name="ce51" table:number-columns-repeated="8"/>
          <table:table-cell table:style-name="ce112" table:number-columns-repeated="2"/>
          <table:table-cell table:style-name="ce51" table:number-columns-repeated="4"/>
          <table:table-cell/>
          <table:table-cell table:style-name="ce3"/>
          <table:table-cell table:style-name="ce93" table:formula="of:=SUM([.S122:.AL122])*[.G122]/60*[.B122]" office:value-type="float" office:value="0">
            <text:p>0</text:p>
          </table:table-cell>
          <table:table-cell table:style-name="ce135" table:formula="of:=[.K122]" office:value-type="float" office:value="0">
            <text:p>0</text:p>
          </table:table-cell>
          <table:table-cell table:style-name="ce135" table:formula="of:=[.L122]" office:value-type="float" office:value="0">
            <text:p>0</text:p>
          </table:table-cell>
          <table:table-cell table:style-name="ce3" table:number-columns-repeated="3"/>
          <table:table-cell table:number-columns-repeated="20"/>
          <table:table-cell table:style-name="ce3" table:number-columns-repeated="31"/>
          <table:table-cell table:number-columns-repeated="923"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29" office:value-type="float" office:value="12">
            <text:p>12</text:p>
          </table:table-cell>
          <table:table-cell table:style-name="ce3" table:formula="of:=SUM([.M123:.AR123])" office:value-type="float" office:value="0">
            <text:p>0</text:p>
          </table:table-cell>
          <table:table-cell table:style-name="ce3" table:formula="of:=SUM([.M123:.AL123])*[.B123]" office:value-type="float" office:value="0">
            <text:p>0</text:p>
          </table:table-cell>
          <table:table-cell/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90">
            <text:p>90</text:p>
          </table:table-cell>
          <table:table-cell table:style-name="ce57" office:value-type="float" office:value="0">
            <text:p>0</text:p>
          </table:table-cell>
          <table:table-cell table:style-name="ce49" table:formula="of:=[.H123]*[.I123]" office:value-type="float" office:value="0">
            <text:p>0</text:p>
          </table:table-cell>
          <table:table-cell table:style-name="ce65" table:formula="of:=[.$J123]*[.$C$81]/60" office:value-type="float" office:value="0">
            <text:p>0.00</text:p>
          </table:table-cell>
          <table:table-cell table:style-name="ce73" table:formula="of:=[.E123]*__niv4/60+[.K123]" office:value-type="float" office:value="0">
            <text:p>0.0</text:p>
          </table:table-cell>
          <table:table-cell table:style-name="ce29"/>
          <table:table-cell table:style-name="ce3" table:number-columns-repeated="7"/>
          <table:table-cell table:style-name="ce51" table:number-columns-repeated="4"/>
          <table:table-cell table:number-columns-repeated="3"/>
          <table:table-cell table:style-name="ce112"/>
          <table:table-cell table:style-name="ce51"/>
          <table:table-cell table:style-name="ce49"/>
          <table:table-cell/>
          <table:table-cell table:style-name="ce3" table:number-columns-repeated="4"/>
          <table:table-cell/>
          <table:table-cell table:style-name="ce112" table:number-columns-repeated="2"/>
          <table:table-cell table:style-name="ce51" table:number-columns-repeated="4"/>
          <table:table-cell/>
          <table:table-cell table:style-name="ce3"/>
          <table:table-cell table:style-name="ce93" table:formula="of:=SUM([.S123:.AL123])*[.G123]/60*[.B123]" office:value-type="float" office:value="0">
            <text:p>0</text:p>
          </table:table-cell>
          <table:table-cell table:style-name="ce135" table:formula="of:=[.K123]" office:value-type="float" office:value="0">
            <text:p>0</text:p>
          </table:table-cell>
          <table:table-cell table:style-name="ce135" table:formula="of:=[.L123]" office:value-type="float" office:value="0">
            <text:p>0</text:p>
          </table:table-cell>
          <table:table-cell table:style-name="ce3" table:number-columns-repeated="3"/>
          <table:table-cell table:number-columns-repeated="20"/>
          <table:table-cell table:style-name="ce3" table:number-columns-repeated="31"/>
          <table:table-cell table:number-columns-repeated="923"/>
        </table:table-row>
        <table:table-row table:style-name="ro3">
          <table:table-cell/>
          <table:table-cell office:value-type="float" office:value="0">
            <text:p>0</text:p>
          </table:table-cell>
          <table:table-cell/>
          <table:table-cell table:style-name="ce3" table:formula="of:=SUM([.M124:.AR124])" office:value-type="float" office:value="0">
            <text:p>0</text:p>
          </table:table-cell>
          <table:table-cell table:style-name="ce3" table:formula="of:=SUM([.M124:.AL124])*[.B124]" office:value-type="float" office:value="0">
            <text:p>0</text:p>
          </table:table-cell>
          <table:table-cell/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90">
            <text:p>90</text:p>
          </table:table-cell>
          <table:table-cell table:style-name="ce57" office:value-type="float" office:value="0">
            <text:p>0</text:p>
          </table:table-cell>
          <table:table-cell table:style-name="ce49" table:formula="of:=[.H124]*[.I124]" office:value-type="float" office:value="0">
            <text:p>0</text:p>
          </table:table-cell>
          <table:table-cell table:style-name="ce65" table:formula="of:=[.$J124]*[.$C$81]/60" office:value-type="float" office:value="0">
            <text:p>0.00</text:p>
          </table:table-cell>
          <table:table-cell table:style-name="ce73" table:formula="of:=[.E124]*__niv4/60+[.K124]" office:value-type="float" office:value="0">
            <text:p>0.0</text:p>
          </table:table-cell>
          <table:table-cell table:style-name="ce29"/>
          <table:table-cell table:style-name="ce3" table:number-columns-repeated="8"/>
          <table:table-cell/>
          <table:table-cell table:style-name="ce3"/>
          <table:table-cell table:style-name="ce51"/>
          <table:table-cell table:style-name="ce3"/>
          <table:table-cell table:style-name="ce51" table:number-columns-repeated="2"/>
          <table:table-cell table:style-name="ce112"/>
          <table:table-cell table:style-name="ce51" table:number-columns-repeated="8"/>
          <table:table-cell table:style-name="ce112" table:number-columns-repeated="2"/>
          <table:table-cell table:style-name="ce51" table:number-columns-repeated="3"/>
          <table:table-cell table:number-columns-repeated="2"/>
          <table:table-cell table:style-name="ce3"/>
          <table:table-cell table:style-name="ce93" table:formula="of:=SUM([.S124:.AL124])*[.G124]/60*[.B124]" office:value-type="float" office:value="0">
            <text:p>0</text:p>
          </table:table-cell>
          <table:table-cell table:style-name="ce135" table:formula="of:=[.K124]" office:value-type="float" office:value="0">
            <text:p>0</text:p>
          </table:table-cell>
          <table:table-cell table:style-name="ce135" table:formula="of:=[.L124]" office:value-type="float" office:value="0">
            <text:p>0</text:p>
          </table:table-cell>
          <table:table-cell table:style-name="ce3" table:number-columns-repeated="3"/>
          <table:table-cell table:number-columns-repeated="20"/>
          <table:table-cell table:style-name="ce3" table:number-columns-repeated="31"/>
          <table:table-cell table:number-columns-repeated="923"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style-name="ce3" table:formula="of:=SUM([.M125:.AR125])" office:value-type="float" office:value="0">
            <text:p>0</text:p>
          </table:table-cell>
          <table:table-cell table:style-name="ce3" table:formula="of:=SUM([.M125:.AL125])*[.B125]" office:value-type="float" office:value="0">
            <text:p>0</text:p>
          </table:table-cell>
          <table:table-cell/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90">
            <text:p>90</text:p>
          </table:table-cell>
          <table:table-cell table:style-name="ce57" office:value-type="float" office:value="0">
            <text:p>0</text:p>
          </table:table-cell>
          <table:table-cell table:style-name="ce49" table:formula="of:=[.H125]*[.I125]" office:value-type="float" office:value="0">
            <text:p>0</text:p>
          </table:table-cell>
          <table:table-cell table:style-name="ce65" table:formula="of:=[.$J125]*[.$C$81]/60" office:value-type="float" office:value="0">
            <text:p>0.00</text:p>
          </table:table-cell>
          <table:table-cell table:style-name="ce73" table:formula="of:=[.E125]*__niv4/60+[.K125]" office:value-type="float" office:value="0">
            <text:p>0.0</text:p>
          </table:table-cell>
          <table:table-cell table:style-name="ce29"/>
          <table:table-cell table:style-name="ce3" table:number-columns-repeated="7"/>
          <table:table-cell table:style-name="ce51" table:number-columns-repeated="5"/>
          <table:table-cell/>
          <table:table-cell table:style-name="ce51"/>
          <table:table-cell table:style-name="ce112"/>
          <table:table-cell table:style-name="ce51" table:number-columns-repeated="2"/>
          <table:table-cell table:style-name="ce3" table:number-columns-repeated="5"/>
          <table:table-cell/>
          <table:table-cell table:style-name="ce102"/>
          <table:table-cell table:style-name="ce112"/>
          <table:table-cell table:style-name="ce51" table:number-columns-repeated="4"/>
          <table:table-cell/>
          <table:table-cell table:style-name="ce3"/>
          <table:table-cell table:style-name="ce93" table:formula="of:=SUM([.S125:.AL125])*[.G125]/60*[.B125]" office:value-type="float" office:value="0">
            <text:p>0</text:p>
          </table:table-cell>
          <table:table-cell table:style-name="ce135" table:formula="of:=[.K125]" office:value-type="float" office:value="0">
            <text:p>0</text:p>
          </table:table-cell>
          <table:table-cell table:style-name="ce135" table:formula="of:=[.L125]" office:value-type="float" office:value="0">
            <text:p>0</text:p>
          </table:table-cell>
          <table:table-cell table:style-name="ce3" table:number-columns-repeated="3"/>
          <table:table-cell table:number-columns-repeated="20"/>
          <table:table-cell table:style-name="ce3" table:number-columns-repeated="31"/>
          <table:table-cell table:number-columns-repeated="923"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style-name="ce3" table:formula="of:=SUM([.M126:.AR126])" office:value-type="float" office:value="0">
            <text:p>0</text:p>
          </table:table-cell>
          <table:table-cell table:style-name="ce3" table:formula="of:=SUM([.M126:.AL126])*[.B126]" office:value-type="float" office:value="0">
            <text:p>0</text:p>
          </table:table-cell>
          <table:table-cell/>
          <table:table-cell table:style-name="ce40" table:formula="of:=__niv4" office:value-type="float" office:value="108">
            <text:p>108</text:p>
          </table:table-cell>
          <table:table-cell table:style-name="ce49" office:value-type="float" office:value="90">
            <text:p>90</text:p>
          </table:table-cell>
          <table:table-cell table:style-name="ce57" office:value-type="float" office:value="0">
            <text:p>0</text:p>
          </table:table-cell>
          <table:table-cell table:style-name="ce49" table:formula="of:=[.H126]*[.I126]" office:value-type="float" office:value="0">
            <text:p>0</text:p>
          </table:table-cell>
          <table:table-cell table:style-name="ce65" table:formula="of:=[.$J126]*[.$C$81]/60" office:value-type="float" office:value="0">
            <text:p>0.00</text:p>
          </table:table-cell>
          <table:table-cell table:style-name="ce73" table:formula="of:=[.E126]*__niv4/60+[.K126]" office:value-type="float" office:value="0">
            <text:p>0.0</text:p>
          </table:table-cell>
          <table:table-cell table:style-name="ce29"/>
          <table:table-cell table:style-name="ce3" table:number-columns-repeated="8"/>
          <table:table-cell/>
          <table:table-cell table:style-name="ce3"/>
          <table:table-cell table:style-name="ce51"/>
          <table:table-cell table:style-name="ce3"/>
          <table:table-cell table:style-name="ce51" table:number-columns-repeated="2"/>
          <table:table-cell table:style-name="ce112"/>
          <table:table-cell table:style-name="ce51" table:number-columns-repeated="2"/>
          <table:table-cell table:style-name="ce3" table:number-columns-repeated="5"/>
          <table:table-cell/>
          <table:table-cell table:style-name="ce102"/>
          <table:table-cell table:style-name="ce112"/>
          <table:table-cell table:style-name="ce51" table:number-columns-repeated="3"/>
          <table:table-cell table:number-columns-repeated="2"/>
          <table:table-cell table:style-name="ce3"/>
          <table:table-cell table:style-name="ce93" table:formula="of:=SUM([.S126:.AL126])*[.G126]/60*[.B126]" office:value-type="float" office:value="0">
            <text:p>0</text:p>
          </table:table-cell>
          <table:table-cell table:style-name="ce135" table:formula="of:=[.K126]" office:value-type="float" office:value="0">
            <text:p>0</text:p>
          </table:table-cell>
          <table:table-cell table:style-name="ce135" table:formula="of:=[.L126]" office:value-type="float" office:value="0">
            <text:p>0</text:p>
          </table:table-cell>
          <table:table-cell table:style-name="ce3" table:number-columns-repeated="3"/>
          <table:table-cell table:number-columns-repeated="20"/>
          <table:table-cell table:style-name="ce3" table:number-columns-repeated="31"/>
          <table:table-cell table:number-columns-repeated="923"/>
        </table:table-row>
        <table:table-row table:style-name="ro2">
          <table:table-cell table:number-columns-repeated="3"/>
          <table:table-cell table:style-name="ce3" table:number-columns-repeated="2"/>
          <table:table-cell table:number-columns-repeated="2"/>
          <table:table-cell table:style-name="ce49"/>
          <table:table-cell table:style-name="ce57"/>
          <table:table-cell table:style-name="ce49"/>
          <table:table-cell table:style-name="ce65"/>
          <table:table-cell table:style-name="ce73"/>
          <table:table-cell table:style-name="ce29"/>
          <table:table-cell table:style-name="ce3" table:number-columns-repeated="8"/>
          <table:table-cell/>
          <table:table-cell table:style-name="ce3"/>
          <table:table-cell table:style-name="ce51"/>
          <table:table-cell table:style-name="ce3"/>
          <table:table-cell table:style-name="ce51" table:number-columns-repeated="2"/>
          <table:table-cell table:style-name="ce112"/>
          <table:table-cell table:style-name="ce51" table:number-columns-repeated="8"/>
          <table:table-cell table:style-name="ce112" table:number-columns-repeated="2"/>
          <table:table-cell table:style-name="ce51" table:number-columns-repeated="3"/>
          <table:table-cell table:number-columns-repeated="2"/>
          <table:table-cell table:style-name="ce3"/>
          <table:table-cell table:style-name="ce135" table:number-columns-repeated="3"/>
          <table:table-cell table:style-name="ce3" table:number-columns-repeated="3"/>
          <table:table-cell table:number-columns-repeated="20"/>
          <table:table-cell table:style-name="ce3" table:number-columns-repeated="31"/>
          <table:table-cell table:number-columns-repeated="923"/>
        </table:table-row>
        <table:table-row table:style-name="ro2">
          <table:table-cell table:style-name="ce13" office:value-type="string">
            <text:p>I <text:s/>ALT</text:p>
          </table:table-cell>
          <table:table-cell table:style-name="ce13"/>
          <table:table-cell table:style-name="ce28" table:formula="of:=SUM([.C114:.C126])" office:value-type="float" office:value="34">
            <text:p>34</text:p>
          </table:table-cell>
          <table:table-cell table:style-name="ce13"/>
          <table:table-cell table:style-name="ce13" table:formula="of:=SUM([.E114:.E126])" office:value-type="float" office:value="0">
            <text:p>0</text:p>
          </table:table-cell>
          <table:table-cell table:style-name="ce13" table:number-columns-repeated="2"/>
          <table:table-cell table:style-name="ce50"/>
          <table:table-cell table:style-name="ce60" table:formula="of:=SUM([.I114:.I126])" office:value-type="float" office:value="0">
            <text:p>0</text:p>
          </table:table-cell>
          <table:table-cell table:style-name="ce50"/>
          <table:table-cell table:style-name="ce68" table:formula="of:=SUM([.K114:.K126])" office:value-type="float" office:value="0">
            <text:p>0.00</text:p>
          </table:table-cell>
          <table:table-cell table:style-name="ce76" table:formula="of:=SUM([.L114:.L126])" office:value-type="float" office:value="0">
            <text:p>0.0</text:p>
          </table:table-cell>
          <table:table-cell table:style-name="ce23" table:formula="of:=SUM([.M114:.M126])" office:value-type="float" office:value="0">
            <text:p>0</text:p>
          </table:table-cell>
          <table:table-cell table:style-name="ce23" table:formula="of:=SUM([.N114:.N126])" office:value-type="float" office:value="0">
            <text:p>0</text:p>
          </table:table-cell>
          <table:table-cell table:style-name="ce23" table:formula="of:=SUM([.O114:.O126])" office:value-type="float" office:value="0">
            <text:p>0</text:p>
          </table:table-cell>
          <table:table-cell table:style-name="ce23" table:formula="of:=SUM([.P114:.P126])" office:value-type="float" office:value="0">
            <text:p>0</text:p>
          </table:table-cell>
          <table:table-cell table:style-name="ce23" table:formula="of:=SUM([.Q114:.Q126])" office:value-type="float" office:value="0">
            <text:p>0</text:p>
          </table:table-cell>
          <table:table-cell table:style-name="ce23" table:formula="of:=SUM([.R114:.R126])" office:value-type="float" office:value="0">
            <text:p>0</text:p>
          </table:table-cell>
          <table:table-cell table:style-name="ce23" table:formula="of:=SUM([.S114:.S126])" office:value-type="float" office:value="0">
            <text:p>0</text:p>
          </table:table-cell>
          <table:table-cell table:style-name="ce17" table:formula="of:=SUM([.T114:.T126])" office:value-type="float" office:value="0">
            <text:p>0</text:p>
          </table:table-cell>
          <table:table-cell table:style-name="ce17" table:formula="of:=SUM([.U114:.U126])" office:value-type="float" office:value="0">
            <text:p>0</text:p>
          </table:table-cell>
          <table:table-cell table:style-name="ce17" table:formula="of:=SUM([.V114:.V126])" office:value-type="float" office:value="0">
            <text:p>0</text:p>
          </table:table-cell>
          <table:table-cell table:style-name="ce17" table:formula="of:=SUM([.W114:.W126])" office:value-type="float" office:value="0">
            <text:p>0</text:p>
          </table:table-cell>
          <table:table-cell table:style-name="ce43" table:formula="of:=SUM([.X114:.X126])" office:value-type="float" office:value="0">
            <text:p>0</text:p>
          </table:table-cell>
          <table:table-cell table:style-name="ce17" table:formula="of:=SUM([.Y114:.Y126])" office:value-type="float" office:value="0">
            <text:p>0</text:p>
          </table:table-cell>
          <table:table-cell table:style-name="ce17" table:formula="of:=SUM([.Z114:.Z126])" office:value-type="float" office:value="0">
            <text:p>0</text:p>
          </table:table-cell>
          <table:table-cell table:style-name="ce17" table:formula="of:=SUM([.AA114:.AA126])" office:value-type="float" office:value="0">
            <text:p>0</text:p>
          </table:table-cell>
          <table:table-cell table:style-name="ce98" table:formula="of:=SUM([.AB114:.AB126])" office:value-type="float" office:value="0">
            <text:p>0</text:p>
          </table:table-cell>
          <table:table-cell table:style-name="ce17" table:formula="of:=SUM([.AC114:.AC126])" office:value-type="float" office:value="0">
            <text:p>0</text:p>
          </table:table-cell>
          <table:table-cell table:style-name="ce17" table:formula="of:=SUM([.AD114:.AD126])" office:value-type="float" office:value="0">
            <text:p>0</text:p>
          </table:table-cell>
          <table:table-cell table:style-name="ce17" table:formula="of:=SUM([.AE114:.AE126])" office:value-type="float" office:value="0">
            <text:p>0</text:p>
          </table:table-cell>
          <table:table-cell table:style-name="ce17" table:formula="of:=SUM([.AF114:.AF126])" office:value-type="float" office:value="0">
            <text:p>0</text:p>
          </table:table-cell>
          <table:table-cell table:style-name="ce17" table:formula="of:=SUM([.AG114:.AG126])" office:value-type="float" office:value="0">
            <text:p>0</text:p>
          </table:table-cell>
          <table:table-cell table:style-name="ce17" table:formula="of:=SUM([.AH114:.AH126])" office:value-type="float" office:value="0">
            <text:p>0</text:p>
          </table:table-cell>
          <table:table-cell table:style-name="ce17" table:formula="of:=SUM([.AI114:.AI126])" office:value-type="float" office:value="0">
            <text:p>0</text:p>
          </table:table-cell>
          <table:table-cell table:style-name="ce17" table:formula="of:=SUM([.AJ114:.AJ126])" office:value-type="float" office:value="0">
            <text:p>0</text:p>
          </table:table-cell>
          <table:table-cell table:style-name="ce98" table:formula="of:=SUM([.AK114:.AK126])" office:value-type="float" office:value="0">
            <text:p>0</text:p>
          </table:table-cell>
          <table:table-cell table:style-name="ce98"/>
          <table:table-cell table:style-name="ce125" table:formula="of:=SUM([.AM114:.AM126])" office:value-type="float" office:value="0">
            <text:p>0</text:p>
          </table:table-cell>
          <table:table-cell table:style-name="ce17" table:formula="of:=SUM([.AN114:.AN126])" office:value-type="float" office:value="0">
            <text:p>0</text:p>
          </table:table-cell>
          <table:table-cell table:style-name="ce17" table:formula="of:=SUM([.AO114:.AO126])" office:value-type="float" office:value="0">
            <text:p>0</text:p>
          </table:table-cell>
          <table:table-cell table:style-name="ce17" table:formula="of:=SUM([.AP114:.AP126])" office:value-type="float" office:value="0">
            <text:p>0</text:p>
          </table:table-cell>
          <table:table-cell table:style-name="ce17" table:formula="of:=SUM([.AQ114:.AQ126])" office:value-type="float" office:value="0">
            <text:p>0</text:p>
          </table:table-cell>
          <table:table-cell table:style-name="ce125" table:formula="of:=SUM([.AR114:.AR126])" office:value-type="float" office:value="0">
            <text:p>0</text:p>
          </table:table-cell>
          <table:table-cell table:style-name="ce126" table:formula="of:=SUM([.AS115:.AS126])" office:value-type="float" office:value="0">
            <text:p>0</text:p>
          </table:table-cell>
          <table:table-cell table:style-name="ce137" table:formula="of:=SUM([.AT114:.AT126])" office:value-type="float" office:value="0">
            <text:p>0</text:p>
          </table:table-cell>
          <table:table-cell table:style-name="ce137" table:formula="of:=SUM([.AU114:.AU126])" office:value-type="float" office:value="0">
            <text:p>0</text:p>
          </table:table-cell>
          <table:table-cell table:style-name="ce3" table:number-columns-repeated="3"/>
          <table:table-cell table:number-columns-repeated="25"/>
          <table:table-cell table:style-name="ce3" table:number-columns-repeated="26"/>
          <table:table-cell table:number-columns-repeated="923"/>
        </table:table-row>
        <table:table-row table:style-name="ro2">
          <table:table-cell table:style-name="ce17" table:number-columns-repeated="4"/>
          <table:table-cell table:style-name="ce3"/>
          <table:table-cell table:style-name="ce17" table:number-columns-repeated="6"/>
          <table:table-cell table:style-name="ce70"/>
          <table:table-cell table:style-name="ce23" table:number-columns-repeated="7"/>
          <table:table-cell table:style-name="ce17" table:number-columns-repeated="5"/>
          <table:table-cell table:style-name="ce23"/>
          <table:table-cell table:style-name="ce17" table:number-columns-repeated="2"/>
          <table:table-cell table:style-name="ce98"/>
          <table:table-cell table:style-name="ce17" table:number-columns-repeated="2"/>
          <table:table-cell table:style-name="ce23"/>
          <table:table-cell table:style-name="ce17" table:number-columns-repeated="5"/>
          <table:table-cell table:style-name="ce98" table:number-columns-repeated="2"/>
          <table:table-cell table:style-name="ce23"/>
          <table:table-cell table:style-name="ce17" table:number-columns-repeated="4"/>
          <table:table-cell table:style-name="ce23"/>
          <table:table-cell table:style-name="ce134" table:number-columns-repeated="3"/>
          <table:table-cell table:style-name="ce3" table:number-columns-repeated="16"/>
          <table:table-cell table:number-columns-repeated="961"/>
        </table:table-row>
        <table:table-row table:style-name="ro2">
          <table:table-cell table:style-name="ce13" office:value-type="string">
            <text:p>ITET I alt</text:p>
          </table:table-cell>
          <table:table-cell table:style-name="ce13"/>
          <table:table-cell table:style-name="ce28"/>
          <table:table-cell table:style-name="ce13" table:formula="of:=SUM([.D7:.D129])/2" office:value-type="float" office:value="1690">
            <text:p>1690</text:p>
          </table:table-cell>
          <table:table-cell table:style-name="ce13" table:formula="of:=SUM([.E6:.E129])/2" office:value-type="float" office:value="1546">
            <text:p>1546</text:p>
          </table:table-cell>
          <table:table-cell table:style-name="ce13" table:formula="of:=[.E130]*1.8" office:value-type="float" office:value="2782.8">
            <text:p>2783</text:p>
          </table:table-cell>
          <table:table-cell table:style-name="ce13" table:number-columns-repeated="4"/>
          <table:table-cell table:style-name="ce13" table:formula="of:=SUM([.K6:.K129])/2" office:value-type="float" office:value="866.833333333333">
            <text:p>867</text:p>
          </table:table-cell>
          <table:table-cell table:style-name="ce13" table:formula="of:=SUM([.L6:.L129])/2" office:value-type="float" office:value="3649.63333333333">
            <text:p>3650</text:p>
          </table:table-cell>
          <table:table-cell table:style-name="ce28" table:number-columns-repeated="7"/>
          <table:table-cell table:style-name="ce13" table:number-columns-repeated="4"/>
          <table:table-cell table:style-name="ce50"/>
          <table:table-cell table:style-name="ce13" table:number-columns-repeated="3"/>
          <table:table-cell table:style-name="ce103"/>
          <table:table-cell table:style-name="ce13" table:number-columns-repeated="8"/>
          <table:table-cell table:style-name="ce103" table:number-columns-repeated="2"/>
          <table:table-cell table:style-name="ce13" table:number-columns-repeated="6"/>
          <table:table-cell table:style-name="ce133" table:formula="of:=SUM([.AS7:.AS129])/2" office:value-type="float" office:value="2602.8">
            <text:p>2603</text:p>
          </table:table-cell>
          <table:table-cell table:style-name="ce133" table:formula="of:=SUM([.AT7:.AT129])/2" office:value-type="float" office:value="866.833333333333">
            <text:p>867</text:p>
          </table:table-cell>
          <table:table-cell table:style-name="ce133" table:formula="of:=SUM([.AU7:.AU129])/2" office:value-type="float" office:value="3649.63333333333">
            <text:p>3650</text:p>
          </table:table-cell>
          <table:table-cell table:style-name="ce3" table:number-columns-repeated="3"/>
          <table:table-cell table:number-columns-repeated="25"/>
          <table:table-cell table:style-name="ce3"/>
          <table:table-cell/>
          <table:table-cell table:style-name="ce3" table:number-columns-repeated="24"/>
          <table:table-cell table:number-columns-repeated="923"/>
        </table:table-row>
        <table:table-row table:style-name="ro3">
          <table:table-cell table:style-name="ce3" table:number-columns-repeated="8"/>
          <table:table-cell table:style-name="ce61"/>
          <table:table-cell table:style-name="ce3"/>
          <table:table-cell table:style-name="ce33"/>
          <table:table-cell table:style-name="ce72"/>
          <table:table-cell table:style-name="ce3" table:number-columns-repeated="9"/>
          <table:table-cell/>
          <table:table-cell table:style-name="ce3"/>
          <table:table-cell table:style-name="ce51"/>
          <table:table-cell table:style-name="ce3" table:number-columns-repeated="3"/>
          <table:table-cell table:style-name="ce32"/>
          <table:table-cell table:style-name="ce3" table:number-columns-repeated="7"/>
          <table:table-cell/>
          <table:table-cell table:style-name="ce102" table:number-columns-repeated="2"/>
          <table:table-cell table:style-name="ce3"/>
          <table:table-cell table:number-columns-repeated="4"/>
          <table:table-cell table:style-name="ce3"/>
          <table:table-cell table:style-name="ce93" table:number-columns-repeated="3"/>
          <table:table-cell table:style-name="ce3"/>
          <table:table-cell table:number-columns-repeated="27"/>
          <table:table-cell table:style-name="ce3"/>
          <table:table-cell/>
          <table:table-cell table:style-name="ce3" table:number-columns-repeated="24"/>
          <table:table-cell table:number-columns-repeated="923"/>
        </table:table-row>
        <table:table-row table:style-name="ro2">
          <table:table-cell table:style-name="ce3" table:number-columns-repeated="8"/>
          <table:table-cell table:style-name="ce61"/>
          <table:table-cell table:style-name="ce3"/>
          <table:table-cell table:style-name="ce33"/>
          <table:table-cell table:style-name="ce72"/>
          <table:table-cell table:style-name="ce3" table:number-columns-repeated="9"/>
          <table:table-cell/>
          <table:table-cell table:style-name="ce3"/>
          <table:table-cell table:style-name="ce51"/>
          <table:table-cell table:style-name="ce3" table:number-columns-repeated="3"/>
          <table:table-cell table:style-name="ce32"/>
          <table:table-cell table:style-name="ce3" table:number-columns-repeated="7"/>
          <table:table-cell/>
          <table:table-cell table:style-name="ce102" table:number-columns-repeated="2"/>
          <table:table-cell table:style-name="ce3"/>
          <table:table-cell table:number-columns-repeated="4"/>
          <table:table-cell table:style-name="ce3"/>
          <table:table-cell table:style-name="ce93" table:number-columns-repeated="3"/>
          <table:table-cell table:style-name="ce3"/>
          <table:table-cell table:number-columns-repeated="30"/>
          <table:table-cell table:style-name="ce3" table:number-columns-repeated="23"/>
          <table:table-cell table:number-columns-repeated="923"/>
        </table:table-row>
        <table:table-row table:style-name="ro2">
          <table:table-cell table:style-name="ce1" table:formula="of:=NOW()" office:value-type="date" office:date-value="2010-11-05T23:11:45">
            <text:p>05-Nov-10</text:p>
          </table:table-cell>
          <table:table-cell table:style-name="ce20"/>
          <table:table-cell table:style-name="ce23" office:value-type="string">
            <text:p>PLAN</text:p>
          </table:table-cell>
          <table:table-cell table:style-name="ce17" office:value-type="string">
            <text:p>REAL</text:p>
          </table:table-cell>
          <table:table-cell table:style-name="ce17" office:value-type="string">
            <text:p>LÆR.</text:p>
          </table:table-cell>
          <table:table-cell table:style-name="ce17" office:value-type="string">
            <text:p>LÆRER</text:p>
          </table:table-cell>
          <table:table-cell table:style-name="ce17"/>
          <table:table-cell table:style-name="ce43" office:value-type="string">
            <text:p>RET</text:p>
          </table:table-cell>
          <table:table-cell table:style-name="ce54" office:value-type="string">
            <text:p>FORDEL</text:p>
          </table:table-cell>
          <table:table-cell table:style-name="ce43" office:value-type="string">
            <text:p>MIN.</text:p>
          </table:table-cell>
          <table:table-cell table:style-name="ce63" office:value-type="string">
            <text:p>TIM.</text:p>
          </table:table-cell>
          <table:table-cell table:style-name="ce70" office:value-type="string">
            <text:p>TIMER</text:p>
          </table:table-cell>
          <table:table-cell table:style-name="ce81" office:value-type="string">
            <text:p>2. halvår</text:p>
          </table:table-cell>
          <table:table-cell table:style-name="ce81" office:value-type="string">
            <text:p>2. halvår</text:p>
          </table:table-cell>
          <table:table-cell table:style-name="ce81" office:value-type="string">
            <text:p>2. halvår</text:p>
          </table:table-cell>
          <table:table-cell table:style-name="ce81" office:value-type="string">
            <text:p>2. halvår</text:p>
          </table:table-cell>
          <table:table-cell table:style-name="ce81" office:value-type="string">
            <text:p>2. halvår</text:p>
          </table:table-cell>
          <table:table-cell table:style-name="ce81" office:value-type="string">
            <text:p>2. halvår</text:p>
          </table:table-cell>
          <table:table-cell table:style-name="ce81" office:value-type="string">
            <text:p>2. halvår</text:p>
          </table:table-cell>
          <table:table-cell table:style-name="ce23"/>
          <table:table-cell table:style-name="ce17" table:number-columns-repeated="3"/>
          <table:table-cell table:style-name="ce43"/>
          <table:table-cell table:style-name="ce17" table:number-columns-repeated="3"/>
          <table:table-cell table:style-name="ce98"/>
          <table:table-cell table:style-name="ce17" table:number-columns-repeated="8"/>
          <table:table-cell table:style-name="ce98" table:number-columns-repeated="2"/>
          <table:table-cell table:style-name="ce126" office:value-type="string">
            <text:p>UTIMER</text:p>
          </table:table-cell>
          <table:table-cell table:style-name="ce17" table:number-columns-repeated="4"/>
          <table:table-cell table:style-name="ce126" office:value-type="string">
            <text:p>UTIMER</text:p>
          </table:table-cell>
          <table:table-cell table:style-name="ce126" office:value-type="string">
            <text:p>EKSAMEN</text:p>
          </table:table-cell>
          <table:table-cell table:style-name="ce3" table:number-columns-repeated="21"/>
          <table:table-cell table:style-name="ce17" table:number-columns-repeated="958"/>
        </table:table-row>
        <table:table-row table:style-name="ro7">
          <table:table-cell table:style-name="ce18" table:formula="of:=NOW()" office:value-type="time" office:time-value="PT971711H11M45S">
            <text:p>23:11</text:p>
          </table:table-cell>
          <table:table-cell table:style-name="ce22"/>
          <table:table-cell table:style-name="ce30" office:value-type="string">
            <text:p>LEKT.</text:p>
          </table:table-cell>
          <table:table-cell table:style-name="ce5" office:value-type="string">
            <text:p>LEKT.</text:p>
          </table:table-cell>
          <table:table-cell table:style-name="ce35" office:value-type="string">
            <text:p>LEKT.</text:p>
          </table:table-cell>
          <table:table-cell table:style-name="ce5" office:value-type="string">
            <text:p>LÆRER</text:p>
          </table:table-cell>
          <table:table-cell table:style-name="ce5"/>
          <table:table-cell table:style-name="ce53" office:value-type="string">
            <text:p>MIN</text:p>
          </table:table-cell>
          <table:table-cell table:style-name="ce62" office:value-type="string">
            <text:p>NØGLE</text:p>
          </table:table-cell>
          <table:table-cell table:style-name="ce53" office:value-type="string">
            <text:p>TILL.</text:p>
          </table:table-cell>
          <table:table-cell table:style-name="ce69" office:value-type="string">
            <text:p>TILL.</text:p>
          </table:table-cell>
          <table:table-cell table:style-name="ce77" office:value-type="string">
            <text:p>I <text:s/>ALT</text:p>
          </table:table-cell>
          <table:table-cell table:style-name="ce89" table:formula="of:=[.M2]" office:value-type="float" office:value="27">
            <text:p>27</text:p>
          </table:table-cell>
          <table:table-cell table:style-name="ce89" table:formula="of:=[.N2]" office:value-type="float" office:value="28">
            <text:p>28</text:p>
          </table:table-cell>
          <table:table-cell table:style-name="ce89" table:formula="of:=[.O2]" office:value-type="float" office:value="29">
            <text:p>29</text:p>
          </table:table-cell>
          <table:table-cell table:style-name="ce89" table:formula="of:=[.P2]" office:value-type="float" office:value="30">
            <text:p>30</text:p>
          </table:table-cell>
          <table:table-cell table:style-name="ce89" table:formula="of:=[.Q2]" office:value-type="float" office:value="31">
            <text:p>31</text:p>
          </table:table-cell>
          <table:table-cell table:style-name="ce89" table:formula="of:=[.R2]" office:value-type="float" office:value="32">
            <text:p>32</text:p>
          </table:table-cell>
          <table:table-cell table:style-name="ce89" table:formula="of:=[.S2]" office:value-type="float" office:value="33">
            <text:p>33</text:p>
          </table:table-cell>
          <table:table-cell table:style-name="ce89" table:formula="of:=[.T2]" office:value-type="float" office:value="34">
            <text:p>34</text:p>
          </table:table-cell>
          <table:table-cell table:style-name="ce89" table:formula="of:=[.U2]" office:value-type="float" office:value="35">
            <text:p>35</text:p>
          </table:table-cell>
          <table:table-cell table:style-name="ce89" table:formula="of:=[.V2]" office:value-type="float" office:value="36">
            <text:p>36</text:p>
          </table:table-cell>
          <table:table-cell table:style-name="ce89" table:formula="of:=[.W2]" office:value-type="float" office:value="37">
            <text:p>37</text:p>
          </table:table-cell>
          <table:table-cell table:style-name="ce89" table:formula="of:=[.X2]" office:value-type="float" office:value="38">
            <text:p>38</text:p>
          </table:table-cell>
          <table:table-cell table:style-name="ce89" table:formula="of:=[.Y2]" office:value-type="float" office:value="39">
            <text:p>39</text:p>
          </table:table-cell>
          <table:table-cell table:style-name="ce89" table:formula="of:=[.Z2]" office:value-type="float" office:value="40">
            <text:p>40</text:p>
          </table:table-cell>
          <table:table-cell table:style-name="ce89" table:formula="of:=[.AA2]" office:value-type="float" office:value="41">
            <text:p>41</text:p>
          </table:table-cell>
          <table:table-cell table:style-name="ce113" table:formula="of:=[.AB2]" office:value-type="float" office:value="42">
            <text:p>42</text:p>
          </table:table-cell>
          <table:table-cell table:style-name="ce89" table:formula="of:=[.AC2]" office:value-type="float" office:value="43">
            <text:p>43</text:p>
          </table:table-cell>
          <table:table-cell table:style-name="ce89" table:formula="of:=[.AD2]" office:value-type="float" office:value="44">
            <text:p>44</text:p>
          </table:table-cell>
          <table:table-cell table:style-name="ce89" table:formula="of:=[.AE2]" office:value-type="float" office:value="45">
            <text:p>45</text:p>
          </table:table-cell>
          <table:table-cell table:style-name="ce89" table:formula="of:=[.AF2]" office:value-type="float" office:value="46">
            <text:p>46</text:p>
          </table:table-cell>
          <table:table-cell table:style-name="ce89" table:formula="of:=[.AG2]" office:value-type="float" office:value="47">
            <text:p>47</text:p>
          </table:table-cell>
          <table:table-cell table:style-name="ce89" table:formula="of:=[.AH2]" office:value-type="float" office:value="48">
            <text:p>48</text:p>
          </table:table-cell>
          <table:table-cell table:style-name="ce89" table:formula="of:=[.AI2]" office:value-type="float" office:value="49">
            <text:p>49</text:p>
          </table:table-cell>
          <table:table-cell table:style-name="ce89" table:formula="of:=[.AJ2]" office:value-type="float" office:value="50">
            <text:p>50</text:p>
          </table:table-cell>
          <table:table-cell table:style-name="ce113" table:formula="of:=[.AK2]" office:value-type="float" office:value="51">
            <text:p>51</text:p>
          </table:table-cell>
          <table:table-cell table:style-name="ce113"/>
          <table:table-cell table:style-name="ce89" table:formula="of:=[.AM2]" office:value-type="float" office:value="1">
            <text:p>1</text:p>
          </table:table-cell>
          <table:table-cell table:style-name="ce89" table:formula="of:=[.AN2]" office:value-type="float" office:value="2">
            <text:p>2</text:p>
          </table:table-cell>
          <table:table-cell table:style-name="ce89" table:formula="of:=[.AO2]" office:value-type="float" office:value="3">
            <text:p>3</text:p>
          </table:table-cell>
          <table:table-cell table:style-name="ce89" table:formula="of:=[.AP2]" office:value-type="float" office:value="4">
            <text:p>4</text:p>
          </table:table-cell>
          <table:table-cell table:style-name="ce89" table:formula="of:=[.AQ2]" office:value-type="float" office:value="5">
            <text:p>5</text:p>
          </table:table-cell>
          <table:table-cell table:style-name="ce89" table:formula="of:=[.AR2]" office:value-type="float" office:value="6">
            <text:p>6</text:p>
          </table:table-cell>
          <table:table-cell table:style-name="ce136" office:value-type="string">
            <text:p>2. halvår</text:p>
          </table:table-cell>
          <table:table-cell table:style-name="ce3" table:number-columns-repeated="23"/>
          <table:table-cell table:number-columns-repeated="956"/>
        </table:table-row>
        <table:table-row table:style-name="ro6">
          <table:table-cell table:style-name="ce5" office:value-type="string">
            <text:p>KURSUSVIRKSOMHED</text:p>
          </table:table-cell>
          <table:table-cell table:style-name="ce5"/>
          <table:table-cell table:style-name="ce5" office:value-type="string">
            <text:p>Stud.</text:p>
          </table:table-cell>
          <table:table-cell table:style-name="ce5"/>
          <table:table-cell table:style-name="ce35"/>
          <table:table-cell table:style-name="ce5" table:number-columns-repeated="2"/>
          <table:table-cell table:style-name="ce53"/>
          <table:table-cell table:style-name="ce62"/>
          <table:table-cell table:style-name="ce53"/>
          <table:table-cell table:style-name="ce69"/>
          <table:table-cell table:style-name="ce77"/>
          <table:table-cell table:style-name="ce5" office:value-type="string">
            <text:p>F4.0</text:p>
          </table:table-cell>
          <table:table-cell table:style-name="ce5" office:value-type="string">
            <text:p>F4.0</text:p>
          </table:table-cell>
          <table:table-cell table:style-name="ce5" office:value-type="string">
            <text:p>F4.0</text:p>
          </table:table-cell>
          <table:table-cell table:style-name="ce5" office:value-type="string">
            <text:p>F4.0</text:p>
          </table:table-cell>
          <table:table-cell table:style-name="ce5" office:value-type="string">
            <text:p>F4.0</text:p>
          </table:table-cell>
          <table:table-cell table:style-name="ce5" office:value-type="string">
            <text:p>F4.0</text:p>
          </table:table-cell>
          <table:table-cell table:style-name="ce5" office:value-type="string">
            <text:p>F4.0</text:p>
          </table:table-cell>
          <table:table-cell table:style-name="ce5" office:value-type="string">
            <text:p>F4.1</text:p>
          </table:table-cell>
          <table:table-cell table:style-name="ce5" office:value-type="string">
            <text:p>F4.2</text:p>
          </table:table-cell>
          <table:table-cell table:style-name="ce5" office:value-type="string">
            <text:p>F4.3</text:p>
          </table:table-cell>
          <table:table-cell table:style-name="ce5" office:value-type="string">
            <text:p>F4.4</text:p>
          </table:table-cell>
          <table:table-cell table:style-name="ce5" office:value-type="string">
            <text:p>F4.5</text:p>
          </table:table-cell>
          <table:table-cell table:style-name="ce5" office:value-type="string">
            <text:p>F4.6</text:p>
          </table:table-cell>
          <table:table-cell table:style-name="ce5" office:value-type="string">
            <text:p>F4.7</text:p>
          </table:table-cell>
          <table:table-cell table:style-name="ce5" office:value-type="string">
            <text:p>F4.8</text:p>
          </table:table-cell>
          <table:table-cell table:style-name="ce110" office:value-type="string">
            <text:p>F4.9</text:p>
          </table:table-cell>
          <table:table-cell table:style-name="ce5" office:value-type="string">
            <text:p>F4.10</text:p>
          </table:table-cell>
          <table:table-cell table:style-name="ce5" office:value-type="string">
            <text:p>F4.11</text:p>
          </table:table-cell>
          <table:table-cell table:style-name="ce5" office:value-type="string">
            <text:p>F4.12</text:p>
          </table:table-cell>
          <table:table-cell table:style-name="ce5" office:value-type="string">
            <text:p>F4.13</text:p>
          </table:table-cell>
          <table:table-cell table:style-name="ce5" office:value-type="string">
            <text:p>F4.14</text:p>
          </table:table-cell>
          <table:table-cell table:style-name="ce5" office:value-type="string">
            <text:p>F4.15</text:p>
          </table:table-cell>
          <table:table-cell table:style-name="ce5" office:value-type="string">
            <text:p>F4.16</text:p>
          </table:table-cell>
          <table:table-cell table:style-name="ce5" office:value-type="string">
            <text:p>F4.17</text:p>
          </table:table-cell>
          <table:table-cell table:style-name="ce110" office:value-type="string">
            <text:p>F4.18</text:p>
          </table:table-cell>
          <table:table-cell table:style-name="ce110"/>
          <table:table-cell table:style-name="ce5" office:value-type="string">
            <text:p>F4.20</text:p>
          </table:table-cell>
          <table:table-cell table:style-name="ce5" office:value-type="string">
            <text:p>F4.19</text:p>
          </table:table-cell>
          <table:table-cell table:style-name="ce5" office:value-type="string">
            <text:p>F4.22</text:p>
          </table:table-cell>
          <table:table-cell table:style-name="ce5" office:value-type="string">
            <text:p>F4.23</text:p>
          </table:table-cell>
          <table:table-cell table:style-name="ce5" office:value-type="string">
            <text:p>F4.24</text:p>
          </table:table-cell>
          <table:table-cell table:style-name="ce5" office:value-type="string">
            <text:p>F4.25</text:p>
          </table:table-cell>
          <table:table-cell table:style-name="ce129"/>
          <table:table-cell table:style-name="ce3" table:number-columns-repeated="18"/>
          <table:table-cell table:number-columns-repeated="961"/>
        </table:table-row>
        <table:table-row table:style-name="ro3">
          <table:table-cell table:number-columns-repeated="2"/>
          <table:table-cell table:style-name="ce29" office:value-type="float" office:value="0">
            <text:p>0</text:p>
          </table:table-cell>
          <table:table-cell table:style-name="ce3"/>
          <table:table-cell table:style-name="ce3" table:formula="of:=SUM([.S136:.AQ136])" office:value-type="float" office:value="0">
            <text:p>0</text:p>
          </table:table-cell>
          <table:table-cell table:number-columns-repeated="2"/>
          <table:table-cell table:style-name="ce49"/>
          <table:table-cell table:style-name="ce57" office:value-type="float" office:value="1">
            <text:p>1</text:p>
          </table:table-cell>
          <table:table-cell table:style-name="ce49" table:formula="of:=[.H136]*[.I136]" office:value-type="float" office:value="0">
            <text:p>0</text:p>
          </table:table-cell>
          <table:table-cell table:style-name="ce65" table:formula="of:=[.J136]*[.C136]/60" office:value-type="float" office:value="0">
            <text:p>0.00</text:p>
          </table:table-cell>
          <table:table-cell table:style-name="ce73" table:formula="of:=[.E136]*__niv4/60+[.K136]" office:value-type="float" office:value="0">
            <text:p>0.0</text:p>
          </table:table-cell>
          <table:table-cell table:style-name="ce29" table:number-columns-repeated="7"/>
          <table:table-cell table:style-name="ce3" table:number-columns-repeated="2"/>
          <table:table-cell table:number-columns-repeated="4"/>
          <table:table-cell table:style-name="ce3" table:number-columns-repeated="2"/>
          <table:table-cell table:style-name="ce32"/>
          <table:table-cell table:number-columns-repeated="3"/>
          <table:table-cell table:style-name="ce3" table:number-columns-repeated="2"/>
          <table:table-cell table:number-columns-repeated="2"/>
          <table:table-cell table:style-name="ce29"/>
          <table:table-cell table:style-name="ce124" table:number-columns-repeated="2"/>
          <table:table-cell table:style-name="ce127"/>
          <table:table-cell table:style-name="ce128"/>
          <table:table-cell table:style-name="ce29"/>
          <table:table-cell table:style-name="ce128" table:number-columns-repeated="2"/>
          <table:table-cell table:style-name="ce127"/>
          <table:table-cell table:style-name="ce135" table:formula="of:=SUM([.S136:.AQ136])*__niv4/60" office:value-type="float" office:value="0">
            <text:p>0</text:p>
          </table:table-cell>
          <table:table-cell table:style-name="ce135" table:formula="of:=[.K136]" office:value-type="float" office:value="0">
            <text:p>0</text:p>
          </table:table-cell>
          <table:table-cell table:style-name="ce3" table:number-columns-repeated="17"/>
          <table:table-cell table:number-columns-repeated="961"/>
        </table:table-row>
        <table:table-row table:style-name="ro2">
          <table:table-cell table:number-columns-repeated="2"/>
          <table:table-cell/>
          <table:table-cell table:style-name="ce3"/>
          <table:table-cell table:style-name="ce3" table:formula="of:=SUM([.S137:.AQ137])" office:value-type="float" office:value="0">
            <text:p>0</text:p>
          </table:table-cell>
          <table:table-cell table:number-columns-repeated="2"/>
          <table:table-cell table:style-name="ce49"/>
          <table:table-cell table:style-name="ce57"/>
          <table:table-cell table:style-name="ce49" table:formula="of:=[.H137]*[.I137]" office:value-type="float" office:value="0">
            <text:p>0</text:p>
          </table:table-cell>
          <table:table-cell table:style-name="ce65" table:formula="of:=[.J137]*[.C137]/60" office:value-type="float" office:value="0">
            <text:p>0.00</text:p>
          </table:table-cell>
          <table:table-cell table:style-name="ce73" table:formula="of:=([.E137]*118/60+[.K137])*1.2" office:value-type="float" office:value="0">
            <text:p>0.0</text:p>
          </table:table-cell>
          <table:table-cell table:style-name="ce29" table:number-columns-repeated="7"/>
          <table:table-cell table:number-columns-repeated="8"/>
          <table:table-cell table:style-name="ce32"/>
          <table:table-cell table:number-columns-repeated="7"/>
          <table:table-cell table:style-name="ce29"/>
          <table:table-cell table:style-name="ce124" table:number-columns-repeated="2"/>
          <table:table-cell table:style-name="ce127"/>
          <table:table-cell table:style-name="ce128"/>
          <table:table-cell table:style-name="ce29"/>
          <table:table-cell table:style-name="ce128" table:number-columns-repeated="2"/>
          <table:table-cell table:style-name="ce127"/>
          <table:table-cell table:style-name="ce135" table:formula="of:=SUM([.S137:.AQ137])*__niv4/60" office:value-type="float" office:value="0">
            <text:p>0</text:p>
          </table:table-cell>
          <table:table-cell table:style-name="ce135" table:formula="of:=[.K137]" office:value-type="float" office:value="0">
            <text:p>0</text:p>
          </table:table-cell>
          <table:table-cell table:number-columns-repeated="22"/>
          <table:table-cell table:style-name="ce3" table:number-columns-repeated="31"/>
          <table:table-cell table:number-columns-repeated="925"/>
        </table:table-row>
        <table:table-row table:style-name="ro2">
          <table:table-cell table:style-name="ce13" office:value-type="string">
            <text:p>I <text:s/>ALT</text:p>
          </table:table-cell>
          <table:table-cell table:style-name="ce13"/>
          <table:table-cell table:style-name="ce28" table:formula="of:=SUM([.C136:.C137])" office:value-type="float" office:value="0">
            <text:p>0</text:p>
          </table:table-cell>
          <table:table-cell table:style-name="ce13"/>
          <table:table-cell table:style-name="ce13" table:formula="of:=SUM([.E136:.E137])" office:value-type="float" office:value="0">
            <text:p>0</text:p>
          </table:table-cell>
          <table:table-cell table:style-name="ce13" table:number-columns-repeated="2"/>
          <table:table-cell table:style-name="ce50" office:value-type="float" office:value="0">
            <text:p>0</text:p>
          </table:table-cell>
          <table:table-cell table:style-name="ce60" table:formula="of:=SUM([.I136:.I137])" office:value-type="float" office:value="1">
            <text:p>1</text:p>
          </table:table-cell>
          <table:table-cell table:style-name="ce50" table:formula="of:=SUM([.J136:.J137])" office:value-type="float" office:value="0">
            <text:p>0</text:p>
          </table:table-cell>
          <table:table-cell table:style-name="ce68" table:formula="of:=SUM([.K136:.K137])" office:value-type="float" office:value="0">
            <text:p>0.00</text:p>
          </table:table-cell>
          <table:table-cell table:style-name="ce76" table:formula="of:=SUM([.L136:.L137])" office:value-type="float" office:value="0">
            <text:p>0.0</text:p>
          </table:table-cell>
          <table:table-cell table:style-name="ce23" table:formula="of:=SUM([.M136:.M137])" office:value-type="float" office:value="0">
            <text:p>0</text:p>
          </table:table-cell>
          <table:table-cell table:style-name="ce23" table:formula="of:=SUM([.N136:.N137])" office:value-type="float" office:value="0">
            <text:p>0</text:p>
          </table:table-cell>
          <table:table-cell table:style-name="ce23" table:formula="of:=SUM([.O136:.O137])" office:value-type="float" office:value="0">
            <text:p>0</text:p>
          </table:table-cell>
          <table:table-cell table:style-name="ce23" table:formula="of:=SUM([.P136:.P137])" office:value-type="float" office:value="0">
            <text:p>0</text:p>
          </table:table-cell>
          <table:table-cell table:style-name="ce23" table:formula="of:=SUM([.Q136:.Q137])" office:value-type="float" office:value="0">
            <text:p>0</text:p>
          </table:table-cell>
          <table:table-cell table:style-name="ce23" table:formula="of:=SUM([.R136:.R137])" office:value-type="float" office:value="0">
            <text:p>0</text:p>
          </table:table-cell>
          <table:table-cell table:style-name="ce23" table:formula="of:=SUM([.S136:.S137])" office:value-type="float" office:value="0">
            <text:p>0</text:p>
          </table:table-cell>
          <table:table-cell table:style-name="ce17" table:formula="of:=SUM([.T136:.T137])" office:value-type="float" office:value="0">
            <text:p>0</text:p>
          </table:table-cell>
          <table:table-cell table:style-name="ce17" table:formula="of:=SUM([.U136:.U137])" office:value-type="float" office:value="0">
            <text:p>0</text:p>
          </table:table-cell>
          <table:table-cell table:style-name="ce17" table:formula="of:=SUM([.V136:.V137])" office:value-type="float" office:value="0">
            <text:p>0</text:p>
          </table:table-cell>
          <table:table-cell table:style-name="ce17" table:formula="of:=SUM([.W136:.W137])" office:value-type="float" office:value="0">
            <text:p>0</text:p>
          </table:table-cell>
          <table:table-cell table:style-name="ce43" table:formula="of:=SUM([.X136:.X137])" office:value-type="float" office:value="0">
            <text:p>0</text:p>
          </table:table-cell>
          <table:table-cell table:style-name="ce17" table:formula="of:=SUM([.Y136:.Y137])" office:value-type="float" office:value="0">
            <text:p>0</text:p>
          </table:table-cell>
          <table:table-cell table:style-name="ce17" table:formula="of:=SUM([.Z136:.Z137])" office:value-type="float" office:value="0">
            <text:p>0</text:p>
          </table:table-cell>
          <table:table-cell table:style-name="ce17" table:formula="of:=SUM([.AA136:.AA137])" office:value-type="float" office:value="0">
            <text:p>0</text:p>
          </table:table-cell>
          <table:table-cell table:style-name="ce98" table:formula="of:=SUM([.AB136:.AB137])" office:value-type="float" office:value="0">
            <text:p>0</text:p>
          </table:table-cell>
          <table:table-cell table:style-name="ce17" table:formula="of:=SUM([.AC136:.AC137])" office:value-type="float" office:value="0">
            <text:p>0</text:p>
          </table:table-cell>
          <table:table-cell table:style-name="ce17" table:formula="of:=SUM([.AD136:.AD137])" office:value-type="float" office:value="0">
            <text:p>0</text:p>
          </table:table-cell>
          <table:table-cell table:style-name="ce17" table:formula="of:=SUM([.AE136:.AE137])" office:value-type="float" office:value="0">
            <text:p>0</text:p>
          </table:table-cell>
          <table:table-cell table:style-name="ce17" table:formula="of:=SUM([.AF136:.AF137])" office:value-type="float" office:value="0">
            <text:p>0</text:p>
          </table:table-cell>
          <table:table-cell table:style-name="ce17" table:formula="of:=SUM([.AG136:.AG137])" office:value-type="float" office:value="0">
            <text:p>0</text:p>
          </table:table-cell>
          <table:table-cell table:style-name="ce17" table:formula="of:=SUM([.AH136:.AH137])" office:value-type="float" office:value="0">
            <text:p>0</text:p>
          </table:table-cell>
          <table:table-cell table:style-name="ce17" table:formula="of:=SUM([.AI136:.AI137])" office:value-type="float" office:value="0">
            <text:p>0</text:p>
          </table:table-cell>
          <table:table-cell table:style-name="ce17" table:formula="of:=SUM([.AJ136:.AJ137])" office:value-type="float" office:value="0">
            <text:p>0</text:p>
          </table:table-cell>
          <table:table-cell table:style-name="ce98" table:formula="of:=SUM([.AK136:.AK137])" office:value-type="float" office:value="0">
            <text:p>0</text:p>
          </table:table-cell>
          <table:table-cell table:style-name="ce98"/>
          <table:table-cell table:style-name="ce17" table:formula="of:=SUM([.AM136:.AM137])" office:value-type="float" office:value="0">
            <text:p>0</text:p>
          </table:table-cell>
          <table:table-cell table:style-name="ce17" table:formula="of:=SUM([.AN136:.AN137])" office:value-type="float" office:value="0">
            <text:p>0</text:p>
          </table:table-cell>
          <table:table-cell table:style-name="ce17" table:formula="of:=SUM([.AO136:.AO137])" office:value-type="float" office:value="0">
            <text:p>0</text:p>
          </table:table-cell>
          <table:table-cell table:style-name="ce17" table:formula="of:=SUM([.AP136:.AP137])" office:value-type="float" office:value="0">
            <text:p>0</text:p>
          </table:table-cell>
          <table:table-cell table:style-name="ce17" table:formula="of:=SUM([.AQ136:.AQ137])" office:value-type="float" office:value="0">
            <text:p>0</text:p>
          </table:table-cell>
          <table:table-cell table:style-name="ce17" table:formula="of:=SUM([.AR136:.AR137])" office:value-type="float" office:value="0">
            <text:p>0</text:p>
          </table:table-cell>
          <table:table-cell table:style-name="ce17" table:formula="of:=SUM([.AS136:.AS137])" office:value-type="float" office:value="0">
            <text:p>0</text:p>
          </table:table-cell>
          <table:table-cell table:style-name="ce3"/>
          <table:table-cell table:number-columns-repeated="27"/>
          <table:table-cell table:style-name="ce3" table:number-columns-repeated="26"/>
          <table:table-cell table:number-columns-repeated="925"/>
        </table:table-row>
        <table:table-row table:style-name="ro3">
          <table:table-cell table:style-name="ce3" table:number-columns-repeated="8"/>
          <table:table-cell table:style-name="ce61"/>
          <table:table-cell table:style-name="ce3"/>
          <table:table-cell table:style-name="ce33"/>
          <table:table-cell table:style-name="ce72"/>
          <table:table-cell table:style-name="ce3" table:number-columns-repeated="9"/>
          <table:table-cell/>
          <table:table-cell table:style-name="ce3"/>
          <table:table-cell table:style-name="ce51"/>
          <table:table-cell table:style-name="ce3" table:number-columns-repeated="3"/>
          <table:table-cell table:style-name="ce32"/>
          <table:table-cell table:style-name="ce3" table:number-columns-repeated="7"/>
          <table:table-cell table:number-columns-repeated="3"/>
          <table:table-cell table:style-name="ce3"/>
          <table:table-cell table:number-columns-repeated="4"/>
          <table:table-cell table:style-name="ce3"/>
          <table:table-cell table:style-name="ce93" table:number-columns-repeated="3"/>
          <table:table-cell table:style-name="ce3"/>
          <table:table-cell table:number-columns-repeated="30"/>
          <table:table-cell table:style-name="ce3" table:number-columns-repeated="23"/>
          <table:table-cell table:number-columns-repeated="923"/>
        </table:table-row>
        <table:table-row table:style-name="ro3">
          <table:table-cell table:style-name="ce19" table:number-columns-repeated="2"/>
          <table:table-cell table:style-name="ce3" office:value-type="string">
            <text:p>forberedelsesfaktorer</text:p>
          </table:table-cell>
          <table:table-cell table:style-name="ce3" table:number-columns-repeated="5"/>
          <table:table-cell table:style-name="ce61"/>
          <table:table-cell table:style-name="ce3"/>
          <table:table-cell table:style-name="ce33"/>
          <table:table-cell table:style-name="ce72"/>
          <table:table-cell table:style-name="ce3" table:number-columns-repeated="9"/>
          <table:table-cell/>
          <table:table-cell table:style-name="ce3"/>
          <table:table-cell table:style-name="ce51"/>
          <table:table-cell table:style-name="ce3" table:number-columns-repeated="3"/>
          <table:table-cell table:style-name="ce32"/>
          <table:table-cell table:style-name="ce3" table:number-columns-repeated="7"/>
          <table:table-cell table:number-columns-repeated="3"/>
          <table:table-cell table:style-name="ce3"/>
          <table:table-cell table:number-columns-repeated="4"/>
          <table:table-cell table:style-name="ce3"/>
          <table:table-cell table:style-name="ce93" table:number-columns-repeated="3"/>
          <table:table-cell table:style-name="ce3"/>
          <table:table-cell table:number-columns-repeated="30"/>
          <table:table-cell table:style-name="ce3" table:number-columns-repeated="23"/>
          <table:table-cell table:number-columns-repeated="923"/>
        </table:table-row>
        <table:table-row table:style-name="ro3">
          <table:table-cell table:style-name="ce19" table:number-columns-repeated="2"/>
          <table:table-cell table:style-name="ce3"/>
          <table:table-cell table:style-name="ce3" office:value-type="string">
            <text:p>min/lektion</text:p>
          </table:table-cell>
          <table:table-cell table:style-name="ce3" table:number-columns-repeated="4"/>
          <table:table-cell table:style-name="ce61"/>
          <table:table-cell table:style-name="ce3"/>
          <table:table-cell table:style-name="ce33"/>
          <table:table-cell table:style-name="ce72"/>
          <table:table-cell table:style-name="ce3" table:number-columns-repeated="9"/>
          <table:table-cell/>
          <table:table-cell table:style-name="ce3"/>
          <table:table-cell table:style-name="ce51"/>
          <table:table-cell table:style-name="ce3" table:number-columns-repeated="3"/>
          <table:table-cell table:style-name="ce32"/>
          <table:table-cell table:style-name="ce3" table:number-columns-repeated="7"/>
          <table:table-cell table:number-columns-repeated="3"/>
          <table:table-cell table:style-name="ce3"/>
          <table:table-cell table:number-columns-repeated="4"/>
          <table:table-cell table:style-name="ce3"/>
          <table:table-cell table:style-name="ce93" table:number-columns-repeated="3"/>
          <table:table-cell table:style-name="ce3"/>
          <table:table-cell table:number-columns-repeated="30"/>
          <table:table-cell table:style-name="ce3" table:number-columns-repeated="23"/>
          <table:table-cell table:number-columns-repeated="923"/>
        </table:table-row>
        <table:table-row table:style-name="ro3">
          <table:table-cell table:style-name="ce3" table:number-columns-repeated="2"/>
          <table:table-cell table:style-name="ce31" office:value-type="string">
            <text:p>niv3</text:p>
          </table:table-cell>
          <table:table-cell table:style-name="ce31" office:value-type="float" office:value="60">
            <text:p>60</text:p>
          </table:table-cell>
          <table:table-cell table:style-name="ce3" table:number-columns-repeated="4"/>
          <table:table-cell table:style-name="ce61"/>
          <table:table-cell table:style-name="ce3"/>
          <table:table-cell table:style-name="ce33"/>
          <table:table-cell table:style-name="ce72"/>
          <table:table-cell table:style-name="ce3" table:number-columns-repeated="9"/>
          <table:table-cell/>
          <table:table-cell table:style-name="ce3"/>
          <table:table-cell table:style-name="ce51"/>
          <table:table-cell table:style-name="ce3" table:number-columns-repeated="3"/>
          <table:table-cell table:style-name="ce32"/>
          <table:table-cell table:style-name="ce3" table:number-columns-repeated="7"/>
          <table:table-cell table:number-columns-repeated="3"/>
          <table:table-cell table:style-name="ce3"/>
          <table:table-cell table:number-columns-repeated="4"/>
          <table:table-cell table:style-name="ce3"/>
          <table:table-cell table:style-name="ce93" table:number-columns-repeated="3"/>
          <table:table-cell table:style-name="ce3"/>
          <table:table-cell table:number-columns-repeated="30"/>
          <table:table-cell table:style-name="ce3" table:number-columns-repeated="23"/>
          <table:table-cell table:number-columns-repeated="923"/>
        </table:table-row>
        <table:table-row table:style-name="ro3">
          <table:table-cell table:style-name="ce3" table:number-columns-repeated="2"/>
          <table:table-cell table:style-name="ce3" office:value-type="string">
            <text:p>niv4</text:p>
          </table:table-cell>
          <table:table-cell table:style-name="ce3" office:value-type="float" office:value="108">
            <text:p>108</text:p>
          </table:table-cell>
          <table:table-cell table:style-name="ce3" table:number-columns-repeated="4"/>
          <table:table-cell table:style-name="ce61"/>
          <table:table-cell table:style-name="ce3"/>
          <table:table-cell table:style-name="ce33"/>
          <table:table-cell table:style-name="ce72"/>
          <table:table-cell table:style-name="ce3" table:number-columns-repeated="9"/>
          <table:table-cell/>
          <table:table-cell table:style-name="ce3"/>
          <table:table-cell table:style-name="ce51"/>
          <table:table-cell table:style-name="ce3" table:number-columns-repeated="3"/>
          <table:table-cell table:style-name="ce32"/>
          <table:table-cell table:style-name="ce3" table:number-columns-repeated="7"/>
          <table:table-cell table:number-columns-repeated="3"/>
          <table:table-cell table:style-name="ce3"/>
          <table:table-cell table:number-columns-repeated="4"/>
          <table:table-cell table:style-name="ce3"/>
          <table:table-cell table:style-name="ce93" table:number-columns-repeated="3"/>
          <table:table-cell table:style-name="ce3"/>
          <table:table-cell table:number-columns-repeated="30"/>
          <table:table-cell table:style-name="ce3" table:number-columns-repeated="23"/>
          <table:table-cell table:number-columns-repeated="923"/>
        </table:table-row>
        <table:table-row table:style-name="ro3">
          <table:table-cell table:style-name="ce3" table:number-columns-repeated="2"/>
          <table:table-cell table:style-name="ce32" office:value-type="string">
            <text:p>niv5</text:p>
          </table:table-cell>
          <table:table-cell table:style-name="ce32" office:value-type="float" office:value="111">
            <text:p>111</text:p>
          </table:table-cell>
          <table:table-cell table:style-name="ce3" table:number-columns-repeated="4"/>
          <table:table-cell table:style-name="ce61"/>
          <table:table-cell table:style-name="ce3"/>
          <table:table-cell table:style-name="ce33"/>
          <table:table-cell table:style-name="ce72"/>
          <table:table-cell table:style-name="ce3" table:number-columns-repeated="9"/>
          <table:table-cell/>
          <table:table-cell table:style-name="ce3"/>
          <table:table-cell table:style-name="ce51"/>
          <table:table-cell table:style-name="ce3" table:number-columns-repeated="3"/>
          <table:table-cell table:style-name="ce32"/>
          <table:table-cell table:style-name="ce3" table:number-columns-repeated="7"/>
          <table:table-cell table:number-columns-repeated="3"/>
          <table:table-cell table:style-name="ce3"/>
          <table:table-cell table:number-columns-repeated="4"/>
          <table:table-cell table:style-name="ce3"/>
          <table:table-cell table:style-name="ce93" table:number-columns-repeated="3"/>
          <table:table-cell table:style-name="ce3"/>
          <table:table-cell table:number-columns-repeated="30"/>
          <table:table-cell table:style-name="ce3" table:number-columns-repeated="23"/>
          <table:table-cell table:number-columns-repeated="923"/>
        </table:table-row>
        <table:table-row table:style-name="ro3" table:number-rows-repeated="4">
          <table:table-cell table:style-name="ce3" table:number-columns-repeated="8"/>
          <table:table-cell table:style-name="ce61"/>
          <table:table-cell table:style-name="ce3"/>
          <table:table-cell table:style-name="ce33"/>
          <table:table-cell table:style-name="ce72"/>
          <table:table-cell table:style-name="ce3" table:number-columns-repeated="9"/>
          <table:table-cell/>
          <table:table-cell table:style-name="ce3"/>
          <table:table-cell table:style-name="ce51"/>
          <table:table-cell table:style-name="ce3" table:number-columns-repeated="3"/>
          <table:table-cell table:style-name="ce32"/>
          <table:table-cell table:style-name="ce3" table:number-columns-repeated="7"/>
          <table:table-cell table:number-columns-repeated="3"/>
          <table:table-cell table:style-name="ce3"/>
          <table:table-cell table:number-columns-repeated="4"/>
          <table:table-cell table:style-name="ce3"/>
          <table:table-cell table:style-name="ce93" table:number-columns-repeated="3"/>
          <table:table-cell table:style-name="ce3"/>
          <table:table-cell table:number-columns-repeated="30"/>
          <table:table-cell table:style-name="ce3" table:number-columns-repeated="23"/>
          <table:table-cell table:number-columns-repeated="923"/>
        </table:table-row>
        <table:table-row table:style-name="ro3">
          <table:table-cell table:style-name="ce3" table:number-columns-repeated="2"/>
          <table:table-cell table:style-name="ce33"/>
          <table:table-cell table:style-name="ce3" table:number-columns-repeated="5"/>
          <table:table-cell table:style-name="ce61"/>
          <table:table-cell table:style-name="ce3"/>
          <table:table-cell table:style-name="ce33"/>
          <table:table-cell table:style-name="ce72"/>
          <table:table-cell table:style-name="ce3" table:number-columns-repeated="9"/>
          <table:table-cell/>
          <table:table-cell table:style-name="ce3"/>
          <table:table-cell table:style-name="ce51"/>
          <table:table-cell table:style-name="ce3" table:number-columns-repeated="3"/>
          <table:table-cell table:style-name="ce32"/>
          <table:table-cell table:style-name="ce3" table:number-columns-repeated="7"/>
          <table:table-cell table:number-columns-repeated="3"/>
          <table:table-cell table:style-name="ce3"/>
          <table:table-cell table:number-columns-repeated="4"/>
          <table:table-cell table:style-name="ce3"/>
          <table:table-cell table:style-name="ce93" table:number-columns-repeated="3"/>
          <table:table-cell table:style-name="ce3"/>
          <table:table-cell table:number-columns-repeated="30"/>
          <table:table-cell table:style-name="ce3" table:number-columns-repeated="23"/>
          <table:table-cell table:number-columns-repeated="923"/>
        </table:table-row>
        <table:table-row table:style-name="ro3" table:number-rows-repeated="4">
          <table:table-cell table:style-name="ce3" table:number-columns-repeated="8"/>
          <table:table-cell table:style-name="ce61"/>
          <table:table-cell table:style-name="ce3"/>
          <table:table-cell table:style-name="ce33"/>
          <table:table-cell table:style-name="ce72"/>
          <table:table-cell table:style-name="ce3" table:number-columns-repeated="9"/>
          <table:table-cell/>
          <table:table-cell table:style-name="ce3"/>
          <table:table-cell table:style-name="ce51"/>
          <table:table-cell table:style-name="ce3" table:number-columns-repeated="3"/>
          <table:table-cell table:style-name="ce32"/>
          <table:table-cell table:style-name="ce3" table:number-columns-repeated="7"/>
          <table:table-cell table:number-columns-repeated="3"/>
          <table:table-cell table:style-name="ce3"/>
          <table:table-cell table:number-columns-repeated="4"/>
          <table:table-cell table:style-name="ce3"/>
          <table:table-cell table:style-name="ce93" table:number-columns-repeated="3"/>
          <table:table-cell table:style-name="ce3"/>
          <table:table-cell table:number-columns-repeated="30"/>
          <table:table-cell table:style-name="ce3" table:number-columns-repeated="23"/>
          <table:table-cell table:number-columns-repeated="923"/>
        </table:table-row>
        <table:table-row table:style-name="ro3" table:number-rows-repeated="2">
          <table:table-cell table:style-name="ce3" table:number-columns-repeated="8"/>
          <table:table-cell table:style-name="ce61"/>
          <table:table-cell table:style-name="ce3"/>
          <table:table-cell table:style-name="ce33"/>
          <table:table-cell table:style-name="ce72"/>
          <table:table-cell table:style-name="ce3" table:number-columns-repeated="9"/>
          <table:table-cell/>
          <table:table-cell table:style-name="ce3"/>
          <table:table-cell table:style-name="ce51"/>
          <table:table-cell table:style-name="ce3" table:number-columns-repeated="3"/>
          <table:table-cell table:style-name="ce32"/>
          <table:table-cell table:style-name="ce3" table:number-columns-repeated="7"/>
          <table:table-cell table:number-columns-repeated="3"/>
          <table:table-cell table:style-name="ce3"/>
          <table:table-cell table:number-columns-repeated="4"/>
          <table:table-cell table:style-name="ce3"/>
          <table:table-cell table:style-name="ce93" table:number-columns-repeated="3"/>
          <table:table-cell table:number-columns-repeated="31"/>
          <table:table-cell table:style-name="ce3"/>
          <table:table-cell table:number-columns-repeated="945"/>
        </table:table-row>
        <table:table-row table:style-name="ro3" table:number-rows-repeated="21">
          <table:table-cell table:style-name="ce3" table:number-columns-repeated="8"/>
          <table:table-cell table:style-name="ce61"/>
          <table:table-cell table:style-name="ce3"/>
          <table:table-cell table:style-name="ce33"/>
          <table:table-cell table:style-name="ce72"/>
          <table:table-cell table:style-name="ce3" table:number-columns-repeated="9"/>
          <table:table-cell/>
          <table:table-cell table:style-name="ce3"/>
          <table:table-cell table:style-name="ce51"/>
          <table:table-cell table:style-name="ce3" table:number-columns-repeated="3"/>
          <table:table-cell table:style-name="ce32"/>
          <table:table-cell table:style-name="ce3" table:number-columns-repeated="7"/>
          <table:table-cell table:number-columns-repeated="3"/>
          <table:table-cell table:style-name="ce3"/>
          <table:table-cell table:number-columns-repeated="4"/>
          <table:table-cell table:style-name="ce3"/>
          <table:table-cell table:style-name="ce93" table:number-columns-repeated="3"/>
          <table:table-cell table:number-columns-repeated="977"/>
        </table:table-row>
        <table:table-row table:style-name="ro3" table:number-rows-repeated="104839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__niv4" table:base-cell-address="$'IT-skema'.$A$1" table:cell-range-address="$'IT-skema'.$D$14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Helv" svg:font-family="Helv"/>
    <style:font-face style:name="Calibri" svg:font-family="Calibri" style:font-family-generic="swiss"/>
    <style:font-face style:name="MS Sans Serif" svg:font-family="'MS Sans Serif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16P0" style:volatile="true">
      <number:text>kr </number:text>
      <number:number number:decimal-places="0" number:min-integer-digits="1" number:grouping="true"/>
      <number:text> </number:text>
    </number:number-style>
    <number:number-style style:name="N116">
      <number:text>(kr 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kr 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kr </number:text>
      <number:number number:decimal-places="2" number:min-integer-digits="1" number:grouping="true"/>
      <number:text> </number:text>
    </number:number-style>
    <number:number-style style:name="N118">
      <number:text>(kr 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kr 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4P0" style:volatile="true">
      <number:text> </number:text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kr </number:text>
      <number:number number:decimal-places="0" number:min-integer-digits="1" number:grouping="true"/>
      <number:text> </number:text>
    </number:number-style>
    <number:number-style style:name="N125P1" style:volatile="true">
      <number:text> kr (</number:text>
      <number:number number:decimal-places="0" number:min-integer-digits="1" number:grouping="true"/>
      <number:text>)</number:text>
    </number:number-style>
    <number:number-style style:name="N125P2" style:volatile="true">
      <number:text> kr 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kr </number:text>
      <number:number number:decimal-places="2" number:min-integer-digits="1" number:grouping="true"/>
      <number:text> </number:text>
    </number:number-style>
    <number:number-style style:name="N127P1" style:volatile="true">
      <number:text> kr (</number:text>
      <number:number number:decimal-places="2" number:min-integer-digits="1" number:grouping="true"/>
      <number:text>)</number:text>
    </number:number-style>
    <number:number-style style:name="N127P2" style:volatile="true">
      <number:text> kr 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P0" style:volatile="true">
      <number:text>kr</number:text>
      <number:number number:decimal-places="0" number:min-integer-digits="1" number:grouping="true"/>
    </number:number-style>
    <number:number-style style:name="N132">
      <number:text>-kr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text>kr</number:text>
      <number:number number:decimal-places="0" number:min-integer-digits="1" number:grouping="true"/>
    </number:number-style>
    <number:number-style style:name="N133">
      <style:text-properties fo:color="#ff0000"/>
      <number:text>-kr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text>kr</number:text>
      <number:number number:decimal-places="2" number:min-integer-digits="1" number:grouping="true"/>
    </number:number-style>
    <number:number-style style:name="N134">
      <number:text>-kr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text>kr</number:text>
      <number:number number:decimal-places="2" number:min-integer-digits="1" number:grouping="true"/>
    </number:number-style>
    <number:number-style style:name="N135">
      <style:text-properties fo:color="#ff0000"/>
      <number:text>-kr</number:text>
      <number:number number:decimal-places="2" number:min-integer-digits="1" number:grouping="true"/>
      <style:map style:condition="value()&gt;=0" style:apply-style-name="N135P0"/>
    </number:number-style>
    <number:number-style style:name="N136P0" style:volatile="true">
      <number:text> kr</number:text>
      <number:number number:decimal-places="0" number:min-integer-digits="1" number:grouping="true"/>
      <number:text> </number:text>
    </number:number-style>
    <number:number-style style:name="N136P1" style:volatile="true">
      <number:text>-kr</number:text>
      <number:number number:decimal-places="0" number:min-integer-digits="1" number:grouping="true"/>
      <number:text> </number:text>
    </number:number-style>
    <number:number-style style:name="N136P2" style:volatile="true">
      <number:text> kr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integer-digits="1" number:grouping="true"/>
      <number:text> </number:text>
    </number:number-style>
    <number:number-style style:name="N137P2" style:volatile="true">
      <number:text> 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kr</number:text>
      <number:number number:decimal-places="2" number:min-integer-digits="1" number:grouping="true"/>
      <number:text> </number:text>
    </number:number-style>
    <number:number-style style:name="N138P1" style:volatile="true">
      <number:text>-kr</number:text>
      <number:number number:decimal-places="2" number:min-integer-digits="1" number:grouping="true"/>
      <number:text> </number:text>
    </number:number-style>
    <number:number-style style:name="N138P2" style:volatile="true">
      <number:text> kr-</number:text>
      <number:number number: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number number:decimal-places="2" number:min-integer-digits="1" number:grouping="true"/>
      <number:text> </number:text>
    </number:number-style>
    <number:number-style style:name="N139P1" style:volatile="true">
      <number:text>-</number:text>
      <number:number number:decimal-places="2" number:min-integer-digits="1" number:grouping="true"/>
      <number:text> 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kr </number:text>
      <number:number number:decimal-places="0" number:min-integer-digits="1" number:grouping="true"/>
    </number:number-style>
    <number:number-style style:name="N140">
      <number:text>kr -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kr </number:text>
      <number:number number:decimal-places="0" number:min-integer-digits="1" number:grouping="true"/>
    </number:number-style>
    <number:number-style style:name="N141">
      <style:text-properties fo:color="#ff0000"/>
      <number:text>kr -</number:text>
      <number:number number:decimal-places="0" number:min-integer-digits="1" number:grouping="true"/>
      <style:map style:condition="value()&gt;=0" style:apply-style-name="N141P0"/>
    </number:number-style>
    <number:number-style style:name="N142P0" style:volatile="true">
      <number:text>kr </number:text>
      <number:number number:decimal-places="2" number:min-integer-digits="1" number:grouping="true"/>
    </number:number-style>
    <number:number-style style:name="N142">
      <number:text>kr -</number:text>
      <number:number number:decimal-places="2" number:min-integer-digits="1" number:grouping="true"/>
      <style:map style:condition="value()&gt;=0" style:apply-style-name="N142P0"/>
    </number:number-style>
    <number:number-style style:name="N143P0" style:volatile="true">
      <number:text>kr </number:text>
      <number:number number:decimal-places="2" number:min-integer-digits="1" number:grouping="true"/>
    </number:number-style>
    <number:number-style style:name="N143">
      <style:text-properties fo:color="#ff0000"/>
      <number:text>kr -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 kr </number:text>
      <number:number number:decimal-places="0" number:min-integer-digits="1" number:grouping="true"/>
      <number:text> </number:text>
    </number:number-style>
    <number:number-style style:name="N144P1" style:volatile="true">
      <number:text> kr -</number:text>
      <number:number number:decimal-places="0" number:min-integer-digits="1" number:grouping="true"/>
      <number:text> </number:text>
    </number:number-style>
    <number:number-style style:name="N144P2" style:volatile="true">
      <number:text> kr 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number:number number:decimal-places="0" number:min-integer-digits="1" number:grouping="true"/>
      <number:text> </number:text>
    </number:number-style>
    <number:number-style style:name="N145P1" style:volatile="true">
      <number:text> -</number:text>
      <number:number number:decimal-places="0" number:min-integer-digits="1" number:grouping="true"/>
      <number:text> </number:text>
    </number:number-style>
    <number:number-style style:name="N145P2" style:volatile="true">
      <number:text> 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kr </number:text>
      <number:number number:decimal-places="2" number:min-integer-digits="1" number:grouping="true"/>
      <number:text> </number:text>
    </number:number-style>
    <number:number-style style:name="N146P1" style:volatile="true">
      <number:text> kr -</number:text>
      <number:number number:decimal-places="2" number:min-integer-digits="1" number:grouping="true"/>
      <number:text> </number:text>
    </number:number-style>
    <number:number-style style:name="N146P2" style:volatile="true">
      <number:text> kr -</number:text>
      <number:number number: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</number:text>
      <number:number number:decimal-places="2" number:min-integer-digits="1" number:grouping="true"/>
      <number:text> </number:text>
    </number:number-style>
    <number:number-style style:name="N147P1" style:volatile="true">
      <number:text> -</number:text>
      <number:number number:decimal-places="2" number:min-integer-digits="1" number:grouping="true"/>
      <number:text> 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text>kr. </number:text>
      <number:number number:decimal-places="0" number:min-integer-digits="1" number:grouping="true"/>
    </number:number-style>
    <number:number-style style:name="N148">
      <number:text>kr. -</number:text>
      <number:number number:decimal-places="0" number:min-integer-digits="1" number:grouping="true"/>
      <style:map style:condition="value()&gt;=0" style:apply-style-name="N148P0"/>
    </number:number-style>
    <number:number-style style:name="N149P0" style:volatile="true">
      <number:text>kr. </number:text>
      <number:number number:decimal-places="0" number:min-integer-digits="1" number:grouping="true"/>
    </number:number-style>
    <number:number-style style:name="N149">
      <style:text-properties fo:color="#ff0000"/>
      <number:text>kr. -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kr. </number:text>
      <number:number number:decimal-places="2" number:min-integer-digits="1" number:grouping="true"/>
    </number:number-style>
    <number:number-style style:name="N150">
      <number:text>kr. -</number:text>
      <number:number number:decimal-places="2" number:min-integer-digits="1" number:grouping="true"/>
      <style:map style:condition="value()&gt;=0" style:apply-style-name="N150P0"/>
    </number:number-style>
    <number:number-style style:name="N151P0" style:volatile="true">
      <number:text>kr. </number:text>
      <number:number number:decimal-places="2" number:min-integer-digits="1" number:grouping="true"/>
    </number:number-style>
    <number:number-style style:name="N151">
      <style:text-properties fo:color="#ff0000"/>
      <number:text>kr. -</number:text>
      <number:number number:decimal-places="2" number:min-integer-digits="1" number:grouping="true"/>
      <style:map style:condition="value()&gt;=0" style:apply-style-name="N151P0"/>
    </number:number-style>
    <number:number-style style:name="N152P0" style:volatile="true">
      <number:text> kr. </number:text>
      <number:number number:decimal-places="0" number:min-integer-digits="1" number:grouping="true"/>
      <number:text> </number:text>
    </number:number-style>
    <number:number-style style:name="N152P1" style:volatile="true">
      <number:text> kr. -</number:text>
      <number:number number:decimal-places="0" number:min-integer-digits="1" number:grouping="true"/>
      <number:text> </number:text>
    </number:number-style>
    <number:number-style style:name="N152P2" style:volatile="true">
      <number:text> kr. 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> kr. </number:text>
      <number:number number:decimal-places="2" number:min-integer-digits="1" number:grouping="true"/>
      <number:text> </number:text>
    </number:number-style>
    <number:number-style style:name="N153P1" style:volatile="true">
      <number:text> kr. -</number:text>
      <number:number number:decimal-places="2" number:min-integer-digits="1" number:grouping="true"/>
      <number:text> </number:text>
    </number:number-style>
    <number:number-style style:name="N153P2" style:volatile="true">
      <number:text> kr. -</number:text>
      <number:number number: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1" number:min-integer-digits="1"/>
    </number:number-style>
    <number:number-style style:name="N155">
      <number:number number:decimal-places="4" number:min-integer-digits="1"/>
    </number:number-style>
    <number:number-style style:name="N156P0" style:volatile="true">
      <number:text>kr </number:text>
      <number:number number:decimal-places="2" number:min-integer-digits="1" number:grouping="true"/>
    </number:number-style>
    <number:number-style style:name="N156">
      <style:text-properties fo:color="#ff0000"/>
      <number:text>-kr 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Ja</number:text>
    </number:number-style>
    <number:number-style style:name="N157P1" style:volatile="true">
      <number:text>Ja</number:text>
    </number:number-style>
    <number:number-style style:name="N157">
      <number:text>Nej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Sand</number:text>
    </number:number-style>
    <number:number-style style:name="N158P1" style:volatile="true">
      <number:text>Sand</number:text>
    </number:number-style>
    <number:number-style style:name="N158">
      <number:text>Falsk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Til</number:text>
    </number:number-style>
    <number:number-style style:name="N159P1" style:volatile="true">
      <number:text>Til</number:text>
    </number:number-style>
    <number:number-style style:name="N159">
      <number:text>Fra</number:text>
      <style:map style:condition="value()&gt;0" style:apply-style-name="N159P0"/>
      <style:map style:condition="value()&lt;0" style:apply-style-name="N159P1"/>
    </number:number-style>
    <number:currency-style style:name="N160P0" style:volatile="true">
      <number:currency-symbol>€</number:currency-symbol>
      <number:text> </number:text>
      <number:number number:decimal-places="5" number:min-integer-digits="0" number:decimal-replacement="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160P0"/>
    </number:currency-style>
    <number:number-style style:name="N161">
      <number:number number:decimal-places="3" number:min-integer-digits="1"/>
    </number:number-style>
    <number:number-style style:name="N162">
      <number:number number:decimal-places="5" number:min-integer-digits="1"/>
    </number:number-style>
    <number:date-style style:name="N10116" number:language="en">
      <number:day number:style="long"/>
      <number:text>-</number:text>
      <number:month number:textual="true"/>
      <number:text>-</number:text>
      <number:year/>
    </number:date-style>
    <number:date-style style:name="N10117" number:language="en">
      <number:day number:style="long"/>
      <number:text>-</number:text>
      <number:month number:textual="true"/>
    </number:date-style>
    <number:date-style style:name="N10118" number:language="en">
      <number:month number:textual="true"/>
      <number:text>-</number:text>
      <number:year/>
    </number:date-style>
    <number:time-style style:name="N10119" number:language="en">
      <number:hours/>
      <number:text>:</number:text>
      <number:minutes number:style="long"/>
      <number:text> </number:text>
      <number:am-pm/>
    </number:time-style>
    <number:time-style style:name="N10120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1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KEMAPLAN.E94" style:display-name="Normal_SKEMAPLAN.E9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31_000-sep_20__28_2_20_dec_29__5f_SKEMAPLAN" style:display-name="1000-sep (2 dec)_SKEMAPLAN" style:family="table-cell" style:parent-style-name="Default" style:data-style-name="N123"/>
    <style:style style:name="Normal_5f_SKEMAPLAN" style:display-name="Normal_SKEMAPLAN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5">11/05/2010</text:date>, <text:time>23:14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05T22:59:29</meta:creation-date>
    <dc:date>2010-11-05T23:14:02</dc:date>
    <meta:editing-duration>PT00H14M36S</meta:editing-duration>
    <meta:editing-cycles>1</meta:editing-cycles>
    <meta:document-statistic meta:table-count="1" meta:cell-count="2277" meta:object-count="0"/>
    <meta:generator>OpenOffice.org/3.2$Linux OpenOffice.org_project/320m19$Build-9505</meta:generator>
  </office:meta>
</office:document-meta>
</file>